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erif1" svg:font-family="serif"/>
    <style:font-face style:name="Lohit Hindi" svg:font-family="'Lohit Hindi'" style:font-family-generic="roman"/>
    <style:font-face style:name="WenQuanYi Micro Hei" svg:font-family="'WenQuanYi Micro Hei'" style:font-family-generic="roman"/>
    <style:font-face style:name="Ubuntu" svg:font-family="Ubuntu" style:font-family-generic="swiss"/>
    <style:font-face style:name="CenturyGothicPro" svg:font-family="CenturyGothicPro" style:font-family-generic="system"/>
    <style:font-face style:name="NeueDemos" svg:font-family="NeueDemos" style:font-family-generic="system"/>
    <style:font-face style:name="TimesNewRoman" svg:font-family="TimesNewRoman" style:font-family-generic="system"/>
    <style:font-face style:name="sans-serif" svg:font-family="sans-serif" style:font-family-generic="system"/>
    <style:font-face style:name="serif" svg:font-family="serif"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Tlwg Typist" svg:font-family="'Tlwg Typist'" style:font-family-generic="system" style:font-pitch="variable"/>
  </office:font-face-decls>
  <office:automatic-styles>
    <style:style style:name="Tabelle1" style:family="table">
      <style:table-properties style:width="14.87cm" fo:margin-left="0.968cm" table:align="left"/>
    </style:style>
    <style:style style:name="Tabelle1.A" style:family="table-column">
      <style:table-column-properties style:column-width="10.134cm"/>
    </style:style>
    <style:style style:name="Tabelle1.B" style:family="table-column">
      <style:table-column-properties style:column-width="1.244cm"/>
    </style:style>
    <style:style style:name="Tabelle1.C" style:family="table-column">
      <style:table-column-properties style:column-width="3.493cm"/>
    </style:style>
    <style:style style:name="Tabelle1.A1" style:family="table-cell">
      <style:table-cell-properties fo:padding="0.097cm" fo:border-left="none" fo:border-right="none" fo:border-top="0.25pt solid #000000" fo:border-bottom="1.5pt solid #000000"/>
    </style:style>
    <style:style style:name="Tabelle1.2" style:family="table-row">
      <style:table-row-properties style:min-row-height="1.048cm" style:use-optimal-row-height="false"/>
    </style:style>
    <style:style style:name="Tabelle1.A2" style:family="table-cell">
      <style:table-cell-properties fo:padding="0.097cm" fo:border-left="none" fo:border-right="none" fo:border-top="0.25pt solid #000000" fo:border-bottom="none"/>
    </style:style>
    <style:style style:name="Tabelle1.A3" style:family="table-cell">
      <style:table-cell-properties fo:padding="0.097cm" fo:border="none"/>
    </style:style>
    <style:style style:name="Tabelle1.8" style:family="table-row">
      <style:table-row-properties style:min-row-height="0.709cm" style:use-optimal-row-height="false"/>
    </style:style>
    <style:style style:name="Tabelle1.A21" style:family="table-cell">
      <style:table-cell-properties fo:padding="0.097cm" fo:border-left="none" fo:border-right="none" fo:border-top="none" fo:border-bottom="0.25pt solid #000000"/>
    </style:style>
    <style:style style:name="Tabelle2" style:family="table">
      <style:table-properties style:width="12.901cm" fo:margin-left="0.804cm" table:align="left"/>
    </style:style>
    <style:style style:name="Tabelle2.A" style:family="table-column">
      <style:table-column-properties style:column-width="12.901cm"/>
    </style:style>
    <style:style style:name="Tabelle2.A1" style:family="table-cell">
      <style:table-cell-properties fo:padding="0.097cm" fo:border-left="0.25pt solid #ffffff" fo:border-right="0.25pt solid #ffffff" fo:border-top="0.25pt solid #000000" fo:border-bottom="0.25pt solid #000000"/>
    </style:style>
    <style:style style:name="Tabelle2.A2" style:family="table-cell">
      <style:table-cell-properties fo:padding="0.097cm" fo:border-left="0.25pt solid #ffffff" fo:border-right="0.25pt solid #ffffff" fo:border-top="none" fo:border-bottom="0.25pt solid #000000"/>
    </style:style>
    <style:style style:name="Tabelle3" style:family="table">
      <style:table-properties style:width="14.208cm" fo:margin-left="-0.037cm" table:align="left"/>
    </style:style>
    <style:style style:name="Tabelle3.A" style:family="table-column">
      <style:table-column-properties style:column-width="2.223cm"/>
    </style:style>
    <style:style style:name="Tabelle3.B" style:family="table-column">
      <style:table-column-properties style:column-width="3.995cm"/>
    </style:style>
    <style:style style:name="Tabelle3.A1" style:family="table-cell">
      <style:table-cell-properties fo:padding-left="0.191cm" fo:padding-right="0.191cm" fo:padding-top="0cm" fo:padding-bottom="0cm" fo:border-left="none" fo:border-right="0.25pt solid #000000" fo:border-top="none" fo:border-bottom="none"/>
    </style:style>
    <style:style style:name="Tabelle3.B1" style:family="table-cell">
      <style:table-cell-properties fo:padding-left="0.191cm" fo:padding-right="0.191cm" fo:padding-top="0cm" fo:padding-bottom="0cm" fo:border="none"/>
    </style:style>
    <style:style style:name="Tabelle3.A2" style:family="table-cell">
      <style:table-cell-properties fo:padding-left="0.191cm" fo:padding-right="0.191cm" fo:padding-top="0cm" fo:padding-bottom="0cm" fo:border-left="none" fo:border-right="0.25pt solid #000000" fo:border-top="0.25pt solid #000000" fo:border-bottom="none"/>
    </style:style>
    <style:style style:name="Tabelle3.B2" style:family="table-cell">
      <style:table-cell-properties style:vertical-align="middle" fo:padding-left="0.191cm" fo:padding-right="0.191cm" fo:padding-top="0cm" fo:padding-bottom="0cm" fo:border-left="none" fo:border-right="none" fo:border-top="0.25pt solid #000000" fo:border-bottom="none"/>
    </style:style>
    <style:style style:name="Tabelle3.C2" style:family="table-cell">
      <style:table-cell-properties fo:padding-left="0.191cm" fo:padding-right="0.191cm" fo:padding-top="0cm" fo:padding-bottom="0cm" fo:border-left="none" fo:border-right="none" fo:border-top="0.25pt solid #000000" fo:border-bottom="none"/>
    </style:style>
    <style:style style:name="Tabelle3.D2" style:family="table-cell">
      <style:table-cell-properties fo:padding-left="0.191cm" fo:padding-right="0.191cm" fo:padding-top="0cm" fo:padding-bottom="0cm" fo:border-left="none" fo:border-right="none" fo:border-top="0.25pt solid #000000" fo:border-bottom="none"/>
    </style:style>
    <style:style style:name="Tabelle3.B3" style:family="table-cell">
      <style:table-cell-properties style:vertical-align="bottom" fo:padding-left="0.191cm" fo:padding-right="0.191cm" fo:padding-top="0cm" fo:padding-bottom="0cm" fo:border="none"/>
    </style:style>
    <style:style style:name="Tabelle3.A5" style:family="table-cell">
      <style:table-cell-properties fo:padding-left="0.191cm" fo:padding-right="0.191cm" fo:padding-top="0cm" fo:padding-bottom="0cm" fo:border-left="none" fo:border-right="0.25pt solid #000000" fo:border-top="none" fo:border-bottom="0.25pt solid #000000"/>
    </style:style>
    <style:style style:name="Tabelle3.B5" style:family="table-cell">
      <style:table-cell-properties style:vertical-align="bottom" fo:padding-left="0.191cm" fo:padding-right="0.191cm" fo:padding-top="0cm" fo:padding-bottom="0cm" fo:border-left="none" fo:border-right="none" fo:border-top="none" fo:border-bottom="0.25pt solid #000000"/>
    </style:style>
    <style:style style:name="Tabelle4" style:family="table">
      <style:table-properties style:width="11.516cm" fo:margin-left="0cm" table:align="left"/>
    </style:style>
    <style:style style:name="Tabelle4.A" style:family="table-column">
      <style:table-column-properties style:column-width="11.516cm"/>
    </style:style>
    <style:style style:name="Tabelle4.1" style:family="table-row">
      <style:table-row-properties style:min-row-height="1.753cm" style:use-optimal-row-height="false"/>
    </style:style>
    <style:style style:name="Tabelle4.A1" style:family="table-cell">
      <style:table-cell-properties fo:padding="0.097cm" fo:border="0.5pt solid #000000"/>
    </style:style>
    <style:style style:name="P1" style:family="paragraph" style:parent-style-name="Footer">
      <style:paragraph-properties fo:text-align="end" style:justify-single-word="false"/>
    </style:style>
    <style:style style:name="P2" style:family="paragraph" style:parent-style-name="Text_20_body">
      <style:text-properties fo:color="#292934" style:font-name-asian="Times New Roman" style:font-name-complex="Times New Roman"/>
    </style:style>
    <style:style style:name="P3" style:family="paragraph" style:parent-style-name="Text_20_body">
      <style:paragraph-properties fo:text-align="center" style:justify-single-word="false"/>
      <style:text-properties fo:color="#292934" style:font-name-asian="Times New Roman" style:font-name-complex="Times New Roman"/>
    </style:style>
    <style:style style:name="P4" style:family="paragraph" style:parent-style-name="Text_20_body">
      <style:paragraph-properties fo:line-height="150%"/>
      <style:text-properties fo:color="#292934" style:font-name-asian="Times New Roman" style:font-name-complex="Times New Roman"/>
    </style:style>
    <style:style style:name="P5" style:family="paragraph" style:parent-style-name="Text_20_body">
      <style:paragraph-properties fo:line-height="150%" fo:text-align="center" style:justify-single-word="false"/>
      <style:text-properties fo:color="#292934" style:font-name-asian="Times New Roman" style:font-name-complex="Times New Roman"/>
    </style:style>
    <style:style style:name="P6" style:family="paragraph" style:parent-style-name="Text_20_body">
      <style:paragraph-properties fo:line-height="150%" fo:text-align="center" style:justify-single-word="false"/>
      <style:text-properties fo:color="#292934" fo:font-size="14pt" fo:font-weight="bold" style:font-name-asian="Times New Roman" style:font-size-asian="14pt" style:font-weight-asian="bold" style:font-name-complex="Times New Roman" style:font-size-complex="14pt" style:font-weight-complex="bold"/>
    </style:style>
    <style:style style:name="P7" style:family="paragraph" style:parent-style-name="Text_20_body">
      <style:paragraph-properties fo:line-height="150%" fo:text-align="center" style:justify-single-word="false"/>
      <style:text-properties fo:color="#292934" fo:font-size="14pt" style:font-name-asian="Times New Roman" style:font-size-asian="14pt" style:font-name-complex="Times New Roman" style:font-size-complex="14pt"/>
    </style:style>
    <style:style style:name="P8" style:family="paragraph" style:parent-style-name="Text_20_body">
      <style:paragraph-properties fo:margin-top="0cm" fo:margin-bottom="0cm" fo:line-height="150%"/>
      <style:text-properties fo:color="#292934" style:font-name-asian="Times New Roman" style:font-name-complex="Times New Roman"/>
    </style:style>
    <style:style style:name="P9" style:family="paragraph" style:parent-style-name="Text_20_body">
      <style:paragraph-properties fo:margin-top="0cm" fo:margin-bottom="0cm" fo:line-height="150%" fo:text-align="center" style:justify-single-word="false"/>
      <style:text-properties fo:color="#292934" style:font-name-asian="Times New Roman" style:font-name-complex="Times New Roman"/>
    </style:style>
    <style:style style:name="P10" style:family="paragraph" style:parent-style-name="Text_20_body">
      <style:paragraph-properties fo:margin-top="0cm" fo:margin-bottom="0cm" fo:line-height="150%" fo:text-align="justify" style:justify-single-word="false"/>
    </style:style>
    <style:style style:name="P11" style:family="paragraph" style:parent-style-name="Text_20_body">
      <style:paragraph-properties fo:margin-top="0cm" fo:margin-bottom="0cm" fo:line-height="150%" fo:text-align="justify" style:justify-single-word="false"/>
      <style:text-properties style:font-name-asian="Times New Roman" style:font-name-complex="Times New Roman"/>
    </style:style>
    <style:style style:name="P12" style:family="paragraph" style:parent-style-name="Standard">
      <style:paragraph-properties fo:line-height="150%"/>
      <style:text-properties fo:font-weight="bold" style:font-name-asian="Times New Roman" style:font-weight-asian="bold" style:font-name-complex="Times New Roman"/>
    </style:style>
    <style:style style:name="P13" style:family="paragraph" style:parent-style-name="Standard">
      <style:text-properties fo:font-weight="bold" style:font-name-asian="Calibri" style:font-weight-asian="bold" style:font-name-complex="Calibri" style:font-weight-complex="bold"/>
    </style:style>
    <style:style style:name="P14" style:family="paragraph" style:parent-style-name="Standard">
      <style:text-properties style:font-name-asian="Times New Roman" style:font-name-complex="Times New Roman"/>
    </style:style>
    <style:style style:name="P15" style:family="paragraph" style:parent-style-name="Standard">
      <style:paragraph-properties fo:line-height="150%"/>
      <style:text-properties style:font-name-asian="Times New Roman" style:font-name-complex="Times New Roman"/>
    </style:style>
    <style:style style:name="P16" style:family="paragraph" style:parent-style-name="Standard">
      <style:paragraph-properties fo:line-height="150%" fo:text-align="justify" style:justify-single-word="false"/>
      <style:text-properties style:font-name-asian="Times New Roman" style:font-name-complex="Times New Roman"/>
    </style:style>
    <style:style style:name="P17" style:family="paragraph" style:parent-style-name="Standard">
      <style:paragraph-properties fo:line-height="115%" fo:text-align="justify" style:justify-single-word="false"/>
      <style:text-properties style:font-name-asian="Times New Roman" style:font-name-complex="Times New Roman"/>
    </style:style>
    <style:style style:name="P18" style:family="paragraph" style:parent-style-name="Standard">
      <style:paragraph-properties fo:text-align="justify" style:justify-single-word="false"/>
      <style:text-properties style:font-name-asian="Times New Roman" style:font-name-complex="Times New Roman"/>
    </style:style>
    <style:style style:name="P19" style:family="paragraph" style:parent-style-name="Standard">
      <style:paragraph-properties fo:line-height="150%"/>
      <style:text-properties fo:font-size="11pt" style:font-name-asian="Calibri" style:font-size-asian="11pt" style:font-name-complex="Calibri"/>
    </style:style>
    <style:style style:name="P20" style:family="paragraph" style:parent-style-name="Standard">
      <style:paragraph-properties fo:text-align="justify" style:justify-single-word="false"/>
      <style:text-properties fo:font-size="11pt" style:font-name-asian="Calibri" style:font-size-asian="11pt" style:font-name-complex="Calibri"/>
    </style:style>
    <style:style style:name="P21" style:family="paragraph" style:parent-style-name="Standard">
      <style:text-properties fo:font-size="11pt" style:font-name-asian="Times New Roman" style:font-size-asian="11pt" style:font-name-complex="Times New Roman" style:font-size-complex="11pt"/>
    </style:style>
    <style:style style:name="P22" style:family="paragraph" style:parent-style-name="Standard">
      <style:paragraph-properties fo:text-align="justify" style:justify-single-word="false"/>
      <style:text-properties fo:font-size="11pt" style:font-name-asian="Times New Roman" style:font-size-asian="11pt" style:font-name-complex="Times New Roman" style:font-size-complex="11pt"/>
    </style:style>
    <style:style style:name="P23" style:family="paragraph" style:parent-style-name="Standard">
      <style:paragraph-properties fo:line-height="200%" fo:text-align="justify" style:justify-single-word="false"/>
      <style:text-properties fo:font-size="11pt" style:font-name-asian="Times New Roman" style:font-size-asian="11pt" style:font-name-complex="Times New Roman" style:font-size-complex="11pt"/>
    </style:style>
    <style:style style:name="P24" style:family="paragraph" style:parent-style-name="Standard">
      <style:paragraph-properties fo:text-align="center" style:justify-single-word="false"/>
      <style:text-properties fo:font-size="11pt" style:font-name-asian="Times New Roman" style:font-size-asian="11pt" style:font-name-complex="Times New Roman" style:font-size-complex="11pt"/>
    </style:style>
    <style:style style:name="P25" style:family="paragraph" style:parent-style-name="Standard">
      <style:paragraph-properties fo:line-height="150%"/>
    </style:style>
    <style:style style:name="P26" style:family="paragraph" style:parent-style-name="Standard">
      <style:paragraph-properties fo:line-height="150%" fo:text-align="justify" style:justify-single-word="false"/>
    </style:style>
    <style:style style:name="P27" style:family="paragraph" style:parent-style-name="Standard">
      <style:paragraph-properties fo:line-height="150%">
        <style:tab-stops>
          <style:tab-stop style:position="15.875cm"/>
        </style:tab-stops>
      </style:paragraph-properties>
    </style:style>
    <style:style style:name="P28" style:family="paragraph" style:parent-style-name="Standard">
      <style:paragraph-properties fo:line-height="150%" fo:text-align="center" style:justify-single-word="false"/>
    </style:style>
    <style:style style:name="P29" style:family="paragraph" style:parent-style-name="Standard">
      <style:paragraph-properties fo:line-height="150%" fo:text-align="justify" style:justify-single-word="false"/>
      <style:text-properties fo:color="#000000" style:font-name-asian="Times New Roman" style:font-name-complex="Times New Roman"/>
    </style:style>
    <style:style style:name="P30" style:family="paragraph" style:parent-style-name="Standard">
      <style:paragraph-properties fo:text-align="justify" style:justify-single-word="false"/>
    </style:style>
    <style:style style:name="P31" style:family="paragraph" style:parent-style-name="Standard">
      <style:paragraph-properties style:text-autospace="none"/>
    </style:style>
    <style:style style:name="P32" style:family="paragraph" style:parent-style-name="Standard">
      <style:paragraph-properties fo:line-height="150%" fo:text-align="justify" style:justify-single-word="false"/>
      <style:text-properties fo:font-size="13pt" fo:font-weight="bold" style:font-name-asian="Calibri" style:font-size-asian="13pt" style:font-weight-asian="bold" style:font-name-complex="Calibri" style:font-size-complex="13pt" style:font-weight-complex="bold"/>
    </style:style>
    <style:style style:name="P33" style:family="paragraph" style:parent-style-name="Standard">
      <style:paragraph-properties fo:line-height="150%"/>
      <style:text-properties fo:font-size="13pt" fo:font-weight="bold" style:font-name-asian="Times New Roman" style:font-size-asian="13pt" style:font-weight-asian="bold" style:font-name-complex="Times New Roman" style:font-size-complex="13pt"/>
    </style:style>
    <style:style style:name="P34" style:family="paragraph" style:parent-style-name="Standard">
      <style:paragraph-properties fo:line-height="150%" fo:text-align="justify" style:justify-single-word="false"/>
      <style:text-properties fo:font-style="italic" style:font-name-asian="Times New Roman" style:font-style-asian="italic" style:font-name-complex="Times New Roman"/>
    </style:style>
    <style:style style:name="P35" style:family="paragraph" style:parent-style-name="Standard">
      <style:paragraph-properties fo:line-height="150%"/>
      <style:text-properties fo:font-style="italic" style:font-name-asian="Times New Roman" style:font-style-asian="italic" style:font-name-complex="Times New Roman" style:font-style-complex="italic"/>
    </style:style>
    <style:style style:name="P36" style:family="paragraph" style:parent-style-name="Standard">
      <style:paragraph-properties fo:line-height="150%" fo:text-align="justify" style:justify-single-word="false"/>
      <style:text-properties fo:font-style="italic" style:font-name-asian="Times New Roman" style:font-style-asian="italic" style:font-name-complex="Times New Roman" style:font-style-complex="italic"/>
    </style:style>
    <style:style style:name="P37" style:family="paragraph" style:parent-style-name="Standard">
      <style:text-properties fo:font-style="italic" style:font-name-asian="Calibri" style:font-style-asian="italic" style:font-name-complex="Calibri"/>
    </style:style>
    <style:style style:name="P38" style:family="paragraph" style:parent-style-name="Standard">
      <style:text-properties fo:font-style="italic" style:font-name-asian="Calibri" style:font-style-asian="italic" style:font-name-complex="Calibri" style:font-style-complex="italic"/>
    </style:style>
    <style:style style:name="P39" style:family="paragraph" style:parent-style-name="Standard">
      <style:paragraph-properties fo:line-height="150%" fo:text-align="center" style:justify-single-word="false"/>
      <style:text-properties fo:font-size="10pt" style:font-name-asian="Calibri" style:font-size-asian="10pt" style:font-name-complex="Calibri" style:font-size-complex="10pt"/>
    </style:style>
    <style:style style:name="P40" style:family="paragraph" style:parent-style-name="Standard">
      <style:text-properties fo:font-size="10pt" style:font-size-asian="10pt" style:font-size-complex="10pt"/>
    </style:style>
    <style:style style:name="P41" style:family="paragraph" style:parent-style-name="Standard">
      <style:paragraph-properties fo:line-height="150%"/>
      <style:text-properties fo:font-size="10pt" style:font-size-asian="10pt" style:font-size-complex="10pt"/>
    </style:style>
    <style:style style:name="P42" style:family="paragraph" style:parent-style-name="Standard">
      <style:paragraph-properties fo:line-height="150%" fo:text-align="justify" style:justify-single-word="false"/>
      <style:text-properties fo:font-size="10pt" style:font-size-asian="10pt" style:font-size-complex="10pt"/>
    </style:style>
    <style:style style:name="P43" style:family="paragraph" style:parent-style-name="Standard">
      <style:text-properties fo:font-size="10pt" fo:font-style="italic" style:font-name-asian="Times New Roman" style:font-size-asian="10pt" style:font-style-asian="italic" style:font-name-complex="Times New Roman" style:font-size-complex="10pt" style:font-style-complex="italic"/>
    </style:style>
    <style:style style:name="P44" style:family="paragraph" style:parent-style-name="Standard">
      <style:paragraph-properties fo:line-height="150%" fo:text-align="justify" style:justify-single-word="false"/>
      <style:text-properties fo:color="#ff6633" fo:font-style="italic" fo:font-weight="bold" style:font-name-asian="Times New Roman" style:font-style-asian="italic" style:font-weight-asian="bold" style:font-name-complex="Times New Roman" style:font-style-complex="italic" style:font-weight-complex="bold"/>
    </style:style>
    <style:style style:name="P45" style:family="paragraph" style:parent-style-name="Standard">
      <style:paragraph-properties fo:line-height="200%" fo:text-align="justify" style:justify-single-word="false"/>
    </style:style>
    <style:style style:name="P46" style:family="paragraph" style:parent-style-name="Standard">
      <style:paragraph-properties fo:line-height="150%" fo:text-align="justify" style:justify-single-word="false"/>
      <style:text-properties fo:font-size="8pt" style:font-name-asian="Times New Roman" style:font-size-asian="8pt" style:font-name-complex="Times New Roman" style:font-size-complex="8pt"/>
    </style:style>
    <style:style style:name="P47" style:family="paragraph" style:parent-style-name="Standard">
      <style:text-properties fo:language="en" fo:country="US"/>
    </style:style>
    <style:style style:name="P48" style:family="paragraph" style:parent-style-name="Standard">
      <style:paragraph-properties fo:text-align="justify" style:justify-single-word="false"/>
      <style:text-properties fo:language="en" fo:country="US"/>
    </style:style>
    <style:style style:name="P49" style:family="paragraph" style:parent-style-name="Standard">
      <style:paragraph-properties fo:text-align="justify" style:justify-single-word="false"/>
      <style:text-properties fo:language="en" fo:country="US" fo:background-color="#ffff00" style:font-name-asian="Times New Roman" style:font-name-complex="Times New Roman"/>
    </style:style>
    <style:style style:name="P50" style:family="paragraph" style:parent-style-name="Standard">
      <style:text-properties fo:language="en" fo:country="US" style:font-name-asian="Times New Roman" style:font-name-complex="Times New Roman"/>
    </style:style>
    <style:style style:name="P51" style:family="paragraph" style:parent-style-name="Standard">
      <style:paragraph-properties fo:line-height="150%"/>
      <style:text-properties fo:font-size="14pt" fo:font-weight="bold" style:font-name-asian="Times New Roman" style:font-size-asian="14pt" style:font-weight-asian="bold" style:font-name-complex="Times New Roman" style:font-size-complex="14pt"/>
    </style:style>
    <style:style style:name="P52" style:family="paragraph" style:parent-style-name="Standard">
      <style:text-properties style:font-name-asian="Calibri" style:font-name-complex="Calibri"/>
    </style:style>
    <style:style style:name="P53" style:family="paragraph" style:parent-style-name="Standard">
      <style:paragraph-properties fo:text-align="justify" style:justify-single-word="false"/>
      <style:text-properties style:font-name-asian="Calibri" style:font-name-complex="Calibri"/>
    </style:style>
    <style:style style:name="P54" style:family="paragraph" style:parent-style-name="Standard">
      <style:text-properties fo:color="#0000ff"/>
    </style:style>
    <style:style style:name="P55" style:family="paragraph" style:parent-style-name="Standard">
      <style:paragraph-properties fo:text-align="justify" style:justify-single-word="false"/>
      <style:text-properties fo:color="#0000ff"/>
    </style:style>
    <style:style style:name="P56" style:family="paragraph" style:parent-style-name="Standard">
      <style:paragraph-properties fo:text-align="justify" style:justify-single-word="false"/>
      <style:text-properties fo:color="#0000ff" style:font-name-asian="Times New Roman" style:font-name-complex="Times New Roman"/>
    </style:style>
    <style:style style:name="P57" style:family="paragraph" style:parent-style-name="Standard">
      <style:paragraph-properties fo:text-align="justify" style:justify-single-word="false"/>
      <style:text-properties fo:color="#0070c0"/>
    </style:style>
    <style:style style:name="P58" style:family="paragraph" style:parent-style-name="Standard">
      <style:text-properties fo:color="#4700b8"/>
    </style:style>
    <style:style style:name="P59" style:family="paragraph" style:parent-style-name="Standard">
      <style:paragraph-properties fo:text-align="justify" style:justify-single-word="false"/>
      <style:text-properties fo:color="#4700b8" style:font-name-asian="Calibri" style:font-name-complex="Calibri"/>
    </style:style>
    <style:style style:name="P60" style:family="paragraph" style:parent-style-name="Standard">
      <style:paragraph-properties fo:margin-left="0.026cm" fo:margin-right="0cm" fo:line-height="150%" fo:text-align="justify" style:justify-single-word="false" fo:text-indent="0cm" style:auto-text-indent="false">
        <style:tab-stops/>
      </style:paragraph-properties>
    </style:style>
    <style:style style:name="P61" style:family="paragraph" style:parent-style-name="Standard">
      <style:paragraph-properties fo:margin-left="0.026cm" fo:margin-right="0cm" fo:line-height="150%" fo:text-align="center" style:justify-single-word="false" fo:text-indent="0cm" style:auto-text-indent="false">
        <style:tab-stops/>
      </style:paragraph-properties>
      <style:text-properties fo:font-style="italic" style:font-name-asian="Times New Roman" style:font-style-asian="italic" style:font-name-complex="Times New Roman"/>
    </style:style>
    <style:style style:name="P62" style:family="paragraph" style:parent-style-name="Standard">
      <style:paragraph-properties fo:margin-left="0.026cm" fo:margin-right="0cm" fo:line-height="150%" fo:text-indent="0cm" style:auto-text-indent="false">
        <style:tab-stops/>
      </style:paragraph-properties>
      <style:text-properties fo:font-style="italic" style:font-name-asian="Times New Roman" style:font-style-asian="italic" style:font-name-complex="Times New Roman"/>
    </style:style>
    <style:style style:name="P63" style:family="paragraph" style:parent-style-name="Standard">
      <style:paragraph-properties fo:margin-left="0.03cm" fo:margin-right="0cm" fo:line-height="150%" fo:text-align="justify" style:justify-single-word="false" fo:text-indent="1.251cm" style:auto-text-indent="false">
        <style:tab-stops/>
      </style:paragraph-properties>
    </style:style>
    <style:style style:name="P64" style:family="paragraph" style:parent-style-name="Footnote">
      <style:paragraph-properties fo:margin-left="0cm" fo:margin-right="0cm" fo:text-indent="0cm" style:auto-text-indent="false">
        <style:tab-stops/>
      </style:paragraph-properties>
    </style:style>
    <style:style style:name="P65" style:family="paragraph" style:parent-style-name="Standard">
      <style:paragraph-properties fo:margin-left="0cm" fo:margin-right="0cm" fo:line-height="150%" fo:text-align="justify" style:justify-single-word="false" fo:text-indent="1.251cm" style:auto-text-indent="false"/>
    </style:style>
    <style:style style:name="P66" style:family="paragraph" style:parent-style-name="Standard">
      <style:paragraph-properties fo:margin-left="0cm" fo:margin-right="0cm" fo:line-height="150%" fo:text-align="justify" style:justify-single-word="false" fo:text-indent="1.251cm" style:auto-text-indent="false"/>
      <style:text-properties style:font-name-asian="Times New Roman" style:font-name-complex="Times New Roman"/>
    </style:style>
    <style:style style:name="P67" style:family="paragraph" style:parent-style-name="Text_20_body">
      <style:paragraph-properties fo:margin-left="0cm" fo:margin-right="0cm" fo:margin-top="0cm" fo:margin-bottom="0cm" fo:line-height="150%" fo:text-align="justify" style:justify-single-word="false" fo:text-indent="1.251cm" style:auto-text-indent="false"/>
    </style:style>
    <style:style style:name="P68" style:family="paragraph" style:parent-style-name="Standard">
      <style:paragraph-properties fo:margin-top="0cm" fo:margin-bottom="0.101cm" fo:line-height="150%"/>
    </style:style>
    <style:style style:name="P69" style:family="paragraph" style:parent-style-name="Standard">
      <style:paragraph-properties fo:margin-top="0cm" fo:margin-bottom="0.101cm" fo:line-height="150%" fo:text-align="justify" style:justify-single-word="false"/>
    </style:style>
    <style:style style:name="P70" style:family="paragraph" style:parent-style-name="Standard">
      <style:paragraph-properties fo:margin-top="0cm" fo:margin-bottom="0.101cm" fo:line-height="150%"/>
      <style:text-properties fo:font-size="14pt" fo:font-weight="bold" style:font-name-asian="Times New Roman" style:font-size-asian="14pt" style:font-weight-asian="bold" style:font-name-complex="Times New Roman" style:font-size-complex="14pt" style:font-weight-complex="bold"/>
    </style:style>
    <style:style style:name="P71" style:family="paragraph" style:parent-style-name="Standard">
      <style:paragraph-properties fo:margin-top="0cm" fo:margin-bottom="0.101cm" fo:line-height="150%" fo:text-align="justify" style:justify-single-word="false"/>
      <style:text-properties fo:font-size="11pt" fo:font-style="italic" style:font-size-asian="11pt" style:font-style-asian="italic" style:font-size-complex="11pt" style:font-style-complex="italic"/>
    </style:style>
    <style:style style:name="P72" style:family="paragraph" style:parent-style-name="Standard">
      <style:paragraph-properties fo:margin-top="0cm" fo:margin-bottom="0.101cm" fo:text-align="justify" style:justify-single-word="false"/>
    </style:style>
    <style:style style:name="P73" style:family="paragraph" style:parent-style-name="Standard">
      <style:paragraph-properties fo:margin-left="1.3cm" fo:margin-right="0cm" fo:line-height="200%" fo:text-align="justify" style:justify-single-word="false" fo:text-indent="0cm" style:auto-text-indent="false">
        <style:tab-stops/>
      </style:paragraph-properties>
    </style:style>
    <style:style style:name="P74" style:family="paragraph" style:parent-style-name="Standard">
      <style:paragraph-properties fo:margin-left="1.3cm" fo:margin-right="0cm" fo:line-height="150%" fo:text-align="justify" style:justify-single-word="false" fo:text-indent="0cm" style:auto-text-indent="false">
        <style:tab-stops/>
      </style:paragraph-properties>
    </style:style>
    <style:style style:name="P75" style:family="paragraph" style:parent-style-name="Standard">
      <style:paragraph-properties fo:margin-left="1.27cm" fo:margin-right="0cm" fo:line-height="150%" fo:text-align="justify" style:justify-single-word="false" fo:text-indent="0cm" style:auto-text-indent="false">
        <style:tab-stops/>
      </style:paragraph-properties>
      <style:text-properties style:font-name-asian="Times New Roman" style:font-name-complex="Times New Roman"/>
    </style:style>
    <style:style style:name="P76" style:family="paragraph" style:parent-style-name="Standard">
      <style:paragraph-properties fo:margin-left="2.9cm" fo:margin-right="0cm" fo:line-height="150%" fo:text-align="justify" style:justify-single-word="false" fo:text-indent="-1.6cm" style:auto-text-indent="false">
        <style:tab-stops/>
      </style:paragraph-properties>
    </style:style>
    <style:style style:name="P77" style:family="paragraph" style:parent-style-name="Standard">
      <style:paragraph-properties fo:margin-top="0cm" fo:margin-bottom="0.199cm"/>
    </style:style>
    <style:style style:name="P78" style:family="paragraph" style:parent-style-name="Standard">
      <style:paragraph-properties fo:margin-top="0cm" fo:margin-bottom="0.199cm" fo:line-height="150%"/>
      <style:text-properties fo:font-style="italic" style:font-name-asian="Times New Roman" style:font-style-asian="italic" style:font-name-complex="Times New Roman"/>
    </style:style>
    <style:style style:name="P79" style:family="paragraph" style:parent-style-name="Standard">
      <style:paragraph-properties fo:margin-top="0cm" fo:margin-bottom="0.199cm" fo:line-height="150%" fo:text-align="justify" style:justify-single-word="false"/>
      <style:text-properties fo:font-style="italic" style:font-name-asian="Times New Roman" style:font-style-asian="italic" style:font-name-complex="Times New Roman" style:font-style-complex="italic"/>
    </style:style>
    <style:style style:name="P80" style:family="paragraph" style:parent-style-name="Standard">
      <style:paragraph-properties fo:margin-top="0cm" fo:margin-bottom="0.199cm">
        <style:tab-stops>
          <style:tab-stop style:position="15.875cm"/>
        </style:tab-stops>
      </style:paragraph-properties>
      <style:text-properties style:font-name-asian="Times New Roman" style:font-name-complex="Times New Roman"/>
    </style:style>
    <style:style style:name="P81" style:family="paragraph" style:parent-style-name="Standard">
      <style:paragraph-properties fo:margin-top="0cm" fo:margin-bottom="0.199cm" fo:line-height="150%">
        <style:tab-stops>
          <style:tab-stop style:position="15.875cm"/>
        </style:tab-stops>
      </style:paragraph-properties>
    </style:style>
    <style:style style:name="P82" style:family="paragraph" style:parent-style-name="Standard">
      <style:paragraph-properties fo:margin-top="0cm" fo:margin-bottom="0.199cm" fo:line-height="150%" fo:text-align="justify" style:justify-single-word="false"/>
    </style:style>
    <style:style style:name="P83" style:family="paragraph" style:parent-style-name="Standard">
      <style:paragraph-properties fo:margin-top="0cm" fo:margin-bottom="0.199cm" fo:text-align="justify" style:justify-single-word="false"/>
    </style:style>
    <style:style style:name="P84" style:family="paragraph" style:parent-style-name="Standard">
      <style:paragraph-properties fo:margin-left="1.251cm" fo:margin-right="0cm" fo:line-height="200%" fo:text-align="justify" style:justify-single-word="false" fo:text-indent="0.049cm" style:auto-text-indent="false">
        <style:tab-stops/>
      </style:paragraph-properties>
    </style:style>
    <style:style style:name="P85" style:family="paragraph" style:parent-style-name="Standard">
      <style:paragraph-properties fo:margin-left="0cm" fo:margin-right="0cm" fo:line-height="150%" fo:text-align="justify" style:justify-single-word="false" fo:text-indent="0.026cm" style:auto-text-indent="false"/>
    </style:style>
    <style:style style:name="P86" style:family="paragraph" style:parent-style-name="Standard">
      <style:paragraph-properties fo:margin-left="-0.046cm" fo:margin-right="0cm" fo:line-height="150%" fo:text-align="justify" style:justify-single-word="false" fo:text-indent="0.023cm" style:auto-text-indent="false">
        <style:tab-stops/>
      </style:paragraph-properties>
    </style:style>
    <style:style style:name="P87" style:family="paragraph" style:parent-style-name="Standard">
      <style:paragraph-properties fo:margin-left="-0.046cm" fo:margin-right="0cm" fo:line-height="150%" fo:text-align="justify" style:justify-single-word="false" fo:text-indent="0.023cm" style:auto-text-indent="false">
        <style:tab-stops/>
      </style:paragraph-properties>
      <style:text-properties style:font-name-asian="Times New Roman" style:font-name-complex="Times New Roman"/>
    </style:style>
    <style:style style:name="P88" style:family="paragraph" style:parent-style-name="Table_20_Contents">
      <style:text-properties style:font-weight-complex="bold"/>
    </style:style>
    <style:style style:name="P89" style:family="paragraph" style:parent-style-name="Table_20_Contents">
      <style:text-properties fo:font-style="italic" style:font-style-asian="italic" style:font-weight-complex="bold"/>
    </style:style>
    <style:style style:name="P90" style:family="paragraph" style:parent-style-name="Table_20_Contents">
      <style:paragraph-properties fo:text-align="center" style:justify-single-word="false"/>
      <style:text-properties fo:font-style="italic" style:font-style-asian="italic"/>
    </style:style>
    <style:style style:name="P91" style:family="paragraph" style:parent-style-name="Table_20_Contents">
      <style:text-properties fo:font-size="10pt" style:font-size-asian="10pt" style:font-size-complex="10pt"/>
    </style:style>
    <style:style style:name="P92" style:family="paragraph" style:parent-style-name="Table_20_Contents">
      <style:paragraph-properties fo:text-align="justify" style:justify-single-word="false"/>
      <style:text-properties fo:language="en" fo:country="US"/>
    </style:style>
    <style:style style:name="P93" style:family="paragraph" style:parent-style-name="Table_20_Contents">
      <style:paragraph-properties fo:text-align="justify" style:justify-single-word="false"/>
    </style:style>
    <style:style style:name="P94" style:family="paragraph" style:parent-style-name="Standard">
      <style:paragraph-properties fo:margin-top="0cm" fo:margin-bottom="0.3cm" fo:line-height="150%" fo:text-align="justify" style:justify-single-word="false"/>
    </style:style>
    <style:style style:name="P95" style:family="paragraph" style:parent-style-name="Standard">
      <style:paragraph-properties fo:margin-top="0.199cm" fo:margin-bottom="0cm" fo:text-align="justify" style:justify-single-word="false"/>
    </style:style>
    <style:style style:name="P96" style:family="paragraph" style:parent-style-name="Standard">
      <style:paragraph-properties fo:line-height="150%" fo:text-align="justify" style:justify-single-word="false" fo:background-color="#ffffff">
        <style:background-image/>
      </style:paragraph-properties>
    </style:style>
    <style:style style:name="P97" style:family="paragraph" style:parent-style-name="Standard">
      <style:paragraph-properties fo:margin-left="-0.026cm" fo:margin-right="0cm" fo:text-align="justify" style:justify-single-word="false" fo:text-indent="0.053cm" style:auto-text-indent="false">
        <style:tab-stops/>
      </style:paragraph-properties>
      <style:text-properties style:font-name-asian="Times New Roman" style:font-name-complex="Times New Roman"/>
    </style:style>
    <style:style style:name="P98" style:family="paragraph" style:parent-style-name="Standard">
      <style:paragraph-properties fo:margin-left="-0.026cm" fo:margin-right="0cm" fo:text-align="justify" style:justify-single-word="false" fo:text-indent="0.053cm" style:auto-text-indent="false">
        <style:tab-stops/>
      </style:paragraph-properties>
    </style:style>
    <style:style style:name="P99" style:family="paragraph" style:parent-style-name="Standard">
      <style:paragraph-properties fo:margin-left="-0.026cm" fo:margin-right="0cm" fo:text-align="justify" style:justify-single-word="false" fo:text-indent="0.053cm" style:auto-text-indent="false">
        <style:tab-stops/>
      </style:paragraph-properties>
      <style:text-properties fo:background-color="#ffff00" style:font-name-asian="Times New Roman" style:font-name-complex="Times New Roman"/>
    </style:style>
    <style:style style:name="P100" style:family="paragraph" style:parent-style-name="Standard">
      <style:paragraph-properties fo:margin-left="-0.026cm" fo:margin-right="0cm" fo:text-align="justify" style:justify-single-word="false" fo:text-indent="0cm" style:auto-text-indent="false">
        <style:tab-stops/>
      </style:paragraph-properties>
    </style:style>
    <style:style style:name="P101" style:family="paragraph" style:parent-style-name="Standard">
      <style:paragraph-properties fo:margin-left="-0.026cm" fo:margin-right="0cm" fo:text-align="justify" style:justify-single-word="false" fo:text-indent="0cm" style:auto-text-indent="false">
        <style:tab-stops/>
      </style:paragraph-properties>
      <style:text-properties style:font-name-asian="Calibri" style:font-name-complex="Calibri"/>
    </style:style>
    <style:style style:name="P102" style:family="paragraph" style:parent-style-name="Standard">
      <style:paragraph-properties fo:margin-left="-0.026cm" fo:margin-right="0cm" fo:line-height="150%" fo:text-align="justify" style:justify-single-word="false" fo:text-indent="0cm" style:auto-text-indent="false">
        <style:tab-stops/>
      </style:paragraph-properties>
      <style:text-properties fo:background-color="#ffff00" style:font-name-asian="Times New Roman" style:font-name-complex="Times New Roman"/>
    </style:style>
    <style:style style:name="P103" style:family="paragraph" style:parent-style-name="Standard">
      <style:paragraph-properties fo:margin-left="-0.9cm" fo:margin-right="0cm" fo:text-align="justify" style:justify-single-word="false" fo:text-indent="0cm" style:auto-text-indent="false">
        <style:tab-stops/>
      </style:paragraph-properties>
      <style:text-properties style:font-name-asian="Calibri" style:font-name-complex="Calibri"/>
    </style:style>
    <style:style style:name="P104" style:family="paragraph" style:parent-style-name="Standard">
      <style:paragraph-properties fo:margin-left="-0.079cm" fo:margin-right="0cm" fo:text-indent="0cm" style:auto-text-indent="false">
        <style:tab-stops/>
      </style:paragraph-properties>
    </style:style>
    <style:style style:name="P105" style:family="paragraph" style:parent-style-name="Standard">
      <style:paragraph-properties fo:margin-left="-0.079cm" fo:margin-right="0cm" fo:text-indent="0cm" style:auto-text-indent="false">
        <style:tab-stops/>
      </style:paragraph-properties>
      <style:text-properties fo:background-color="#ffff00" style:font-name-asian="Calibri" style:font-name-complex="Calibri"/>
    </style:style>
    <style:style style:name="P106" style:family="paragraph" style:parent-style-name="Standard">
      <style:paragraph-properties fo:margin-left="-0.079cm" fo:margin-right="0cm" fo:text-align="justify" style:justify-single-word="false" fo:text-indent="0cm" style:auto-text-indent="false">
        <style:tab-stops/>
      </style:paragraph-properties>
    </style:style>
    <style:style style:name="P107" style:family="paragraph" style:parent-style-name="Standard">
      <style:paragraph-properties fo:margin-left="-0.079cm" fo:margin-right="0cm" fo:text-align="justify" style:justify-single-word="false" fo:text-indent="0cm" style:auto-text-indent="false">
        <style:tab-stops/>
      </style:paragraph-properties>
      <style:text-properties style:font-name-asian="Times New Roman" style:font-name-complex="Times New Roman"/>
    </style:style>
    <style:style style:name="P108" style:family="paragraph" style:parent-style-name="Standard">
      <style:paragraph-properties fo:margin-left="-1.032cm" fo:margin-right="0cm" fo:text-align="justify" style:justify-single-word="false" fo:text-indent="0cm" style:auto-text-indent="false">
        <style:tab-stops/>
      </style:paragraph-properties>
      <style:text-properties style:font-name-asian="Times New Roman" style:font-name-complex="Times New Roman"/>
    </style:style>
    <style:style style:name="P109" style:family="paragraph" style:parent-style-name="Listenabsatz" style:list-style-name="L2">
      <style:paragraph-properties fo:line-height="150%" fo:text-align="justify" style:justify-single-word="false"/>
      <style:text-properties style:font-name-asian="Times New Roman" style:font-name-complex="Times New Roman"/>
    </style:style>
    <style:style style:name="P110" style:family="paragraph" style:parent-style-name="Listenabsatz" style:list-style-name="L2">
      <style:paragraph-properties fo:line-height="150%"/>
      <style:text-properties style:font-name-complex="Times New Roman"/>
    </style:style>
    <style:style style:name="P111" style:family="paragraph" style:parent-style-name="Listenabsatz" style:list-style-name="L2">
      <style:paragraph-properties fo:line-height="150%"/>
    </style:style>
    <style:style style:name="P112" style:family="paragraph" style:parent-style-name="Text_20_body" style:master-page-name="MP0">
      <style:paragraph-properties fo:line-height="150%" fo:text-align="center" style:justify-single-word="false" style:page-number="auto" fo:break-before="page"/>
      <style:text-properties fo:color="#292934" fo:font-size="14pt" fo:font-weight="bold" style:font-name-asian="Times New Roman" style:font-size-asian="14pt" style:font-weight-asian="bold" style:font-name-complex="Times New Roman" style:font-size-complex="14pt" style:font-weight-complex="bold"/>
    </style:style>
    <style:style style:name="P113" style:family="paragraph" style:parent-style-name="Standard">
      <style:paragraph-properties fo:line-height="150%" fo:text-align="justify" style:justify-single-word="false"/>
    </style:style>
    <style:style style:name="P114" style:family="paragraph" style:parent-style-name="Standard" style:list-style-name="L1">
      <style:paragraph-properties fo:line-height="150%" fo:text-align="justify" style:justify-single-word="false"/>
    </style:style>
    <style:style style:name="P115" style:family="paragraph" style:parent-style-name="Standard" style:list-style-name="L6">
      <style:paragraph-properties fo:line-height="150%" fo:text-align="justify" style:justify-single-word="false"/>
    </style:style>
    <style:style style:name="P116" style:family="paragraph" style:parent-style-name="Standard" style:list-style-name="L7">
      <style:paragraph-properties fo:line-height="150%" fo:text-align="justify" style:justify-single-word="false"/>
    </style:style>
    <style:style style:name="P117" style:family="paragraph" style:parent-style-name="Standard" style:list-style-name="L1">
      <style:paragraph-properties fo:line-height="150%"/>
    </style:style>
    <style:style style:name="P118" style:family="paragraph" style:parent-style-name="Standard" style:list-style-name="L3">
      <style:paragraph-properties fo:line-height="150%" fo:text-align="justify" style:justify-single-word="false"/>
      <style:text-properties style:font-name-asian="Times New Roman" style:font-name-complex="Times New Roman"/>
    </style:style>
    <style:style style:name="P119" style:family="paragraph" style:parent-style-name="Standard" style:list-style-name="L4">
      <style:paragraph-properties fo:line-height="150%" fo:text-align="justify" style:justify-single-word="false"/>
      <style:text-properties style:font-name-asian="Times New Roman" style:font-name-complex="Times New Roman"/>
    </style:style>
    <style:style style:name="P120" style:family="paragraph" style:parent-style-name="Standard" style:list-style-name="L5">
      <style:paragraph-properties fo:line-height="150%" fo:text-align="justify" style:justify-single-word="false"/>
      <style:text-properties style:font-name-asian="Times New Roman" style:font-name-complex="Times New Roman"/>
    </style:style>
    <style:style style:name="P121" style:family="paragraph" style:parent-style-name="Standard">
      <style:paragraph-properties fo:text-align="justify" style:justify-single-word="false"/>
    </style:style>
    <style:style style:name="P122" style:family="paragraph" style:parent-style-name="Standard">
      <style:paragraph-properties fo:text-align="justify" style:justify-single-word="false"/>
      <style:text-properties fo:background-color="#ffff00" style:font-name-asian="Times New Roman" style:font-name-complex="Times New Roman"/>
    </style:style>
    <style:style style:name="P123" style:family="paragraph" style:parent-style-name="Standard" style:list-style-name="L8">
      <style:paragraph-properties fo:margin-top="0cm" fo:margin-bottom="0.101cm" fo:line-height="150%" fo:text-align="justify" style:justify-single-word="false"/>
    </style:style>
    <style:style style:name="P124" style:family="paragraph" style:parent-style-name="Standard">
      <style:paragraph-properties fo:margin-top="0cm" fo:margin-bottom="0.199cm" fo:line-height="150%" fo:text-align="justify" style:justify-single-word="false"/>
    </style:style>
    <style:style style:name="P125" style:family="paragraph" style:parent-style-name="Standard" style:list-style-name="L8">
      <style:paragraph-properties fo:margin-top="0cm" fo:margin-bottom="0.199cm" fo:line-height="150%" fo:text-align="justify" style:justify-single-word="false"/>
    </style:style>
    <style:style style:name="P126" style:family="paragraph" style:parent-style-name="Standard">
      <style:paragraph-properties fo:margin-left="0cm" fo:margin-right="0cm" fo:line-height="150%" fo:text-align="justify" style:justify-single-word="false" fo:text-indent="1.251cm" style:auto-text-indent="false"/>
    </style:style>
    <style:style style:name="P127" style:family="paragraph" style:parent-style-name="Standard">
      <style:paragraph-properties fo:margin-left="0cm" fo:margin-right="0cm" fo:line-height="100%" fo:text-align="justify" style:justify-single-word="false" fo:text-indent="0cm" style:auto-text-indent="false"/>
      <style:text-properties fo:background-color="#ffff00" style:font-name-asian="Times New Roman" style:font-name-complex="Times New Roman"/>
    </style:style>
    <style:style style:name="P128" style:family="paragraph" style:parent-style-name="Standard">
      <style:paragraph-properties fo:margin-left="-0.026cm" fo:margin-right="0cm" fo:text-align="justify" style:justify-single-word="false" fo:text-indent="0.053cm" style:auto-text-indent="false">
        <style:tab-stops/>
      </style:paragraph-properties>
    </style:style>
    <style:style style:name="P129" style:family="paragraph">
      <style:paragraph-properties fo:text-align="center"/>
    </style:style>
    <style:style style:name="P130" style:family="paragraph">
      <style:paragraph-properties style:writing-mode="lr-tb"/>
    </style:style>
    <style:style style:name="T1" style:family="text">
      <style:text-properties style:font-name-asian="Times New Roman" style:font-name-complex="Times New Roman"/>
    </style:style>
    <style:style style:name="T2" style:family="text">
      <style:text-properties style:font-name-asian="Times New Roman" style:font-name-complex="Times New Roman" style:font-style-complex="italic"/>
    </style:style>
    <style:style style:name="T3" style:family="text">
      <style:text-properties style:font-name-asian="Times New Roman" style:font-name-complex="Mangal"/>
    </style:style>
    <style:style style:name="T4" style:family="text">
      <style:text-properties style:font-name-asian="Times New Roman" style:language-asian="de" style:country-asian="DE" style:font-name-complex="Times New Roman" style:language-complex="ar" style:country-complex="SA"/>
    </style:style>
    <style:style style:name="T5" style:family="text">
      <style:text-properties fo:color="#000000"/>
    </style:style>
    <style:style style:name="T6" style:family="text">
      <style:text-properties fo:color="#000000" style:font-name-asian="Times New Roman" style:font-name-complex="WenQuanYi Micro Hei"/>
    </style:style>
    <style:style style:name="T7" style:family="text">
      <style:text-properties fo:color="#000000" style:font-name-asian="Times New Roman" style:font-name-complex="Times New Roman"/>
    </style:style>
    <style:style style:name="T8" style:family="text">
      <style:text-properties fo:color="#000000" fo:font-style="italic" style:font-style-asian="italic" style:font-name-complex="WenQuanYi Micro Hei" style:font-style-complex="italic"/>
    </style:style>
    <style:style style:name="T9" style:family="text">
      <style:text-properties fo:color="#000000" fo:font-style="italic" style:font-name-asian="Times New Roman" style:font-style-asian="italic" style:font-name-complex="Times New Roman"/>
    </style:style>
    <style:style style:name="T10" style:family="text">
      <style:text-properties fo:color="#000000" fo:font-style="italic" style:font-name-asian="Times New Roman" style:font-style-asian="italic" style:font-name-complex="Times New Roman" style:font-style-complex="italic"/>
    </style:style>
    <style:style style:name="T11" style:family="text">
      <style:text-properties fo:color="#000000" fo:font-style="italic" fo:background-color="#ffffff" style:font-name-asian="Times New Roman" style:font-style-asian="italic" style:font-name-complex="Times New Roman"/>
    </style:style>
    <style:style style:name="T12" style:family="text">
      <style:text-properties fo:color="#000000" fo:font-style="italic" fo:background-color="#ffffff" style:font-name-asian="Times New Roman" style:font-style-asian="italic" style:font-name-complex="Times New Roman" style:font-style-complex="italic"/>
    </style:style>
    <style:style style:name="T13" style:family="text">
      <style:text-properties fo:color="#000000" fo:font-size="10pt" style:font-name-asian="Times New Roman" style:font-size-asian="10pt" style:font-name-complex="Times New Roman" style:font-size-complex="10pt"/>
    </style:style>
    <style:style style:name="T14" style:family="text">
      <style:text-properties fo:color="#000000" fo:font-size="10pt" style:font-size-asian="10pt" style:font-size-complex="10pt"/>
    </style:style>
    <style:style style:name="T15" style:family="text">
      <style:text-properties fo:color="#000000" fo:font-size="10pt" fo:background-color="#ffffff" style:font-name-asian="Times New Roman" style:font-size-asian="10pt" style:font-name-complex="Times New Roman" style:font-size-complex="10pt"/>
    </style:style>
    <style:style style:name="T16" style:family="text">
      <style:text-properties fo:color="#000000" fo:font-size="10pt" fo:background-color="#ffffff" style:font-name-asian="Ubuntu" style:font-size-asian="10pt" style:font-name-complex="Ubuntu" style:font-size-complex="10pt"/>
    </style:style>
    <style:style style:name="T17" style:family="text">
      <style:text-properties fo:color="#000000" fo:font-size="10pt" fo:font-style="italic" style:font-name-asian="Times New Roman" style:font-size-asian="10pt" style:font-style-asian="italic" style:font-name-complex="Times New Roman" style:font-size-complex="10pt" style:font-style-complex="italic"/>
    </style:style>
    <style:style style:name="T18" style:family="text">
      <style:text-properties fo:color="#000000" style:font-name="sans-serif" fo:font-size="10pt" style:font-name-asian="Times New Roman" style:font-size-asian="10pt" style:font-name-complex="Times New Roman" style:font-size-complex="10pt"/>
    </style:style>
    <style:style style:name="T19" style:family="text">
      <style:text-properties fo:color="#000000" style:font-name-asian="CenturyGothicPro" style:font-name-complex="CenturyGothicPro"/>
    </style:style>
    <style:style style:name="T20" style:family="text">
      <style:text-properties fo:color="#000000" style:letter-kerning="false" style:font-name-asian="Times New Roman" style:font-name-complex="NeueDemos" style:language-complex="ar" style:country-complex="SA"/>
    </style:style>
    <style:style style:name="T21" style:family="text">
      <style:text-properties fo:color="#000000" style:letter-kerning="false" fo:background-color="#ffffff" style:font-name-asian="Times New Roman" style:font-name-complex="NeueDemos" style:language-complex="ar" style:country-complex="SA"/>
    </style:style>
    <style:style style:name="T22" style:family="text">
      <style:text-properties fo:color="#000000" style:letter-kerning="false" fo:background-color="#ffffff" style:font-name-asian="Times New Roman" style:font-name-complex="Times New Roman" style:language-complex="ar" style:country-complex="SA"/>
    </style:style>
    <style:style style:name="T23" style:family="text">
      <style:text-properties fo:color="#000000" style:letter-kerning="false" fo:background-color="#ffffff" style:font-name-asian="Calibri" style:font-name-complex="Calibri" style:language-complex="ar" style:country-complex="SA"/>
    </style:style>
    <style:style style:name="T24" style:family="text">
      <style:text-properties fo:color="#000000" style:font-name-asian="Calibri" style:font-name-complex="Calibri"/>
    </style:style>
    <style:style style:name="T25" style:family="text">
      <style:text-properties fo:color="#000000" style:font-name-asian="Calibri" style:font-name-complex="Times New Roman"/>
    </style:style>
    <style:style style:name="T26" style:family="text">
      <style:text-properties fo:color="#000000" style:font-name-complex="WenQuanYi Micro Hei"/>
    </style:style>
    <style:style style:name="T27" style:family="text">
      <style:text-properties fo:color="#000000" style:font-name-asian="Century Gothic" style:font-name-complex="Century Gothic"/>
    </style:style>
    <style:style style:name="T28" style:family="text">
      <style:text-properties fo:color="#000000" style:font-name="serif" style:font-name-asian="Century Gothic" style:font-name-complex="Century Gothic"/>
    </style:style>
    <style:style style:name="T29" style:family="text">
      <style:text-properties fo:color="#000000" style:font-name="Century Gothic" fo:font-size="10pt" style:font-name-asian="Times New Roman" style:font-size-asian="10pt" style:font-name-complex="Times New Roman"/>
    </style:style>
    <style:style style:name="T30" style:family="text">
      <style:text-properties fo:color="#000000" fo:background-color="#ffff00" style:font-name-asian="Times New Roman" style:font-name-complex="Times New Roman"/>
    </style:style>
    <style:style style:name="T31" style:family="text">
      <style:text-properties fo:color="#000000" fo:background-color="#ffffff"/>
    </style:style>
    <style:style style:name="T32" style:family="text">
      <style:text-properties fo:color="#000000" fo:background-color="#ffffff" style:font-name-asian="Times New Roman" style:font-name-complex="Times New Roman"/>
    </style:style>
    <style:style style:name="T33" style:family="text">
      <style:text-properties fo:color="#000000" fo:background-color="#ffffff" style:font-name-asian="Times New Roman" style:font-name-complex="Times New Roman" style:font-style-complex="italic"/>
    </style:style>
    <style:style style:name="T34" style:family="text">
      <style:text-properties fo:color="#000000" fo:background-color="#ffffff" style:font-name-asian="Calibri" style:font-name-complex="Calibri"/>
    </style:style>
    <style:style style:name="T35" style:family="text">
      <style:text-properties fo:color="#000000" fo:font-weight="bold" style:font-name-asian="Times New Roman" style:font-weight-asian="bold" style:font-name-complex="Times New Roman" style:font-weight-complex="bold"/>
    </style:style>
    <style:style style:name="T36" style:family="text">
      <style:text-properties fo:color="#000000" fo:font-weight="bold" fo:background-color="#ffffff" style:font-name-asian="Calibri" style:font-weight-asian="bold" style:font-name-complex="Calibri" style:font-weight-complex="bold"/>
    </style:style>
    <style:style style:name="T37" style:family="text">
      <style:text-properties fo:color="#000000" fo:background-color="#ff00ff" style:font-name-asian="Calibri" style:font-name-complex="Calibri"/>
    </style:style>
    <style:style style:name="T38" style:family="text">
      <style:text-properties fo:color="#000000" fo:font-weight="normal" fo:background-color="#ffffff" style:font-name-asian="Calibri" style:font-weight-asian="normal" style:font-name-complex="Calibri" style:font-weight-complex="normal"/>
    </style:style>
    <style:style style:name="T39" style:family="text">
      <style:text-properties fo:color="#000000" fo:font-weight="normal" fo:background-color="#ffffff" style:font-name-asian="Times New Roman" style:font-weight-asian="normal" style:font-name-complex="Times New Roman" style:font-weight-complex="normal"/>
    </style:style>
    <style:style style:name="T40" style:family="text">
      <style:text-properties fo:background-color="#ffffff"/>
    </style:style>
    <style:style style:name="T41" style:family="text">
      <style:text-properties fo:background-color="#ffffff" style:font-name-asian="Times New Roman" style:font-name-complex="Times New Roman"/>
    </style:style>
    <style:style style:name="T42" style:family="text">
      <style:text-properties fo:background-color="#ffffff" style:font-name-asian="Calibri" style:font-name-complex="Calibri"/>
    </style:style>
    <style:style style:name="T43" style:family="text">
      <style:text-properties fo:font-style="italic" style:font-name-asian="Times New Roman" style:font-style-asian="italic" style:font-name-complex="Times New Roman"/>
    </style:style>
    <style:style style:name="T44" style:family="text">
      <style:text-properties fo:font-style="italic" style:font-name-asian="Times New Roman" style:font-style-asian="italic" style:font-name-complex="Times New Roman" style:font-style-complex="italic"/>
    </style:style>
    <style:style style:name="T45" style:family="text">
      <style:text-properties fo:font-style="italic" style:font-style-asian="italic"/>
    </style:style>
    <style:style style:name="T46" style:family="text">
      <style:text-properties fo:font-style="italic" style:font-style-asian="italic" style:font-style-complex="italic"/>
    </style:style>
    <style:style style:name="T47" style:family="text">
      <style:text-properties fo:font-style="italic" style:font-style-asian="italic" style:font-name-complex="Times New Roman" style:font-style-complex="italic"/>
    </style:style>
    <style:style style:name="T48" style:family="text">
      <style:text-properties fo:font-style="italic" fo:background-color="#ffffff" style:font-name-asian="Times New Roman" style:font-style-asian="italic" style:font-name-complex="Times New Roman"/>
    </style:style>
    <style:style style:name="T49" style:family="text">
      <style:text-properties fo:font-style="italic" fo:background-color="#ffffff" style:font-name-asian="Times New Roman" style:font-style-asian="italic" style:font-name-complex="Times New Roman" style:font-style-complex="italic"/>
    </style:style>
    <style:style style:name="T50" style:family="text">
      <style:text-properties fo:font-style="italic" style:font-name-asian="Calibri" style:font-style-asian="italic" style:font-name-complex="Calibri"/>
    </style:style>
    <style:style style:name="T51" style:family="text">
      <style:text-properties fo:font-style="italic" style:font-name-asian="Calibri" style:font-style-asian="italic" style:font-name-complex="Calibri" style:font-style-complex="italic"/>
    </style:style>
    <style:style style:name="T52" style:family="text">
      <style:text-properties fo:font-weight="bold" style:font-name-asian="Times New Roman" style:font-weight-asian="bold" style:font-name-complex="Times New Roman"/>
    </style:style>
    <style:style style:name="T53" style:family="text">
      <style:text-properties fo:font-weight="bold" style:font-name-asian="Times New Roman" style:font-weight-asian="bold" style:font-name-complex="Times New Roman" style:font-weight-complex="bold"/>
    </style:style>
    <style:style style:name="T54" style:family="text">
      <style:text-properties fo:font-weight="bold" style:font-name-asian="Calibri" style:font-weight-asian="bold" style:font-name-complex="Calibri" style:font-weight-complex="bold"/>
    </style:style>
    <style:style style:name="T55" style:family="text">
      <style:text-properties fo:font-weight="bold" style:font-weight-asian="bold" style:font-name-complex="Times New Roman"/>
    </style:style>
    <style:style style:name="T56" style:family="text">
      <style:text-properties fo:font-weight="bold" style:font-weight-asian="bold" style:font-weight-complex="bold"/>
    </style:style>
    <style:style style:name="T57" style:family="text">
      <style:text-properties fo:font-size="14pt" fo:font-weight="bold" style:font-name-asian="Times New Roman" style:font-size-asian="14pt" style:font-weight-asian="bold" style:font-name-complex="Times New Roman"/>
    </style:style>
    <style:style style:name="T58" style:family="text">
      <style:text-properties fo:font-size="14pt" fo:font-weight="bold" style:font-name-asian="Times New Roman" style:font-size-asian="14pt" style:font-weight-asian="bold" style:font-name-complex="Times New Roman" style:font-size-complex="14pt"/>
    </style:style>
    <style:style style:name="T59" style:family="text">
      <style:text-properties fo:font-size="10pt" style:font-name-asian="Times New Roman" style:font-size-asian="10pt" style:font-name-complex="Times New Roman" style:font-size-complex="10pt"/>
    </style:style>
    <style:style style:name="T60" style:family="text">
      <style:text-properties fo:font-size="10pt" style:font-name-asian="CenturyGothicPro" style:font-size-asian="10pt" style:font-name-complex="CenturyGothicPro" style:font-size-complex="10pt"/>
    </style:style>
    <style:style style:name="T61" style:family="text">
      <style:text-properties fo:font-size="10pt" style:font-size-asian="10pt" style:font-size-complex="10pt"/>
    </style:style>
    <style:style style:name="T62" style:family="text">
      <style:text-properties fo:font-size="10pt" fo:font-style="italic" style:font-size-asian="10pt" style:font-style-asian="italic" style:font-size-complex="10pt" style:font-style-complex="italic"/>
    </style:style>
    <style:style style:name="T63" style:family="text">
      <style:text-properties fo:font-size="10pt" fo:font-style="italic" style:font-name-asian="Times New Roman" style:font-size-asian="10pt" style:font-style-asian="italic" style:font-name-complex="Times New Roman" style:font-size-complex="10pt" style:font-style-complex="italic"/>
    </style:style>
    <style:style style:name="T64" style:family="text">
      <style:text-properties fo:font-size="10pt" fo:font-weight="bold" style:font-size-asian="10pt" style:font-weight-asian="bold" style:font-size-complex="10pt" style:font-weight-complex="bold"/>
    </style:style>
    <style:style style:name="T65" style:family="text">
      <style:text-properties fo:font-size="10pt" style:font-name-asian="Calibri" style:font-size-asian="10pt" style:font-name-complex="Calibri" style:font-size-complex="10pt"/>
    </style:style>
    <style:style style:name="T66" style:family="text">
      <style:text-properties fo:font-size="10pt" fo:background-color="#ffffff" style:font-name-asian="Times New Roman" style:font-size-asian="10pt" style:font-name-complex="Times New Roman" style:font-size-complex="10pt"/>
    </style:style>
    <style:style style:name="T67" style:family="text">
      <style:text-properties fo:font-size="13pt" style:font-name-asian="Times New Roman" style:font-size-asian="13pt" style:font-name-complex="Times New Roman"/>
    </style:style>
    <style:style style:name="T68" style:family="text">
      <style:text-properties fo:font-size="13pt" fo:font-weight="bold" style:font-name-asian="Times New Roman" style:font-size-asian="13pt" style:font-weight-asian="bold" style:font-name-complex="Times New Roman" style:font-size-complex="13pt"/>
    </style:style>
    <style:style style:name="T69" style:family="text">
      <style:text-properties style:font-name="TimesNewRoman" fo:font-size="10.5pt" fo:font-weight="bold" style:font-name-asian="TimesNewRoman" style:font-size-asian="10.5pt" style:font-weight-asian="bold" style:font-name-complex="TimesNewRoman" style:font-size-complex="10pt"/>
    </style:style>
    <style:style style:name="T70" style:family="text">
      <style:text-properties fo:color="#800000" fo:font-size="10pt" style:font-name-asian="Times New Roman" style:font-size-asian="10pt" style:font-name-complex="Times New Roman" style:font-size-complex="10pt"/>
    </style:style>
    <style:style style:name="T71" style:family="text">
      <style:text-properties fo:background-color="#ffff00"/>
    </style:style>
    <style:style style:name="T72" style:family="text">
      <style:text-properties fo:background-color="#ffff00" style:font-name-asian="Times New Roman" style:font-name-complex="Times New Roman"/>
    </style:style>
    <style:style style:name="T73" style:family="text">
      <style:text-properties fo:background-color="#ffff00" style:font-name-asian="Calibri" style:font-name-complex="Calibri"/>
    </style:style>
    <style:style style:name="T74" style:family="text">
      <style:text-properties style:font-name="Segoe UI" fo:font-size="11pt" style:font-name-asian="Segoe UI" style:font-size-asian="11pt" style:font-name-complex="Segoe UI" style:font-size-complex="11pt"/>
    </style:style>
    <style:style style:name="T75" style:family="text">
      <style:text-properties style:font-name="Segoe UI" fo:font-size="10pt" style:font-name-asian="Segoe UI" style:font-size-asian="10pt" style:font-name-complex="Segoe UI" style:font-size-complex="10pt"/>
    </style:style>
    <style:style style:name="T76" style:family="text">
      <style:text-properties style:font-name-asian="Segoe UI" style:font-name-complex="Segoe UI"/>
    </style:style>
    <style:style style:name="T77" style:family="text">
      <style:text-properties fo:color="#c0c0c0" style:font-name-asian="Times New Roman" style:font-name-complex="Times New Roman"/>
    </style:style>
    <style:style style:name="T78" style:family="text">
      <style:text-properties fo:color="#c0c0c0" style:font-name-asian="CenturyGothicPro" style:font-name-complex="CenturyGothicPro"/>
    </style:style>
    <style:style style:name="T79" style:family="text">
      <style:text-properties fo:color="#c0c0c0" fo:background-color="#ffffff" style:font-name-asian="Times New Roman" style:font-name-complex="Times New Roman"/>
    </style:style>
    <style:style style:name="T80" style:family="text">
      <style:text-properties style:font-name-complex="Times New Roman"/>
    </style:style>
    <style:style style:name="T81" style:family="text">
      <style:text-properties style:font-name-asian="CenturyGothicPro" style:font-name-complex="CenturyGothicPro"/>
    </style:style>
    <style:style style:name="T82" style:family="text">
      <style:text-properties style:font-name-asian="Calibri" style:font-name-complex="Calibri"/>
    </style:style>
    <style:style style:name="T83" style:family="text">
      <style:text-properties style:font-name-asian="Calibri" style:font-name-complex="Calibri" style:font-style-complex="italic"/>
    </style:style>
    <style:style style:name="T84" style:family="text">
      <style:text-properties style:font-name-asian="NeueDemos" style:font-name-complex="NeueDemos"/>
    </style:style>
    <style:style style:name="T85" style:family="text">
      <style:text-properties style:font-name="sans-serif"/>
    </style:style>
    <style:style style:name="T86" style:family="text">
      <style:text-properties fo:color="#ff0000" style:font-name-asian="Times New Roman" style:font-name-complex="Times New Roman"/>
    </style:style>
    <style:style style:name="T87" style:family="text">
      <style:text-properties fo:color="#ff0000" fo:font-size="10pt" fo:background-color="#ffffff" style:font-name-asian="Times New Roman" style:font-size-asian="10pt" style:font-name-complex="Times New Roman" style:font-size-complex="10pt"/>
    </style:style>
    <style:style style:name="T88" style:family="text">
      <style:text-properties fo:color="#ff0000" fo:background-color="#ffffff" style:font-name-asian="Ubuntu" style:font-name-complex="Ubuntu"/>
    </style:style>
    <style:style style:name="T89" style:family="text">
      <style:text-properties fo:color="#ff0000" fo:background-color="#ffffff" style:font-name-asian="Times New Roman" style:font-name-complex="Times New Roman"/>
    </style:style>
    <style:style style:name="T90" style:family="text">
      <style:text-properties fo:color="#ff0000" fo:font-style="italic" style:font-name-asian="Times New Roman" style:font-style-asian="italic" style:font-name-complex="Times New Roman" style:font-style-complex="italic"/>
    </style:style>
    <style:style style:name="T91" style:family="text">
      <style:text-properties fo:font-size="11pt" style:font-name-asian="Calibri" style:font-size-asian="11pt" style:font-name-complex="Times New Roman"/>
    </style:style>
    <style:style style:name="T92" style:family="text">
      <style:text-properties fo:font-size="11pt" style:font-name-asian="Calibri" style:font-size-asian="11pt" style:font-name-complex="Calibri"/>
    </style:style>
    <style:style style:name="T93" style:family="text">
      <style:text-properties fo:font-size="11pt" style:font-name-asian="Times New Roman" style:font-size-asian="11pt" style:font-name-complex="Times New Roman" style:font-size-complex="11pt"/>
    </style:style>
    <style:style style:name="T94" style:family="text">
      <style:text-properties fo:font-size="11pt" style:font-name-asian="Times New Roman" style:font-size-asian="11pt" style:font-name-complex="Times New Roman" style:font-size-complex="11pt" style:font-style-complex="italic"/>
    </style:style>
    <style:style style:name="T95" style:family="text">
      <style:text-properties fo:font-size="11pt" fo:language="en" fo:country="US" fo:font-style="italic" style:font-name-asian="Times New Roman" style:font-size-asian="11pt" style:font-style-asian="italic" style:font-name-complex="Times New Roman" style:font-size-complex="11pt" style:font-style-complex="italic"/>
    </style:style>
    <style:style style:name="T96" style:family="text">
      <style:text-properties fo:font-size="11pt" fo:language="en" fo:country="US" style:font-name-asian="Times New Roman" style:font-size-asian="11pt" style:font-name-complex="Times New Roman" style:font-size-complex="11pt"/>
    </style:style>
    <style:style style:name="T97" style:family="text">
      <style:text-properties style:language-asian="de" style:country-asian="DE" style:language-complex="ar" style:country-complex="SA"/>
    </style:style>
    <style:style style:name="T98" style:family="text">
      <style:text-properties style:font-name-asian="Ubuntu" style:font-name-complex="Ubuntu"/>
    </style:style>
    <style:style style:name="T99" style:family="text">
      <style:text-properties fo:language="en" fo:country="US"/>
    </style:style>
    <style:style style:name="T100" style:family="text">
      <style:text-properties style:font-name="Tlwg Typist" fo:font-size="10.5pt" style:font-name-asian="Times New Roman" style:font-size-asian="10.5pt" style:font-name-complex="Times New Roman" style:font-size-complex="10.5pt"/>
    </style:style>
    <style:style style:name="T101" style:family="text">
      <style:text-properties style:font-name="Tlwg Typist" fo:font-size="10.5pt" fo:language="en" fo:country="US" style:font-name-asian="Times New Roman" style:font-size-asian="10.5pt" style:font-name-complex="Times New Roman" style:font-size-complex="10.5pt"/>
    </style:style>
    <style:style style:name="T102" style:family="text">
      <style:text-properties fo:font-style="normal" style:font-name-asian="Times New Roman" style:font-style-asian="normal" style:font-name-complex="Times New Roman" style:font-style-complex="normal"/>
    </style:style>
    <style:style style:name="T103" style:family="text">
      <style:text-properties fo:color="#0000ff"/>
    </style:style>
    <style:style style:name="T104" style:family="text">
      <style:text-properties fo:color="#0000ff" style:font-name-asian="Calibri" style:font-name-complex="Calibri"/>
    </style:style>
    <style:style style:name="T105" style:family="text">
      <style:text-properties fo:color="#0000ff" fo:background-color="#ffffff"/>
    </style:style>
    <style:style style:name="T106" style:family="text">
      <style:text-properties fo:color="#0000ff" fo:background-color="#ffffff" style:font-name-asian="Times New Roman" style:font-name-complex="Times New Roman"/>
    </style:style>
    <style:style style:name="T107" style:family="text">
      <style:text-properties fo:color="#0000ff" fo:background-color="#ffffff" style:font-name-asian="Calibri" style:font-name-complex="Calibri"/>
    </style:style>
    <style:style style:name="T108" style:family="text">
      <style:text-properties fo:color="#0000ff" style:font-name-asian="Times New Roman" style:font-name-complex="Times New Roman"/>
    </style:style>
    <style:style style:name="T109" style:family="text">
      <style:text-properties fo:color="#0000ff" fo:font-style="italic" style:font-name-asian="Times New Roman" style:font-style-asian="italic" style:font-name-complex="Times New Roman"/>
    </style:style>
    <style:style style:name="T110" style:family="text">
      <style:text-properties fo:color="#0000ff" fo:font-style="italic" style:font-name-asian="Times New Roman" style:font-style-asian="italic" style:font-name-complex="Times New Roman" style:font-style-complex="italic"/>
    </style:style>
    <style:style style:name="T111" style:family="text">
      <style:text-properties fo:color="#0000ff" fo:font-style="italic" style:font-style-asian="italic" style:font-style-complex="italic"/>
    </style:style>
    <style:style style:name="T112" style:family="text">
      <style:text-properties fo:color="#0000ff" fo:font-style="italic" style:font-name-asian="Calibri" style:font-style-asian="italic" style:font-name-complex="Calibri"/>
    </style:style>
    <style:style style:name="T113" style:family="text">
      <style:text-properties fo:color="#0000ff" fo:font-style="italic" style:font-name-asian="Calibri" style:font-style-asian="italic" style:font-name-complex="Calibri" style:font-style-complex="italic"/>
    </style:style>
    <style:style style:name="T114" style:family="text">
      <style:text-properties fo:color="#0000ff" fo:font-style="italic" fo:background-color="#ffffff" style:font-name-asian="Times New Roman" style:font-style-asian="italic" style:font-name-complex="Times New Roman" style:font-style-complex="italic"/>
    </style:style>
    <style:style style:name="T115" style:family="text">
      <style:text-properties fo:color="#0000ff" fo:font-style="italic" fo:background-color="#ffffff" style:font-style-asian="italic" style:font-style-complex="italic"/>
    </style:style>
    <style:style style:name="T116" style:family="text">
      <style:text-properties fo:color="#0000ff" style:font-style-complex="italic"/>
    </style:style>
    <style:style style:name="T117" style:family="text">
      <style:text-properties fo:color="#0000ff" fo:language="en" fo:country="US"/>
    </style:style>
    <style:style style:name="T118" style:family="text">
      <style:text-properties fo:color="#0000ff" fo:language="en" fo:country="US" style:font-name-asian="Times New Roman" style:font-name-complex="Times New Roman"/>
    </style:style>
    <style:style style:name="T119" style:family="text">
      <style:text-properties fo:color="#0000ff" fo:language="en" fo:country="US" style:font-name-asian="Calibri" style:font-name-complex="Calibri"/>
    </style:style>
    <style:style style:name="T120" style:family="text">
      <style:text-properties fo:color="#0000ff" fo:language="en" fo:country="US" fo:font-style="italic" style:font-style-asian="italic" style:font-style-complex="italic"/>
    </style:style>
    <style:style style:name="T121" style:family="text">
      <style:text-properties fo:color="#0000ff" fo:language="en" fo:country="US" fo:font-style="italic" style:font-name-asian="Times New Roman" style:font-style-asian="italic" style:font-name-complex="Times New Roman" style:font-style-complex="italic"/>
    </style:style>
    <style:style style:name="T122" style:family="text">
      <style:text-properties fo:color="#0000ff" fo:font-size="12pt" fo:font-weight="normal" style:font-name-asian="Times New Roman" style:font-size-asian="12pt" style:font-weight-asian="normal" style:font-name-complex="Times New Roman" style:font-size-complex="12pt" style:font-weight-complex="normal"/>
    </style:style>
    <style:style style:name="T123" style:family="text">
      <style:text-properties fo:color="#0000ff" fo:font-size="12pt" fo:font-style="italic" fo:font-weight="normal" style:font-name-asian="Times New Roman" style:font-size-asian="12pt" style:font-style-asian="italic" style:font-weight-asian="normal" style:font-name-complex="Times New Roman" style:font-size-complex="12pt" style:font-style-complex="italic" style:font-weight-complex="normal"/>
    </style:style>
    <style:style style:name="T124" style:family="text">
      <style:text-properties fo:color="#0000ff" fo:font-size="10pt" fo:font-weight="normal" style:font-name-asian="Times New Roman" style:font-size-asian="10pt" style:font-weight-asian="normal" style:font-name-complex="Times New Roman" style:font-size-complex="10pt" style:font-weight-complex="normal"/>
    </style:style>
    <style:style style:name="T125" style:family="text">
      <style:text-properties fo:color="#0000ff" fo:font-weight="normal" style:font-name-asian="Times New Roman" style:font-weight-asian="normal" style:font-name-complex="Times New Roman" style:font-weight-complex="normal"/>
    </style:style>
    <style:style style:name="T126" style:family="text">
      <style:text-properties fo:color="#0000ff" style:text-underline-style="solid" style:text-underline-width="auto" style:text-underline-color="font-color" style:text-underline-mode="continuous" style:text-overline-mode="continuous" style:text-line-through-mode="continuous" style:font-name-asian="Times New Roman" style:font-name-complex="Times New Roman"/>
    </style:style>
    <style:style style:name="T127" style:family="text">
      <style:text-properties fo:color="#0000ff" style:letter-kerning="false" style:font-name-asian="Calibri" style:font-name-complex="NeueDemos" style:language-complex="ar" style:country-complex="SA"/>
    </style:style>
    <style:style style:name="T128" style:family="text">
      <style:text-properties fo:color="#0000ff" fo:background-color="#ffff00" style:font-name-asian="Times New Roman" style:font-name-complex="Times New Roman"/>
    </style:style>
    <style:style style:name="T129" style:family="text">
      <style:text-properties fo:color="#0000ff" fo:font-style="normal" fo:background-color="#ffffff" style:font-style-asian="normal" style:font-style-complex="normal"/>
    </style:style>
    <style:style style:name="T130" style:family="text">
      <style:text-properties fo:color="#0000ff" fo:background-color="transparent" style:font-name-asian="Times New Roman" style:font-name-complex="Times New Roman"/>
    </style:style>
    <style:style style:name="T131" style:family="text">
      <style:text-properties fo:font-size="15pt" fo:font-weight="bold" style:font-size-asian="15pt" style:font-weight-asian="bold" style:font-size-complex="15pt" style:font-weight-complex="bold"/>
    </style:style>
    <style:style style:name="T132" style:family="text">
      <style:text-properties style:letter-kerning="false" fo:background-color="#ffffff" style:font-name-asian="Times New Roman" style:font-name-complex="Times New Roman" style:language-complex="ar" style:country-complex="SA"/>
    </style:style>
    <style:style style:name="T133" style:family="text">
      <style:text-properties fo:color="#1f497d"/>
    </style:style>
    <style:style style:name="T134" style:family="text">
      <style:text-properties fo:color="#1f497d" style:font-name-asian="Times New Roman" style:font-name-complex="Times New Roman"/>
    </style:style>
    <style:style style:name="T135" style:family="text">
      <style:text-properties fo:color="#4f81bd"/>
    </style:style>
    <style:style style:name="T136" style:family="text">
      <style:text-properties fo:color="#4f81bd" style:font-name-asian="Times New Roman" style:font-name-complex="Times New Roman"/>
    </style:style>
    <style:style style:name="T137" style:family="text">
      <style:text-properties fo:color="#4f81bd" fo:font-style="italic" style:font-name-asian="Times New Roman" style:font-style-asian="italic" style:font-name-complex="Times New Roman"/>
    </style:style>
    <style:style style:name="T138" style:family="text">
      <style:text-properties fo:color="#2323dc"/>
    </style:style>
    <style:style style:name="T139" style:family="text">
      <style:text-properties fo:color="#2323dc" style:font-name-asian="Times New Roman" style:font-name-complex="Times New Roman"/>
    </style:style>
    <style:style style:name="T140" style:family="text">
      <style:text-properties fo:color="#2323dc" fo:font-style="italic" style:font-name-asian="Times New Roman" style:font-style-asian="italic" style:font-name-complex="Times New Roman" style:font-style-complex="italic"/>
    </style:style>
    <style:style style:name="T141" style:family="text">
      <style:text-properties fo:color="#2323dc" fo:font-style="italic" style:font-style-asian="italic" style:font-style-complex="italic"/>
    </style:style>
    <style:style style:name="T142" style:family="text">
      <style:text-properties fo:color="#0070c0" style:font-name-asian="Times New Roman" style:font-name-complex="Times New Roman"/>
    </style:style>
    <style:style style:name="T143" style:family="text">
      <style:text-properties fo:color="#0070c0" fo:language="en" fo:country="US" style:font-name-asian="Times New Roman" style:font-name-complex="Times New Roman"/>
    </style:style>
    <style:style style:name="T144" style:family="text">
      <style:text-properties fo:color="#0070c0" fo:language="en" fo:country="US" fo:font-style="italic" style:font-name-asian="Times New Roman" style:font-style-asian="italic" style:font-name-complex="Times New Roman"/>
    </style:style>
    <style:style style:name="T145" style:family="text">
      <style:text-properties fo:color="#0070c0" fo:language="en" fo:country="US" fo:font-style="italic" style:font-name-asian="Times New Roman" style:font-style-asian="italic" style:font-name-complex="Times New Roman" style:font-style-complex="italic"/>
    </style:style>
    <style:style style:name="T146" style:family="text">
      <style:text-properties fo:color="#4700b8" style:font-name-asian="Times New Roman" style:font-name-complex="Times New Roman"/>
    </style:style>
    <style:style style:name="T147" style:family="text">
      <style:text-properties fo:color="#4700b8" fo:font-style="italic" style:font-name-asian="Times New Roman" style:font-style-asian="italic" style:font-name-complex="Times New Roman"/>
    </style:style>
    <style:style style:name="T148" style:family="text">
      <style:text-properties fo:color="#4700b8" fo:font-style="italic" style:font-name-asian="Times New Roman" style:font-style-asian="italic" style:font-name-complex="Times New Roman" style:font-style-complex="italic"/>
    </style:style>
    <style:style style:name="T149" style:family="text">
      <style:text-properties fo:font-weight="bold" style:font-weight-asian="bold"/>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text:space-before="0.635cm" text:min-label-width="0.635cm"/>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1.905cm" text:min-label-width="0.635cm"/>
        <style:text-properties style:font-name="Symbol"/>
      </text:list-level-style-bullet>
      <text:list-level-style-bullet text:level="2" text:style-name="WW_5f_CharLFO2LVL2" text:bullet-char="o">
        <style:list-level-properties text:space-before="3.175cm" text:min-label-width="0.635cm"/>
        <style:text-properties style:font-name="Courier New"/>
      </text:list-level-style-bullet>
      <text:list-level-style-bullet text:level="3" text:style-name="WW_5f_CharLFO2LVL3" text:bullet-char="">
        <style:list-level-properties text:space-before="4.445cm" text:min-label-width="0.635cm"/>
        <style:text-properties style:font-name="Wingdings"/>
      </text:list-level-style-bullet>
      <text:list-level-style-bullet text:level="4" text:style-name="WW_5f_CharLFO2LVL4" text:bullet-char="">
        <style:list-level-properties text:space-before="5.715cm" text:min-label-width="0.635cm"/>
        <style:text-properties style:font-name="Symbol"/>
      </text:list-level-style-bullet>
      <text:list-level-style-bullet text:level="5" text:style-name="WW_5f_CharLFO2LVL5" text:bullet-char="o">
        <style:list-level-properties text:space-before="6.985cm" text:min-label-width="0.635cm"/>
        <style:text-properties style:font-name="Courier New"/>
      </text:list-level-style-bullet>
      <text:list-level-style-bullet text:level="6" text:style-name="WW_5f_CharLFO2LVL6" text:bullet-char="">
        <style:list-level-properties text:space-before="8.255cm" text:min-label-width="0.635cm"/>
        <style:text-properties style:font-name="Wingdings"/>
      </text:list-level-style-bullet>
      <text:list-level-style-bullet text:level="7" text:style-name="WW_5f_CharLFO2LVL7" text:bullet-char="">
        <style:list-level-properties text:space-before="9.525cm" text:min-label-width="0.635cm"/>
        <style:text-properties style:font-name="Symbol"/>
      </text:list-level-style-bullet>
      <text:list-level-style-bullet text:level="8" text:style-name="WW_5f_CharLFO2LVL8" text:bullet-char="o">
        <style:list-level-properties text:space-before="10.795cm" text:min-label-width="0.635cm"/>
        <style:text-properties style:font-name="Courier New"/>
      </text:list-level-style-bullet>
      <text:list-level-style-bullet text:level="9" text:style-name="WW_5f_CharLFO2LVL9" text:bullet-char="">
        <style:list-level-properties text:space-before="12.06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space-before="0.635cm"/>
        <style:text-properties style:font-name="OpenSymbol"/>
      </text:list-level-style-bullet>
      <text:list-level-style-bullet text:level="2" text:style-name="WW_5f_CharLFO3LVL2" text:bullet-char="◦">
        <style:list-level-properties text:space-before="0.635cm"/>
        <style:text-properties style:font-name="OpenSymbol"/>
      </text:list-level-style-bullet>
      <text:list-level-style-bullet text:level="3" text:style-name="WW_5f_CharLFO3LVL3" text:bullet-char="▪">
        <style:list-level-properties text:space-before="0.635cm"/>
        <style:text-properties style:font-name="OpenSymbol"/>
      </text:list-level-style-bullet>
      <text:list-level-style-bullet text:level="4" text:style-name="WW_5f_CharLFO3LVL4" text:bullet-char="•">
        <style:list-level-properties text:space-before="0.635cm"/>
        <style:text-properties style:font-name="OpenSymbol"/>
      </text:list-level-style-bullet>
      <text:list-level-style-bullet text:level="5" text:style-name="WW_5f_CharLFO3LVL5" text:bullet-char="◦">
        <style:list-level-properties text:space-before="0.635cm"/>
        <style:text-properties style:font-name="OpenSymbol"/>
      </text:list-level-style-bullet>
      <text:list-level-style-bullet text:level="6" text:style-name="WW_5f_CharLFO3LVL6" text:bullet-char="▪">
        <style:list-level-properties text:space-before="0.635cm"/>
        <style:text-properties style:font-name="OpenSymbol"/>
      </text:list-level-style-bullet>
      <text:list-level-style-bullet text:level="7" text:style-name="WW_5f_CharLFO3LVL7" text:bullet-char="•">
        <style:list-level-properties text:space-before="0.635cm"/>
        <style:text-properties style:font-name="OpenSymbol"/>
      </text:list-level-style-bullet>
      <text:list-level-style-bullet text:level="8" text:style-name="WW_5f_CharLFO3LVL8" text:bullet-char="◦">
        <style:list-level-properties text:space-before="0.635cm"/>
        <style:text-properties style:font-name="OpenSymbol"/>
      </text:list-level-style-bullet>
      <text:list-level-style-bullet text:level="9" text:style-name="WW_5f_CharLFO3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space-before="0.635cm"/>
        <style:text-properties style:font-name="OpenSymbol"/>
      </text:list-level-style-bullet>
      <text:list-level-style-bullet text:level="2" text:style-name="WW_5f_CharLFO4LVL2" text:bullet-char="◦">
        <style:list-level-properties text:space-before="0.635cm"/>
        <style:text-properties style:font-name="OpenSymbol"/>
      </text:list-level-style-bullet>
      <text:list-level-style-bullet text:level="3" text:style-name="WW_5f_CharLFO4LVL3" text:bullet-char="▪">
        <style:list-level-properties text:space-before="0.635cm"/>
        <style:text-properties style:font-name="OpenSymbol"/>
      </text:list-level-style-bullet>
      <text:list-level-style-bullet text:level="4" text:style-name="WW_5f_CharLFO4LVL4" text:bullet-char="•">
        <style:list-level-properties text:space-before="0.635cm"/>
        <style:text-properties style:font-name="OpenSymbol"/>
      </text:list-level-style-bullet>
      <text:list-level-style-bullet text:level="5" text:style-name="WW_5f_CharLFO4LVL5" text:bullet-char="◦">
        <style:list-level-properties text:space-before="0.635cm"/>
        <style:text-properties style:font-name="OpenSymbol"/>
      </text:list-level-style-bullet>
      <text:list-level-style-bullet text:level="6" text:style-name="WW_5f_CharLFO4LVL6" text:bullet-char="▪">
        <style:list-level-properties text:space-before="0.635cm"/>
        <style:text-properties style:font-name="OpenSymbol"/>
      </text:list-level-style-bullet>
      <text:list-level-style-bullet text:level="7" text:style-name="WW_5f_CharLFO4LVL7" text:bullet-char="•">
        <style:list-level-properties text:space-before="0.635cm"/>
        <style:text-properties style:font-name="OpenSymbol"/>
      </text:list-level-style-bullet>
      <text:list-level-style-bullet text:level="8" text:style-name="WW_5f_CharLFO4LVL8" text:bullet-char="◦">
        <style:list-level-properties text:space-before="0.635cm"/>
        <style:text-properties style:font-name="OpenSymbol"/>
      </text:list-level-style-bullet>
      <text:list-level-style-bullet text:level="9" text:style-name="WW_5f_CharLFO4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space-before="0.635cm"/>
        <style:text-properties style:font-name="OpenSymbol"/>
      </text:list-level-style-bullet>
      <text:list-level-style-bullet text:level="2" text:style-name="WW_5f_CharLFO5LVL2" text:bullet-char="◦">
        <style:list-level-properties text:space-before="0.635cm"/>
        <style:text-properties style:font-name="OpenSymbol"/>
      </text:list-level-style-bullet>
      <text:list-level-style-bullet text:level="3" text:style-name="WW_5f_CharLFO5LVL3" text:bullet-char="▪">
        <style:list-level-properties text:space-before="0.635cm"/>
        <style:text-properties style:font-name="OpenSymbol"/>
      </text:list-level-style-bullet>
      <text:list-level-style-bullet text:level="4" text:style-name="WW_5f_CharLFO5LVL4" text:bullet-char="•">
        <style:list-level-properties text:space-before="0.635cm"/>
        <style:text-properties style:font-name="OpenSymbol"/>
      </text:list-level-style-bullet>
      <text:list-level-style-bullet text:level="5" text:style-name="WW_5f_CharLFO5LVL5" text:bullet-char="◦">
        <style:list-level-properties text:space-before="0.635cm"/>
        <style:text-properties style:font-name="OpenSymbol"/>
      </text:list-level-style-bullet>
      <text:list-level-style-bullet text:level="6" text:style-name="WW_5f_CharLFO5LVL6" text:bullet-char="▪">
        <style:list-level-properties text:space-before="0.635cm"/>
        <style:text-properties style:font-name="OpenSymbol"/>
      </text:list-level-style-bullet>
      <text:list-level-style-bullet text:level="7" text:style-name="WW_5f_CharLFO5LVL7" text:bullet-char="•">
        <style:list-level-properties text:space-before="0.635cm"/>
        <style:text-properties style:font-name="OpenSymbol"/>
      </text:list-level-style-bullet>
      <text:list-level-style-bullet text:level="8" text:style-name="WW_5f_CharLFO5LVL8" text:bullet-char="◦">
        <style:list-level-properties text:space-before="0.635cm"/>
        <style:text-properties style:font-name="OpenSymbol"/>
      </text:list-level-style-bullet>
      <text:list-level-style-bullet text:level="9" text:style-name="WW_5f_CharLFO5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000000" svg:stroke-opacity="100%" draw:stroke-linejoin="miter" draw:fill="solid" draw:fill-color="#ffffff" draw:opacity="100%" draw:textarea-vertical-align="middle" draw:auto-grow-height="false" draw:auto-grow-width="false" fo:min-height="4.179cm" fo:min-width="4.022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a5" svg:stroke-opacity="100%" draw:stroke-linejoin="round" draw:fill="none" draw:textarea-vertical-align="top" draw:auto-grow-height="false" draw:auto-grow-width="false" fo:min-height="2.381cm" fo:min-width="1.346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marker-end="a9" svg:stroke-opacity="100%" draw:stroke-linejoin="round" draw:fill="none" draw:textarea-vertical-align="top" draw:auto-grow-height="false" draw:auto-grow-width="false" fo:min-height="2.381cm" fo:min-width="0.686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000000" draw:marker-end="a7" svg:stroke-opacity="100%" draw:stroke-linejoin="round" draw:fill="none" draw:textarea-vertical-align="top" draw:auto-grow-height="false" draw:auto-grow-width="false" fo:min-height="2.381cm" fo:min-width="0.367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6cm" svg:stroke-color="#000000" draw:marker-end="a11" svg:stroke-opacity="100%" draw:stroke-linejoin="round" draw:fill="none" draw:textarea-vertical-align="top" draw:auto-grow-height="false" draw:auto-grow-width="false" fo:min-height="2.75cm" fo:min-width="1.559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
      <text:p text:style-name="P3">Freie Universität Berlin</text:p>
      <text:p text:style-name="P3">Fachbereich Erziehungswissenschaft und Psychologie</text:p>
      <text:p text:style-name="P3">Masterarbeit im Masterstudiengang Bildungswissenschaft</text:p>
      <text:p text:style-name="P6"/>
      <text:p text:style-name="P6"/>
      <text:p text:style-name="P6"/>
      <text:p text:style-name="P6">Die Einschätzung der Erziehungs- und Bildungspartnerschaft zwischen pädagogischen Fachkräften und Familien durch die Eltern am Beispiel der FRÖBEL-Kindertageseinrichtungen</text:p>
      <text:p text:style-name="P6"/>
      <text:p text:style-name="P6"/>
      <text:p text:style-name="P4"/>
      <text:p text:style-name="P9">Erstgutachterin: <text:s/>Prof. Dr. Yvonne Anders</text:p>
      <text:p text:style-name="P8"><text:s text:c="33"/>Zweitgutachterin: <text:s/>Dr. Axinja Hachfeld</text:p>
      <text:p text:style-name="P7"/>
      <text:p text:style-name="P7"/>
      <text:p text:style-name="P3">vorgelegt von</text:p>
      <text:p text:style-name="P3">Iryna Karpyuk</text:p>
      <text:p text:style-name="P3">4222981</text:p>
      <text:p text:style-name="P2"/>
      <text:p text:style-name="P2">Wörter im Textteil: [Anzahl Wörter]</text:p>
      <text:p text:style-name="P2"/>
      <text:p text:style-name="P2"/>
      <text:p text:style-name="P5">[Berlin, Abgabedatum]</text:p>
      <text:p text:style-name="P12"><text:soft-page-break/>ABSTRACT</text:p>
      <text:p text:style-name="P10"><text:span text:style-name="Absatz-Standardschriftart"><text:span text:style-name="T1">Die vorliegende Arbeit beschäftigt sich mit der Erziehungs- und Bildungspartnerschaft zwischen den pädagogischen Fachkräften und Eltern in den FRÖBEL-Kindertageseinrichtungen. Die Studie geht der Frage nach, w</text:span></text:span><text:span text:style-name="Absatz-Standardschriftart"><text:span text:style-name="T6">elche homogenen Dimensionen sich in der Subskala </text:span></text:span><text:span text:style-name="Absatz-Standardschriftart"><text:span text:style-name="T7">„Zusammenarbeit mit Familien“ </text:span></text:span><text:span text:style-name="Absatz-Standardschriftart"><text:span text:style-name="T6">herausbilden lassen und </text:span></text:span><text:span text:style-name="Absatz-Standardschriftart"><text:span text:style-name="T7">wie die Kooperation zwischen den pädagogischen Fachkräften und den Familien aus der Sicht der Eltern beurteilt wird.</text:span></text:span></text:p>
      <text:p text:style-name="P10">Die Datengrundlage bilden 2579 Elternfragebögen, anhand deren Eltern die Möglichkeit bekommen haben, die Zusammenarbeit einzuschätzen.</text:p>
      <text:p text:style-name="P10">Die Befunde veranschaulichen, dass<text:span text:style-name="Absatz-Standardschriftart"><text:span text:style-name="T41"> sich die Mehrheit der Eltern positiv bezüglich der Zusammenarbeit zwischen pädagogischen Fachkräften und Familien in den FRÖBEL-Einrichtungen äußerten.</text:span></text:span> Weiterhin ließ sich<text:span text:style-name="Absatz-Standardschriftart"><text:span text:style-name="T1"> in der Datenstruktur mittels der exploratorischen Faktorenanalyse eine Dimension </text:span></text:span><text:span text:style-name="Absatz-Standardschriftart"><text:span text:style-name="T43">„Zusammenarbeit mit Familien“</text:span></text:span><text:span text:style-name="Absatz-Standardschriftart"><text:span text:style-name="T1"> herausbilden.</text:span></text:span></text:p>
      <text:p text:style-name="P10"/>
      <text:p text:style-name="P16"/>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60"><text:span text:style-name="Absatz-Standardschriftart"><text:span text:style-name="T52">Inhaltsverzeichnis</text:span></text:span></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span text:style-name="Absatz-Standardschriftart"><text:span text:style-name="T58">Teil I: Einleitung und theoretischer Rahmen der Arbeit</text:span></text:span></text:p>
      <text:p text:style-name="P60"><text:span text:style-name="Absatz-Standardschriftart"><text:span text:style-name="T52">1. Einleitung</text:span></text:span></text:p>
      <text:p text:style-name="P61">„Es macht keinen Sinn, ein Kind zu erziehen, ohne dabei die für das Kind bedeutendsten Menschen zu berücksichtigen“ (Tina Bruce, 1977).</text:p>
      <text:p text:style-name="P62"/>
      <text:p text:style-name="P60"><text:span text:style-name="Absatz-Standardschriftart"><text:span text:style-name="T1">Heutzutage wachsen Kinder vorwiegend in den zwei Systemen “Familie” und “Kindertageseinrichtung” auf. Die Aufgabe der beiden Systeme besteht nicht nur darin, die Kinder zu erziehen, sondern in erster Linie sie in ihrer Entwicklung bestmöglich zu fördern und zu unterstützen. Um dies zu erreichen, sollten die beiden Systeme bewusst eine wechselseitige Kooperation anstreben und sich gegenseitig in der Erziehung, Bildung und Betreuung der Kinder ergänzen.</text:span></text:span><text:span text:style-name="Absatz-Standardschriftart"><text:span text:style-name="T1"><text:tab/> <text:s/></text:span></text:span></text:p>
      <text:p text:style-name="P63"><text:span text:style-name="Absatz-Standardschriftart"><text:span text:style-name="T1">Die Zusammenarbeit</text:span></text:span><text:span text:style-name="Absatz-Standardschriftart"><text:span text:style-name="T1"><text:note text:id="ftn1" text:note-class="footnote"><text:note-citation>1</text:note-citation><text:note-body><text:p text:style-name="P64"><text:s text:c="5"/>In der vorliegenden Arbeit werden die Begriffe „Zusammenarbeit mit Familien“ und „Erziehungs- und Bildungspartnerschaft“ als Synonyme verwendet.</text:p></text:note-body></text:note></text:span></text:span><text:span text:style-name="Absatz-Standardschriftart"><text:span text:style-name="T1"> zwischen Familien und pädagogischen Fachkräften stellt eine der primären Aufgaben der Kindertageseinrichtungen dar. Sie bildet neben den zwei wichtigsten Aufgabenspektren der Erzieher/-innen: der „direkten“ pädagogischen Arbeit am Kind und der Notwendigkeit der systematischen, institutionellen Vernetzung mit anderen Einrichtungen, einen dritten wesentlichen Aspekt moderner Kindergartenpädagogik (Kasüschke &amp; Fröhlich-Gildhoff, 2008, S. 141). Dass die Zusammenarbeit mit den Eltern in den Kindergärten einen so hohen Stellenwert einnimmt, ist nicht zuletzt der gestiegenen Bedeutung der vorschulischen Bildung, Betreuung und Erziehung zu verdanken. Als Folge wird in der heutigen Gesellschaft ein immer größerer Wert auf eine gute Zusammenarbeit zwischen den Kindertagesstätten und den Eltern gelegt. In diesem Zusammenhang hat die Elternarbeit in den letzten Jahren eine grundlegende Wandlung erfahren. Für lange Zeit wurde die Zusammenarbeit mit Familien für eine als unnötig betrachtete Zusatzbelastung für die pädagogischen Fachkräfte gehalten. Erst seit den 80er Jahren rückt sie immer mehr in den Fokus der Öffentlichkeit. Diesen geschichtlichen Wandel grob zu skizzieren, ist ein Teil der Arbeit. Das Ziel der Auseinandersetzung mit den geschichtlich und </text:span></text:span><text:soft-page-break/><text:span text:style-name="Absatz-Standardschriftart"><text:span text:style-name="T1">gesellschaftlich stattgefundenen Veränderungen (Kapitel 2) ist </text:span></text:span><text:span text:style-name="Absatz-Standardschriftart"><text:span text:style-name="T7">zum einen</text:span></text:span><text:span text:style-name="Absatz-Standardschriftart"><text:span text:style-name="T1">, die fortdauernde Notwendigkeit von Veränderung und Anpassung in der Elternarbeit zu betonen, aber auch die zunehmende Signifikanz des Themas damit zu untermauern.</text:span></text:span></text:p>
      <text:p text:style-name="P26"><text:span text:style-name="Absatz-Standardschriftart"><text:span text:style-name="T7"><text:tab/>Die zweite Aufgabe dieser Arbeit bestand darin, einen Einblick in die bisherigen, empirisch gestützten Erkenntnisse zu diesem Thema zu ermöglichen. Die Recherche zum aktuellen Forschungsstand hat ergeben, dass sich sowohl in der nationalen als auch in der internationalen Forschung wenig mit der </text:span></text:span><text:span text:style-name="Absatz-Standardschriftart"><text:span text:style-name="T1">Zusammenarbeit mit Familien in den Kindertageseinrichtungen aus der Sicht der Eltern beschäftigt wurde.</text:span></text:span><text:span text:style-name="Absatz-Standardschriftart"><text:span text:style-name="T7"> </text:span></text:span><text:span text:style-name="Absatz-Standardschriftart"><text:span text:style-name="T1">Dies betrifft insbesondere den deutschsprachigen Raum. </text:span></text:span><text:span text:style-name="Absatz-Standardschriftart"><text:span text:style-name="T7"><text:s/>Es finden sich insgesamt nur wenige empirische Studien in diesem Bereich. Die meisten davon sind zudem entweder wenig aktuell oder enthalten zu kleine Stichproben bzw. sind thematisch sehr eng angelegt. Auch i</text:span></text:span><text:span text:style-name="Absatz-Standardschriftart"><text:span text:style-name="T1">m angloamerikanischen Sprachraum beschäftigen sich die meisten Untersuchungen kaum mit der Zusammenarbeit mit Familien im regulären Kindergartenalltag. Sie sind eher auf die Evaluation von Elternkursprogrammen in Kindergärten, auf die Zusammenarbeit in der Schule oder in der Kinderpsychotherapie ausgerichtet.</text:span></text:span><text:span text:style-name="Absatz-Standardschriftart"><text:span text:style-name="T7"> <text:s/></text:span></text:span></text:p>
      <text:p text:style-name="P29">Eine fundierte wissenschaftliche Auseinandersetzung mit der Thematik fehlt also nach wie vor trotz der wachsenden Bedeutsamkeit des ausgewählten Themas.</text:p>
      <text:p text:style-name="P65"><text:span text:style-name="Absatz-Standardschriftart"><text:span text:style-name="T1">Aus diesem Grund liegt der Interessenschwerpunkt der vorliegenden Arbeit darin, den Lesern und Leserinnen die Relevanz und Notwendigkeit der Erziehungs- und Bildungspartnerschaft in den Kindertageseinrichtungen aufzuzeigen und damit zu einer intensiveren Auseinandersetzung mit dem Thema in der wissenschaftlichen Forschung anzuregen.</text:span></text:span></text:p>
      <text:p text:style-name="P26"><text:span text:style-name="Absatz-Standardschriftart"><text:span text:style-name="T1"><text:tab/>Der empirische Teil der Arbeit befasst sich mit einer explorativen Untersuchung zum Thema „Zusammenarbeit mit Familien in Kindertageseinrichtungen“, die im Rahmen des Projekts „FRÖBEL-Eltern- und Mitarbeiter/-innenbefragung 2013” durchgeführt wurde. Das Interesse an den FRÖBEL-Kindergärten und deren Zusammenarbeit mit den Familien wurde während meines dreimonatigen Praktikums bei dem gemeinnützigen Verein </text:span></text:span><text:soft-page-break/><text:span text:style-name="Absatz-Standardschriftart"><text:span text:style-name="T1">FRÖBEL e.V</text:span></text:span><text:span text:style-name="Footnote_20_Symbol"><text:span text:style-name="T1"><text:note text:id="ftn2" text:note-class="footnote"><text:note-citation>2</text:note-citation><text:note-body><text:p text:style-name="P30"><text:span text:style-name="Absatz-Standardschriftart"><text:span text:style-name="T59"><text:s text:c="3"/>Der FRÖBEL e.V. ist ein anerkannter Träger der Jugendhilfe und</text:span></text:span><text:span text:style-name="Absatz-Standardschriftart"><text:span text:style-name="T60"> betreibt Krippen, Kindergärten und Horte sowohl national (in mehreren Bundesländern Deutschlands) als auch international (Türkei, Australien). Aktuell werden </text:span></text:span><text:span text:style-name="Absatz-Standardschriftart"><text:span text:style-name="T61">ca. 12.000 Kinder in über 130 Einrichtungen betreut.</text:span></text:span></text:p></text:note-body></text:note></text:span></text:span><text:span text:style-name="Absatz-Standardschriftart"><text:span text:style-name="T1"> geweckt und im Laufe der Praktikumstätigkeiten, die vorwiegend im Bereich Qualitätsentwicklung in den Kindertageseinrichtungen lagen, in hohem Maße verstärkt.</text:span></text:span></text:p>
      <text:p text:style-name="P82"><text:span text:style-name="Absatz-Standardschriftart"><text:span text:style-name="T1"><text:tab/>In Anbetracht dessen, dass es speziell zu dem Thema „Zusammenarbeit zwischen den Eltern und pädagogischen Fachkräften </text:span></text:span><text:span text:style-name="Absatz-Standardschriftart"><text:span text:style-name="T7">in FRÖBEL-Kindertages-einrichtungen“</text:span></text:span><text:span text:style-name="Absatz-Standardschriftart"><text:span text:style-name="T1"> bislang keine Forschungsergebnisse gibt, ist das zentrale Ziel dieser Arbeit, zu untersuchen, wie die Zusammenarbeit in den FRÖBEL-Kindergärten durch die Eltern bewertet wird. Im Vordergrund stehen die Fragen:</text:span></text:span></text:p>
      <text:list xml:id="list1503431508" text:style-name="L8">
        <text:list-item>
          <text:p text:style-name="P123"><text:span text:style-name="Absatz-Standardschriftart"><text:span text:style-name="T44">„Wie schätzen die Eltern die Zusammenarbeit zwischen den pädagogischen Fachkräften und Familien in den FRÖBEL-Kindertageseinrichtungen ein?“</text:span></text:span></text:p>
        </text:list-item>
        <text:list-item>
          <text:p text:style-name="P125"><text:span text:style-name="Absatz-Standardschriftart"><text:span text:style-name="T1"><text:s/>„</text:span></text:span><text:span text:style-name="Absatz-Standardschriftart"><text:span text:style-name="T8">Welche homogenen Dimensionen (thematische Subkategorien) lassen sich in der Subskala „Zusammenarbeit mit Familien“ des FRÖBEL-Elternfragebogens herausbilden?“</text:span></text:span></text:p>
        </text:list-item>
      </text:list>
      <text:p text:style-name="P65">Die vorliegende Arbeit ist in zwei große Blöcke eingeteilt. Im ersten, theoretischen Teil der Arbeit wird ein geschichtlicher Rückblick auf die Entwicklung von Erziehungs- und Bildungspartnerschaften mit Eltern gegeben. Im weiteren Schritt <text:s/>wird aufgezeigt, dass der geschichtliche Wandel nicht nur auf die gesellschaftliche Wahrnehmung beschränkt ist, sondern sich auch in den rechtlichen Grundlagen und den Rahmenrichtlinien der Bundesländer zur Förderung der Bildungs- und Erziehungspartnerschaften widerspiegelt. Anschließend werden die wichtigsten, nach dem stattgefundenen Wandel neu definierten Inhalte der Erziehungs- und Bildungspartnerschaft benannt und einige gewichtige Argumente für die Relevanz der Zusammenarbeit mit den Familien vor dem Hintergrund dieser Veränderungen aufgeführt. <text:span text:style-name="Absatz-Standardschriftart"><text:span text:style-name="T1">Im Anschluss werden die bisherigen empirischen Forschungsergebnisse aus der gesichteten einschlägigen Literatur und weiteren analysierten Quellen wie fachliche Zeitschriften, </text:span></text:span><text:soft-page-break/><text:span text:style-name="Absatz-Standardschriftart"><text:span text:style-name="T1">Datenbanken etc. präsentiert.</text:span></text:span></text:p>
      <text:p text:style-name="P16"><text:tab/>Der zweite, empirische Teil der Arbeit zielt darauf, die bereits erwähnten Fragestellungen zu erforschen. Zunächst wird das Projekt „FRÖBEL-Mitarbeiter/innen- und Elternbefragung 2013“, das von den Mitarbeiter/-innen der FRÖBEL e.V. durchgeführt wurde, näher vorgestellt. Anschließend wird das methodische Vorgehen der empirischen Untersuchung erläutert. Das Kapitel umfasst zunächst Angaben zum Aufbau der Studie, zur Stichprobe und zur Erhebungsdurchführung. Darauf folgen Ausführungen zu den statistischen Analyseverfahren, wobei die explorative Faktorenanalyse als zentrales Verfahren verwendet wird. Im Weiteren werden die Ergebnisse dieser Studie zusammengefasst und die Befunde diskutiert. Abschließend werden einige Möglichkeiten für die weitere Forschung auf diesem Gebiet aufgezeigt.<text:tab/></text:p>
      <text:p text:style-name="P25"><text:span text:style-name="Absatz-Standardschriftart"><text:span text:style-name="T43"><text:tab/></text:span></text:span></text:p>
      <text:p text:style-name="P68"><text:span text:style-name="Absatz-Standardschriftart"><text:span text:style-name="T52">2. Geschichtlicher Rückblick auf die Entwicklung von Erziehungs- und Bildungspartnerschaften mit Eltern</text:span></text:span></text:p>
      <text:p text:style-name="P16">In diesem Kapitel wird zunächst ein kurzer Einblick in die Anfänge der Zusammenarbeit mit Familien in Kindertageseinrichtungen gegeben. Ferner wird auf die Wandlung des Begriffes „Elternarbeit“ - <text:s/>von der Elternarbeit bis hin zur Erziehungs- und Bildungspartnerschaft - eingegangen.</text:p>
      <text:p text:style-name="P26"><text:span text:style-name="Absatz-Standardschriftart"><text:span text:style-name="T1"><text:tab/> Seit den 70er Jahren wird das Thema „Zusammenarbeit mit den Eltern in <text:s/>Kindertageseinrichtungen“ verstärkt in der Fachdiskussion thematisiert und hat seitdem ständig an Bedeutung gewonnen. Das spiegelt sich in der pädagogischen Literatur deutlich wieder. Wenn man zurückblickt, stellt man fest, dass sich die Beziehung zwischen pädagogischen Fachkräften und Eltern im gesellschaftlichen Prozess</text:span></text:span><text:span text:style-name="Absatz-Standardschriftart"><text:span text:style-name="T67"> </text:span></text:span><text:span text:style-name="Absatz-Standardschriftart"><text:span text:style-name="T1">mehrmals verändert hat. Bis Mitte des 19. Jahrhunderts verlief der Elterneinbezug in die pädagogische Arbeit nicht über die direkte Interaktion zwischen Pädagogen und Eltern, sondern anhand von literarischen Ratgebern zur Erziehung</text:span></text:span><text:span text:style-name="Absatz-Standardschriftart"><text:span text:style-name="T43">. </text:span></text:span><text:span text:style-name="Absatz-Standardschriftart"><text:span text:style-name="T1">In diesen Schriften ging es vor allem um die Belehrung und Unterweisung der Eltern, denen der Status der Unterweisungsbedürftigen </text:span></text:span><text:soft-page-break/><text:span text:style-name="Absatz-Standardschriftart"><text:span text:style-name="T1">zugeschrieben wurde. Offene partnerschaftliche Absprachen in Erziehungsfragen </text:span></text:span><text:span text:style-name="Absatz-Standardschriftart"><text:span text:style-name="T1">zwischen beiden Akteuren werden erst seit kurzer Zeit und noch nicht durchgängig praktiziert (Wiezorek, 2006, S. 43).</text:span></text:span></text:p>
      <text:p text:style-name="P26"><text:span text:style-name="Absatz-Standardschriftart"><text:span text:style-name="T1"><text:tab/>Der erste Kontakt zwischen Eltern oder, genauer gesagt, zwischen Müttern und Erzieher/-innen kam zustande, als der Kleinkindpädagoge Friedrich Fröbel (1780-1852) um 1840 den ersten Kindergarten</text:span></text:span><text:span text:style-name="Absatz-Standardschriftart"><text:span text:style-name="T1"><text:note text:id="ftn3" text:note-class="footnote"><text:note-citation>3</text:note-citation><text:note-body><text:p text:style-name="P30"><text:span text:style-name="Absatz-Standardschriftart"><text:span text:style-name="T69"><text:s text:c="4"/></text:span></text:span><text:span text:style-name="Absatz-Standardschriftart"><text:span text:style-name="T59">Der erste Kindergarten wurde von Fröbel (1782-1852) 1840 in Blankenburg gegründet. Fröbels Pädagogik entstand aus der geistigen Bewegung der Romantik und des Idealismus. Für Fröbel stellte sich die Welt als sinnvolles Ganzes dar, und die Aufgabe der Erziehung sei es, den Menschen zum Einklang und zur Harmonie mit der Welt zu führen. Bereits 1851 wurden die neu eingerichteten Fröbel-Kindergärten für über 10 Jahre verboten (Berger, 2000, S. 10-22).</text:span></text:span></text:p></text:note-body></text:note></text:span></text:span><text:span text:style-name="Absatz-Standardschriftart"><text:span text:style-name="T1"> gründete. Mit der Konzeption des fröbelschen Kindergartens wurde zum ersten Mal in der Geschichte der Pädagogik das Ziel verfolgt, die familiäre Erziehung durch vorschulische Einrichtungen bewusst zu ergänzen. Fröbel sah seinen Kindergarten als Volksbildungsanstalt für Kinder, Eltern und Erzieher/-innen. Er regte auch die Gründung von Elternvereinen an, die die Initiatoren und Träger der ersten Kindergärten wurden.</text:span></text:span></text:p>
      <text:p text:style-name="P65"><text:span text:style-name="Absatz-Standardschriftart"><text:span text:style-name="T1">Insbesondere betonte Fröbel die Rolle der Mutter mit ihren Eigenschaften, die für die Entwicklung des Kindes sehr förderlich sind. Mutter und Kind wurden von Fröbel als Einheit gesehen (Herrmann, 2007, S. 19-20). Allerdings, was die Zusammenarbeit mit Familien im heutigen Sinne</text:span></text:span><text:span text:style-name="Kommentarzeichen"><text:span text:style-name="T3"><text:note text:id="ftn4" text:note-class="footnote"><text:note-citation>4</text:note-citation><text:note-body><text:p text:style-name="P30"><text:span text:style-name="Absatz-Standardschriftart"><text:span text:style-name="T70"><text:s text:c="2"/></text:span></text:span><text:span text:style-name="Absatz-Standardschriftart"><text:span text:style-name="T13">Die Eltern als Expertinnen und Experten für ihr Kind anzuerkennen, der regelmäßige wechselseitiger Dialog über die Entwicklung und Bildungsinteresse der Kinder,</text:span></text:span><text:span text:style-name="Absatz-Standardschriftart"><text:span text:style-name="T18"> </text:span></text:span><text:span text:style-name="Absatz-Standardschriftart"><text:span text:style-name="T13">wertschätzende und respektvolle Grundhaltung gegenüber der Unterschiedlichkeit der familiären Lebens-bedingungen und Lebensentwürfe</text:span></text:span><text:span text:style-name="Absatz-Standardschriftart"><text:span text:style-name="T18">, </text:span></text:span><text:span text:style-name="Absatz-Standardschriftart"><text:span text:style-name="T13">gegenseitiges Vertrauen etc. (Kieschnick, Marx &amp; Steinfeldt, 2014, S. 25-28).</text:span></text:span></text:p></text:note-body></text:note></text:span></text:span> <text:span text:style-name="Absatz-Standardschriftart"><text:span text:style-name="T1">im fröbelschen Kindergarten <text:s/>anbelangt, war sie im 19. Jahrhundert lediglich in rudimentären Formen vorzufinden. Die Zusammenarbeit zu der Zeit ist aus reiner Notwendigkeit entstanden, das Funktionieren der Kindergartenarbeit zu sichern. Sie bestand hauptsächlich darin, <text:s/>dass die Mütter ihre Kinder pünktlich in den Kindergarten bringen und abholen mussten. Gespräche über die Kinder waren nur dann vorgesehen, wenn etwas vorgefallen war. In solchen Fällen wurden die Mütter angehalten, ihre Kinder besser zu erziehen. Die Kooperation der Erzieher/-innen mit den Müttern ließ sich weithin als autoritär-hierarchisch bezeichnen (Thiersch, 2006, S. 82-83).</text:span></text:span></text:p>
      <text:p text:style-name="P16"><text:soft-page-break/><text:tab/>In den 50er- und 60er Jahren wurden Eltern weiterhin lediglich als Laien betrachtet und im Kindergarten eher am Rande einbezogen. Die Kooperation mit ihnen beschränkte sich nur darauf, zu zeigen wie inkompetent und pädagogisch ungebildet sie sind. Bis in die 80er Jahre gaben die Institutionen die Bedingungen vor, denen sich Eltern in der Regel zu fügen hatten. Die Anpassung der Eltern an die Vorgaben der Einrichtung war selbstverständlich. Zum Beispiel in der DDR durften die Eltern oft keine Gruppenräume betreten und in Westdeutschland gab es bis weit in die 60-er Jahre hinein weder Elternbeiräte noch andere Formen von Elternmitsprache (Klein &amp; Vogt, 2008, S. 22).</text:p>
      <text:p text:style-name="P26"><text:span text:style-name="Absatz-Standardschriftart"><text:span text:style-name="T1"><text:tab/>Eine Wende in der Zusammenarbeit zwischen Kindertageseinrichtungen und Eltern lässt sich seit 1986 in Westdeutschland feststellen. Neue entwicklungspsychologische Erkenntnisse führten zur Kritik am bewahrenden und zugleich autoritären Kindergarten. In dieser Zeit haben sich zwei wichtige Impulse für die Elternarbeit entwickelt. Zum einen gab es zur Förderung der Kompetenzen von Eltern viele Initiativen, die Elternbildungsprogramme etablierten und Elternbriefe entwickelten. Zu dieser Zeit wurde des Weiteren der Elternführerschein konzipiert. Zum anderen sind die Eltern ihrerseits viel aktiver geworden: sie gründeten beispielsweise Kinderläden und Elterninitiativen. Später wurden Mütterzentren gegründet, in denen Selbsthilfe und </text:span></text:span><text:span text:style-name="Absatz-Standardschriftart"><text:span text:style-name="T72">Stärkung</text:span></text:span><text:span text:style-name="Absatz-Standardschriftart"><text:span text:style-name="T1"> von Müttern mit Kinderbetreuung verbunden wurden (Thiersch, 2006, S. 84). Trotz dieser Veränderungen waren es weiterhin die Einrichtungen, die die Zeit, Umfang und Inhalte der Zusammenarbeit mit den Eltern bestimmten. Die Elternarbeit wurde immer noch nebenbei und als meist sehr ungeliebte Zusatzarbeit gehandhabt (Klein &amp; Vogt, 2008, S. 23-24).</text:span></text:span></text:p>
      <text:p text:style-name="P26"><text:span text:style-name="Absatz-Standardschriftart"><text:span text:style-name="T1"><text:tab/>Erst seit den 90er Jahren wird der Zusammenarbeit mit den Eltern eine wachsende Bedeutung eingeräumt, wie beispielsweise das folgende Zitat zeigt:</text:span></text:span></text:p>
      <text:p text:style-name="P73"><text:span text:style-name="Absatz-Standardschriftart"><text:span text:style-name="T1"><text:tab/>Elternarbeit gehört in den Aufgabenbereich aller Institutionen, die </text:span></text:span><text:span text:style-name="Absatz-Standardschriftart"><text:span text:style-name="T1"><text:tab/>sich mit der</text:span></text:span><text:span text:style-name="Absatz-Standardschriftart"><text:span text:style-name="T1"><text:tab/>außerschulischen und schulischen Betreuung von </text:span></text:span><text:span text:style-name="Absatz-Standardschriftart"><text:span text:style-name="T1"><text:tab/></text:span></text:span><text:span text:style-name="Absatz-Standardschriftart"><text:span text:style-name="T1"><text:tab/>Kindern und Jugendlichen <text:s/>befassen. [...] Da eine isoliert von den </text:span></text:span><text:soft-page-break/><text:span text:style-name="Absatz-Standardschriftart"><text:span text:style-name="T1"><text:tab/>Eltern verlaufende institutionelle Kindererziehung weniger </text:span></text:span><text:span text:style-name="Absatz-Standardschriftart"><text:span text:style-name="T1"><text:tab/>erfolgversprechend ist, muss also das Elternhaus in die Arbeit </text:span></text:span><text:span text:style-name="Absatz-Standardschriftart"><text:span text:style-name="T1"><text:tab/>der jeweiligen Institution einbezogen werden. So ergibt sich ein </text:span></text:span><text:span text:style-name="Absatz-Standardschriftart"><text:span text:style-name="T1"><text:tab/>Dreieckverhältnis aus Eltern, Kindern und Mitarbeitern der </text:span></text:span><text:span text:style-name="Absatz-Standardschriftart"><text:span text:style-name="T1"><text:tab/>Einrichtung. Die Zusammenarbeit mit den Eltern ist zum Wohle </text:span></text:span><text:span text:style-name="Absatz-Standardschriftart"><text:span text:style-name="T1"><text:tab/>der Kinder unbedingt notwendig. (Becker-Textor, 1992, S. 238-</text:span></text:span><text:span text:style-name="Absatz-Standardschriftart"><text:span text:style-name="T1"><text:tab/>239)</text:span></text:span></text:p>
      <text:p text:style-name="P26"><text:span text:style-name="Absatz-Standardschriftart"><text:span text:style-name="T1">Die gesichteten Quellen zeigen sehr deutlich, dass sich in den letzten zwanzig Jahren die Einstellung zur Zusammenarbeit mit Familien grundlegend gewandelt hat. Es werden im pädagogischen Alltag bewusst mehr Räume für eine konstruktive Zusammenarbeit geschaffen und Eltern werden zunehmend als Erziehungspartner anerkannt. In der Kooperation mit den Eltern hat sich nicht nur inhaltlich etwas verändert, sondern auch begriffliche Änderungen haben stattgefunden. In der Elementar- und Kindergartenpädagogik etabliert sich immer mehr der Begriff der </text:span></text:span><text:span text:style-name="Absatz-Standardschriftart"><text:span text:style-name="T43">“Erziehungspartnerschaft”, </text:span></text:span><text:span text:style-name="Absatz-Standardschriftart"><text:span text:style-name="T1">der als Leitbild für die Zusammenarbeit mit Familien verstanden wird:</text:span></text:span></text:p>
      <text:p text:style-name="P73"><text:span text:style-name="Absatz-Standardschriftart"><text:span text:style-name="T1">Erziehungspartnerschaft meint die gemeinsame Verantwortung von Eltern, Lehrer/-innen und Erzieher/-innen für die Erziehung des jeweiligen Kindes. Sie realisiert sich in einem dynamischen Kommunikationsprozess, in einem Dialog. Die wechselseitige Öffnung von Familie und Kindertagesstätte bzw. Schule setzt gegenseitiges Vertrauen und Respekt voraus - Haltungen, die sich auch auf das Kind positiv auswirken: Erlebt das Kind, dass die Pädagog/innen seine Familie wertschätzen, wird es eher Selbstachtung entwickeln. Merkt es, dass seine Eltern die Lehrer/innnen bzw. Erzieher/innen respektieren, fördert dies den pädagogischen Bezug </text:span></text:span><text:soft-page-break/><text:span text:style-name="Absatz-Standardschriftart"><text:span text:style-name="T1">und die Lernmotivation. </text:span></text:span><text:span text:style-name="Absatz-Standardschriftart"><text:span text:style-name="T5">(Textor, o.J.) </text:span></text:span><text:tab/></text:p>
      <text:p text:style-name="P26"><text:span text:style-name="Absatz-Standardschriftart"><text:span text:style-name="T1"><text:tab/>Da das Thema Bildung von Kindertageseinrichtungen und Familien für die Zusammenarbeit eine ebenso große Rolle spielt, wurde der Begriff </text:span></text:span><text:span text:style-name="Absatz-Standardschriftart"><text:span text:style-name="T44">“Erziehungspartnerschaft” </text:span></text:span><text:span text:style-name="Absatz-Standardschriftart"><text:span text:style-name="T1">um den Begriff der </text:span></text:span><text:span text:style-name="Absatz-Standardschriftart"><text:span text:style-name="T44">“Bildungspartnerschaft” </text:span></text:span><text:span text:style-name="Absatz-Standardschriftart"><text:span text:style-name="T1">erweitert. Die </text:span></text:span><text:span text:style-name="Absatz-Standardschriftart"><text:span text:style-name="T44">“Erziehungs- und Bildungspartnerschaft”</text:span></text:span><text:span text:style-name="Absatz-Standardschriftart"><text:span text:style-name="T1"> entspricht einer Erweiterung des Konzepts der traditionellen Elternarbeit und betont weniger den hierarchischen und belehrenden Charakter, sondern hebt das gemeinsame Ziel <text:s/>der Erzieher/-innen und der Eltern - die Förderung des Wohlergehens und der Entwicklung des Kindes – hervor. Dabei gerät der Begriff </text:span></text:span><text:span text:style-name="Absatz-Standardschriftart"><text:span text:style-name="T44">“Elternarbeit”</text:span></text:span><text:span text:style-name="Absatz-Standardschriftart"><text:span text:style-name="T1"> in den pädagogischen Fachdiskussionen immer mehr in Vergessenheit und gilt als überholt.</text:span></text:span></text:p>
      <text:p text:style-name="P65"><text:span text:style-name="Absatz-Standardschriftart"><text:span text:style-name="T1">Martin R. Textor, der den Begriff </text:span></text:span><text:span text:style-name="Absatz-Standardschriftart"><text:span text:style-name="T44">“Erziehungs- und Bildungspartnerschaft”</text:span></text:span><text:span text:style-name="Absatz-Standardschriftart"><text:span text:style-name="T1"> entscheidend mitgeprägt hat, erklärt die Unterschiede zwischen den Begriffen folgendermaßen: beim traditionellen Begriff </text:span></text:span><text:span text:style-name="Absatz-Standardschriftart"><text:span text:style-name="T43">“Elternarbeit”</text:span></text:span><text:span text:style-name="Absatz-Standardschriftart"><text:span text:style-name="T1"> wird die einseitige Beeinflussung der Eltern durch die Erzieher/-innen (kompetente Fachkraft – inkompetente Eltern) impliziert. Die Konsequenzen daraus sind entweder ein hierarchisches Verhältnis oder eine Dienstleister-Kunden-Beziehung. Eine partnerschaftliche Verantwortung für die Erziehung, Betreuung und Bildung der Kinder ist nicht beabsichtigt. Dagegen geht es bei der “</text:span></text:span><text:span text:style-name="Absatz-Standardschriftart"><text:span text:style-name="T43">Erziehungs</text:span></text:span><text:span text:style-name="Absatz-Standardschriftart"><text:span text:style-name="T1">- </text:span></text:span><text:span text:style-name="Absatz-Standardschriftart"><text:span text:style-name="T43">und</text:span></text:span><text:span text:style-name="Absatz-Standardschriftart"><text:span text:style-name="T1"> </text:span></text:span><text:span text:style-name="Absatz-Standardschriftart"><text:span text:style-name="T43">Bildungspartnerschaft”</text:span></text:span><text:span text:style-name="Absatz-Standardschriftart"><text:span text:style-name="T1"> um die sehr umfassende Kooperation von</text:span></text:span><text:span text:style-name="Absatz-Standardschriftart"><text:span text:style-name="T74"> </text:span></text:span><text:span text:style-name="Absatz-Standardschriftart"><text:span text:style-name="T76">allen am Bildungs- und Erziehungsprozess Beteiligten</text:span></text:span><text:span text:style-name="Absatz-Standardschriftart"><text:span text:style-name="T74"> </text:span></text:span><text:span text:style-name="Absatz-Standardschriftart"><text:span text:style-name="T1">beim gemeinsamen Aufbau einer lern- und entwicklungsfördernden Umgebung für Kinder und Jugendliche (Textor, o.J).</text:span></text:span></text:p>
      <text:p text:style-name="P26"><text:span text:style-name="Absatz-Standardschriftart"><text:span text:style-name="T1"><text:tab/>Nach Stange (2013) ist der Begriff “</text:span></text:span><text:span text:style-name="Absatz-Standardschriftart"><text:span text:style-name="T43">Erziehungs</text:span></text:span><text:span text:style-name="Absatz-Standardschriftart"><text:span text:style-name="T1">- </text:span></text:span><text:span text:style-name="Absatz-Standardschriftart"><text:span text:style-name="T43">und</text:span></text:span><text:span text:style-name="Absatz-Standardschriftart"><text:span text:style-name="T1"> </text:span></text:span><text:span text:style-name="Absatz-Standardschriftart"><text:span text:style-name="T43">Bildungspartnerschaft”</text:span></text:span><text:span text:style-name="Absatz-Standardschriftart"><text:span text:style-name="T1"> am besten geeignet, um die vielfältigen, über die Eltern allein weit hinausgehenden erziehungsrelevanten Netzwerke zu erfassen und die erforderliche Vielfalt der zu koordinierenden Einflüsse zu betonen. Der Begriff umfasst Eltern-Kooperation sowie Kooperation mit anderen Partnern und beinhaltet zudem folgendes:</text:span></text:span></text:p>
      <text:list xml:id="list1396655619" text:style-name="L1">
        <text:list-item>
          <text:p text:style-name="P114"><text:soft-page-break/><text:span text:style-name="Absatz-Standardschriftart"><text:span text:style-name="T1">die Verbesserung von Beziehungen zwischen Eltern, anderen Erziehungspartnern und Einrichtungen</text:span></text:span></text:p>
        </text:list-item>
        <text:list-item>
          <text:p text:style-name="P114"><text:span text:style-name="Absatz-Standardschriftart"><text:span text:style-name="T1">den Erfahrungsaustausch über den Bildungsstand der Kinder</text:span></text:span></text:p>
        </text:list-item>
        <text:list-item>
          <text:p text:style-name="P114"><text:span text:style-name="Absatz-Standardschriftart"><text:span text:style-name="T1">die Erarbeitung gemeinsamer Erziehungs- und Bildungsziele sowie Vereinbarung gemeinsamer Aktivitäten</text:span></text:span></text:p>
        </text:list-item>
        <text:list-item>
          <text:p text:style-name="P114"><text:span text:style-name="Absatz-Standardschriftart"><text:span text:style-name="T1">die Unterstützung in familiären Erziehungsfragen</text:span></text:span></text:p>
        </text:list-item>
        <text:list-item>
          <text:p text:style-name="P114"><text:span text:style-name="Absatz-Standardschriftart"><text:span text:style-name="T1">das gemeinsame Erschließen von Ressourcen für Eltern, Kinder, andere Erziehungs- und Bildungspartner und Bildungsinstitutionen</text:span></text:span></text:p>
        </text:list-item>
        <text:list-item>
          <text:p text:style-name="P114"><text:span text:style-name="Absatz-Standardschriftart"><text:span text:style-name="T1">die Erweiterung von Mitbestimmungsmöglichkeiten der Eltern</text:span></text:span></text:p>
        </text:list-item>
        <text:list-item>
          <text:p text:style-name="P117"><text:span text:style-name="Absatz-Standardschriftart"><text:span text:style-name="T1">eine systematische Öffnung der Bildungseinrichtungen gegenüber anderen Erziehungspartnern im sozial-ökologischen Lern- und Entwicklungsumfeld</text:span></text:span></text:p>
        </text:list-item>
        <text:list-item>
          <text:p text:style-name="P114"><text:span text:style-name="Absatz-Standardschriftart"><text:span text:style-name="T1">die Vernetzung aller für Kinder und Eltern wichtigen Akteure</text:span></text:span></text:p>
        </text:list-item>
      </text:list>
      <text:p text:style-name="P75">(Stange, 2013, S. 14-15).</text:p>
      <text:p text:style-name="P26"><text:tab/>Katz (1996) zufolge sollte Erziehungspartnerschaft, ähnlich wie pädagogische Qualität, als “mehrperspektivisches Konstrukt” verstanden werden. Denn Erziehungspartnerschaft kann je nach der Betrachtungsperspektive (Eltern, Erzieher/-innen, Kinder etc.). für jeden etwas anderes bedeuten (Katz, 1996, S. 226-239).</text:p>
      <text:p text:style-name="P26"><text:span text:style-name="Absatz-Standardschriftart"><text:span text:style-name="T1"><text:tab/>Der Begriff der </text:span></text:span><text:span text:style-name="Absatz-Standardschriftart"><text:span text:style-name="T43">“Erziehungs- und Bildungspartnerschaft”</text:span></text:span><text:span text:style-name="Absatz-Standardschriftart"><text:span text:style-name="T1">, der von zwei Partnern „auf gleicher Augenhöhe“ ausgeht und dadurch positiv besetzt ist, wird allerdings oft kritisch hinterfragt. Die Kritik bezieht sich darauf, dass die beiden Akteure, Familie und Kindertageseinrichtung, teilweise unterschiedliche Sichtweisen, Ziele und Interessen haben, was die angestrebte partnerschaftliche gleichberechtigte Zusammenarbeit erschweren kann. Nicht selten sehen sich Erzieher/-innen und Eltern als Konkurrenten oder die einen finden sich kompetenter im Bereich der Kindererziehung als die anderen. Aus diesem Grund ist es wichtig, mögliche existierende Hierarchien bewusst in den Blick zu nehmen, zu reflektieren und zu bearbeiten, wenn man erziehungs- und</text:span></text:span><text:span text:style-name="Absatz-Standardschriftart"><text:span text:style-name="T77"> </text:span></text:span><text:soft-page-break/><text:span text:style-name="Absatz-Standardschriftart"><text:span text:style-name="T1">bildungspartnerschaftlich miteinander erfolgreich arbeiten möchte (Fröhlich-Gildhoff, 2013, S. 186).</text:span></text:span></text:p>
      <text:p text:style-name="P65"><text:span text:style-name="Absatz-Standardschriftart"><text:span text:style-name="T1">Sicherlich findet diese Kritik ihre Berechtigung, denn die Erziehungs- und Bildungspartnerschaft wird in vielen Einrichtungen nicht immer wie in den oben aufgeführten Definitionen umgesetzt. Jedoch ist nicht nur die starke Tendenz in diese Richtung vielerorts sehr deutlich zu erkennen, sondern</text:span></text:span><text:span text:style-name="Absatz-Standardschriftart"><text:span text:style-name="T77"> </text:span></text:span><text:span text:style-name="Absatz-Standardschriftart"><text:span text:style-name="T1">stellt die Erziehungs- und Bildungspartnerschaft heutzutage in vielen Einrichtungen bereits einen wesentlichen Teil der Arbeit von Kindertageseinrichtungen dar.</text:span></text:span></text:p>
      <text:p text:style-name="P16"><text:tab/>Der geschichtliche Rückblick auf die Zusammenarbeit mit Familien hat veranschaulicht, dass es einen erheblichen Wandel in diesem Bereich gegeben hat. Es wurde deutlich gemacht, dass die Zusammenarbeit im Sinne einer Erziehungspartnerschaft kein neu erfundenes Konzept der vorschulischen Einrichtungen ist, sondern bereits seit einigen Jahrzehnten teilweise erfolgreich praktiziert wird.</text:p>
      <text:p text:style-name="P16"><text:tab/></text:p>
      <text:p text:style-name="Standard"/>
      <text:p text:style-name="P68"><text:span text:style-name="Absatz-Standardschriftart"><text:span text:style-name="T52">3. Rechtliche Grundlagen und Rahmenrichtlinien der Bundesländer zur Förderung der Bildungs- und Erziehungspartnerschaften</text:span></text:span></text:p>
      <text:p text:style-name="P16">Im folgenden Kapitel werden die gesetzliche Sichtweise sowie die Rahmenrichtlinien der Bundesländer bezüglich der Erziehungs- und Bildungspartnerschaft von Kindertageseinrichtungen und Familien vorgestellt.</text:p>
      <text:p text:style-name="P16">Im Jahre 1990 wurden viele Aspekte der Zusammenarbeit mit den Eltern auch gesetzlich verankert. Das bedeutet, dass die Zusammenarbeit zwischen den Eltern und den frühpädagogischen Bildungsinstitutionen, wie Kindergärten, nicht nur aus pädagogischer Sicht notwendig, sondern auch vom Gesetz geregelt ist. Weiterhin ist die Zusammenarbeit mit Familien in fast allen Bildungsplänen beschrieben und mittlerweile ist der Bereich „Zusammenarbeit mit Familien“ bzw. „Bildungs- und Erziehungspartnerschaft“ in fast allen Konzeptionen der Kindertageseinrichtungen vertreten (Thiersch, 2006, S. 80).</text:p>
      <text:p text:style-name="P16"><text:tab/>Das Kinder- und Jugendhilfegesetz (KJHG) gibt bezüglich der Erziehungs- <text:soft-page-break/>und Bildungspartnerschaft der Kindertageseinrichtungen mit den Eltern folgende Hinweise:</text:p>
      <text:p text:style-name="P74"><text:span text:style-name="Absatz-Standardschriftart"><text:span text:style-name="T1">§1 (2) <text:s text:c="3"/>Pflege und Erziehung der Kinder sind das natürliche Recht der <text:s text:c="3"/></text:span></text:span><text:span text:style-name="Absatz-Standardschriftart"><text:span text:style-name="T1"><text:tab/> <text:s text:c="4"/></text:span></text:span><text:span text:style-name="Absatz-Standardschriftart"><text:span text:style-name="T1"><text:tab/> <text:s/>Eltern und die zuvörderst ihnen obliegende Pflicht. [...]</text:span></text:span></text:p>
      <text:p text:style-name="P76"><text:span text:style-name="Absatz-Standardschriftart"><text:span text:style-name="T1">§9 <text:s text:c="4"/>Bei der Ausgestaltung der Leistungen und der Erfüllung der <text:s text:c="3"/>Aufgaben […] <text:s/>(ist) <text:s/>[…] die von den Personensorgeberechtigten bestimmte Grundausrichtung der <text:s/>Erziehung […] zu beachten.</text:span></text:span></text:p>
      <text:p text:style-name="P74"><text:span text:style-name="Absatz-Standardschriftart"><text:span text:style-name="T1">§22 (2) <text:s text:c="2"/>Das Leistungsangebot soll sich pädagogisch und organisatorisch </text:span></text:span><text:span text:style-name="Absatz-Standardschriftart"><text:span text:style-name="T1"><text:tab/> <text:s text:c="2"/>an den Bedürfnissen der Kinder und ihrer Familien orientieren.</text:span></text:span></text:p>
      <text:p text:style-name="P74"><text:span text:style-name="Absatz-Standardschriftart"><text:span text:style-name="T1">§22(3) <text:s text:c="2"/>Bei der Wahrnehmung ihrer Aufgaben sollen die in den <text:s/></text:span></text:span><text:span text:style-name="Absatz-Standardschriftart"><text:span text:style-name="T1"><text:tab/> <text:s text:c="2"/></text:span></text:span><text:span text:style-name="Absatz-Standardschriftart"><text:span text:style-name="T1"><text:tab/> <text:s/></text:span></text:span><text:span text:style-name="Absatz-Standardschriftart"><text:span text:style-name="T1"><text:tab/> <text:s/>Einrichtungen tätigen Fachkräfte und anderen Mitarbeiter </text:span></text:span><text:span text:style-name="Absatz-Standardschriftart"><text:span text:style-name="T1"><text:tab/> <text:s/></text:span></text:span><text:span text:style-name="Absatz-Standardschriftart"><text:span text:style-name="T1"><text:tab/> mit den Erziehungsberechtigten zum Wohl der Kinder </text:span></text:span><text:span text:style-name="Absatz-Standardschriftart"><text:span text:style-name="T1"><text:tab/></text:span></text:span><text:span text:style-name="Absatz-Standardschriftart"><text:span text:style-name="T1"><text:tab/>zusammenarbeiten. Die Erziehungsberechtigten sind an den </text:span></text:span><text:span text:style-name="Absatz-Standardschriftart"><text:span text:style-name="T1"><text:tab/>Entscheidungen in wesentlichen Angelegenheiten der </text:span></text:span><text:span text:style-name="Absatz-Standardschriftart"><text:span text:style-name="T1"><text:tab/>Tageseinrichtung zu beteiligen.</text:span></text:span><text:span text:style-name="Absatz-Standardschriftart"><text:span text:style-name="T44"> </text:span></text:span><text:span text:style-name="Absatz-Standardschriftart"><text:span text:style-name="T1">(Sozialgesetzbuch (SGB VIII))</text:span></text:span></text:p>
      <text:p text:style-name="P26"><text:span text:style-name="Absatz-Standardschriftart"><text:span text:style-name="T1">Aus diesen drei Paragraphen geht hervor, dass die Eltern bei der Gestaltung des Betreuungsangebotes, der Förderung, der Bildung und der Erziehung der Kinder zu beteiligen sind. Sie sind für die ganzheitliche Entwicklung ihrer Kinder mitverantwortlich. Deshalb sollten frühpädagogische Institutionen Eltern aktiv in ihren Bildungs- und Erziehungsaufgaben unterstützen und ergänzen, ohne sie ersetzen zu wollen.</text:span></text:span></text:p>
      <text:p text:style-name="P26"><text:span text:style-name="Absatz-Standardschriftart"><text:span text:style-name="T1"><text:tab/>Die Rahmenrichtlinien der Bundesländer stützen sich auf die Gesetze im SGB VIII und veranschaulichen noch deutlicher die Bedeutsamkeit der Bildungs- und Erziehungspartnerschaft zwischen den Eltern und pädagogischen Fachkräften. In allen Bundesländern wurden zwischen 2002 und 2006 Bildungs- und Erziehungspläne für Kindertageseinrichtungen erarbeitet, die fachliche Leitlinien für Kindertageseinrichtungen darstellen und weitgehende pädagogische Standards formulieren. In fast allen Bildungs- und Erziehungsplänen wird der Zusammenarbeit mit den Eltern eine große Bedeutung zugemessen und für den intensiven Einbezug der Eltern in die Kooperation mit dem Kindergarten plädiert.</text:span></text:span></text:p>
      <text:p text:style-name="P26"><text:soft-page-break/><text:span text:style-name="Absatz-Standardschriftart"><text:span text:style-name="T1">In den Bildungsplänen von 15 Bundesländern</text:span></text:span><text:span text:style-name="Absatz-Standardschriftart"><text:span text:style-name="T1"><text:note text:id="ftn5" text:note-class="footnote"><text:note-citation>5</text:note-citation><text:note-body><text:p text:style-name="P31"><text:span text:style-name="Absatz-Standardschriftart"><text:span text:style-name="T61"><text:s text:c="5"/>In den »Grundsätzen elementarer Bildung in Einrichtungen der Kindertagesbetreuung im Land Brandenburg« wird das Thema „Zusammenarbeit mit Familien“ nicht erwähnt.</text:span></text:span></text:p><text:p text:style-name="P31"><text:s/></text:p><text:p text:style-name="Footnote"/></text:note-body></text:note></text:span></text:span><text:span text:style-name="Absatz-Standardschriftart"><text:span text:style-name="T1"> gehört das Thema „Erziehungs- und Bildungspartnerschaft mit Eltern“ zu den Aufgaben der pädagogischen Fachkräfte. Ein großer Wert wird insbesondere auf den Informationsaustausch zwischen den Eltern und Fachkräften sowie auf die Möglichkeiten zur Mitbestimmung und Beteiligung von Eltern gelegt (Viernickel &amp; Schwarz, 2009, S. 39). Leider ist nicht in allen Bildungsprogrammen beschrieben bzw. festgelegt wie die Zusammenarbeit mit den Eltern in den Kindertageseinrichtungen konkret zu gestalten ist.</text:span></text:span> Es sind oft nur allgemeine Anforderungen und Ausführungen zur Bedeutung der Erziehungs- und Bildungspartnerschaft beschrieben. <text:span text:style-name="Absatz-Standardschriftart"><text:span text:style-name="T1">Die Anforderungen der Bildungspläne an die Zusammenarbeit mit Familien lassen sich insgesamt in fünf thematische Kategorien gliedern:</text:span></text:span></text:p>
      <text:list xml:id="list1783224519" text:style-name="L2">
        <text:list-item>
          <text:p text:style-name="P109">Begleitung der Familien während der Eingewöhnung</text:p>
        </text:list-item>
        <text:list-item>
          <text:p text:style-name="P110">Austausch mit den Eltern <text:s/></text:p>
        </text:list-item>
        <text:list-item>
          <text:p text:style-name="P110">Transparenz der <text:s/>pädagogischen Arbeit den Eltern gegenüber</text:p>
        </text:list-item>
        <text:list-item>
          <text:p text:style-name="P110">Mitbestimmung und Beteiligung der Eltern sowie</text:p>
        </text:list-item>
        <text:list-item>
          <text:p text:style-name="P111"><text:span text:style-name="Absatz-Standardschriftart"><text:span text:style-name="T80">Anforderungen an spezielle Angebote für die Familien selbst (Viernickel &amp; Schwarz, 2009, S. 38).</text:span></text:span><text:span text:style-name="Absatz-Standardschriftart"><text:span text:style-name="T1"><text:tab/></text:span></text:span><text:span text:style-name="Absatz-Standardschriftart"><text:span text:style-name="T1"><text:tab/></text:span></text:span></text:p>
        </text:list-item>
      </text:list>
      <text:p text:style-name="P65"><text:span text:style-name="Absatz-Standardschriftart"><text:span text:style-name="T1">Was die Zusammenarbeit mit Familien in FRÖBEL-Kindertageseinrichtungen anbelangt, geht es a</text:span></text:span><text:span text:style-name="Absatz-Standardschriftart"><text:span text:style-name="T81">us der Rahmenkonzeption des FRÖBEL-Trägers ebenfalls hervor,</text:span></text:span><text:span text:style-name="Absatz-Standardschriftart"><text:span text:style-name="T1"> dass die meisten der oben aufgelisteten Anforderungen </text:span></text:span><text:span text:style-name="Absatz-Standardschriftart"><text:span text:style-name="T81">auf die FRÖBEL-Einrichtungen zutreffen. </text:span></text:span><text:span text:style-name="Absatz-Standardschriftart"><text:span text:style-name="T19">Die Zusammenarbeit mit Familien in den FRÖBEL-Kindertageseinrichtungen wird in der <text:s text:c="2"/>Rahmenkonzeption folgendermaßen beschrieben: der Partnerschaft mit den Eltern, neben den unterschiedlichen Schwerpunkten wie z.B. bilinguale Erziehung, alltagsintegrierte Sprachförderung, Spiel etc., kommt eine große Bedeutung zu</text:span></text:span><text:span text:style-name="Absatz-Standardschriftart"><text:span text:style-name="T7">. </text:span></text:span><text:span text:style-name="Absatz-Standardschriftart"><text:span text:style-name="T1">Die Eltern werden als Experten für das eigene Kind anerkannt und es wird dafür plädiert, die Bildungs- und Erziehungsprozesse in enger und </text:span></text:span><text:soft-page-break/><text:span text:style-name="Absatz-Standardschriftart"><text:span text:style-name="T1">vertrauensvoller Zusammenarbeit mit den Eltern zu gestalten. Dabei gehören die wertschätzende Grundhaltung der individuellen Erziehungskompetenzen von Eltern und der Respekt gegenüber der Unterschiedlichkeit der familiären Lebensbedingungen zu den wesentlichen Schwerpunkten.</text:span></text:span><text:span text:style-name="Absatz-Standardschriftart"><text:span text:style-name="T82"> D</text:span></text:span>er von gegenseitigem Vertrauen und guten Kommunikationsstrukturen geprägte regelmäßige Dialog über die Entwicklung und Bildungsinteressen der Kinder (z.B. in Form von ausführlichen Aufnahmegesprächen, Tür- und Angelgesprächen sowie Entwicklungsgesprächen) sowie die transparente Gestaltung des pädagogischen Alltags gehören zu den Eckpfeilern einer gelingenden Zusammenarbeit mit den Eltern. Weiterhin stehen d<text:span text:style-name="Absatz-Standardschriftart"><text:span text:style-name="T1">en </text:span></text:span>Familien verschiedene Partizipationsmöglichkeiten zur Verfügung: sie können sowohl bei der Gestaltung des pädagogischen Alltags als auch bei verschiedenen Bildungsangeboten mitwirken. D<text:span text:style-name="Absatz-Standardschriftart"><text:span text:style-name="T82">urch eigenes ehrenamtliches Engagement erhalten sie </text:span></text:span>die Möglichkeit, den Alltag des eigenen Kindes mitzuerleben und aktiv zu bereichern (Kieschnick, Marx &amp; Steinfeldt, 2014, S. 25-28).</text:p>
      <text:p text:style-name="P26"><text:span text:style-name="Absatz-Standardschriftart"><text:span text:style-name="T1"><text:tab/>Die vorausgehenden Ausführungen haben verdeutlicht, dass die Erziehung, Bildung und Betreuung der Kinder in den Kindertageseinrichtungen ohne die Zusammenarbeit mit den Eltern nicht mehr denkbar ist. Bedauerlicherweise gibt es kaum Studien, die aufzeigen, wie und inwieweit die Inhalte der Rahmenpläne in die Praxis implementiert wurden und ob dadurch eine Verbesserung in der Zusammenarbeit mit Familien erreicht werden konnte. Es fehlen nach wie vor konkrete Erkenntnisse, welche Auswirkungen eine verbesserte Zusammenarbeit auf die Kinder hat.</text:span></text:span></text:p>
      <text:p text:style-name="P32"/>
      <text:p text:style-name="P69"><text:span text:style-name="Absatz-Standardschriftart"><text:span text:style-name="T54">4. Gründe für eine </text:span></text:span><text:span text:style-name="Absatz-Standardschriftart"><text:span text:style-name="T53">Erziehungs- und Bildungspartnerschaft</text:span></text:span></text:p>
      <text:p text:style-name="P26"><text:span text:style-name="Absatz-Standardschriftart"><text:span text:style-name="T1">Nachdem die gesellschaftlichen und gesetzlichen Veränderungen in der Zusammenarbeit mit Familien geschildert wurden, wird im Folgenden der Frage </text:span></text:span><text:span text:style-name="Absatz-Standardschriftart"><text:span text:style-name="T1">nach den Ursachen für den stattgefundenen Wandel nachgegangen. Im Fokus dieses Kapitels steht daher die Frage: Welche Faktoren liegen der Entwicklung der </text:span></text:span><text:soft-page-break/><text:span text:style-name="Absatz-Standardschriftart"><text:span text:style-name="T1">ursprünglichen rudimentären Zusammenarbeit mit Familien (von vielen pädagogischen Fachkräften meist als eine unerwünschte Zusatzbelastung betrachtet) </text:span></text:span><text:span text:style-name="Absatz-Standardschriftart"><text:span text:style-name="T7">bis hin</text:span></text:span><text:span text:style-name="Absatz-Standardschriftart"><text:span text:style-name="T1"> zu einer engen partnerschaftlichen Zusammenarbeit </text:span></text:span><text:span text:style-name="Absatz-Standardschriftart"><text:span text:style-name="T7">„auf der gleichen Augenhöhe“ zugrunde</text:span></text:span><text:span text:style-name="Absatz-Standardschriftart"><text:span text:style-name="T1">. Dabei werden die aktuellsten wissenschaftlichen Erkenntnisse auf dem Gebiet der Pädagogik, Psychologie und Soziologie hinzugezogen.</text:span></text:span></text:p>
      <text:p text:style-name="P26"/>
      <text:p text:style-name="P78">4.1 Veränderte Lebenslagen von Familien</text:p>
      <text:p text:style-name="P26"><text:span text:style-name="Absatz-Standardschriftart"><text:span text:style-name="T1">Zu den grundlegenden Faktoren zählt die veränderte Lebenslage von Familien. Seit einigen Jahren erfährt die Familienbildung in Deutschland ein gesteigertes Interesse. Dies ist vor allem der zunehmenden öffentlichen Diskussion zur Situation der Familie in der heutigen Gesellschaft zu verdanken. Angesichts der Tatsache, dass die Familie als der wichtigste Sozialisations- und Erziehungsfaktor gilt, deren Einfluss auf die soziale Kompetenz der Kinder und auf ihre Bewältigung von Lebenssituationen viel größer als der Einfluss des Kindergartensettings ist (z.B. </text:span></text:span><text:span text:style-name="Absatz-Standardschriftart"><text:span text:style-name="T41">NUBBEK,</text:span></text:span><text:span text:style-name="Absatz-Standardschriftart"><text:span text:style-name="T1"> 2013; Tietze, Roßbach &amp; Grenner, 2005), werden immer mehr Anforderungen an die Eltern gestellt, die sie nicht immer in der Lage sind, alleine zu bewältigen. Die gesellschaftlichen Veränderungen, die in den letzten Jahren stattgefunden haben, </text:span></text:span><text:span text:style-name="Absatz-Standardschriftart"><text:span text:style-name="T7">trugen</text:span></text:span><text:span text:style-name="Absatz-Standardschriftart"><text:span text:style-name="T1"> maßgeblich zu einem kontinuierlichen Wandel des Familienlebens bei. In diesem Zusammenhang sind unter anderem der permanent steigende Wunsch der Frauen einer Beschäftigung nachzugehen, die zunehmende Zahl der alleinerziehenden Eltern und der neuen Lebens- und Familienformen zu nennen.</text:span></text:span></text:p>
      <text:p text:style-name="P65"><text:span text:style-name="Absatz-Standardschriftart"><text:span text:style-name="T1">Des Weiteren führen die Strukturveränderungen in der Arbeitswelt zu steigenden Anforderungen an die Arbeitnehmer bezüglich der stets erwarteten Flexibilität und der hohen Einsatzbereitschaft, so dass die Zeit des Kindes, die es in der Familie verbringt, im Vergleich zu der Betreuungszeit in einer </text:span></text:span><text:span text:style-name="Absatz-Standardschriftart"><text:span text:style-name="T1">Kindertageseinrichtung immer mehr abnimmt</text:span></text:span><text:span text:style-name="Absatz-Standardschriftart"><text:span text:style-name="T84"> (Textor, 2010).</text:span></text:span><text:span text:style-name="Absatz-Standardschriftart"><text:span text:style-name="T43"><text:tab/></text:span></text:span></text:p>
      <text:p text:style-name="P65"><text:span text:style-name="Absatz-Standardschriftart"><text:span text:style-name="T1">Auch der gestiegene Stellenwert der vorschulischen Betreuung, Bildung </text:span></text:span><text:soft-page-break/><text:span text:style-name="Absatz-Standardschriftart"><text:span text:style-name="T1">und Erziehung und die ganz bewusste Entscheidung der Eltern, ihre Kinder in einer Kindertageseinrichtung betreuen zu lassen, verlangt nach vermehrter und intensiver Kooperation der Bildungs- und Erziehungseinrichtungen mit den Eltern. Diese fühlen sich aufgrund der vielfältigen gesellschaftlichen Veränderungen und deren Auswirkungen auf das Familienleben zunehmend belastet und hinsichtlich ihrer Erziehungskompetenzen verunsichert. Demzufolge sind Eltern häufig auf ein “bedarfsgerechtes, verlässliches Betreuungsangebot zur Bewältigung ihres Alltags angewiesen” (Klein &amp; Vogt, 2008, S. 18). Dies bestätigen auch die Ergebnisse der Studie </text:span></text:span><text:span text:style-name="Absatz-Standardschriftart"><text:span text:style-name="T44">„Eltern unter Druck“</text:span></text:span><text:span text:style-name="Absatz-Standardschriftart"><text:span text:style-name="T1"> (2008). Die Studie stellte fest, dass „viele Eltern verunsichert sind, ein Drittel fühlt sich im Erziehungsalltag oft bis fast täglich gestresst, die Hälfte immerhin gelegentlich“ (</text:span></text:span><text:span text:style-name="Absatz-Standardschriftart"><text:span text:style-name="T7">Henry-Huthmacher, 2008, S. 14</text:span></text:span><text:span text:style-name="Absatz-Standardschriftart"><text:span text:style-name="T1">).</text:span></text:span></text:p>
      <text:p text:style-name="P26"><text:span text:style-name="Absatz-Standardschriftart"><text:span text:style-name="T1"><text:tab/>In der </text:span></text:span><text:span text:style-name="Absatz-Standardschriftart"><text:span text:style-name="T43">ifb</text:span></text:span><text:span text:style-name="Absatz-Standardschriftart"><text:span text:style-name="T1">-Elternbefragung zur Familienbildung in Bayern gaben zum Beispiel 11,8% der befragten Eltern an, immer oder häufig in Erziehungsfragen unsicher zu sein. Der Anteil der Eltern, die sich nie unsicher sind, lag hingegen bei nur 7,4% (Mühling &amp; Smolka, 2007, S. 22). Dadurch wachsen entsprechend die Erwartungen und Bedürfnisse der Eltern nach mehr Unterstützung und Hilfe durch die außerfamiliäre institutionelle Betreuung. In diesem Zusammenhang ist der <text:s/>Bericht von Textor </text:span></text:span><text:span text:style-name="Absatz-Standardschriftart"><text:span text:style-name="T44">“Familienunterstützende Maßnahmen im Kontext des Kindergartens”</text:span></text:span><text:span text:style-name="Absatz-Standardschriftart"><text:span text:style-name="T1"> (1992) zu erwähnen. Er greift die Wünsche der Eltern an die Kindertageseinrichtungen <text:s/>auf und zeigt folgende Ergebnisse, die auch zehn Jahre später nicht an Aktualität verloren haben. Laut Textor wünschen sich die Eltern:</text:span></text:span></text:p>
      <text:list xml:id="list852530504" text:style-name="L3">
        <text:list-item>
          <text:p text:style-name="P118"><text:s/>eine Öffnung des Kindergartens, d.h. Informationen über die Gestaltung des Kindergartenalltags bzw. über das Verhalten der Erzieher/-innen bei Problemen mit Kindern, Elternbriefe, Hospitation</text:p>
        </text:list-item>
      </text:list>
      <text:list xml:id="list1968297817" text:style-name="L4">
        <text:list-item>
          <text:p text:style-name="P119"><text:s/>Praktische Anregungen für das eigene erzieherische Verhalten gegenüber ihren Kindern, z.B. Ausstellungen guter Spiele und Bücher, Ausleihmöglichkeiten, Spiel- und Bastelrunden</text:p>
        </text:list-item>
        <text:list-item>
          <text:p text:style-name="P119"><text:s/>Elternbildung, -beratung und -information: Beratung bei <text:soft-page-break/>Erziehungsproblemen, Informationen <text:s/>über Hilfsangebote für Familien, Erziehungsfragen, Ernährung <text:s/>etc., Gesprächskreise</text:p>
        </text:list-item>
      </text:list>
      <text:list xml:id="list868586070" text:style-name="L5">
        <text:list-item>
          <text:p text:style-name="P120"><text:s/>Wertschätzung, Unterstützung und Entlastung (Textor, 1992, S. 64-65).</text:p>
        </text:list-item>
      </text:list>
      <text:p text:style-name="P26">Die in diesem Kapitel aufgeführten Erwartungen, Wünsche und Bedürfnisse der Eltern zeigen die Notwendigkeit von engen Erziehungs- und Bildungspartnerschaften zwischen pädagogischen Fachkräften und Eltern noch einmal deutlich auf.</text:p>
      <text:p text:style-name="P16"><text:tab/>Zusammenfassend kann festgehalten werden, dass Bildungs- und Erziehungspartnerschaften zwischen Familien und pädagogischen Institutionen einen wesentlichen Beitrag zur Entlastung der Familien leisten sowie Kinder in ihrem Bildungsverlauf zusätzlich unterstützen können. Aus diesem Grunde ist es von großer Bedeutung, dass die pädagogische Fachkräfte sich um eine verlässliche und kompetente Partnerschaft mit den Eltern bemühen, um sie in ihrer Erziehungskompetenz zu stärken sowie in der Vereinbarung von beruflichen und familiären Aufgaben zu unterstützen.</text:p>
      <text:p text:style-name="P16"/>
      <text:p text:style-name="P79">4.2 Steigende Anforderungen an die Erzieher/-innen</text:p>
      <text:p text:style-name="P11">Neben den kontinuierlich steigenden Anforderungen an die Kindertages-einrichtungen durch mehrere Faktoren wie z.B. die Einführung der Krippenbetreuung, die Umsetzung der neuen entwicklungspsychologischen Erkenntnisse zur Bedeutung der frühen Kindheit, den gestiegenen Stellenwert der vorschulischen Bildung sowie den Rechtsanspruch auf einen Krippenplatz, ist in den letzten Jahren auch die Forderung nach einer intensiveren Zusammenarbeit der Kindertageseinrichtungen mit Familien erhoben worden. Dabei sind nicht nur die Eltern auf die Unterstützung seitens der pädagogischen Fachkräfte angewiesen. Auch die Erzieher/-innen brauchen Unterstützung der Eltern, um die Kinder in ihrer Entwicklung bestmöglich zu fördern und eine erfolgreiche pädagogische Arbeit zu leisten.</text:p>
      <text:p text:style-name="P67"><text:span text:style-name="Absatz-Standardschriftart"><text:span text:style-name="T1">Um die Zusammenarbeit mit den Eltern erfolgreich gestalten und die </text:span></text:span><text:soft-page-break/><text:span text:style-name="Absatz-Standardschriftart"><text:span text:style-name="T1">Elternkompetenzen bestmöglich stärken zu können, benötigen die pädagogischen Fachkräfte umfangreiche, fundierte Kenntnisse. Bisher wird jedoch in der Erzieherausbildung</text:span></text:span><text:span text:style-name="Absatz-Standardschriftart"><text:span text:style-name="T52"> </text:span></text:span><text:span text:style-name="Absatz-Standardschriftart"><text:span text:style-name="T1">diesem Thema marginale Bedeutung zugemessen. Die Basiskompetenzen, die in der Grundausbildung erworben werden, reichen nicht mehr aus, um den vielfältigen Veränderungen und Forderungen in der Arbeitswelt standzuhalten. Dass die Zusammenarbeit mit Familien als eine besondere professionelle und persönliche Herausforderung wahrgenommen wird, für die sich viele pädagogische Fachkräfte nicht ausreichend qualifiziert fühlen, bestätigt auch die Studie </text:span></text:span><text:span text:style-name="Absatz-Standardschriftart"><text:span text:style-name="T85">„</text:span></text:span><text:span text:style-name="Absatz-Standardschriftart"><text:span text:style-name="T46">Schlüssel zu guter Bildung, Erziehung und Betreuung. Bildungsaufgaben, Zeitkontingente und strukturelle Rahmenbedingungen in Kindertageseinrichtungen“</text:span></text:span><text:span text:style-name="Absatz-Standardschriftart"><text:span text:style-name="T1"> (2013). Laut der Studie sind die Erzieher/-innen vorwiegend für die pädagogische Arbeit mit Kindern und weniger für die Arbeit mit Eltern ausgebildet. Angesichts dieser Tatsache sind sie kaum bereit und vermutlich nicht in der Lage, das Verhältnis von Elternhaus und Kindergarten in Richtung auf die Bildungs- und Erziehungspartnerschaft zu entwickeln. Daher sind die Erzieher/-innen auf spezielle Angebote der Aus-, Fort- und Weiterbildung angewiesen, was zu einer erhöhten Nachfrage nach qualitativ hochwertigen Weiterbildungsangeboten zu dieser Thematik geführt hat (Viernickel, Nentwig-Gesemann, Nicolai, Schwarz &amp; Zenker, 2013, S. 149).</text:span></text:span></text:p>
      <text:p text:style-name="P67"><text:span text:style-name="Absatz-Standardschriftart"><text:span text:style-name="T7">Zum Beispiel hat die von </text:span></text:span><text:span text:style-name="Absatz-Standardschriftart"><text:span text:style-name="T1">Dippelhofer-Stiem und Kahle (1995) durchgeführte Studie ergeben, dass 83% der Fachkräfte ein großes Interesse bekunden, Fortbildungen zu diesem Thema zu besuchen (Dippelhofer-Stiem &amp; Kahle, 1995, S. 121).</text:span></text:span><text:span text:style-name="Absatz-Standardschriftart"><text:span text:style-name="T7"> Ebenso weisen d</text:span></text:span><text:span text:style-name="Absatz-Standardschriftart"><text:span text:style-name="T1">ie Ergebnisse einer aktuellen Wiff-Befragung von Weiterbildungsanbietern (2010) darauf hin, dass „Zusammenarbeit mit den Eltern“ nach der Fortbildung „Kinder in den ersten drei Lebensjahren“ das am häufigsten angebotene und nachgefragte Fortbildungsthema ist (Beher &amp; Walter, 2010, S.17, 23).</text:span></text:span></text:p>
      <text:p text:style-name="P67"><text:span text:style-name="Absatz-Standardschriftart"><text:span text:style-name="T1">Die Notwendigkeit der Fortbildung zu dieser Thematik ist ebenfalls dem FRÖBEL-Träger bewusst. Daher werden den pädagogischen Fachkräften in dem </text:span></text:span><text:span text:style-name="Absatz-Standardschriftart"><text:span text:style-name="T1">umfangreichen</text:span></text:span><text:span text:style-name="Absatz-Standardschriftart"><text:span text:style-name="T86"> </text:span></text:span><text:span text:style-name="Absatz-Standardschriftart"><text:span text:style-name="T7">FRÖBEL-Fortbildungsprogramm regelmäßige Seminare zum </text:span></text:span><text:soft-page-break/><text:span text:style-name="Absatz-Standardschriftart"><text:span text:style-name="T7">Thema „Zusammenarbeit mit Familien“ angeboten.</text:span></text:span></text:p>
      <text:p text:style-name="P67"><text:span text:style-name="Absatz-Standardschriftart"><text:span text:style-name="T1">Neben den Studien, die den großen Wunsch und die Notwendigkeit der Fortbildungen im Bereich Zusammenarbeit mit Familien in den Kindertageseinrichtungen aufgezeigt haben, <text:s/>gibt es weiterhin einige Studien, die die Nützlichkeit dieser Fortbildungen untersuchten, z.B.</text:span></text:span><text:span text:style-name="Absatz-Standardschriftart"><text:span text:style-name="T86"> </text:span></text:span><text:span text:style-name="Absatz-Standardschriftart"><text:span text:style-name="T7">di</text:span></text:span><text:span text:style-name="Absatz-Standardschriftart"><text:span text:style-name="T1">e Evaluation des Projekts </text:span></text:span><text:span text:style-name="Absatz-Standardschriftart"><text:span text:style-name="T44">“Stärkung der Erziehungskraft der Familie durch und über den Kindergarten”</text:span></text:span><text:span text:style-name="Absatz-Standardschriftart"><text:span text:style-name="T1"> (2006). Das Fazit dieser Evaluation lautet wie folgt: <text:s/>“</text:span></text:span><text:span text:style-name="Absatz-Standardschriftart"><text:span text:style-name="T2">Unterstützt durch Fortbildungen erkannten viele Erzieher/-innen, dass ihre ursprüngliche, eher defizitorientierte oder gar konkurrierende Haltung ein entscheidendes Hindernis für eine konstruktive Zusammenarbeit mit den Eltern darstellte</text:span></text:span><text:span text:style-name="Absatz-Standardschriftart"><text:span text:style-name="T1">” (</text:span></text:span><text:span text:style-name="Absatz-Standardschriftart"><text:span text:style-name="T7">Fröhlich-Gildhoff, Kraus &amp; Rönnau</text:span></text:span><text:span text:style-name="Absatz-Standardschriftart"><text:span text:style-name="T1">, 2006, S. 8). Durch die Fortbildung wurde die Haltungsänderung der Erzieher/-innen gegenüber den Eltern erreicht. Beispielsweise wurden Ängste bezüglich einer Kompetenzüberschreitung von Eltern und die damit verbundene Herabsetzung der Rolle der Erzieher/-innen abgebaut. Des Weiteren konnten die Erzieher/-innen ihren Blick vom Kind auf die ganze Familie erweitern, offener auf die Eltern zugehen, sich mehr auf die Stärken und Interessen der Eltern orientieren, anstatt eine defizitorientierte und konkurrierende Haltung anzunehmen (</text:span></text:span><text:span text:style-name="Absatz-Standardschriftart"><text:span text:style-name="T7">Fröhlich-Gildhoff et al.</text:span></text:span><text:span text:style-name="Absatz-Standardschriftart"><text:span text:style-name="T1">, 2006, S. 8).</text:span></text:span></text:p>
      <text:p text:style-name="P67"><text:span text:style-name="Absatz-Standardschriftart"><text:span text:style-name="T1">Dies lässt den Schluss zu, dass sich die Fortbildungen zu der Thematik alles in allem als sehr hilfreich erwiesen haben. Die höher analysierten Untersuchungen bestätigen abermals, dass durch die Fortbildungen die Erzieher/-innen darin unterstützt werden können, den gestiegenen Anforderungen nachzugehen. Die Weiterbildungsmaßnahmen können einen wichtigen Beitrag zur Entwicklung der engen und respektvollen Zusammenarbeit zwischen den pädagogischen Fachkräften und Eltern in den Kindertageseinrichtungen leisten. Dabei ist für eine partnerschaftliche Zusammenarbeit insbesondere eine positive, offene Haltung der pädagogischen Fachkräfte den Eltern gegenüber und auch vice versa entscheidend.</text:span></text:span></text:p>
      <text:p text:style-name="P80"/>
      <text:p text:style-name="P80"/>
      <text:p text:style-name="P80"><text:soft-page-break/></text:p>
      <text:p text:style-name="P27"><text:span text:style-name="Absatz-Standardschriftart"><text:span text:style-name="T44">4.3 <text:s/>Eine enge Zusammenarbeit mit den Eltern als Voraussetzung für den Erfolg <text:s text:c="8"/></text:span></text:span></text:p>
      <text:p text:style-name="P81"><text:span text:style-name="Absatz-Standardschriftart"><text:span text:style-name="T44"><text:s text:c="6"/>der Förder- und Präventionsprogramme in den Kindergärten</text:span></text:span></text:p>
      <text:p text:style-name="P26">In den vorherigen Abschnitten wurde die Wichtigkeit der fundierten Kenntnisse im Bereich der Erziehungs- und Bildungspartnerschaft sowohl für die pädagogischen Fachkräfte als auch für die Eltern deutlich gemacht: beide Akteure profitieren in hohem Maße davon. In diesem Abschnitt richtet sich das Hauptaugenmerk auf die wichtigsten Teilnehmer in dieser Dreieckbeziehung – auf die Kinder.</text:p>
      <text:p text:style-name="P65">Gerade die neuere Resilienzforschung zeigt auf, dass sogar widerstandsfähige Kinder nicht allein aus ihren Stärken heraus heutige Risikolagen<text:span text:style-name="Footnote_20_Symbol"><text:note text:id="ftn6" text:note-class="footnote"><text:note-citation>6</text:note-citation><text:note-body><text:p text:style-name="P31"><text:s text:c="3"/><text:span text:style-name="Absatz-Standardschriftart"><text:span text:style-name="T61">Z.B. </text:span></text:span><text:span text:style-name="Absatz-Standardschriftart"><text:span text:style-name="T59">soziales </text:span></text:span><text:span text:style-name="Absatz-Standardschriftart"><text:span text:style-name="T61">Risiko, finanzielles Risiko, bildungsfernes Elternhaus etc.</text:span></text:span></text:p><text:p text:style-name="Footnote"/></text:note-body></text:note></text:span> bewältigen können. Sie benötigen die Unterstützung der Eltern und Erzieher/-innen, welche nur bei einer gut funktionierenden Erziehungs- und Bildungspartnerschaft optimal gewährleistet werden kann (Aichinger, 2011, S. 33). Aus diesem Grund kann und soll das Wissen der Eltern über ihre Kinder von den Kindertageseinrichtungen intensiv genutzt werden, um darauf aufbauende individuelle Bildungs- und Erziehungsarbeit zu leisten. Ausreichende Kenntnisse über die Interessen, Stärken, Wünsche und Fähigkeiten einer Familie bilden - insbesondere bei nicht intakten Familien - eine wichtige Voraussetzung für die bestmögliche Förderung und Unterstützung der Kinder.</text:p>
      <text:p text:style-name="P26"><text:span text:style-name="Absatz-Standardschriftart"><text:span text:style-name="T1"><text:tab/>So stellte das Projekt</text:span></text:span><text:span text:style-name="Absatz-Standardschriftart"><text:span text:style-name="T44"> „gesunde kitas · starke kinder“ </text:span></text:span><text:span text:style-name="Absatz-Standardschriftart"><text:span text:style-name="T1">(2007)</text:span></text:span><text:span text:style-name="Absatz-Standardschriftart"><text:span text:style-name="T44"> </text:span></text:span><text:span text:style-name="Absatz-Standardschriftart"><text:span text:style-name="T1">fest</text:span></text:span><text:span text:style-name="Absatz-Standardschriftart"><text:span text:style-name="T44">: </text:span></text:span><text:span text:style-name="Absatz-Standardschriftart"><text:span text:style-name="T1">“</text:span></text:span><text:span text:style-name="Absatz-Standardschriftart"><text:span text:style-name="T2">Je besser das Miteinander und der Austausch zwischen KiTa und Eltern funktionieren, desto besser kann die KiTa die Bildung und Gesundheit der Kinder stärken</text:span></text:span><text:span text:style-name="Absatz-Standardschriftart"><text:span text:style-name="T1">” (Plattform Ernährung und Bewegung e. V. [peb], 2007, S. 50).</text:span></text:span></text:p>
      <text:p text:style-name="P65"><text:span text:style-name="Absatz-Standardschriftart"><text:span text:style-name="T1">Das bestätigen auch die Untersuchungen aus dem angloamerikanischen Sprachraum. Zum Beispiel das </text:span></text:span><text:span text:style-name="Absatz-Standardschriftart"><text:span text:style-name="T44">“Perry Preschool Project”</text:span></text:span><text:span text:style-name="Absatz-Standardschriftart"><text:span text:style-name="T1"> hat gezeigt, wie </text:span></text:span><text:span text:style-name="Absatz-Standardschriftart"><text:span text:style-name="T1">wichtig die Bildungs- und Erziehungspartnerschaft der Einrichtungen mit den Eltern ist. Kinder mit einer speziellen Kindergartenförderung wiesen später </text:span></text:span><text:soft-page-break/><text:span text:style-name="Absatz-Standardschriftart"><text:span text:style-name="T1">bessere Schulleistungen, weniger Schulabbrüche sowie geringere Sonderschulbesuchsquoten auf. Sie hatten mit 40 Jahren häufiger eine feste Anstellung und sind seltener straffällig geworden als Kinder ohne spezielle Kindergartenförderung. Was dieses Projekt besonders auszeichnete, war eine intensive Zusammenarbeit mit den Eltern in Form von wöchentlich 90-minütigen Hausbesuchen (</text:span></text:span><text:span text:style-name="Absatz-Standardschriftart"><text:span text:style-name="T82">Schweinhart et al., 2011, S. 1-18</text:span></text:span><text:span text:style-name="Absatz-Standardschriftart"><text:span text:style-name="T1">).</text:span></text:span></text:p>
      <text:p text:style-name="P65"><text:span text:style-name="Absatz-Standardschriftart"><text:span text:style-name="T82">Ferner zeigte </text:span></text:span><text:span text:style-name="Absatz-Standardschriftart"><text:span text:style-name="T91">d</text:span></text:span><text:span text:style-name="Absatz-Standardschriftart"><text:span text:style-name="T80">ie britische Studie </text:span></text:span><text:span text:style-name="Absatz-Standardschriftart"><text:span text:style-name="T47">„Effective Provision of Pre-School“</text:span></text:span><text:span text:style-name="Absatz-Standardschriftart"><text:span text:style-name="T80"> (EPPE) folgendes Ergebnis: wenn Eltern in die Förderprogramme der Kinder einbezogen wurden, konnten kleine positive Effekte in der kognitiven Leistungsfähigkeit und in der sozialen Entwicklung der Kinder erkannt werden. Einen kognitiven und sprachlichen Profit ziehen die Kinder, wenn es ihren Eltern gelingt, eine anregende häusliche Lernumgebung zu schaffen. Dabei ist diese viel wichtiger, als der soziale Status der Eltern (</text:span></text:span><text:span text:style-name="Absatz-Standardschriftart"><text:span text:style-name="T1">Sylva, Melhuish, Sammons, Siraj-Blatchford &amp; Taggart, </text:span></text:span><text:span text:style-name="Absatz-Standardschriftart"><text:span text:style-name="T80">2004, S. 25).</text:span></text:span></text:p>
      <text:p text:style-name="P26"><text:span text:style-name="Absatz-Standardschriftart"><text:span text:style-name="T80"><text:tab/>Auch die Hamburger Sprachentwicklungslängsschnittstudien</text:span></text:span><text:span text:style-name="Absatz-Standardschriftart"><text:span text:style-name="T55"> </text:span></text:span><text:span text:style-name="Absatz-Standardschriftart"><text:span text:style-name="T80">(2010) belegen im Hinblick auf die kindliche Zweitsprachentwicklung, dass sich die Kinder sprachlich besser entwickelten, deren Eltern sich häufiger an den Elternabenden, Elterngesprächen oder sonstigen Aktivitäten beteiligten und auch die Angebote der Kindertageseinrichtungen wie z.B. Elterncafés etc. häufiger wahrnahmen. Besonders Tür- und Angelgespräche, in denen Eltern von den pädagogischen Fachkräften Anregungen bekommen haben, wie sie ihre Kinder zu Hause beim Zweitspracherwerb fördern können, wirkten sich laut der Studie signifikant förderlich auf die Sprachentwicklung der Kinder aus (Hildenbrand &amp; Köhler, 2010, S. 206-209).</text:span></text:span></text:p>
      <text:p text:style-name="P65"><text:span text:style-name="Absatz-Standardschriftart"><text:span text:style-name="T80">Sacher (2012) </text:span></text:span>betont<text:span text:style-name="Absatz-Standardschriftart"><text:span text:style-name="T80"> bezüglich der unterschiedlichen Förderprojekte, dass diejenigen Fördermaßnahmen in den Kindertageseinrichtungen erfolgreich sind, die vielfältige Kommunikationswege und einen intensiven Austausch vorsehen, Maßnahmen der Elternbildung und des Elterntrainings enthalten, ausdrücklich alle </text:span></text:span><text:span text:style-name="Absatz-Standardschriftart"><text:span text:style-name="T80">Eltern einbeziehen und Strategien für schwer erreichbare Eltern beinhalten (Sacher, 2012, S. 240).</text:span></text:span></text:p>
      <text:p text:style-name="P26"><text:soft-page-break/><text:span text:style-name="Absatz-Standardschriftart"><text:span text:style-name="T1"><text:tab/>Bislang gab es in Deutschland nur sehr wenige Ansätze zur konkreten Umsetzung dieser intensiven und engen Kooperationspartnerschaft. Erst in den letzten Jahren lassen sich die institutionellen Betreuungsangebote mit den expliziten eltern- und familienunterstützenden Diensten beobachten (Stöbe-Blossey, Mierau &amp; Tietze, 2008, S. 105-122). Eine breite Beachtung hat zum Beispiel in Deutschland der Ansatz </text:span></text:span><text:span text:style-name="Absatz-Standardschriftart"><text:span text:style-name="T44">„Early Excellence Centres“ </text:span></text:span><text:span text:style-name="Absatz-Standardschriftart"><text:span text:style-name="T1">bzw. </text:span></text:span><text:span text:style-name="Absatz-Standardschriftart"><text:span text:style-name="T44">„Children’s Centres“</text:span></text:span><text:span text:style-name="Absatz-Standardschriftart"><text:span text:style-name="T1"> aus England gefunden. Im Mittelpunkt dieses Ansatzes steht die Einbindung der Eltern in die Erziehungsarbeit und Entwicklung des Kindes. In Anlehnung an dieses Modell sind auch in Deutschland einige ähnliche Ansätze entstanden. Zu nennen sind z.B. </text:span></text:span><text:span text:style-name="Absatz-Standardschriftart"><text:span text:style-name="T43">Familienzentren</text:span></text:span><text:span text:style-name="Absatz-Standardschriftart"><text:span text:style-name="T1">, </text:span></text:span><text:span text:style-name="Absatz-Standardschriftart"><text:span text:style-name="T43">Early-Excellence-Zentren</text:span></text:span><text:span text:style-name="Absatz-Standardschriftart"><text:span text:style-name="T1">, Monheimer Projekt </text:span></text:span><text:span text:style-name="Absatz-Standardschriftart"><text:span text:style-name="T43">„Mo.Ki – Monheim für Kinder“, Dormagener Modell, </text:span></text:span><text:span text:style-name="Absatz-Standardschriftart"><text:span text:style-name="T1">das Hausbesuchsprogramm</text:span></text:span><text:span text:style-name="Absatz-Standardschriftart"><text:span text:style-name="T43"> „</text:span></text:span><text:span text:style-name="Absatz-Standardschriftart"><text:span text:style-name="T44">Home Instruction for Prescool Youngsters“</text:span></text:span><text:span text:style-name="Absatz-Standardschriftart"><text:span text:style-name="T43"> </text:span></text:span><text:span text:style-name="Absatz-Standardschriftart"><text:span text:style-name="T1">(HIPPY)</text:span></text:span><text:span text:style-name="Absatz-Standardschriftart"><text:span text:style-name="T43"> </text:span></text:span><text:span text:style-name="Absatz-Standardschriftart"><text:span text:style-name="T1">etc.</text:span></text:span></text:p>
      <text:p text:style-name="P66">Die Ergebnisse der analysierten Untersuchungen und Förderprogramme weisen übereinstimmend nach, dass gerade die Förderansätze wirksam sind, die die Bildungs-, Erziehungs- und Betreuungsprozesse in Kindertageseinrichtungen mit einem intensiven Einbezug der Eltern, Familienförderung und Familienbildung verbinden. Das heißt, die Präsenz der Eltern in den betreffenden Kitas ist insofern unabdingbar, als davon die erfolgreiche Implementierung von unterschiedlichen Förder- und Präventionsprogrammen abhängt.</text:p>
      <text:p text:style-name="P34"/>
      <text:p text:style-name="P26"><text:span text:style-name="Absatz-Standardschriftart"><text:span text:style-name="T43">4.4 Ökosystemischer Ansatz nach Bronfenbrenner</text:span></text:span></text:p>
      <text:p text:style-name="P26"><text:span text:style-name="Absatz-Standardschriftart"><text:span text:style-name="T1">Die zunehmende Bedeutung der Zusammenarbeit mit den Eltern wird nicht allein durch die gesellschaftlichen und gesetzlichen Veränderungen sowie die aktuellen Studien und Untersuchungen bestätigt. Diese Meinung ist auch in der wissenschaftlichen Literatur vertreten. Die Wichtigkeit der Erziehungs- und Bildungspartnerschaft mit den Eltern in den Kindertageseinrichtungen wurde zum Beispiel durch die systemische Sichtweise veranschaulicht. Besonders interessant in diesem Zusammenhang ist </text:span></text:span>das sozial-ökologische Modell<text:span text:style-name="Absatz-Standardschriftart"><text:span text:style-name="T1"> vom </text:span></text:span><text:span text:style-name="Absatz-Standardschriftart"><text:span text:style-name="T1">Entwicklungspsychologen und Sozialökologen Urie Bronfenbrenner (1917-2005), welches heutzutage die Arbeit vieler sozialpädagogischer Berufsfelder bestimmt. </text:span></text:span><text:soft-page-break/><text:span text:style-name="Absatz-Standardschriftart"><text:span text:style-name="T1">Die theoretische Grundlage für dieses Modell schaffte er in den 80er Jahren. Mit dieser Theorie können sowohl die pädagogischen Fachkräfte als auch die Eltern für eine engere Kooperation miteinander sensibilisiert werden.</text:span></text:span></text:p>
      <text:p text:style-name="P16"><text:tab/>Bronfenbrenner geht von der Annahme aus, dass die menschliche Entwicklung vom Individuum selbst bestimmt wird und sich eigenaktiv in einem ständigen Auseinandersetzungsprozess mit seiner Umgebung vollzieht. Erwachsene und Kinder entwickeln sich seiner Meinung nach in sogenannten Ökosystemen, welche mehrdimensional miteinander verbunden sind und deren einzelne Elemente sich gegenseitig beeinflussen. Die Veränderung eines Elementes, zum Beispiel der Eintritt des Kindes in die außerfamiliäre Betreuung, bewirkt einen Wandel im Gesamtsystem (Familie). Kinder werden von Bronfenbrenner als aktive Gestalter betrachtet, die das Milieu bzw. das System, in dem sie leben, aktiv gestalten und umformen (Bronfenbrenner, 1981, S. 37-38).</text:p>
      <text:p text:style-name="P65"><text:span text:style-name="Absatz-Standardschriftart"><text:span text:style-name="T1">Nach dem sozial-ökologischen Modell lassen sich folgende Ökosysteme</text:span></text:span> differenzieren: Mikro-, Meso-, Exo- und Makrosysteme. Im Folgenden wird eine grafische Darstellung diese Systeme visualisier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text:span text:style-name="Absatz-Standardschriftart"><text:span text:style-name="T62">Abbildung 1</text:span></text:span><text:span text:style-name="Absatz-Standardschriftart"><text:span text:style-name="T61">. Die Systemebenen des Ökosystems bei Bronfenbrenner </text:span></text:span><text:span text:style-name="Absatz-Standardschriftart"><text:span text:style-name="T14">(http://de.wikipedia.org/wiki/Ökosystemischer_Ansatz_nach_Bronfenbrenner, unter GNU-FDL CC BY-SA 3.0).</text:span></text:span></text:p>
      <text:p text:style-name="P30"><text:span text:style-name="Absatz-Standardschriftart"><text:span text:style-name="T97"/></text:span></text:p>
      <text:p text:style-name="P84"><text:span text:style-name="Absatz-Standardschriftart"><text:span text:style-name="T2">Ein Mikrosystem ist ein Muster von Tätigkeiten und Aktivitäten, Rollen und zwischen-menschlichen Beziehungen, das die in Entwicklung begriffene Person in einem gegebenen Lebensbereich mit seinen eigentümlichen physischen und materiellen Merkmalen erlebt. Ein Lebensbereich ist ein Ort, an dem Menschen leicht direkte Interaktion mit anderen aufnehmen können. </text:span></text:span><text:span text:style-name="Absatz-Standardschriftart"><text:span text:style-name="T44"><text:s/></text:span></text:span>(<text:span text:style-name="Absatz-Standardschriftart"><text:span text:style-name="T1">Bronfenbrenner, 1981, S. 38)</text:span></text:span></text:p>
      <text:p text:style-name="P26"><text:span text:style-name="Absatz-Standardschriftart"><text:span text:style-name="T1">Demnach definieren Mikrosysteme die unmittelbare Lernumwelt des sich </text:span></text:span><text:span text:style-name="Absatz-Standardschriftart"><text:span text:style-name="T1">entwickelnden Kindes. Eine Kindergartengruppe beispielsweise kann als Mikrosystem charakterisiert werden, in das Kinder und Erzieher/-innen einbezogen sind. In den meisten Fällen durchlaufen Kinder im Vorschulalter zwei Mikrosysteme, die einen bedeutsamen Einfluss auf ihre Entwicklung haben. Das sind erfahrungsgemäß zum einen die Familie und zum anderen eine Kindertageseinrichtung. Weiterführend sind die Mikrosysteme in Kontexte eingebunden, die zunehmend umfassender werden und als Meso-, Exo- und Makrosysteme bezeichnet werden</text:span></text:span><text:span text:style-name="Absatz-Standardschriftart"><text:span text:style-name="T1"><text:note text:id="ftn7" text:note-class="footnote"><text:note-citation>7</text:note-citation><text:note-body><text:p text:style-name="P30"><text:span text:style-name="Absatz-Standardschriftart"><text:span text:style-name="T59"><text:s text:c="3"/>Für die vorliegende Arbeit sind nur das Mikro- und Mesosystem interessant. Diese Begriffe werden auf den folgenden Seiten ausführlicher erläutert. Auf die weiteren Systemebenen (Exo- und Makrosystem) wird im Folgenden nicht mehr eingegangen. An dieser Stelle sei lediglich auf die entsprechende Literatur verwiesen, Bronfenbrenner (1981).</text:span></text:span></text:p></text:note-body></text:note></text:span></text:span><text:span text:style-name="Absatz-Standardschriftart"><text:span text:style-name="T1">.</text:span></text:span></text:p>
      <text:p text:style-name="P26"><text:span text:style-name="Absatz-Standardschriftart"><text:span text:style-name="T1"><text:tab/>„</text:span></text:span><text:span text:style-name="Absatz-Standardschriftart"><text:span text:style-name="T2">Ein Mesosystem umfasst die Wechselbeziehungen zwischen den Lebensbereichen, an denen die sich entwickelnde Person aktiv beteiligt ist“</text:span></text:span><text:span text:style-name="Absatz-Standardschriftart"><text:span text:style-name="T44"> </text:span></text:span><text:span text:style-name="Absatz-Standardschriftart"><text:span text:style-name="T1">(Bronfenbrenner, 1981, S. 41). Zum Beispiel bildet die Wechselbeziehung zwischen einer Kindertageseinrichtung und einer Familie ein Mesosystem. Nach </text:span></text:span><text:soft-page-break/><text:span text:style-name="Absatz-Standardschriftart"><text:span text:style-name="T1">Bronfenbrenner wird eine intensive Beziehung zwischen Familie und Kindertageseinrichtung als positiv für die kindliche Entwicklung angesehen. Die Entwicklungsbedingungen sind am ungünstigsten, wenn das Mesosystem schwach verbunden ist oder gar keine Wechselbeziehung zwischen den Mikrosystemen besteht. Umgekehrt wird das entwicklungsfördernde Potential eines Lebensbereichs gesteigert, wenn die unterstützenden Verbindungen zwischen den Mikrosystemen durch Personen hergestellt werden, mit denen das sich entwickelnde Kind Primärdyaden gebildet hat, z.B. die Mutter und die Erzieher/-innen als Erziehungspartner (Bronfenbrenner, 1981, S. 205). Wenn ein Konflikt im Miteinander zwischen den Personen entsteht, die an der Entwicklung eines Kindes beteiligt sind, führt dies zu einer enormen Belastung für das Kind. Seine Entwicklung in der Familie, im Kindergarten oder in der Schule wird dann begünstigt, wenn in beide Richtungen offene Kommunikation besteht.</text:span></text:span></text:p>
      <text:p text:style-name="P65"><text:span text:style-name="Absatz-Standardschriftart"><text:span text:style-name="T1">Bronfenbrenner betont zudem: „</text:span></text:span><text:span text:style-name="Absatz-Standardschriftart"><text:span text:style-name="T2">Das entwicklungsfördernde Potenzial von Lebensbereichen ist umso größer, je persönlicher die Kommunikation zwischen </text:span></text:span><text:span text:style-name="Absatz-Standardschriftart"><text:span text:style-name="T2">ihnen ist“</text:span></text:span><text:span text:style-name="Absatz-Standardschriftart"><text:span text:style-name="T1"> (Bronfenbrenner, 1981, S. 207). Neben der Wichtigkeit der Kommunikation im regulären Alltag hängen laut Griebel (2010) besonders die Übergangskompetenzen, d.h. die Möglichkeiten und der Willen, den Übergang erfolgreich zu bewältigen, von der Fähigkeit und Bereitschaft aller Beteiligten zu Kommunikation und Partizipation ab (Griebel, 2010, S. 4). Das entwicklungsfördernde Potential eines Lebensbereichs (z.B. Kindertageseinrichtung) in einem Mesosystem wird weiterhin gesteigert, wenn ein Kind den ersten Übergang in diesen Lebensbereich nicht alleine, sondern in Begleitung seiner Bezugspersonen durchläuft. Ferner werden die Übergangssituationen erheblich erleichtert, wenn sowohl die Familie als auch die Kindertageseinrichtung bereits vor dem Übergang <text:s/>(z.B. vor der Aufnahme in den Kindergarten oder in die Schule) über einschlägige Informationen, Beratungsangebote und Erfahrungen verfügen (Bronfenbrenner, 1981, S. 208).</text:span></text:span></text:p>
      <text:p text:style-name="P26"><text:span text:style-name="Absatz-Standardschriftart"><text:span text:style-name="T1"><text:tab/>Bronfenbrenner hebt in seiner sozial-ökologischen Theorie also die Notwendigkeit einer engen Zusammenarbeit zwischen den Familien und </text:span></text:span><text:soft-page-break/><text:span text:style-name="Absatz-Standardschriftart"><text:span text:style-name="T1">Kindertageseinrichtungen im Interesse der Kinder heraus. Sie zeigt besondere Relevanz einer intensiven gemeinsamen Gestaltung der Umwelt und der bewussten, klaren Absprachen bei den Übergängen auf. Nach Bronfenbrenner verlaufen Entwicklungsprozesse umso erfolgreicher, je besser die verschiedenen Mikro- und Mesosysteme miteinander verbunden sind und aufeinander abgestimmt sind. Laut Thiersch gilt dieses Argument umso stärker, je jünger die Kinder sind (Thiersch, 2006, S. 86). Zum ähnlichen Ergebnis kommen </text:span></text:span><text:span text:style-name="Absatz-Standardschriftart"><text:span text:style-name="T20">Sandberg und Vuorinen (2008). Sie stellten im Rahmen ihrer Studie fest: je jünger die Kinder, desto wichtiger ist der tägliche Kontakt zwischen Eltern und pädagogischen Fachkräften. Mit zunehmenden Alter der Kinder verlor die Zusammenarbeit mit den Eltern jedoch an Bedeutung (Sandberg &amp; Tuula, 2008, S. 151-161).</text:span></text:span></text:p>
      <text:p text:style-name="P16"><text:tab/>Dem sozial-ökologischen Modell zufolge sind Kindertageseinrichtung und Familie zwei Systeme bzw. Umwelten, in denen Kinder aufwachsen und unterschiedliche Erfahrungen machen. Sie beeinflussen und ergänzen sich gegenseitig. Darum ist es wichtig, dass diese beiden Umwelten miteinander kooperieren, um die bestmögliche Entwicklung und Förderung des Kindes zu ermöglichen und zu unterstützen.</text:p>
      <text:p text:style-name="P65"><text:span text:style-name="Absatz-Standardschriftart"><text:span text:style-name="T1">Die Theorie von Bronfenbrenner steht somit im Einklang mit den Ergebnissen von den in vorausgehenden Abschnitten vorgestellten Untersuchungen und Förderprojekten, die </text:span></text:span><text:span text:style-name="Absatz-Standardschriftart"><text:span text:style-name="T7">die Notwendigkeit der Erziehungs- und Bildungspartnerschaft zwischen Erzieher/-innen und Eltern sowohl aus der Perspektive der Einrichtung als auch aus der Perspektive der Kinder und der Eltern hervorheben. </text:span></text:span><text:span text:style-name="Absatz-Standardschriftart"><text:span text:style-name="T108">Die bisherigen Ausführungen haben verdeutlicht, dass der gestiegene Stellenwert der Zusammenarbeit zwischen pädagogischen Fachkräften und Eltern in den letzten Jahrzehnten auf unterschiedliche Gründe zurückzuführen ist.</text:span></text:span></text:p>
      <text:p text:style-name="P26"/>
      <text:p text:style-name="P26"><text:span text:style-name="Absatz-Standardschriftart"><text:span text:style-name="T55">5.</text:span></text:span><text:span text:style-name="Absatz-Standardschriftart"><text:span text:style-name="T52"> <text:s text:c="2"/>Empirische Forschungsergebnisse</text:span></text:span></text:p>
      <text:p text:style-name="P26"><text:span text:style-name="Absatz-Standardschriftart"><text:span text:style-name="T1">Das vorliegende Kapitel widmet sich den empirischen Befunden zum Thema </text:span></text:span><text:soft-page-break/><text:span text:style-name="Absatz-Standardschriftart"><text:span text:style-name="T1">“Bildungs- und Erziehungspartnerschaft in den Kindertageseinrichtungen” sowohl auf der nationalen als auch auf der internationalen Ebene. </text:span></text:span><text:span text:style-name="Absatz-Standardschriftart"><text:span text:style-name="T7">Die Recherche hat ergeben, dass sich insgesamt nur wenige empirische Studien in diesem Bereich finden. Dies betrifft insbesondere den deutschsprachigen Raum.</text:span></text:span><text:span text:style-name="Absatz-Standardschriftart"><text:span text:style-name="T1"> Die meisten Studien</text:span></text:span><text:span text:style-name="Absatz-Standardschriftart"><text:span text:style-name="T7"> sind entweder wenig aktuell, d.h. sie wurden hauptsächlich im Zeitraum von 1980 bis 2002 durchgeführt oder enthalten zu kleine Stichproben bzw. sind thematisch sehr eng angelegt. Auch</text:span></text:span><text:span text:style-name="Absatz-Standardschriftart"><text:span text:style-name="T1"> zu der Umsetzung der Rahmenrichtlinien der Bundesländer in den Kindergärten sowie zur Wirksamkeit unterschiedlicher Formen der Elternarbeit gibt es so gut wie keine aktuellen Untersuchungen.</text:span></text:span></text:p>
      <text:p text:style-name="P26"><text:span text:style-name="Absatz-Standardschriftart"><text:span text:style-name="T1"><text:tab/>Was die Effekte</text:span></text:span><text:span text:style-name="Absatz-Standardschriftart"><text:span text:style-name="T52"> </text:span></text:span><text:span text:style-name="Absatz-Standardschriftart"><text:span text:style-name="T1">einer aktiven Zusammenarbeit zwischen Fachkräften und Eltern auf die Entwicklung der Kinder betrifft, wurden diese bislang wenig erforscht. Im deutschsprachigen Raum gibt es kaum Längsschnittuntersuchungen, die diese Frage beantworten könnten. In Anbetracht dessen, dass die Entwicklung der Kinder von zahlreichen Faktoren beeinflusst wird, überrascht das jedoch nicht. Mögliche Effekte einer Zusammenarbeit zwischen Eltern und pädagogischen Fachkräften lassen sich empirisch nur schwer nachweisen. Dennoch liefern einige Studien, vor allem aus den USA, Belege für den positiven Effekt eines Besuchs von Familien unterstützenden Institutionen. Wie beispielsweise das im Abschnitt </text:span></text:span><text:span text:style-name="Absatz-Standardschriftart"><text:span text:style-name="T1">4.3 erwähnten </text:span></text:span><text:span text:style-name="Absatz-Standardschriftart"><text:span text:style-name="T44">“Perry Preschool Project”</text:span></text:span><text:span text:style-name="Absatz-Standardschriftart"><text:span text:style-name="T1">, </text:span></text:span><text:span text:style-name="Absatz-Standardschriftart"><text:span text:style-name="T47">„Effective Provision of Pre-School“</text:span></text:span><text:span text:style-name="Absatz-Standardschriftart"><text:span text:style-name="T80"> (EPPE) sowie die Hamburger Sprachentwicklungslängsschnittstudien.</text:span></text:span></text:p>
      <text:p text:style-name="P65"><text:span text:style-name="Absatz-Standardschriftart"><text:span text:style-name="T1">Im Rahmen der internationalen Forschung liegen zwar diverse Studien zu diesem Thema vor, allerdings wurden die meisten davon innerhalb von Modellprojekten bzw. gezielten Förderprogrammen durchgeführt. Außerdem haben die Studien vorwiegend einen zeitlich befristeten Projektcharakter und nur wenige der Projekte sind wirklich evaluiert. Zudem </text:span></text:span><text:span text:style-name="Absatz-Standardschriftart"><text:span text:style-name="T5">beschäftigen sich die meisten Untersuchungen kaum mit der Zusammenarbeit mit Familien im regulären Kindergartenalltag.</text:span></text:span></text:p>
      <text:p text:style-name="P26"><text:span text:style-name="Absatz-Standardschriftart"><text:span text:style-name="T7">Im Folgenden werden einige der wichtigsten und aktuellsten Studien vorgestellt.</text:span></text:span></text:p>
      <text:p text:style-name="P16"/>
      <text:p text:style-name="P26"><text:span text:style-name="Absatz-Standardschriftart"><text:span text:style-name="T44">5.1 Erwartungen der Eltern an die Zusammenarbeit mit </text:span></text:span><text:soft-page-break/><text:span text:style-name="Absatz-Standardschriftart"><text:span text:style-name="T44">Kindertageseinrichtungen</text:span></text:span></text:p>
      <text:p text:style-name="P26">Eine der wichtigsten Erwartungen der Eltern an die Kindertageseinrichtungen ist ein offener, regelmäßiger Austausch sowohl über die Entwicklung und Verhaltensweisen ihres Kindes als auch über für sie relevanten pädagogischen Themen sowie allgemeinen Kindergartenangelegenheiten.<text:span text:style-name="Absatz-Standardschriftart"><text:span text:style-name="T1"> </text:span></text:span><text:span text:style-name="Absatz-Standardschriftart"><text:span text:style-name="T82">Insbesondere sind die informellen täglichen Kontakte wie Tür- und Angelgespräche von Bedeutung. Bei diesem informellen Austausch </text:span></text:span><text:span text:style-name="Absatz-Standardschriftart"><text:span text:style-name="T1">fühlen sich </text:span></text:span><text:span text:style-name="Absatz-Standardschriftart"><text:span text:style-name="T82">die </text:span></text:span><text:span text:style-name="Absatz-Standardschriftart"><text:span text:style-name="T1">Eltern weniger unter Druck gesetzt als bei den offiziellen Gesprächen und mehr in ihrer Elternrolle gestärkt und respektiert (OECD, 2000, S. 54). Daher nehmen sie die Möglichkeit zum täglichen Austausch gerne wahr. Laut der Studie von Fröhlich-Gildhoff, Kraus und Rönnau (2006) sind für 80% von 1147 befragten Eltern die pädagogischen Fachkräfte nach den (Ehe-) Partner/-innen die zweit wichtigsten Ansprechpersonen in Erziehungsfragen (Fröhlich-Gildhoff et al., 2006, S. 10).<text:tab/></text:span></text:span></text:p>
      <text:p text:style-name="P65"><text:span text:style-name="Absatz-Standardschriftart"><text:span text:style-name="T1">Weiterhin haben 30% der Eltern in der Studie “Hürdenlauf zur Kita” eine </text:span></text:span><text:span text:style-name="Absatz-Standardschriftart"><text:span text:style-name="T7">un</text:span></text:span><text:span text:style-name="Absatz-Standardschriftart"><text:span text:style-name="T1">zufriedenstellende Zusammenarbeit der Einrichtungen mit den Familien als eine der qualitativen Hürden für die außerfamiliäre Betreuung angegeben. Die Eltern hätten mehr Anreize, ihr Kind in der Krippe anzumelden, wenn eine engere und intensivere Zusammenarbeit der Erzieher/-innen mit den Eltern gegeben wäre. </text:span></text:span><text:span text:style-name="Absatz-Standardschriftart"><text:span text:style-name="T7">Zum Beispiel wünschen sich die Eltern eine hochwertigere Qualität der Angebote sowohl für die Kinder als auch für die Familien sowie bessere Informationen darüber durch die pädagogischen Fachkräfte (Sachverständigenrat deutscher Stiftungen für Integration und Migration [SVR],</text:span></text:span><text:span text:style-name="Absatz-Standardschriftart"><text:span text:style-name="T24"> 2013, S. 16)</text:span></text:span><text:span text:style-name="Absatz-Standardschriftart"><text:span text:style-name="T1">. </text:span></text:span><text:span text:style-name="Absatz-Standardschriftart"><text:span text:style-name="T7">Diese Ergebnisse decken sich mit den Ergebnissen der NUBBEK-Studie (2013), die zeigten, dass für die meisten Mütter eine gute Zusammenarbeit zwischen Eltern und pädagogischen Fachkräften entscheidend ist. Insbesondere die Mütter mit Migrationshintergrund wünschen sich eine verbesserte Zusammenarbeit mit den Erzieher/-innen. Die Befunde veranschaulichen, dass ein stärker an den Bedürfnissen der Eltern orientiertes Angebot sowie eine höhere Anzahl von mehrsprachigen Fachkräften in der Einrichtung viele Eltern dazu bewegen würde, ihr unter dreijähriges Kind institutionell betreuen zu lassen </text:span></text:span><text:span text:style-name="Absatz-Standardschriftart"><text:span text:style-name="T1">(Bensel et al., 2013, S. </text:span></text:span><text:soft-page-break/><text:span text:style-name="Absatz-Standardschriftart"><text:span text:style-name="T1">61-67)</text:span></text:span><text:span text:style-name="Absatz-Standardschriftart"><text:span text:style-name="T7">.</text:span></text:span></text:p>
      <text:p text:style-name="P65"><text:span text:style-name="Absatz-Standardschriftart"><text:span text:style-name="T7">Aus den Studien</text:span></text:span><text:span text:style-name="Absatz-Standardschriftart"><text:span text:style-name="T1"> wird der Wunsch der Eltern nach Optimierung der Zusammenarbeit deutlich sichtbar. Eine enge Zusammenarbeit </text:span></text:span><text:span text:style-name="Absatz-Standardschriftart"><text:span text:style-name="T7">mit den Fachkräften stellt</text:span></text:span><text:span text:style-name="Absatz-Standardschriftart"><text:span text:style-name="T1"> also für fast alle Mütter ein relevantes Kriterium b</text:span></text:span><text:span text:style-name="Absatz-Standardschriftart"><text:span text:style-name="T7">ei der Wahl der Kindertageseinrichtung dar.</text:span></text:span></text:p>
      <text:p text:style-name="P66"/>
      <text:p text:style-name="P36">5.2 Elternzufriedenheit und Partizipation der Eltern</text:p>
      <text:p text:style-name="P26"><text:span text:style-name="Absatz-Standardschriftart"><text:span text:style-name="T1">Eine Reihe von Studien, in denen Eltern und Erzieher/-innen in Einzeluntersuchungen oder gemeinsam zu ähnlichen Themen befragt wurden, kommen weitgehend übereinstimmend zu dem Ergebnis, dass Eltern zum großen Teil mit dem Kindergarten und der Zusammenarbeit mit den Einrichtungen zufrieden</text:span></text:span><text:span text:style-name="Absatz-Standardschriftart"><text:span text:style-name="T52"> </text:span></text:span><text:span text:style-name="Absatz-Standardschriftart"><text:span text:style-name="T1">sind (z.B. Dippelhofer-Stiem &amp; Kahle, 1995; Textor, 1992). Diese Ergebnisse decken sich mit der Untersuchung von Wolf (2002), die sich auf eine Befragung in den neuen Bundesländern aus den Jahren 1997 und 2001 bezieht. Die Untersuchung zeigte, dass Eltern überwiegend mit der Zusammenarbeit zwischen den pädagogischen Fachkräften und Familien zufrieden sind und eher selten Kritik an den Erzieher/-innen ausüben sowie ihre Arbeit schätzen und unterstützen (Wolf, 2002, S. 32-34).</text:span></text:span></text:p>
      <text:p text:style-name="P85"><text:span text:style-name="Absatz-Standardschriftart"><text:span text:style-name="T1"><text:tab/>Nach Einschätzung von Wolf liegt der mögliche Grund für diese hohe Zufriedenheit in der Scheu der Eltern, die Kindertageseinrichtung zu kritisieren, weil dies negative Konsequenzen für das Kind haben könnte. Beziehungsweise wollen sie die von ihnen ausgesuchte Einrichtung positiv sehen und sich deswegen auch mit einer wenig intensiven Zusammenarbeit zufrieden geben. Es gibt allerdings eine Gruppe von Eltern aus den sogenannten “bildungsnahen” Schichten, die oft Kritik am Kindergarten und vor allem an der Elternarbeit äußerten. </text:span></text:span><text:span text:style-name="Absatz-Standardschriftart"><text:span text:style-name="T7">Beide Kategorien der Eltern - sowohl zufriedene als auch unzufriedene - zeigten jedoch laut der Studie ein großes Interesse und Bereitschaft an der Mitarbeit in den Kindertageseinrichtungen (Wolf, 2002, S. 32-34).</text:span></text:span></text:p>
      <text:p text:style-name="P65"><text:span text:style-name="Absatz-Standardschriftart"><text:span text:style-name="T1">Auch</text:span></text:span><text:span text:style-name="Absatz-Standardschriftart"><text:span text:style-name="T86"> </text:span></text:span><text:span text:style-name="Absatz-Standardschriftart"><text:span text:style-name="T92">di</text:span></text:span><text:span text:style-name="Absatz-Standardschriftart"><text:span text:style-name="T1">e Untersuchung von Jeske (1997) konnte weiterhin feststellen, dass die Zusammenarbeit mit der Kindertageseinrichtung ihres Kindes den meisten </text:span></text:span><text:soft-page-break/><text:span text:style-name="Absatz-Standardschriftart"><text:span text:style-name="T1">Eltern wichtig bzw. sehr wichtig ist. Sie sind der Meinung, dass der bessere Kontakt zu den Erzieher/-innen ihrem Kind nur </text:span></text:span><text:span text:style-name="Absatz-Standardschriftart"><text:span text:style-name="T7">zugutekommen</text:span></text:span><text:span text:style-name="Absatz-Standardschriftart"><text:span text:style-name="T1"> wird. Das verstärkt die Motivation vieler Eltern, sich im Kindergartenalltag einzubringen <text:s/>(Jeske, 1997, S. 63).</text:span></text:span></text:p>
      <text:p text:style-name="P65">Nach eigenen Aussagen von aktiven Elternvertreterinnen und -vertretern sind sie jedoch eher dann bereit, sich in der Kindertageseinrichtung ihres Kindes zu involvieren, wenn sie das Gefühl haben, eine Veränderung bewirken zu können und sowohl von Fachkräften als auch von Eltern anerkannt und unterstützt zu werden (Hense, 2001, S. 43). Jedoch schneidet die elterliche Partizipation in Deutschland, im europäischen und außereuropäischen Vergleich, laut der OECD-Studie (2006), mit einem eher mittleren Grad ab (<text:span text:style-name="Absatz-Standardschriftart"><text:span text:style-name="T82">Pietsch, Ziesemer &amp; Fröhlich-Gildhoff, </text:span></text:span>2010, S. 15).</text:p>
      <text:p text:style-name="P26"><text:span text:style-name="Absatz-Standardschriftart"><text:span text:style-name="T1"><text:tab/> Die Erläuterung bisheriger Forschungsbefunde hat insgesamt aufgezeigt, dass Eltern überwiegend mit der Zusammenarbeit in den Kindertages-einrichtungen zufrieden sind sowie ein ausgeprägtes Interesse an der Kooperation mit dem Kindergarten zeigen. Dies gilt sowohl für die quer- als auch längsschnittlichen Befunde, die sich wie folgt zusammenfassen lassen: die Erziehungs- und Bildungspartnerschaft zwischen den Eltern und pädagogischen </text:span></text:span><text:span text:style-name="Absatz-Standardschriftart"><text:span text:style-name="T1">Fachkräften wird aus der Sicht der Eltern als sehr wichtig</text:span></text:span><text:span text:style-name="Absatz-Standardschriftart"><text:span text:style-name="T76"> empfunden und von ihnen insgesamt als gut umgesetzt eingeschätzt.</text:span></text:span> <text:span text:style-name="Absatz-Standardschriftart"><text:span text:style-name="T1">Zugleich jedoch äußern viele Eltern den Wunsch nach einer engeren Kooperation und intensiveren Einbindung in den Kindergartenalltag. Sie wollen mehr Informationen über ihr Kind erhalten und mehr Möglichkeiten zur Beteiligung haben.</text:span></text:span><text:span text:style-name="Absatz-Standardschriftart"><text:span text:style-name="T76"><text:tab/></text:span></text:span></text:p>
      <text:p text:style-name="P65"><text:span text:style-name="Absatz-Standardschriftart"><text:span text:style-name="T76">Aus den bisher analysierten empirischen Forschungsergebnissen wird deutlich, dass die Forschungslage zum Thema „Zusammenarbeit zwischen Familien und pädagogischen Fachkräften“ noch unbefriedigend ist. Wie bereits erwähnt, gibt es nur wenige aktuelle Untersuchungen, die sich ausschließlich mit der Einschätzung der Zusammenarbeit in Kindertageseinrichtungen im Alltag aus der Sicht der Eltern beschäftigen. In der vorliegenden Untersuchung wird ein Versuch unternommen, diese Forschungslücke mithilfe der FRÖBEL-</text:span></text:span><text:soft-page-break/><text:span text:style-name="Absatz-Standardschriftart"><text:span text:style-name="T76">Elternbefragung zu verringern. Über die Zusammenarbeit zwischen den Eltern und Erzieher/-innen in den FRÖBEL-Kindertageseinrichtungen liegen bislang keine Forschungsergebnisse vor.</text:span></text:span></text:p>
      <text:p text:style-name="P26"><text:span text:style-name="Absatz-Standardschriftart"><text:span text:style-name="T75"><text:tab/></text:span></text:span><text:span text:style-name="Absatz-Standardschriftart"><text:span text:style-name="T1">Aus den dargestellten theoretischen Ausführungen und bezogen auf die herausgearbeiteten Forschungslücken lassen sich folgende Fragestellungen, die anschließend anhand der vorliegenden Daten untersucht werden, formulieren:</text:span></text:span></text:p>
      <text:p text:style-name="P26"/>
      <text:list xml:id="list1783343546" text:style-name="L6">
        <text:list-item>
          <text:p text:style-name="P115"><text:span text:style-name="Absatz-Standardschriftart"><text:span text:style-name="T8"><text:s/>Wie schätzen die Eltern die Zusammenarbeit zwischen den pädagogischen Fachkräften und Familien in den FRÖBEL-Kindertageseinrichtungen ein?</text:span></text:span></text:p>
        </text:list-item>
      </text:list>
      <text:p text:style-name="P26"/>
      <text:list xml:id="list581928012" text:style-name="L7">
        <text:list-item>
          <text:p text:style-name="P116"><text:span text:style-name="Absatz-Standardschriftart"><text:span text:style-name="T8"><text:s/>Welche homogenen Dimensionen (thematische Subkategorien) lassen sich in der Subskala „Zusammenarbeit mit Familien“ des FRÖBEL-Elternfragebogens herausbilden?</text:span></text:span></text:p>
        </text:list-item>
      </text:list>
      <text:p text:style-name="P26"/>
      <text:p text:style-name="P26"><text:span text:style-name="Absatz-Standardschriftart"><text:span text:style-name="T26">Im folgenden empirischen Teil der Arbeit werden diese Fragestellungen näher untersucht.</text:span></text:span></text:p>
      <text:p text:style-name="P68"/>
      <text:p text:style-name="P68"/>
      <text:p text:style-name="P68"/>
      <text:p text:style-name="P68"><text:span text:style-name="Absatz-Standardschriftart"><text:span text:style-name="T57">Teil II: Empirische Analysen</text:span></text:span></text:p>
      <text:p text:style-name="P86"><text:span text:style-name="Absatz-Standardschriftart"><text:span text:style-name="T1">Nachdem die Relevanz und Notwendigkeit der Erziehungs- und Bildungspartnerschaft in den Kindertageseinrichtungen aufgezeigt und diskutiert wurde, wird in dem empirischen Teil der Arbeit versucht, die vorhin formulierten Fragestellungen zu beantworten. Die vorliegende explorative Datenanalyse bezieht sich auf einen Teilausschnitt der gesamten Untersuchung im Rahmen des Projekts „</text:span></text:span>FRÖBEL-Eltern- und Mitarbeiter/-innenbefragung 2013”. Und zwar <text:s/><text:span text:style-name="Absatz-Standardschriftart"><text:span text:style-name="T1"><text:s/>wird speziell die Subskala „Zusammenarbeit mit Familien“ im Elternfragebogen untersucht.</text:span></text:span></text:p>
      <text:p text:style-name="P86"><text:span text:style-name="Absatz-Standardschriftart"><text:span text:style-name="T1"><text:tab/>Im ersten Abschnitt des folgenden Kapitels wird zunächst auf die </text:span></text:span><text:soft-page-break/><text:span text:style-name="Absatz-Standardschriftart"><text:span text:style-name="T1">Datengrundlage und die </text:span></text:span><text:span text:style-name="Absatz-Standardschriftart"><text:span text:style-name="T7">Stichprobe</text:span></text:span><text:span text:style-name="Absatz-Standardschriftart"><text:span text:style-name="T1"> der vorliegenden Untersuchung näher eingegangen. Als nächstes wird das Instrument der Elternbefragung beschrieben. Im weiteren Schritt werden die Daten hinsichtlich der im vorherigen Kapitel formulierten Fragestellungen anhand von bestimmten Verfahren analysiert. Abschließend werden die Ergebnisse vorgestellt und diskutiert.</text:span></text:span></text:p>
      <text:p text:style-name="P87"><text:s/></text:p>
      <text:p text:style-name="P33">6. Methodisches Vorgehen</text:p>
      <text:p text:style-name="P68"><text:span text:style-name="Absatz-Standardschriftart"><text:span text:style-name="T43">6.1 Datengrundlage und </text:span></text:span><text:span text:style-name="Absatz-Standardschriftart"><text:span text:style-name="T9">Stichprobe</text:span></text:span></text:p>
      <text:p text:style-name="P26"><text:span text:style-name="Absatz-Standardschriftart"><text:span text:style-name="T1">Die Datengrundlage für die vorliegende Untersuchung bilden die 2579 Elternfragebögen aus dem Projekt “FRÖBEL-Eltern- und Mitarbeiter/-innenbefragung 2013“. Es handelt sich hierbei um eine querschnittlich angelegte Felduntersuchung, die als Online-Befragung im Zeitraum vom 18.02.2013 bis zum 11.03.2013 stattgefunden hat. Die Befragung wurde von der Fachabteilung</text:span></text:span><text:span text:style-name="Absatz-Standardschriftart"><text:span text:style-name="T43">“Pädagogik und Qualitätsentwicklung” </text:span></text:span><text:span text:style-name="Absatz-Standardschriftart"><text:span text:style-name="T1">der FRÖBEL Management GmbH - eine Abteilung des FRÖBEL e.V. - unter der Koordination von Jule Marx und Annegret Kieschnick durchgeführt. Die Zielsetzung der Befragung bestand darin, Auskunft über den Ist-Stand der pädagogischen Arbeit in den </text:span></text:span><text:span text:style-name="Absatz-Standardschriftart"><text:span text:style-name="T1">Kindertageseinrichtungen zum Zeitpunkt der Befragung geben zu können. Dieser sollte als <text:s/>Ausgangspunkt und Chance für die weitere Qualitätsentwicklung in der Kinderbetreuung dienen.</text:span></text:span></text:p>
      <text:p text:style-name="P26"><text:span text:style-name="Absatz-Standardschriftart"><text:span text:style-name="T1"><text:tab/>Bei der Befragung handelt es sich um eine Vollerhebung. Die Gruppe der Befragten bezog sowohl Erzieher/-innen, Leiter/-innen als auch Eltern der FRÖBEL-Kindertageseinrichtungen und FRÖBEL-Horte aller Standorte mit ein. Weil die meisten FRÖBEL-Einrichtungen nach dem Konzept „der offenen Arbeit“ arbeiten, wurden die Eltern der Krippenkinder nicht als eine extra Befragungsgruppe differenziert, sondern in der Kindergarteneltern-Kategorie miterfasst. Insgesamt wurden</text:span></text:span><text:span text:style-name="Absatz-Standardschriftart"><text:span text:style-name="T27"> 10.586 Eltern (Horte und Kindergärten zusammen) befragt.</text:span></text:span><text:span text:style-name="Absatz-Standardschriftart"><text:span text:style-name="T28"> </text:span></text:span><text:span text:style-name="Absatz-Standardschriftart"><text:span text:style-name="T1">Da im Fokus der vorliegenden Arbeit speziell die Analyse der Item-Skala zur Einschätzung der Zusammenarbeit zwischen den pädagogischen Fachkräften </text:span></text:span><text:soft-page-break/><text:span text:style-name="Absatz-Standardschriftart"><text:span text:style-name="T1">und Eltern in den FRÖBEL-Kindertageseinrichtungen aus der Sicht der Familien steht, wurden Eltern, deren Kinder einen FRÖBEL-Hort besuchen, Leiter/-innen sowie pädagogische Mitarbeiter/-innen, aus der Auswertung ausgeschlossen. Das heißt, in die Auswertung sind nur die Daten der Kindergarten-Eltern eingegangen. Daher besteht der in die Analyse einbezogene Datensatz aus </text:span></text:span><text:span text:style-name="Absatz-Standardschriftart"><text:span text:style-name="T7">2579 (27%) Elternfragebögen.</text:span></text:span></text:p>
      <text:p text:style-name="P26"><text:span text:style-name="Absatz-Standardschriftart"><text:span text:style-name="T7"><text:tab/>Das Versenden der Zugangsdaten an die Kindergärten erfolgte durch eine externe Druckerei.</text:span></text:span><text:span text:style-name="Absatz-Standardschriftart"><text:span text:style-name="T27"> Die Briefe mit dem Zugangscode wurden an die </text:span></text:span><text:span text:style-name="Absatz-Standardschriftart"><text:span text:style-name="T1">Eltern</text:span></text:span><text:span text:style-name="Absatz-Standardschriftart"><text:span text:style-name="T7"> anonymisiert und nach dem Zufallsprinzip in den Einrichtungen verteilt, so dass zu keinem Zeitpunkt ein Rückschluss auf einzelne Personen möglich war. Eltern</text:span></text:span><text:span text:style-name="Absatz-Standardschriftart"><text:span text:style-name="T29"> </text:span></text:span><text:span text:style-name="Absatz-Standardschriftart"><text:span text:style-name="T1">erhielten pro Kind einen Zugangscode, der</text:span></text:span><text:span text:style-name="Absatz-Standardschriftart"><text:span text:style-name="T7"> zur einmaligen Teilnahme an der Befragung auf dem Onlineportal eines externen Anbieters berechtigte. </text:span></text:span><text:span text:style-name="Absatz-Standardschriftart"><text:span text:style-name="T1">Bei Geschwistern sollten sie</text:span></text:span><text:span text:style-name="Absatz-Standardschriftart"><text:span text:style-name="T7"> für jedes Kind jeweils einen Fragebogen beantworten. Darüber hinaus wurden ü</text:span></text:span><text:span text:style-name="Absatz-Standardschriftart"><text:span text:style-name="T1">ber die Fragebögen keine personenbezogenen Daten erhoben. Somit ist nicht bekannt, ob der Fragebogen hauptsächlich von den Müttern oder Vätern oder von beiden Elternteilen zusammen bzw. von der Mutter/dem Vater mit anderen Angehörigen gemeinsam ausgefüllt wurde. Es liegen auch keine demografischen Angaben (sozioökonomischer Status, Bildung, ethnische Herkunft etc.) von den Familien vor.</text:span></text:span></text:p>
      <text:p text:style-name="P26"/>
      <text:p text:style-name="P25"><text:span text:style-name="Absatz-Standardschriftart"><text:span text:style-name="T43">6.2 Instrument der Erhebung</text:span></text:span></text:p>
      <text:p text:style-name="P26"><text:span text:style-name="Absatz-Standardschriftart"><text:span text:style-name="T1">Der Elternfragebogen wurde von den Mitarbeiter/-innen der Fachabteilung </text:span></text:span><text:span text:style-name="Absatz-Standardschriftart"><text:span text:style-name="T44">“Pädagogik und Qualitätsentwicklung”</text:span></text:span><text:span text:style-name="Absatz-Standardschriftart"><text:span text:style-name="T1"> der FRÖBEL Management GmbH erstellt. Er besteht aus folgenden Subskalen: </text:span></text:span><text:span text:style-name="Absatz-Standardschriftart"><text:span text:style-name="T44">pädagogische Arbeit in der Einrichtung</text:span></text:span><text:span text:style-name="Absatz-Standardschriftart"><text:span text:style-name="T1">, </text:span></text:span><text:span text:style-name="Absatz-Standardschriftart"><text:span text:style-name="T44">Bilinguale Erziehung</text:span></text:span><text:span text:style-name="Absatz-Standardschriftart"><text:span text:style-name="T1">, </text:span></text:span><text:span text:style-name="Absatz-Standardschriftart"><text:span text:style-name="T44">Umgang der Erzieher/-innen mit den Kindern und Eltern</text:span></text:span><text:span text:style-name="Absatz-Standardschriftart"><text:span text:style-name="T1">, </text:span></text:span><text:span text:style-name="Absatz-Standardschriftart"><text:span text:style-name="T44">Zusammenarbeit mit Familien </text:span></text:span><text:span text:style-name="Absatz-Standardschriftart"><text:span text:style-name="T1">und die letzte Subskala erfragt</text:span></text:span><text:span text:style-name="Absatz-Standardschriftart"><text:span text:style-name="T44">,</text:span></text:span><text:span text:style-name="Absatz-Standardschriftart"><text:span text:style-name="T1"> </text:span></text:span><text:span text:style-name="Absatz-Standardschriftart"><text:span text:style-name="T44">wie gut sich</text:span></text:span><text:span text:style-name="Absatz-Standardschriftart"><text:span text:style-name="T1"> </text:span></text:span><text:span text:style-name="Absatz-Standardschriftart"><text:span text:style-name="T44">die Eltern über das Kind und die Einrichtung informiert fühlen.</text:span></text:span><text:span text:style-name="Absatz-Standardschriftart"><text:span text:style-name="T1"> Die Eltern wurden gebeten, in den standardisierten und anonymisierten Fragebögen insgesamt 79 geschlossene Fragen zu beantworten und zu zwei offenen Fragen Stellung zu beziehen. </text:span></text:span><text:span text:style-name="Absatz-Standardschriftart"><text:span text:style-name="T7">Der</text:span></text:span><text:span text:style-name="Absatz-Standardschriftart"><text:span text:style-name="T1"> vollständige Fragebogen ist dem </text:span></text:span><text:span text:style-name="Absatz-Standardschriftart"><text:span text:style-name="T72">Anhang Nr. xx</text:span></text:span><text:span text:style-name="Absatz-Standardschriftart"><text:span text:style-name="T1"> </text:span></text:span><text:soft-page-break/><text:span text:style-name="Absatz-Standardschriftart"><text:span text:style-name="T1">beigefügt.</text:span></text:span></text:p>
      <text:p text:style-name="P26"><text:span text:style-name="Absatz-Standardschriftart"><text:span text:style-name="T1"><text:tab/>Wie bereits ausgeführt, steht im Zentrum der Untersuchung die Einschätzung der Zusammenarbeit zwischen den pädagogischen Fachkräften und Familien aus der elterlichen Sicht. Folglich ist</text:span></text:span><text:span text:style-name="Absatz-Standardschriftart"><text:span text:style-name="T7"> für die weiteren Analysen spezifisch die Subskala </text:span></text:span><text:span text:style-name="Absatz-Standardschriftart"><text:span text:style-name="T10">„Zusammenarbeit mit Familien“ </text:span></text:span><text:span text:style-name="Absatz-Standardschriftart"><text:span text:style-name="T7">von Bedeutung. Diese besteht aus 20 geschlossenen Fragen. Die anderen Subskalen werden außer Acht gelassen, da sie für die Fragestellung irrelevant sind.</text:span></text:span></text:p>
      <text:p text:style-name="P26"><text:span text:style-name="Absatz-Standardschriftart"><text:span text:style-name="T7"><text:tab/>Die Items der Subskala </text:span></text:span><text:span text:style-name="Absatz-Standardschriftart"><text:span text:style-name="T10">„Zusammenarbeit mit Familien“</text:span></text:span><text:span text:style-name="Absatz-Standardschriftart"><text:span text:style-name="T7"> enthalten die Aussagen über Entwicklungsgespräche, Elternabende, Möglichkeiten zum Austausch über das Kind sowie über Möglichkeiten zur Partizipation in der pädagogischen Arbeit der Einrichtung und im Kindergartenalltag. Zum Beispiel lautet eins der einzuschätzenden Items wie folgt: </text:span></text:span><text:span text:style-name="Absatz-Standardschriftart"><text:span text:style-name="T10">„Die Mitarbeiter/-innen sind immer ansprechbar für meine Anliegen“</text:span></text:span><text:span text:style-name="Absatz-Standardschriftart"><text:span text:style-name="T7"> (s</text:span></text:span><text:span text:style-name="Absatz-Standardschriftart"><text:span text:style-name="T30">iehe Angang xy, „Elternfagebogen“, S. 5).</text:span></text:span></text:p>
      <text:p text:style-name="P26"><text:span text:style-name="Absatz-Standardschriftart"><text:span text:style-name="T1"><text:tab/>Die einzelnen Items konnten von den Befragten auf einer vierstufigen Skala (4 = „stimmt völlig“, 3 = „stimmt eher“, 2 = „stimmt eher nicht“, 1 = „stimmt gar nicht“) eingeschätzt werden. Zusätzlich hatten</text:span></text:span><text:span text:style-name="Absatz-Standardschriftart"><text:span text:style-name="T98"> die Eltern noch die Möglichkeit „weiß nicht“ (</text:span></text:span><text:span text:style-name="Absatz-Standardschriftart"><text:span text:style-name="T1">98 = „weiß nicht“) </text:span></text:span><text:span text:style-name="Absatz-Standardschriftart"><text:span text:style-name="T98">zu vergeben. </text:span></text:span><text:span text:style-name="Absatz-Standardschriftart"><text:span text:style-name="T7"><text:s text:c="2"/></text:span></text:span></text:p>
      <text:p text:style-name="P26"><text:tab/>Um die im Kapitel 5 formulierten Fragestellungen präzise untersuchen zu können, werden im Folgenden die deskriptiven Analyseverfahren und daraus resultierenden Ergebnisse sowie die explorative Faktorenanalyse samt den Ergebnissen vorgestellt. Die explorative Faktorenanalyse stellt dabei das zentrale Verfahren der durchgeführten Untersuchung dar. Die Auswertung der Daten erfolgt mit der Statistiksoftware R. Alle Berechnungen sind im Skript dem Anhang <text:span text:style-name="Absatz-Standardschriftart"><text:span text:style-name="T71">XY</text:span></text:span> beigefügt.</text:p>
      <text:p text:style-name="P26"/>
      <text:p text:style-name="P70">7. <text:s/>Ergebnisse</text:p>
      <text:p text:style-name="P35">7.1. Deskriptiv-statistische Beschreibung der Daten</text:p>
      <text:p text:style-name="P26"><text:span text:style-name="Absatz-Standardschriftart"><text:span text:style-name="T41">Um den ersten Eindruck über die vorliegenden empirischen Daten (20 Items der </text:span></text:span><text:soft-page-break/><text:span text:style-name="Absatz-Standardschriftart"><text:span text:style-name="T41">Subskala “Zusammenarbeit mit Familien”) zu gewinnen, werden zuerst die deskriptiven Analysen durchgeführt. </text:span></text:span><text:span text:style-name="Absatz-Standardschriftart"><text:span text:style-name="T40">Die deskriptiven Statistiken (siehe Tabelle 1) haben folgendes Ergebnis gezeigt: d</text:span></text:span><text:span text:style-name="Absatz-Standardschriftart"><text:span text:style-name="T41">ie Bewertung der meisten erfragten Aspekte liegt aus der Sicht der Eltern auf der Item-Skala im Durchschnitt von „stimmt eher“ bis „stimmt völlig“</text:span></text:span><text:span text:style-name="Absatz-Standardschriftart"><text:span text:style-name="T41"><text:note text:id="ftn8" text:note-class="footnote"><text:note-citation>8</text:note-citation><text:note-body><text:p text:style-name="P30"><text:span text:style-name="Absatz-Standardschriftart"><text:span text:style-name="T87"><text:s text:c="2"/></text:span></text:span><text:span text:style-name="Absatz-Standardschriftart"><text:span text:style-name="T15">Die Antwortmöglichkeit „weiß nicht“ wurde</text:span></text:span><text:span text:style-name="Absatz-Standardschriftart"><text:span text:style-name="T16"> aufgrund </text:span></text:span><text:span text:style-name="Absatz-Standardschriftart"><text:span text:style-name="T15">der Nominalskalierung aus der Mittelwertberechnung ausgeschlossen und in den Häufigkeiten</text:span></text:span><text:span text:style-name="Absatz-Standardschriftart"><text:span text:style-name="T16"> erfasst.</text:span></text:span></text:p></text:note-body></text:note></text:span></text:span><text:span text:style-name="Absatz-Standardschriftart"><text:span text:style-name="T41">.</text:span></text:span><text:span text:style-name="Absatz-Standardschriftart"><text:span text:style-name="T88"> </text:span></text:span><text:span text:style-name="Absatz-Standardschriftart"><text:span text:style-name="T41">Hieraus wird deutlich, dass sich die Mehrheit der Eltern überwiegend positiv bezüglich der Zusammenarbeit zwischen pädagogischen Fachkräften und Familien in den FRÖBEL-Einrichtungen äußert.</text:span></text:span><text:span text:style-name="Absatz-Standardschriftart"><text:span text:style-name="T49"> </text:span></text:span><text:span text:style-name="Absatz-Standardschriftart"><text:span text:style-name="T32">Die Items</text:span></text:span><text:span text:style-name="Absatz-Standardschriftart"><text:span text:style-name="T89"> </text:span></text:span><text:span text:style-name="Absatz-Standardschriftart"><text:span text:style-name="T41">8.4 “</text:span></text:span><text:span text:style-name="Absatz-Standardschriftart"><text:span text:style-name="T49">Ich kann mich über die Entwicklung und das Verhalten meines Kindes mit den Erzieher/-innen austauschen“ </text:span></text:span><text:span text:style-name="Absatz-Standardschriftart"><text:span text:style-name="T41">(M = 3.46, SD = 0.71)</text:span></text:span><text:span text:style-name="Absatz-Standardschriftart"><text:span text:style-name="T89"> </text:span></text:span><text:span text:style-name="Absatz-Standardschriftart"><text:span text:style-name="T32">und 8.3 </text:span></text:span><text:span text:style-name="Absatz-Standardschriftart"><text:span text:style-name="T11">„Die Einrichtungsleitung hat für mich immer ein offenes Ohr“ </text:span></text:span><text:span text:style-name="Absatz-Standardschriftart"><text:span text:style-name="T32">(M </text:span></text:span><text:span text:style-name="Absatz-Standardschriftart"><text:span text:style-name="T41">= 3.45, SD = 0.76)</text:span></text:span><text:span text:style-name="Absatz-Standardschriftart"><text:span text:style-name="T32"> erfahren beispielsweise in der Bewertung der Eltern die höchste Zustimmung.</text:span></text:span><text:span text:style-name="Absatz-Standardschriftart"><text:span text:style-name="T41"> Den niedrigsten Mittelwert mit M = 2.72 und SD = 0.98 weist das Item 8.7 </text:span></text:span><text:span text:style-name="Absatz-Standardschriftart"><text:span text:style-name="T48">“Die Mitarbeiterinnen sind für mich Ansprechpartnerinnen in Erziehungsfragen“ </text:span></text:span><text:span text:style-name="Absatz-Standardschriftart"><text:span text:style-name="T41">auf. </text:span></text:span><text:span text:style-name="Absatz-Standardschriftart"><text:span text:style-name="T32">Interessant ist der Umstand, dass das Item, welches d</text:span></text:span><text:span text:style-name="Absatz-Standardschriftart"><text:span text:style-name="T7">ie allgemeine Zufriedenheit der Eltern mit der Zusammenarbeit erfasst (Item 8.20):</text:span></text:span><text:span text:style-name="Absatz-Standardschriftart"><text:span text:style-name="T32"> </text:span></text:span><text:span text:style-name="Absatz-Standardschriftart"><text:span text:style-name="T12">„Alles in allem bin ich mit der Zusammenarbeit zwischen Kindergarten und Eltern zufrieden“</text:span></text:span><text:span text:style-name="Absatz-Standardschriftart"><text:span text:style-name="T32"> von den Eltern </text:span></text:span><text:span text:style-name="Absatz-Standardschriftart"><text:span text:style-name="T32">trotzt der relativ guten Bewertung der meisten Items mit „stimmt eher nicht“ bis „stimmt eher“</text:span></text:span><text:span text:style-name="Absatz-Standardschriftart"><text:span text:style-name="T12"> </text:span></text:span><text:span text:style-name="Absatz-Standardschriftart"><text:span text:style-name="T32">(M = 2.86, SD = 1.03) eingeschätzt wurde.</text:span></text:span><text:span text:style-name="Absatz-Standardschriftart"><text:span text:style-name="T41"> Insgesamt unterscheiden sich die Mittelwerte der Items jedoch nur marginal voneinander.</text:span></text:span></text:p>
      <text:p text:style-name="P13"/>
      <text:p text:style-name="P13">Tabelle 1</text:p>
      <text:p text:style-name="P13"/>
      <text:p text:style-name="P38">Einschätzungen der Zusammenarbeit zwischen pädagogischen Fachkräften und Familien durch die Eltern: Mittelwerte (M), Standardabweichungen (SD)</text:p>
      <text:p text:style-name="P39"/>
      <table:table table:name="Tabelle1" table:style-name="Tabelle1">
        <table:table-column table:style-name="Tabelle1.A"/>
        <table:table-column table:style-name="Tabelle1.B"/>
        <table:table-column table:style-name="Tabelle1.C"/>
        <table:table-row>
          <table:table-cell table:style-name="Tabelle1.A1" office:value-type="string">
            <text:p text:style-name="P88">Items</text:p>
          </table:table-cell>
          <table:table-cell table:style-name="Tabelle1.A1" office:value-type="string">
            <text:p text:style-name="P89"><text:s text:c="2"/>M</text:p>
          </table:table-cell>
          <table:table-cell table:style-name="Tabelle1.A1" office:value-type="string">
            <text:p text:style-name="P89"><text:s text:c="11"/>SD</text:p>
          </table:table-cell>
        </table:table-row>
        <table:table-row table:style-name="Tabelle1.2">
          <table:table-cell table:style-name="Tabelle1.A2" office:value-type="string">
            <text:p text:style-name="P40">8.1 Ich bin zufrieden mit den Gesprächen mit den ErzieherInnen</text:p>
            <text:p text:style-name="P40"><text:s text:c="6"/>beim Bringen und Abholen <text:s text:c="204"/></text:p>
          </table:table-cell>
          <table:table-cell table:style-name="Tabelle1.A2" office:value-type="string">
            <text:p text:style-name="P40"><text:s/>3.19 <text:s/></text:p>
          </table:table-cell>
          <table:table-cell table:style-name="Tabelle1.A2" office:value-type="string">
            <text:p text:style-name="P40"><text:s text:c="11"/>0.82 <text:s text:c="8"/></text:p>
          </table:table-cell>
        </table:table-row>
        <table:table-row>
          <table:table-cell table:style-name="Tabelle1.A3" office:value-type="string">
            <text:p text:style-name="P40">8.2 Die MitarbeiterInnen sind immer ansprechbar für meine <text:s text:c="2"/></text:p>
            <text:p text:style-name="P40"><text:s text:c="6"/>Anliegen <text:s text:c="143"/></text:p>
          </table:table-cell>
          <table:table-cell table:style-name="Tabelle1.A3" office:value-type="string">
            <text:p text:style-name="P40"><text:s/>3.39</text:p>
          </table:table-cell>
          <table:table-cell table:style-name="Tabelle1.A3" office:value-type="string">
            <text:p text:style-name="P40"><text:s text:c="11"/>0.74</text:p>
          </table:table-cell>
        </table:table-row>
        <text:soft-page-break/>
        <table:table-row>
          <table:table-cell table:style-name="Tabelle1.A3" office:value-type="string">
            <text:p text:style-name="P41">8.3 Die Einrichtungsleitung hat für mich immer ein offenes Ohr <text:s text:c="13"/></text:p>
          </table:table-cell>
          <table:table-cell table:style-name="Tabelle1.A3" office:value-type="string">
            <text:p text:style-name="P40"><text:s/>3.45</text:p>
          </table:table-cell>
          <table:table-cell table:style-name="Tabelle1.A3" office:value-type="string">
            <text:p text:style-name="P40"><text:s text:c="11"/>0.76</text:p>
          </table:table-cell>
        </table:table-row>
        <table:table-row>
          <table:table-cell table:style-name="Tabelle1.A3" office:value-type="string">
            <text:p text:style-name="P40">8.4 Ich kann mich über die Entwicklung und das Verhalten</text:p>
            <text:p text:style-name="P41"><text:s text:c="6"/>meines Kindes mit den ErzieherInnen austauschen <text:s text:c="92"/></text:p>
          </table:table-cell>
          <table:table-cell table:style-name="Tabelle1.A3" office:value-type="string">
            <text:p text:style-name="Standard"><text:span text:style-name="Absatz-Standardschriftart"><text:span text:style-name="T64"><text:s/></text:span></text:span><text:span text:style-name="Absatz-Standardschriftart"><text:span text:style-name="T61">3.46</text:span></text:span></text:p>
          </table:table-cell>
          <table:table-cell table:style-name="Tabelle1.A3" office:value-type="string">
            <text:p text:style-name="P40"><text:s text:c="11"/>0.71</text:p>
          </table:table-cell>
        </table:table-row>
        <table:table-row>
          <table:table-cell table:style-name="Tabelle1.A3" office:value-type="string">
            <text:p text:style-name="P40">8.5 Die ErzieherInnen informieren mich von sich aus über</text:p>
            <text:p text:style-name="P40"><text:s text:c="6"/>Erlebnisse und Entwicklung meines Kindes <text:s text:c="136"/></text:p>
          </table:table-cell>
          <table:table-cell table:style-name="Tabelle1.A3" office:value-type="string">
            <text:p text:style-name="P40"><text:s/>2.98</text:p>
          </table:table-cell>
          <table:table-cell table:style-name="Tabelle1.A3" office:value-type="string">
            <text:p text:style-name="P40"><text:s text:c="11"/>0.95</text:p>
          </table:table-cell>
        </table:table-row>
        <table:table-row>
          <table:table-cell table:style-name="Tabelle1.A3" office:value-type="string">
            <text:p text:style-name="P40">8.6 Ich bin mit den Entwicklungsgesprächen zufrieden <text:s text:c="41"/></text:p>
          </table:table-cell>
          <table:table-cell table:style-name="Tabelle1.A3" office:value-type="string">
            <text:p text:style-name="P40"><text:s/>3.27</text:p>
          </table:table-cell>
          <table:table-cell table:style-name="Tabelle1.A3" office:value-type="string">
            <text:p text:style-name="P40"><text:s text:c="10"/>0.86</text:p>
          </table:table-cell>
        </table:table-row>
        <table:table-row table:style-name="Tabelle1.8">
          <table:table-cell table:style-name="Tabelle1.A3" office:value-type="string">
            <text:p text:style-name="P40">8.7 Die MitarbeiterInnen sind für mich AnsprechpartnerInnen in <text:s text:c="12"/></text:p>
            <text:p text:style-name="P41"><text:s text:c="6"/>Erziehungsfragen <text:s text:c="82"/></text:p>
          </table:table-cell>
          <table:table-cell table:style-name="Tabelle1.A3" office:value-type="string">
            <text:p text:style-name="P40"><text:s/>2.72</text:p>
          </table:table-cell>
          <table:table-cell table:style-name="Tabelle1.A3" office:value-type="string">
            <text:p text:style-name="P40"><text:s text:c="10"/>0.98</text:p>
          </table:table-cell>
        </table:table-row>
        <table:table-row>
          <table:table-cell table:style-name="Tabelle1.A3" office:value-type="string">
            <text:p text:style-name="P40">8.8 Ich merke, dass den ErzieherInnen der Austausch mit mir zu</text:p>
            <text:p text:style-name="P41"><text:s text:c="6"/>Erziehungsfragen wichtig ist <text:s text:c="64"/></text:p>
          </table:table-cell>
          <table:table-cell table:style-name="Tabelle1.A3" office:value-type="string">
            <text:p text:style-name="P40"><text:s/>2.74</text:p>
          </table:table-cell>
          <table:table-cell table:style-name="Tabelle1.A3" office:value-type="string">
            <text:p text:style-name="P40"><text:s text:c="10"/>1.00</text:p>
          </table:table-cell>
        </table:table-row>
        <table:table-row>
          <table:table-cell table:style-name="Tabelle1.A3" office:value-type="string">
            <text:p text:style-name="P40">8.9 Wenn es meine Zeit erlaubt, halte ich mich gerne für eine</text:p>
            <text:p text:style-name="P41"><text:s text:c="6"/>gewisse Zeit in der Einrichtung auf <text:s text:c="113"/></text:p>
          </table:table-cell>
          <table:table-cell table:style-name="Tabelle1.A3" office:value-type="string">
            <text:p text:style-name="P40"><text:s/>3.21</text:p>
          </table:table-cell>
          <table:table-cell table:style-name="Tabelle1.A3" office:value-type="string">
            <text:p text:style-name="P40"><text:s text:c="10"/>0.82</text:p>
          </table:table-cell>
        </table:table-row>
        <table:table-row>
          <table:table-cell table:style-name="Tabelle1.A3" office:value-type="string">
            <text:p text:style-name="P40">8.10 Als Eltern haben wir ausreichend Möglichkeiten mitzuwirken <text:s text:c="244"/></text:p>
          </table:table-cell>
          <table:table-cell table:style-name="Tabelle1.A3" office:value-type="string">
            <text:p text:style-name="P40"><text:s/>3.18</text:p>
          </table:table-cell>
          <table:table-cell table:style-name="Tabelle1.A3" office:value-type="string">
            <text:p text:style-name="P40"><text:s text:c="10"/>0.82</text:p>
          </table:table-cell>
        </table:table-row>
        <table:table-row>
          <table:table-cell table:style-name="Tabelle1.A3" office:value-type="string">
            <text:p text:style-name="P40">8.11 Eltern können sich durch ehrenamtliche Tätigkeiten in die</text:p>
            <text:p text:style-name="P40"><text:s text:c="8"/>pädagogische Arbeit einbringen <text:s text:c="187"/></text:p>
          </table:table-cell>
          <table:table-cell table:style-name="Tabelle1.A3" office:value-type="string">
            <text:p text:style-name="P40"><text:s/>3.31</text:p>
          </table:table-cell>
          <table:table-cell table:style-name="Tabelle1.A3" office:value-type="string">
            <text:p text:style-name="P40"><text:s text:c="10"/>0.80 <text:s/></text:p>
          </table:table-cell>
        </table:table-row>
        <table:table-row>
          <table:table-cell table:style-name="Tabelle1.A3" office:value-type="string">
            <text:p text:style-name="P41">8.12 Ich fühle mich willkommen, in der Einrichtung zu hospitieren <text:s text:c="8"/></text:p>
          </table:table-cell>
          <table:table-cell table:style-name="Tabelle1.A3" office:value-type="string">
            <text:p text:style-name="P40"><text:s/>3.09</text:p>
          </table:table-cell>
          <table:table-cell table:style-name="Tabelle1.A3" office:value-type="string">
            <text:p text:style-name="P40"><text:s text:c="10"/>0.87</text:p>
          </table:table-cell>
        </table:table-row>
        <table:table-row>
          <table:table-cell table:style-name="Tabelle1.A3" office:value-type="string">
            <text:p text:style-name="P40">8.13 Die ErzieherInnen machen ihre pädagogische Arbeit gegenüber</text:p>
            <text:p text:style-name="P41"><text:s text:c="8"/>den Eltern transparent <text:s text:c="235"/></text:p>
          </table:table-cell>
          <table:table-cell table:style-name="Tabelle1.A3" office:value-type="string">
            <text:p text:style-name="P40"><text:s/>3.07</text:p>
          </table:table-cell>
          <table:table-cell table:style-name="Tabelle1.A3" office:value-type="string">
            <text:p text:style-name="P40"><text:s text:c="10"/>0.84</text:p>
          </table:table-cell>
        </table:table-row>
        <table:table-row>
          <table:table-cell table:style-name="Tabelle1.A3" office:value-type="string">
            <text:p text:style-name="P40">8.14 Die ErzieherInnen interessieren sich für meine Einschätzung</text:p>
            <text:p text:style-name="P41"><text:s text:c="8"/>ihrer Arbeit <text:s/></text:p>
          </table:table-cell>
          <table:table-cell table:style-name="Tabelle1.A3" office:value-type="string">
            <text:p text:style-name="P40"><text:s/>2.79</text:p>
          </table:table-cell>
          <table:table-cell table:style-name="Tabelle1.A3" office:value-type="string">
            <text:p text:style-name="P40"><text:s text:c="10"/>0.95</text:p>
          </table:table-cell>
        </table:table-row>
        <table:table-row>
          <table:table-cell table:style-name="Tabelle1.A3" office:value-type="string">
            <text:p text:style-name="P41">8.15 Die MitarbeiterInnen nehmen meine Beschwerden ernst <text:s text:c="103"/></text:p>
          </table:table-cell>
          <table:table-cell table:style-name="Tabelle1.A3" office:value-type="string">
            <text:p text:style-name="P40"><text:s/>3.26</text:p>
          </table:table-cell>
          <table:table-cell table:style-name="Tabelle1.A3" office:value-type="string">
            <text:p text:style-name="P40"><text:s text:c="10"/>0.77</text:p>
          </table:table-cell>
        </table:table-row>
        <table:table-row>
          <table:table-cell table:style-name="Tabelle1.A3" office:value-type="string">
            <text:p text:style-name="P40">8.16 Wichtige Entscheidungen werden zusammen mit den Eltern</text:p>
            <text:p text:style-name="P41"><text:s text:c="8"/>getroffen <text:s text:c="95"/></text:p>
          </table:table-cell>
          <table:table-cell table:style-name="Tabelle1.A3" office:value-type="string">
            <text:p text:style-name="P40"><text:s/>3.10</text:p>
          </table:table-cell>
          <table:table-cell table:style-name="Tabelle1.A3" office:value-type="string">
            <text:p text:style-name="P40"><text:s text:c="10"/>0.91</text:p>
          </table:table-cell>
        </table:table-row>
        <table:table-row>
          <table:table-cell table:style-name="Tabelle1.A3" office:value-type="string">
            <text:p text:style-name="P41">8.17 Ich bin mit den Elternabenden zufrieden <text:s text:c="45"/></text:p>
          </table:table-cell>
          <table:table-cell table:style-name="Tabelle1.A3" office:value-type="string">
            <text:p text:style-name="P40"><text:s/>3.18</text:p>
          </table:table-cell>
          <table:table-cell table:style-name="Tabelle1.A3" office:value-type="string">
            <text:p text:style-name="P40"><text:s text:c="10"/>0.81</text:p>
          </table:table-cell>
        </table:table-row>
        <table:table-row>
          <table:table-cell table:style-name="Tabelle1.A3" office:value-type="string">
            <text:p text:style-name="P40">8.18 Im Rahmen der Elternabende erhalte ich wichtige <text:s text:c="3"/></text:p>
            <text:p text:style-name="P40"><text:s text:c="8"/>Informationen zu pädagogischen Themen <text:s text:c="67"/></text:p>
          </table:table-cell>
          <table:table-cell table:style-name="Tabelle1.A3" office:value-type="string">
            <text:p text:style-name="P40"><text:s/>3.15</text:p>
          </table:table-cell>
          <table:table-cell table:style-name="Tabelle1.A3" office:value-type="string">
            <text:p text:style-name="P40"><text:s text:c="10"/>0.81</text:p>
          </table:table-cell>
        </table:table-row>
        <table:table-row>
          <table:table-cell table:style-name="Tabelle1.A3" office:value-type="string">
            <text:p text:style-name="Standard"><text:span text:style-name="Absatz-Standardschriftart"><text:span text:style-name="T61">8.19 Bei Elternabenden habe ich ausreichend Möglichkeiten </text:span></text:span><text:span text:style-name="Absatz-Standardschriftart"><text:span text:style-name="T65">mich <text:s text:c="3"/></text:span></text:span></text:p>
            <text:p text:style-name="Standard"><text:span text:style-name="Absatz-Standardschriftart"><text:span text:style-name="T65"><text:s text:c="8"/>zu beteiligen <text:s text:c="80"/></text:span></text:span></text:p>
          </table:table-cell>
          <table:table-cell table:style-name="Tabelle1.A3" office:value-type="string">
            <text:p text:style-name="P26"><text:span text:style-name="Absatz-Standardschriftart"><text:span text:style-name="T61"><text:s/>3.35</text:span></text:span></text:p>
          </table:table-cell>
          <table:table-cell table:style-name="Tabelle1.A3" office:value-type="string">
            <text:p text:style-name="P26"><text:span text:style-name="Absatz-Standardschriftart"><text:span text:style-name="T61"><text:s text:c="10"/>0.76</text:span></text:span></text:p>
          </table:table-cell>
        </table:table-row>
        <table:table-row>
          <table:table-cell table:style-name="Tabelle1.A21" office:value-type="string">
            <text:p text:style-name="Table_20_Contents"><text:span text:style-name="Absatz-Standardschriftart"><text:span text:style-name="T61">8.20 </text:span></text:span><text:span text:style-name="Absatz-Standardschriftart"><text:span text:style-name="T66">Alles in allem bin ich mit der Zusammenarbeit zwischen <text:s/></text:span></text:span></text:p>
            <text:p text:style-name="Table_20_Contents"><text:span text:style-name="Absatz-Standardschriftart"><text:span text:style-name="T66"><text:s text:c="8"/>Kindergarten und Eltern zufrieden</text:span></text:span></text:p>
          </table:table-cell>
          <table:table-cell table:style-name="Tabelle1.A21" office:value-type="string">
            <text:p text:style-name="P91"><text:s/>2.86</text:p>
          </table:table-cell>
          <table:table-cell table:style-name="Tabelle1.A21" office:value-type="string">
            <text:p text:style-name="P91"><text:s text:c="10"/>1.03</text:p>
          </table:table-cell>
        </table:table-row>
      </table:table>
      <text:p text:style-name="Standard"/>
      <text:p text:style-name="Standard"/>
      <text:p text:style-name="Standard"><text:span text:style-name="Absatz-Standardschriftart"><text:span text:style-name="T44">7</text:span></text:span><text:span text:style-name="Absatz-Standardschriftart"><text:span text:style-name="T10">.2 Häufigkeiten</text:span></text:span></text:p>
      <text:p text:style-name="Standard"/>
      <text:p text:style-name="P26">Im Folgenden werden einige ausgewählte Häufigkeitsergebnisse präsentiert. Die Auswahl der Items, die in diesem Abschnitt vorgestellt wird, wurde aufgrund der vorherigen theoretischen Ausführungen und der aktuellen Forschungslage zum Thema „Erziehungs- und Bildungspartnerschaft in den Kindertageseinrichtungen“ getroffen. Dabei stehen die Items im Fokus, die sich am meisten entweder durch <text:soft-page-break/>ihre sehr hohe oder niedrige Werte von den anderen Items abheben. In diesem Abschnitt wird veranschaulicht, wie folgende für die Gestaltung einer erfolgreichen Erziehungspartnerschaft wichtige Ansätze wie der wechselseitige kontinuierliche Austausch, Transparenz, Informationen sowie Einbeziehung der Eltern in das Kindergartengeschehen in den FRÖBEL-Kindertageinrichtungen umgesetzt werden.</text:p>
      <text:p text:style-name="P26"><text:tab/>Um eine bessere Übersicht zu gewinnen, werden im Weiteren bei der Darstellung der Ergebnisse die vier Antwortmöglichkeiten: „stimmt gar nicht“, „stimmt eher nicht“, „stimmt eher“ und „stimmt völlig“ in zwei Kategorien zusammengefasst („stimmt gar nicht/stimmt eher nicht“ und „stimmt eher/stimmt völlig“). Die vollständige Häufigkeitstabelle wird im <text:span text:style-name="Absatz-Standardschriftart"><text:span text:style-name="T71">Angang xy </text:span></text:span>dargestellt.</text:p>
      <text:p text:style-name="P26"><text:span text:style-name="Absatz-Standardschriftart"><text:span text:style-name="T41"><text:tab/>Prozentual lässt sich das Ergebnis folgendermaßen beschreiben: 89,8% der Eltern können sich über die Entwicklung ihres Kindes mit den Erzieher/-innen austauschen (Item 8.4). 9.6% der Eltern sagen, dass dies nicht der Fall ist und <text:s/>0.6% haben diesen Aspekt mit „weiß nicht“ eingeschätzt. <text:s/>Inwiefern die Eltern mit dem Entwicklungsaustausch zufrieden sind, konnte das Item 8.6 </text:span></text:span><text:span text:style-name="Absatz-Standardschriftart"><text:span text:style-name="T49">„Ich bin mit den </text:span></text:span><text:span text:style-name="Absatz-Standardschriftart"><text:span text:style-name="T49">Entwicklungsgesprächen zufrieden“ </text:span></text:span><text:span text:style-name="Absatz-Standardschriftart"><text:span text:style-name="T41">zeigen</text:span></text:span><text:span text:style-name="Absatz-Standardschriftart"><text:span text:style-name="T49">. </text:span></text:span><text:span text:style-name="Absatz-Standardschriftart"><text:span text:style-name="T41">Hier</text:span></text:span><text:span text:style-name="Absatz-Standardschriftart"><text:span text:style-name="T49"> </text:span></text:span><text:span text:style-name="Absatz-Standardschriftart"><text:span text:style-name="T41">sieht die Verteilung der Antworten etwas anders </text:span></text:span><text:span text:style-name="Absatz-Standardschriftart"><text:span text:style-name="T1">als</text:span></text:span><text:span text:style-name="Absatz-Standardschriftart"><text:span text:style-name="T41"> beim </text:span></text:span><text:span text:style-name="Absatz-Standardschriftart"><text:span text:style-name="T1">vorherigen</text:span></text:span><text:span text:style-name="Absatz-Standardschriftart"><text:span text:style-name="T41"> Item aus. Fast 73% der Eltern sind mit den Entwicklungsgesprächen zufrieden, 15% stimmen der Aussage nicht oder eher nicht zu. Weitere 13% wissen nicht, ob sie mit den Entwicklungsgesprächen zufrieden sind. Das Item 8.3 </text:span></text:span><text:span text:style-name="Absatz-Standardschriftart"><text:span text:style-name="T49">„Die Einrichtungsleitung hat für mich immer ein offenes Ohr“ </text:span></text:span><text:span text:style-name="Absatz-Standardschriftart"><text:span text:style-name="T41">wurde von den Eltern positiv bewertet.</text:span></text:span><text:span text:style-name="Absatz-Standardschriftart"><text:span text:style-name="T49"> </text:span></text:span><text:span text:style-name="Absatz-Standardschriftart"><text:span text:style-name="T41">Circa</text:span></text:span><text:span text:style-name="Absatz-Standardschriftart"><text:span text:style-name="T49"> </text:span></text:span><text:span text:style-name="Absatz-Standardschriftart"><text:span text:style-name="T41">85% der Eltern stimmten der Aussage zu, 9.3% äußerten Kritik diesbezüglich und 6.1% bewerteten das Item mit „weiß nicht“. Beim Bringen und Abholen der Kinder (Item 8.1) sind die meisten Eltern (81.3%) mit Gesprächen zufrieden und 18.5% sind unzufrieden. 88.4% gaben an, dass die Mitarbeiter/-innen immer ansprechbar für ihre Anliegen sind (Item 8.2).</text:span></text:span><text:span text:style-name="Absatz-Standardschriftart"><text:span text:style-name="T1"> Lediglich 11.3% stimmten dem nicht zu. Bei dem Item 8.7 </text:span></text:span><text:span text:style-name="Absatz-Standardschriftart"><text:span text:style-name="T44">„Die MitarbeiterInnen sind für mich AnsprechpartnerInnen in Erziehungsfragen“</text:span></text:span><text:span text:style-name="Absatz-Standardschriftart"><text:span text:style-name="T59"> </text:span></text:span><text:span text:style-name="Absatz-Standardschriftart"><text:span text:style-name="T1">fiel die Bewertung im Vergleich zu oben genannten Beispielen wesentlich niedriger aus. So sehen nur 55% der Befragten pädagogische </text:span></text:span><text:soft-page-break/><text:span text:style-name="Absatz-Standardschriftart"><text:span text:style-name="T1">Mitarbeiter/-innen als Ansprechpartner/-innen in Erziehungsfragen. Für 40.2% trifft die Aussage nicht zu. 4.9% bewerteten das Item mit „weiß nicht“.</text:span></text:span></text:p>
      <text:p text:style-name="P26"><text:span text:style-name="Absatz-Standardschriftart"><text:span text:style-name="T1"><text:tab/>Bezüglich der Möglichkeit zur Beteiligung der Eltern an der pädagogischen Arbeit durch die ehrenamtlichen Tätigkeiten (Item 8.11) gaben 71% der Eltern an, dass sie diese Möglichkeit haben. 16% der Befragten wissen jedoch nicht, ob ihnen eine solche Möglichkeit geboten wird („weiß nicht“). </text:span></text:span><text:span text:style-name="Absatz-Standardschriftart"><text:span text:style-name="T1"><text:tab/></text:span></text:span></text:p>
      <text:p text:style-name="P26"><text:span text:style-name="Absatz-Standardschriftart"><text:span text:style-name="T1"><text:tab/>Was das Willkommensgefühl der Eltern zur Hospitation in der Einrichtung ihres Kindes anbelangt (Item 8.12), stuften rund 58% der Eltern das Item positiv ein. 17% haben dieses Gefühl eher nicht. Ein Viertel der Eltern hat diesen Aspekt mit “weiß nicht” beantwortet. Dies kann im Verhältnis zu der Bewertung aller anderen Items auf dieser Stufe („weiß nicht“) als ein ziemlich hoher Anteil betrachtet werden. 82% haben dabei angegeben, dass sie sich gerne für eine gewisse Zeit in der Einrichtung aufhalten würden, wenn es ihnen ihre Zeit erlaubt (Item 8.9).</text:span></text:span></text:p>
      <text:p text:style-name="P26"><text:span text:style-name="Absatz-Standardschriftart"><text:span text:style-name="T1"><text:tab/>Inwiefern Erzieher/-innen ihre pädagogische Arbeit gegenüber den Eltern transparent machen, konnte anhand des Items 8.13 </text:span></text:span><text:span text:style-name="Absatz-Standardschriftart"><text:span text:style-name="T43">“Die Erzieherinnen machen </text:span></text:span><text:span text:style-name="Absatz-Standardschriftart"><text:span text:style-name="T43">ihre pädagogische Arbeit gegenüber den Eltern transparent” </text:span></text:span><text:span text:style-name="Absatz-Standardschriftart"><text:span text:style-name="T1">erfasst werden. Ungefähr 74% gaben an, dass die pädagogische Arbeit in der Einrichtung transparent gemacht wird. Demgegenüber fanden 22%</text:span></text:span><text:span text:style-name="Absatz-Standardschriftart"><text:span text:style-name="T41"> </text:span></text:span><text:span text:style-name="Absatz-Standardschriftart"><text:span text:style-name="T1">der Eltern die pädagogische Arbeit „eher nicht“ oder „gar nicht“ transparent.</text:span></text:span></text:p>
      <text:p text:style-name="P26"><text:span text:style-name="Absatz-Standardschriftart"><text:span text:style-name="T1"><text:tab/>Inwieweit die Beschwerden der Eltern von den Mitarbeiter/-innen laut der Befragungsergebnissen ernst genommen werden, konnte man anhand des Items 8.15 </text:span></text:span><text:span text:style-name="Absatz-Standardschriftart"><text:span text:style-name="T44">„Die Mitarbeiter/-innen nehmen meine Beschwerden ernst“ </text:span></text:span><text:span text:style-name="Absatz-Standardschriftart"><text:span text:style-name="T1">feststellen. Das Item schätzten die meisten Eltern (74%) positiv ein. Immer noch 12% sagen, dass ihre Beschwerden von den Mitarbeiter/-innen nicht ernst genommen werden. Auch bei diesem Item wählten einige Eltern (fast 14%) die Antwortmöglichkeit „weiß nicht“.</text:span></text:span></text:p>
      <text:p text:style-name="P26"><text:span text:style-name="Absatz-Standardschriftart"><text:span text:style-name="T77"><text:tab/></text:span></text:span><text:span text:style-name="Absatz-Standardschriftart"><text:span text:style-name="T7">Weiterhin wäre es noch wichtig anzumerken, dass auch beim Item 8.14 </text:span></text:span><text:span text:style-name="Absatz-Standardschriftart"><text:span text:style-name="T10">„Die Erzieher/-innen interessieren sich für meine Einschätzung ihrer Arbeit“ </text:span></text:span><text:span text:style-name="Absatz-Standardschriftart"><text:span text:style-name="T7">fast 21% der Befragten diese Aussage mit „weiß nicht“ eingeschätzt haben. Dieses </text:span></text:span><text:soft-page-break/><text:span text:style-name="Absatz-Standardschriftart"><text:span text:style-name="T7">Ergebnis könnte auf unterschiedliche Gründe zurückgeführt werden. Näher wird darauf in der Diskussion (Kapitel 8) eingegangen.</text:span></text:span></text:p>
      <text:p text:style-name="P26"><text:span text:style-name="Absatz-Standardschriftart"><text:span text:style-name="T1"><text:s/></text:span></text:span><text:span text:style-name="Absatz-Standardschriftart"><text:span text:style-name="T1"><text:tab/>Alles in allem sind knapp 85%</text:span></text:span><text:span text:style-name="Absatz-Standardschriftart"><text:span text:style-name="T40"> </text:span></text:span><text:span text:style-name="Absatz-Standardschriftart"><text:span text:style-name="T1">der Eltern mit der Zusammenarbeit zwischen den FRÖBEL-Kindergärten und den Familien zufrieden (Item 8.20). Ca. 13% sind mit der Zusammenarbeit eher unzufrieden und nur 2% haben dieses Item mit „weiß nicht“ beantwortet.</text:span></text:span></text:p>
      <text:p text:style-name="P26"><text:span text:style-name="Absatz-Standardschriftart"><text:span text:style-name="T1"><text:tab/>In der Abbildung 2 werden die ermittelten Häufigkeiten zur besseren Übersicht <text:s/>grafisch dargestellt.</text:span></text:span></text:p>
      <text:p text:style-name="P26"/>
      <text:p text:style-name="P26"><text:span text:style-name="Absatz-Standardschriftart"><text:span text:style-name="T17">Abbildung 2.</text:span></text:span><text:span text:style-name="Absatz-Standardschriftart"><text:span text:style-name="T13"> Bewertung der Zusammenarbeit zwischen pädagogischen Fachkräften und Familien durch die Eltern in FRÖBEL-Kindertageseinrichtungen 2013 (in %).</text:span></text:span></text:p>
      <text:p text:style-name="P44"/>
      <text:p text:style-name="P26"><draw:frame draw:style-name="fr1" draw:name="Grafik2" text:anchor-type="paragraph" svg:width="14.822cm" style:rel-width="scale" svg:height="8.262cm" style:rel-height="scale" draw:z-index="0"><draw:image/></draw:frame><text:span text:style-name="Absatz-Standardschriftart"><text:span text:style-name="T4"/></text:span></text:p>
      <text:p text:style-name="P16">Die Häufigkeitsergebnisse zeigen, dass die Mehrheit der Antworten der Eltern im Bereich „stimmt eher/stimmt völlig“ liegen. Es gibt zugleich einen Anteil der Eltern, die ihre Bewertung auf der Stufe „stimmt eher nicht/stimmt eher“ vornehmen (max. liegt dieser Anteil bei 28.83%). Bei einigen Items fällt interessanterweise relativ hoher Prozentsatz bei der Antwortmöglichkeit „weiß <text:soft-page-break/>nicht“ auf. Die möglichen Gründe für solche Bewertung der Eltern werden genauer im späteren Verlauf der Arbeit erläutert.</text:p>
      <text:p text:style-name="P16"/>
      <text:p text:style-name="P36">7.3 Korrelationsanalyse</text:p>
      <text:p text:style-name="P26"><text:span text:style-name="Absatz-Standardschriftart"><text:span text:style-name="T1">Nachdem die Mittelwerte und die Häufigkeiten vorgestellt wurden, wird im Weiteren eine Korrelationsanalyse berechnet, um herauszufinden, inwiefern die einzelnen Variablen zusammenhängen. Die Zusammenhänge zwischen den Items sind für die weitere Durchführung der Faktorenanalyse, die das zentrale Analyseverfahren des empirischen Teils darstellt, ausschlaggebend. </text:span></text:span>Die Ergebnisse der Korrelationsmatrix sind <text:span text:style-name="Absatz-Standardschriftart"><text:span text:style-name="T71">dem Anhang xy</text:span></text:span> beigefügt.</text:p>
      <text:p text:style-name="P26"><text:tab/><text:span text:style-name="Absatz-Standardschriftart"><text:span text:style-name="T1">Die Korrelationsmatrix zeigt, dass teilweise schwache von r = .25 bis starke von r = .80 Korrelationen zwischen den Variablen existieren. Insgesamt </text:span></text:span><text:span text:style-name="Absatz-Standardschriftart"><text:span text:style-name="T1">weisen die meisten Korrelationen einen mittleren bis hohen Zusammenhang auf. Selbst die schwachen Korrelationen sind mit p &lt; .000 höchst signifikant. Hier muss allerdings angemerkt werden, dass die hohe Signifikanz (p &lt; .000) aufgrund der Größe der Stichprobe (N= 2.579) zustande kommt. Die höchste Korrelation mit r = .80, p &lt; .000 zeigen die Variablen 8.7 und 8.8, in denen die Wichtigkeit des Austausches zwischen den Erzieher/-innen und Eltern zu Erziehungsfragen thematisiert wird. Die Variablen 8.11 </text:span></text:span><text:span text:style-name="Absatz-Standardschriftart"><text:span text:style-name="T44">„Eltern können sich durch ehrenamtliche Tätigkeiten in die pädagogische Arbeit einbringen“</text:span></text:span><text:span text:style-name="Absatz-Standardschriftart"><text:span text:style-name="T1"> und 8.9</text:span></text:span><text:span text:style-name="Absatz-Standardschriftart"><text:span text:style-name="T44"> „Wenn es meine Zeit erlaubt, halte ich mich gerne für eine gewisse Zeit in der Einrichtung auf“</text:span></text:span><text:span text:style-name="Absatz-Standardschriftart"><text:span text:style-name="T1"> weisen hingegen den geringsten Zusammenhang mit allen anderen Variablen auf. </text:span></text:span><text:span text:style-name="Absatz-Standardschriftart"><text:span text:style-name="T7">Die Korrelationen von diesen beiden Items mit den anderen Items reichen von r = .25 bis r = .61.</text:span></text:span></text:p>
      <text:p text:style-name="P26"><text:span text:style-name="Absatz-Standardschriftart"><text:span text:style-name="T7"><text:tab/>Das Ergebnis der vorgenommenen Korrelationsanalyse - signifikante mittlere bis hohe Zusammenhänge – bildet eine gute Grundlage für die Durchführung einer Faktorenanalyse, die im nächsten Kapitel vorgestellt wird.</text:span></text:span></text:p>
      <text:p text:style-name="P25"/>
      <text:p text:style-name="P25"><text:span text:style-name="Absatz-Standardschriftart"><text:span text:style-name="T68">7.2 Exploratorische Faktorenanalyse</text:span></text:span></text:p>
      <text:p text:style-name="P26"><text:span text:style-name="Absatz-Standardschriftart"><text:span text:style-name="T1">In diesem Kapitel wird die Fragestellung „Welche homogenen Dimensionen <text:s/></text:span></text:span><text:soft-page-break/><text:span text:style-name="Absatz-Standardschriftart"><text:span text:style-name="T1">(thematische Subkategorien) lassen sich in der Itemskala </text:span></text:span><text:span text:style-name="Absatz-Standardschriftart"><text:span text:style-name="T44">„Zusammenarbeit mit Familien“</text:span></text:span><text:span text:style-name="Absatz-Standardschriftart"><text:span text:style-name="T1"> herausbilden?“ mittels einer exploratorischen Faktorenanalyse (EFA) untersucht.</text:span></text:span></text:p>
      <text:p text:style-name="P26"><text:span text:style-name="Absatz-Standardschriftart"><text:span text:style-name="T1"><text:tab/>Die Grundidee der EFA ist die Datenreduktion. Es wird versucht, möglichst viele Informationen aus den ursprünglichen Daten durch eine kleinere Anzahl von Faktoren zu beschreiben. Weiterhin verfolgt die EFA das Ziel, Zusammenhänge zwischen Items auf latente Variablen zurückzuführen (Bühner, 2006, S. 180).</text:span></text:span></text:p>
      <text:p text:style-name="P26"><text:span text:style-name="Absatz-Standardschriftart"><text:span text:style-name="T1"><text:tab/>Da der vorliegenden Untersuchung a priori kein theoretisch bzw. empirisch </text:span></text:span><text:span text:style-name="Absatz-Standardschriftart"><text:span text:style-name="T1">gut fundiertes Modell über mögliche hypothetische Faktoren zugrunde liegt, wird anhand der EFA, speziell mit der Methode der Hauptkomponentenanalyse</text:span></text:span><text:span text:style-name="Absatz-Standardschriftart"><text:span text:style-name="T7"> (Principle Component Analysis, PCA) eine explorative Ermittlung der Datenstruktur unternommen</text:span></text:span><text:span text:style-name="Absatz-Standardschriftart"><text:span text:style-name="T1">. Dabei werden 19 Variablen in eine kleinere Anzahl transformiert und zu einem oder mehreren Faktoren zusammengefasst. Dies</text:span></text:span><text:span text:style-name="Absatz-Standardschriftart"><text:span text:style-name="T80"> ermöglicht, die homogenen Teilbereiche auszudifferenzieren und eine übersichtliche Datenstruktur zu schaffen.</text:span></text:span><text:span text:style-name="Absatz-Standardschriftart"><text:span text:style-name="T1"> Dadurch, dass </text:span></text:span>der Item 8.20 <text:span text:style-name="Absatz-Standardschriftart"><text:span text:style-name="T46">“Alles in allem bin ich mit der Zusammenarbeit zwischen Kindergarten und Eltern zufrieden”</text:span></text:span> allgemeine Zufriedenheit und nicht wie alle anderen Items einen spezifischen Aspekt erfasst, wird er aus der Analyse ausgeschlossen. Dadurch soll die Gefahr der Datenverzerrung reduziert werden.</text:p>
      <text:p text:style-name="P26"/>
      <text:p text:style-name="P26"><text:span text:style-name="Absatz-Standardschriftart"><text:span text:style-name="T46">7.2.1 Überprüfung der Dateneignung für eine Faktorenanalyse</text:span></text:span><text:tab/></text:p>
      <text:p text:style-name="P26">Bevor ein faktorenanalytisches Modell spezifiziert wird, wird zunächst mittels der Korrelationsanalyse die Eignung der Daten für die exploratorische Faktorenanalyse überprüft. Der Abschnitt 7.3 „Korrelationsanalyse” konnte bereits zeigen, dass alle Items mittlere bis hohe Zusammenhänge aufweisen und sich somit gut für die EFA eignen.<text:span text:style-name="Absatz-Standardschriftart"><text:span text:style-name="T1"> W</text:span></text:span>eitere wichtige Tests zur Überprüfung der Dateneignung für die EFA sind der <text:span text:style-name="Absatz-Standardschriftart"><text:span text:style-name="T45">KMO-Test, </text:span></text:span>der Anhaltspunkte gibt, ob die Itemauswahl für die exploratorische Faktorenanalyse verwendbar ist und der <text:span text:style-name="Absatz-Standardschriftart"><text:span text:style-name="T45">Barlett-Test auf Sphärizität, </text:span></text:span>der überprüft, ob Korrelationen zwischen den Items <text:soft-page-break/>ausreichend stark sind.<text:span text:style-name="Absatz-Standardschriftart"><text:span text:style-name="T45"> </text:span></text:span>In der Tabelle 2 werden die Indizien von beiden Tests dargestellt.</text:p>
      <text:p text:style-name="P26"/>
      <text:p text:style-name="P26"/>
      <text:p text:style-name="P45"><text:span text:style-name="Absatz-Standardschriftart"><text:span text:style-name="T56">Tabelle 2</text:span></text:span></text:p>
      <text:p text:style-name="P82"><text:span text:style-name="Absatz-Standardschriftart"><text:span text:style-name="T46">KMO und Barlett-Test Koeffizienten</text:span></text:span></text:p>
      <table:table table:name="Tabelle2" table:style-name="Tabelle2">
        <table:table-column table:style-name="Tabelle2.A"/>
        <table:table-row>
          <table:table-cell table:style-name="Tabelle2.A1" office:value-type="string">
            <text:p text:style-name="P90">KMO and Barlett's Test</text:p>
          </table:table-cell>
        </table:table-row>
        <table:table-row>
          <table:table-cell table:style-name="Tabelle2.A2" office:value-type="string">
            <text:p text:style-name="P92">Kaiser-Meyer-Olkin Measure of Sampling Adequancy <text:s text:c="16"/>0.96</text:p>
            <text:p text:style-name="P92"><text:s text:c="54"/></text:p>
            <text:p text:style-name="P92"><text:s text:c="54"/>Approx. Chi-Square <text:s text:c="17"/>826.3404</text:p>
            <text:p text:style-name="P92"/>
            <text:p text:style-name="P92">Barlett's Test of Sphericity <text:s text:c="29"/>df <text:s text:c="28"/>18</text:p>
            <text:p text:style-name="P92"><text:s/></text:p>
            <text:p text:style-name="P93"><text:span text:style-name="Absatz-Standardschriftart"><text:span text:style-name="T99"><text:s text:c="67"/></text:span></text:span>p-value <text:s text:c="24"/>&lt; 2.2e-16</text:p>
          </table:table-cell>
        </table:table-row>
      </table:table>
      <text:p text:style-name="P71"><text:tab/><text:tab/><text:tab/><text:tab/><text:tab/><text:tab/><text:tab/></text:p>
      <text:p text:style-name="P69">Der hohe Wert des <text:span text:style-name="Absatz-Standardschriftart"><text:span text:style-name="T46">KMO-Index </text:span></text:span>(.96)<text:span text:style-name="Absatz-Standardschriftart"><text:span text:style-name="T46"> </text:span></text:span>weist auf eine sehr gute Eignung der Daten für die Hauptkomponentenanalyse hin. Analog zum <text:span text:style-name="Absatz-Standardschriftart"><text:span text:style-name="T46">KMO-Koeffizienten </text:span></text:span>zeigt der <text:span text:style-name="Absatz-Standardschriftart"><text:span text:style-name="T45">Barlett-Test </text:span></text:span>ein hochsignifikantes Ergebnis (p &lt; 2.2e-16)<text:span text:style-name="Absatz-Standardschriftart"><text:span text:style-name="T45">, </text:span></text:span>was bedeutet, dass alle Korrelationen größer Null und demzufolge für die PCA gut geeignet sind.<text:span text:style-name="Absatz-Standardschriftart"><text:span text:style-name="T45"> </text:span></text:span>Auch die Stichprobengröße (N = 2579) erfüllt die Voraussetzung für die Anwendung der exlporatorischen Faktorenanalyse. Denn um eine EFA durchführen zu können, muss eine Stichprobe mindestens so viele Personen umfassen, wie beobachtete Variablen vorliegen (Eid, Gollwitzer &amp; Schmitt, 2013, S. 918). <text:span text:style-name="Absatz-Standardschriftart"><text:span text:style-name="T1">Somit konnte die perfekte Eignung der Items für die Durchführung der EFA bestätigt werden.</text:span></text:span></text:p>
      <text:p text:style-name="P69"/>
      <text:p text:style-name="P69"><text:span text:style-name="Absatz-Standardschriftart"><text:span text:style-name="T44">7.2.2 Methoden der Faktorenextraktion</text:span></text:span></text:p>
      <text:p text:style-name="P26"><text:span text:style-name="Absatz-Standardschriftart"><text:span text:style-name="T1">Im nächsten Schritt wird entschieden, wie viele Faktoren erforderlich sind, um die Datenstruktur der Subskala „Zusammenarbeit mit Familien“ am besten abzubilden.</text:span></text:span><text:span text:style-name="Absatz-Standardschriftart"><text:span text:style-name="T44"> </text:span></text:span><text:span text:style-name="Absatz-Standardschriftart"><text:span text:style-name="T1">Zur Verfügung stehen verschiedene Extraktionsmethoden, anhand derer abgeschätzt werden kann, wie viele Faktoren zu extrahieren sind. Da die Anzahl der zu extrahierenden Komponenten bei der Hauptkomponentenanalyse </text:span></text:span><text:soft-page-break/><text:span text:style-name="Absatz-Standardschriftart"><text:span text:style-name="T1">nicht von vornherein bekannt ist, werden in der vorliegenden Arbeit mehrere Extraktionskriterien gleichzeitig verwendet, um die optimale Anzahl der Faktoren zu bestimmen. Ein weiterer Grund für die Anwendung mehrerer Bestimmungsmethoden ist die kontroverse Diskussion bezüglich der Objektivität aller Extraktionskriterien. Dieser Diskussion zufolge ist keines von diesen Kriterien in der Lage, die Anzahl der relevanten Faktoren zuverlässig festzustellen. Zudem gibt es zur Faktorenextraktion keine allgemein verbindlichen Bestimmungen. </text:span></text:span><text:span text:style-name="Absatz-Standardschriftart"><text:span text:style-name="T7">Deshalb werden oft zur Festlegung der Anzahl der benötigten </text:span></text:span><text:span text:style-name="Absatz-Standardschriftart"><text:span text:style-name="T7">Faktoren neben den Extraktionsmethoden noch weitere Kriterien herangezogen.</text:span></text:span></text:p>
      <text:p text:style-name="P26"><text:span text:style-name="Absatz-Standardschriftart"><text:span text:style-name="T1"><text:tab/>Um die optimale Anzahl der Faktoren in der vorliegenden Hauptkomponentenanalyse festzustellen, werden der Scree-Test nach Cattell, die Parallelanalyse nach Horn, die Very Simple Structure-Methode (VSS) und der Minimum-Avarage-Partial-Test (MAP) angewandt.</text:span></text:span> Aufgrund der starken Kritik am Kaiser-Kriterium wurde dieses bei der Bestimmung der Hauptkomponenten nicht berücksichtigt. Die Kritik bezog sich auf die Festlegung der Grenze von &gt;1 und die Ergebnisse bisheriger Studien, die gezeigt haben, dass dieses Kriterium als Extraktionsmethode in den meisten Fällen ungeeignet ist (<text:span text:style-name="Absatz-Standardschriftart"><text:span text:style-name="T7">Fabriger et.al 1999; zitiert nach Eid et al., 2013, S. 913).</text:span></text:span></text:p>
      <text:p text:style-name="P26"><text:span text:style-name="Absatz-Standardschriftart"><text:span text:style-name="T7"><text:tab/></text:span></text:span><text:span text:style-name="Absatz-Standardschriftart"><text:span text:style-name="T1">Im Folgenden wird die Durchführung der ausgewählten Extraktionsmethoden samt den gewonnenen Ergebnissen beschrieben. Zuerst wurde der Scree-Plot analysiert. Hier wurde geschaut, an welcher Stelle ein bedeutsamer Eigenwertabfall vorkommt und in der Regel nur die Eigenwerte vor dem Knick mitgezählt. </text:span></text:span><text:span text:style-name="Absatz-Standardschriftart"><text:span text:style-name="T7">In der unten stehenden Abbildung ist ein Knick zwischen dem ersten und dem zweiten Eigenwert zu erkennen. Der zweite Faktor weist einen deutlich kleineren Eigenwert auf als der erste. Die restlichen Eigenwerte verlaufen ab dem zweiten Faktor gleichmäßig flach hin zu der X-Achse.</text:span></text:span></text:p>
      <text:p text:style-name="Standard"><text:span text:style-name="Absatz-Standardschriftart"><text:span text:style-name="T17">Abbildung 3. </text:span></text:span><text:span text:style-name="Absatz-Standardschriftart"><text:span text:style-name="T13">Scree-Plot (In der Legende sind die Eigenwertverläufe der Hauptkomponentenanaly- se (PC) sowie der Faktorenanalyse (FA) dargestellt).</text:span></text:span></text:p>
      <text:p text:style-name="P30"/>
      <text:p text:style-name="P26"><draw:frame draw:style-name="fr2" draw:name="Grafik4" text:anchor-type="paragraph" svg:x="1.134cm" svg:y="0.132cm" svg:width="9.001cm" style:rel-width="scale" svg:height="7.172cm" style:rel-height="scale" draw:z-index="1"><draw:image/></draw:frame><text:soft-page-break/><text:tab/><text:tab/><text:tab/><text:tab/><text:tab/><text:tab/><text:tab/><text:tab/><text:tab/></text:p>
      <text:p text:style-name="P26"><text:span text:style-name="Absatz-Standardschriftart"><text:span text:style-name="T7">Aus dem Scree-Plot wird deutlich, dass es möglich wäre, entweder eine oder zwei Komponenten zu extrahieren. Somit liefert der Test keine eindeutige Lösung, denn für die weiteren Analysen ist ein klares Ergebnis erforderlich.</text:span></text:span></text:p>
      <text:p text:style-name="P26"><text:span text:style-name="Absatz-Standardschriftart"><text:span text:style-name="T7"><text:tab/>Deswegen wurde als weitere Hilfe zur Bestimmung der relevanten Hauptkomponenten die Parallelanalyse nach Horn hinzugezogen. Nach Bühner gilt diese als die beste Extraktionsmethode und sollte den anderen Methoden vorgezogen werden. Bei der durchgeführten Parallelanalyse wurden die beobachteten Eigenwerte mit den Eigenwerten verglichen, die bei einer Faktorenanalyse mit Zufallsdaten erwartet werden. Es wurden dann nur die Faktoren extrahiert, deren Eigenwerte größer sind als die zufälligen Eigenwerte. Das Ergebnis der vorgenommenen Parallelanalyse ist mit dem Ergebnis des Scree-Plot-Tests identisch: man könnte entweder einen oder zwei Faktoren zur Extraktion festlegen. Somit wurde wieder kein eindeutiges Ergebnis erziehlt.</text:span></text:span></text:p>
      <text:p text:style-name="P25"/>
      <text:p text:style-name="P25"><text:span text:style-name="Absatz-Standardschriftart"><text:span text:style-name="T17">Abbildung 4. </text:span></text:span><text:span text:style-name="Absatz-Standardschriftart"><text:span text:style-name="T13">Parallelanalyse.</text:span></text:span></text:p>
      <text:p text:style-name="P25"><draw:frame draw:style-name="fr3" draw:name="Grafik3" text:anchor-type="paragraph" svg:x="0.734cm" svg:y="-0.026cm" svg:width="12.312cm" style:rel-width="scale" svg:height="7.26cm" style:rel-height="scale" draw:z-index="2"><draw:image/></draw:frame><text:span text:style-name="Absatz-Standardschriftart"><text:span text:style-name="T97"/></text:span></text:p>
      <text:p text:style-name="P82"><text:soft-page-break/><text:span text:style-name="Absatz-Standardschriftart"><text:span text:style-name="T1">Ferner wird ein weiterer Test, der Very Simple Structure-Test</text:span></text:span><text:span text:style-name="Absatz-Standardschriftart"><text:span text:style-name="T53"> </text:span></text:span><text:span text:style-name="Absatz-Standardschriftart"><text:span text:style-name="T1">(VSS),</text:span></text:span><text:span text:style-name="Absatz-Standardschriftart"><text:span text:style-name="T53"> </text:span></text:span><text:span text:style-name="Absatz-Standardschriftart"><text:span text:style-name="T1">angewandt.</text:span></text:span><text:span text:style-name="Absatz-Standardschriftart"><text:span text:style-name="T53"> </text:span></text:span><text:span text:style-name="Absatz-Standardschriftart"><text:span text:style-name="T7">Er</text:span></text:span><text:span text:style-name="Absatz-Standardschriftart"><text:span text:style-name="T35"> </text:span></text:span><text:span text:style-name="Absatz-Standardschriftart"><text:span text:style-name="T7">drückt aus, wie gut eine vereinfachte Faktorenmatrix die vollständige Faktorenmatrix reproduziert. </text:span></text:span><text:span text:style-name="Absatz-Standardschriftart"><text:span text:style-name="T1">Dabei können die Werte zwischen 0 und 1 liegen. Der Test hat folgendes ergeben:</text:span></text:span></text:p>
      <text:p text:style-name="P30"><text:span text:style-name="Absatz-Standardschriftart"><text:span text:style-name="T100"><text:tab/></text:span></text:span><text:span text:style-name="Absatz-Standardschriftart"><text:span text:style-name="T101">&gt; VSS (mydata,rotate="promax", fm="pc")</text:span></text:span></text:p>
      <text:p text:style-name="P30"><text:span text:style-name="Absatz-Standardschriftart"><text:span text:style-name="T101"><text:tab/>Very Simple Structure</text:span></text:span></text:p>
      <text:p text:style-name="P30"><text:span text:style-name="Absatz-Standardschriftart"><text:span text:style-name="T101"><text:tab/>Call: vss (x = x, n = n, rotate = rotate, diagonal = </text:span></text:span><text:span text:style-name="Absatz-Standardschriftart"><text:span text:style-name="T101"><text:tab/>diagonal, fm = fm, n.obs = n.obs, plot = plot, title = </text:span></text:span><text:span text:style-name="Absatz-Standardschriftart"><text:span text:style-name="T101"><text:tab/>title)</text:span></text:span></text:p>
      <text:p text:style-name="P30"><text:span text:style-name="Absatz-Standardschriftart"><text:span text:style-name="T101"><text:tab/>VSS complexity 1 achieves a maximimum of 0.94 with 1 <text:s/></text:span></text:span><text:span text:style-name="Absatz-Standardschriftart"><text:span text:style-name="T101"><text:tab/>factors</text:span></text:span></text:p>
      <text:p text:style-name="P83"><text:span text:style-name="Absatz-Standardschriftart"><text:span text:style-name="T101"><text:tab/>VSS complexity 2 achieves a maximimum of 0.7 with <text:s/>2 <text:s/></text:span></text:span><text:span text:style-name="Absatz-Standardschriftart"><text:span text:style-name="T101"><text:tab/>factors</text:span></text:span></text:p>
      <text:p text:style-name="P26"><text:span text:style-name="Absatz-Standardschriftart"><text:span text:style-name="T1">Die Komplexitätsgrade des VSS-Tests erreicht also sein Maximum von 0.94 mit einem Faktor und 0.7 mit zwei Faktoren. Am besten ist die </text:span></text:span><text:span text:style-name="Absatz-Standardschriftart"><text:span text:style-name="T7">Faktorenlösung mit dem größten VSS geeignet (Luhmann, 2010, S. 274). Somit deuten die Ergebnisse des VSS-Tests deutlich auf eine Ein-Faktor-Lösung hin.</text:span></text:span></text:p>
      <text:p text:style-name="P82"><text:span text:style-name="Absatz-Standardschriftart"><text:span text:style-name="T1"><text:tab/>Der Minimum-Average-Partial-Test (MAP), zielt im Unterschied zum VSS darauf, die durchschnittliche quadrierte Partialkorrelation zwischen den Faktoren festzustellen. </text:span></text:span><text:span text:style-name="Absatz-Standardschriftart"><text:span text:style-name="T86"><text:s/></text:span></text:span><text:span text:style-name="Absatz-Standardschriftart"><text:span text:style-name="T7">Bei diesem Test ist am besten die Faktorenlösung mit dem kleinsten MAP-Koeffizient</text:span></text:span><text:span text:style-name="Absatz-Standardschriftart"><text:span text:style-name="T1"> geeignet (Luhmann, 2010, S. 274). Das Ergebnis dieses Tests unterscheidet sich erheblich von den Befunden der anderen Tests:</text:span></text:span></text:p>
      <text:p text:style-name="P30"><text:soft-page-break/><text:span text:style-name="Absatz-Standardschriftart"><text:span text:style-name="T100"><text:tab/></text:span></text:span><text:span text:style-name="Absatz-Standardschriftart"><text:span text:style-name="T101">&gt; VSS (mydata,rotate="promax", fm="pc")</text:span></text:span></text:p>
      <text:p text:style-name="P77"><text:span text:style-name="Absatz-Standardschriftart"><text:span text:style-name="T101"><text:tab/>The Velicer MAP achieves a minimum of 0.02 with 4 factors</text:span></text:span></text:p>
      <text:p text:style-name="P26"><text:span text:style-name="Absatz-Standardschriftart"><text:span text:style-name="T1">Der MAP-Koeffizient weist mit dem kleinsten Wert von 0.02 eine Vier-Faktoren-Lösung auf, während die anderen Tests eine ein- oder zweifaktorielle Lösung </text:span></text:span><text:span text:style-name="Absatz-Standardschriftart"><text:span text:style-name="T1">festgelegt haben.</text:span></text:span></text:p>
      <text:p text:style-name="P26"><text:span text:style-name="Absatz-Standardschriftart"><text:span text:style-name="T1"><text:tab/>Es wurde also gezeigt, dass es möglich wäre, entweder einen, zwei oder vier Faktoren zu extrahieren. Die unterschiedlichen Ergebnisse </text:span></text:span><text:span text:style-name="Absatz-Standardschriftart"><text:span text:style-name="T7">der</text:span></text:span><text:span text:style-name="Absatz-Standardschriftart"><text:span text:style-name="T1"> vier Extraktionsmethoden führten somit zu keiner zufrieden stellenden Lösung. Daher <text:s/>ist es notwendig, noch weitere Kriterien zur Bestimmung der am besten die Datenstruktur repräsentierenden Faktorenanzahl heranzuziehen. Dies wird im nächsten Abschnitt geschehen.</text:span></text:span></text:p>
      <text:p text:style-name="P26"/>
      <text:p text:style-name="P36">7.2.3 Kriterien für die Anpassungsgüte der Modelle</text:p>
      <text:p text:style-name="P26"><text:span text:style-name="Absatz-Standardschriftart"><text:span text:style-name="T1">Im Folgenden werden die von den Extraktionsmethoden vorgeschlagenen Modelle mit ein-, zwei- und vierfaktoriellen Lösungen mithilfe von R und der exploratorischen Faktorenanalyse (mit Promax-Rotation) berechnet und das Ergebniss </text:span></text:span><text:span text:style-name="Absatz-Standardschriftart"><text:span text:style-name="T7">ausgegeben.</text:span></text:span><text:span text:style-name="Absatz-Standardschriftart"><text:span text:style-name="T1"> Anschließend werden alle Modelle auf die Modellgüte getestet. Darauf folgend wird das Modell ausgewählt, welches am besten die Datenstruktur repräsentiert.</text:span></text:span></text:p>
      <text:p text:style-name="P26"><text:span text:style-name="Absatz-Standardschriftart"><text:span text:style-name="T1"><text:tab/>Die Berechnung und die Ergebnisse der drei Modelle sind im Skript </text:span></text:span><text:span text:style-name="Absatz-Standardschriftart"><text:span text:style-name="T72">(siehe Anhang</text:span></text:span><text:span text:style-name="Absatz-Standardschriftart"><text:span text:style-name="T1">) dargestellt. An dieser Stelle werden nur die für diese Untersuchung relevanten Ergebnisse erläutert. Zunächst wird für die Beurteilung des zu testenden Modells der </text:span></text:span><text:bookmark-start text:name="__DdeLink__47525_85513378"/><text:span text:style-name="Absatz-Standardschriftart"><text:span text:style-name="T43">χ</text:span></text:span><text:bookmark-end text:name="__DdeLink__47525_85513378"/><text:span text:style-name="Absatz-Standardschriftart"><text:span text:style-name="T43">²</text:span></text:span><text:span text:style-name="Absatz-Standardschriftart"><text:span text:style-name="T1">-Anpassungstest zu Hilfe genommen. Je kleiner der </text:span></text:span><text:span text:style-name="Absatz-Standardschriftart"><text:span text:style-name="T43">χ</text:span></text:span><text:span text:style-name="Absatz-Standardschriftart"><text:span text:style-name="T1">²-Wert ist, desto besser spiegelt das Modell die tatsächlich beobachteten Daten wieder. Bei einer guten Modellpassung soll der ermittelte Testwert nicht signifikant sein. Allerdings, wie bei allen Signifikanztests, hängt auch dieser von der Größe der Stichprobe ab. „Schon geringe Abweichungen der erwarteten von den beobachteten Varianzen und Kovarianzen können zu einer Verwerfung des Modells führen, obwohl es die Zusammenhänge zwischen den Variablen ausreichend gut beschreibt“ (Eid et al., 2013, S. 898). </text:span></text:span>Dies bestätigen auch die <text:soft-page-break/>Ergebnisse der drei untersuchten Modelle.<text:span text:style-name="Absatz-Standardschriftart"><text:span text:style-name="T1"> Im Ein-Faktor-Modell fällt der </text:span></text:span><text:span text:style-name="Hervorhebung"><text:span text:style-name="T102">Chi</text:span></text:span><text:span text:style-name="Absatz-Standardschriftart"><text:span text:style-name="T1">-</text:span></text:span><text:span text:style-name="Hervorhebung"><text:span text:style-name="T102">Quadrat</text:span></text:span><text:span text:style-name="Absatz-Standardschriftart"><text:span text:style-name="T1">-</text:span></text:span><text:span text:style-name="Hervorhebung"><text:span text:style-name="T102">Test</text:span></text:span><text:span text:style-name="Hervorhebung"><text:span text:style-name="T1"> </text:span></text:span><text:span text:style-name="Absatz-Standardschriftart"><text:span text:style-name="T1">mit</text:span></text:span><text:span text:style-name="Absatz-Standardschriftart"><text:span text:style-name="T43"> (χ² = 6597.21, p&lt; .000) </text:span></text:span><text:span text:style-name="Absatz-Standardschriftart"><text:span text:style-name="T1">signifikant</text:span></text:span><text:span text:style-name="Absatz-Standardschriftart"><text:span text:style-name="T43"> </text:span></text:span><text:span text:style-name="Absatz-Standardschriftart"><text:span text:style-name="T1">aus</text:span></text:span><text:span text:style-name="Absatz-Standardschriftart"><text:span text:style-name="T43">. </text:span></text:span><text:span text:style-name="Absatz-Standardschriftart"><text:span text:style-name="T1">Im Zwei- und Vier-Faktor-Modell</text:span></text:span><text:span text:style-name="Absatz-Standardschriftart"><text:span text:style-name="T43"> </text:span></text:span><text:span text:style-name="Absatz-Standardschriftart"><text:span text:style-name="T1">ist der</text:span></text:span><text:span text:style-name="Absatz-Standardschriftart"><text:span text:style-name="T43"> </text:span></text:span><text:span text:style-name="Absatz-Standardschriftart"><text:span text:style-name="T1">Test</text:span></text:span><text:span text:style-name="Absatz-Standardschriftart"><text:span text:style-name="T43"> </text:span></text:span><text:span text:style-name="Absatz-Standardschriftart"><text:span text:style-name="T1">ebenfalls signifikant</text:span></text:span><text:span text:style-name="Absatz-Standardschriftart"><text:span text:style-name="T43"> (χ² <text:s/>= 4761.43, p&lt; .000; <text:s/>χ² = 2802.73, p &lt; .000).</text:span></text:span></text:p>
      <text:p text:style-name="P26"><text:span text:style-name="Absatz-Standardschriftart"><text:span text:style-name="T1"><text:tab/>Also hat der χ²-Anpassungstest in allen drei Modellen aufgrund der sehr großen Stichprobe (N = 2579) ein statistisch signifikantes Ergebnis gezeigt. Das heißt, dass er sich in diesem Fall nicht optimal für die Beurteilung der Modellanpassungsgüte eignet.</text:span></text:span></text:p>
      <text:p text:style-name="P26"><text:span text:style-name="Absatz-Standardschriftart"><text:span text:style-name="T1"><text:tab/> Als weitere Entscheidungshilfe werden daher die Strukturkoeffizienten der Modelle analysiert.</text:span></text:span><text:span text:style-name="Absatz-Standardschriftart"><text:span text:style-name="T43"> </text:span></text:span><text:span text:style-name="Absatz-Standardschriftart"><text:span text:style-name="T1">Es werden zusätzlich der Root Mean Square Error of Approximation</text:span></text:span><text:span text:style-name="Absatz-Standardschriftart"><text:span text:style-name="T43"> (RMSEA), </text:span></text:span><text:span text:style-name="Absatz-Standardschriftart"><text:span text:style-name="T1">der Tucker-Lewis-Index</text:span></text:span><text:span text:style-name="Absatz-Standardschriftart"><text:span text:style-name="T43"> (TLI) </text:span></text:span><text:span text:style-name="Absatz-Standardschriftart"><text:span text:style-name="T1">und der Bayesian Information Criterion </text:span></text:span><text:span text:style-name="Absatz-Standardschriftart"><text:span text:style-name="T44">(BIC)</text:span></text:span><text:span text:style-name="Absatz-Standardschriftart"><text:span text:style-name="T1"> für die drei Modelle </text:span></text:span><text:span text:style-name="Absatz-Standardschriftart"><text:span text:style-name="T7">berechnet</text:span></text:span><text:span text:style-name="Absatz-Standardschriftart"><text:span text:style-name="T1"> und interpretiert. Ein Modell wird dann als gut bezeichnet, wenn der </text:span></text:span><text:span text:style-name="Absatz-Standardschriftart"><text:span text:style-name="T44">RMSEA</text:span></text:span><text:span text:style-name="Absatz-Standardschriftart"><text:span text:style-name="T1">-</text:span></text:span><text:span text:style-name="Absatz-Standardschriftart"><text:span text:style-name="T44">Wert</text:span></text:span><text:span text:style-name="Absatz-Standardschriftart"><text:span text:style-name="T1"> relativ gering ist. Die Cutt-off-Werte für den </text:span></text:span><text:span text:style-name="Absatz-Standardschriftart"><text:span text:style-name="T44">RMSEA</text:span></text:span><text:span text:style-name="Absatz-Standardschriftart"><text:span text:style-name="T1"> sind bei den kleinen Stichproben (N &lt; 250)</text:span></text:span></text:p>
      <text:p text:style-name="P26"><text:span text:style-name="Absatz-Standardschriftart"><text:span text:style-name="T1">.08 und bei den größeren Stichproben (N &gt; 250) .06. Der Tucker-Lewis-Index nimmt im Gegensatz zu den </text:span></text:span><text:span text:style-name="Absatz-Standardschriftart"><text:span text:style-name="T44">RMSEA</text:span></text:span><text:span text:style-name="Absatz-Standardschriftart"><text:span text:style-name="T1"> in der Regel Werte zwischen 0 für eine schlechte Anpassung und 1 für eine sehr gute Anpassung der Daten an. Bei </text:span></text:span><text:span text:style-name="Absatz-Standardschriftart"><text:span text:style-name="T44">TLI</text:span></text:span><text:span text:style-name="Absatz-Standardschriftart"><text:span text:style-name="T1"> &gt; 0.95 ist das Modell gut an die Daten angepasst. Dieser Index wird nicht vom Stichprobenumfang beeinflusst und eignet sich im gegebenen Fall sehr gut für die Schätzung der Modellanpassungsgüte. Bei dem </text:span></text:span><text:span text:style-name="Absatz-Standardschriftart"><text:span text:style-name="T44">BIC-Wert</text:span></text:span><text:span text:style-name="Absatz-Standardschriftart"><text:span text:style-name="T1"> gilt folgendes: je kleiner der Wert, desto besser das Modell (Bühner, 2006, S. 254-259).</text:span></text:span></text:p>
      <text:p text:style-name="P26"><text:span text:style-name="Absatz-Standardschriftart"><text:span text:style-name="T1"><text:tab/>An dieser Stelle muss allerdings angemerkt werden,</text:span></text:span><text:span text:style-name="Absatz-Standardschriftart"><text:span text:style-name="T7"> dass die Anwendung der Strukturkoeffizienten bei der exploratorischen Faktorenanalyse noch wenig untersucht ist und in der Forschungspraxis kaum praktiziert wird (Fabriger et.al 1999; zitiert nach Eid et al., 2013, S. 898).</text:span></text:span></text:p>
      <text:p text:style-name="P26"><text:span text:style-name="Absatz-Standardschriftart"><text:span text:style-name="T1"><text:tab/>Für die drei Modelle konnten folgende Fit-Indizes erzielt werden. Das Vier-Faktor-Modell weist von den drei Modellen mit dem </text:span></text:span><text:span text:style-name="Absatz-Standardschriftart"><text:span text:style-name="T44">RMSEA = 0.07</text:span></text:span><text:span text:style-name="Absatz-Standardschriftart"><text:span text:style-name="T1">, dem </text:span></text:span><text:span text:style-name="Absatz-Standardschriftart"><text:span text:style-name="T44">TLI = 0.94</text:span></text:span><text:span text:style-name="Absatz-Standardschriftart"><text:span text:style-name="T1"> und dem </text:span></text:span><text:span text:style-name="Absatz-Standardschriftart"><text:span text:style-name="T44">BIC-Index = 470.78</text:span></text:span><text:span text:style-name="Absatz-Standardschriftart"><text:span text:style-name="T1"> die besten Werte auf und kann als moderat bis gut bezeichnet werden. Für die zweifaktorielle Lösung wurden folgende Werte </text:span></text:span><text:span text:style-name="Absatz-Standardschriftart"><text:span text:style-name="T44">RMSEA = 0.11, TLI = 0.85,</text:span></text:span><text:span text:style-name="Absatz-Standardschriftart"><text:span text:style-name="T1"> </text:span></text:span><text:span text:style-name="Absatz-Standardschriftart"><text:span text:style-name="T44">BIC-Index = 3251.8 </text:span></text:span><text:span text:style-name="Absatz-Standardschriftart"><text:span text:style-name="T1">erreicht</text:span></text:span><text:span text:style-name="Absatz-Standardschriftart"><text:span text:style-name="T44">.</text:span></text:span><text:span text:style-name="Absatz-Standardschriftart"><text:span text:style-name="T1"> Dies </text:span></text:span><text:soft-page-break/><text:span text:style-name="Absatz-Standardschriftart"><text:span text:style-name="T1">deutet auf keine akzeptable Modellpassung hin. Auch die Güte des einfaktoriellen Modells (</text:span></text:span><text:span text:style-name="Absatz-Standardschriftart"><text:span text:style-name="T44">RMSEA-Index = 0.13, </text:span></text:span><text:span text:style-name="Absatz-Standardschriftart"><text:span text:style-name="T1">dem</text:span></text:span><text:span text:style-name="Absatz-Standardschriftart"><text:span text:style-name="T44"> TLI = 0.81 </text:span></text:span><text:span text:style-name="Absatz-Standardschriftart"><text:span text:style-name="T2">und dem</text:span></text:span><text:span text:style-name="Absatz-Standardschriftart"><text:span text:style-name="T44"> BIC-Wert = 5329.11) </text:span></text:span><text:span text:style-name="Absatz-Standardschriftart"><text:span text:style-name="T7">war</text:span></text:span><text:span text:style-name="Absatz-Standardschriftart"><text:span text:style-name="T10"> </text:span></text:span><text:span text:style-name="Absatz-Standardschriftart"><text:span text:style-name="T7">nicht</text:span></text:span><text:span text:style-name="Absatz-Standardschriftart"><text:span text:style-name="T90"> </text:span></text:span><text:span text:style-name="Absatz-Standardschriftart"><text:span text:style-name="T1">akzeptabel. In der folgenden Tabelle werden die Werte der Strukturkoeffizienten zusammengefasst.</text:span></text:span></text:p>
      <text:p text:style-name="P46"/>
      <text:p text:style-name="P82"><text:span text:style-name="Absatz-Standardschriftart"><text:span text:style-name="T53"><text:s/>Tabelle 3</text:span></text:span></text:p>
      <text:p text:style-name="P94"><text:span text:style-name="Absatz-Standardschriftart"><text:span text:style-name="T44">Fit-Indizes der Modelle mit ein-, zwei- und vierfaktoriellen Lösungen</text:span></text:span></text:p>
      <table:table table:name="Tabelle3" table:style-name="Tabelle3">
        <table:table-column table:style-name="Tabelle3.A"/>
        <table:table-column table:style-name="Tabelle3.B" table:number-columns-repeated="3"/>
        <table:table-row>
          <table:table-cell table:style-name="Tabelle3.A1" office:value-type="string">
            <text:p text:style-name="P22">Fit-Indizes</text:p>
          </table:table-cell>
          <table:table-cell table:style-name="Tabelle3.B1" office:value-type="string">
            <text:p text:style-name="P22">Ein-Faktor-Modell</text:p>
          </table:table-cell>
          <table:table-cell table:style-name="Tabelle3.B1" office:value-type="string">
            <text:p text:style-name="P22">Zwei-Faktor-Modell</text:p>
          </table:table-cell>
          <table:table-cell table:style-name="Tabelle3.B1" office:value-type="string">
            <text:p text:style-name="P22">Vier-Faktor-Modell</text:p>
          </table:table-cell>
        </table:table-row>
        <table:table-row>
          <table:table-cell table:style-name="Tabelle3.A2" office:value-type="string">
            <text:p text:style-name="P23">χ²</text:p>
          </table:table-cell>
          <table:table-cell table:style-name="Tabelle3.B2" office:value-type="string">
            <text:p text:style-name="P21"><text:s text:c="13"/>6597.21</text:p>
            <text:p text:style-name="P24"><text:s text:c="5"/>p &lt; .000</text:p>
            <text:p text:style-name="P24"/>
          </table:table-cell>
          <table:table-cell table:style-name="Tabelle3.C2" office:value-type="string">
            <text:p text:style-name="P24"><text:s text:c="3"/>4761.43</text:p>
            <text:p text:style-name="P24"><text:s text:c="4"/>p &lt; .000</text:p>
          </table:table-cell>
          <table:table-cell table:style-name="Tabelle3.D2" office:value-type="string">
            <text:p text:style-name="P24"><text:s text:c="4"/>2802.73</text:p>
            <text:p text:style-name="P24"><text:s text:c="5"/>p &lt; .000</text:p>
          </table:table-cell>
        </table:table-row>
        <table:table-row>
          <table:table-cell table:style-name="Tabelle3.A1" office:value-type="string">
            <text:p text:style-name="P26"><text:span text:style-name="Absatz-Standardschriftart"><text:span text:style-name="T94">RMSEA</text:span></text:span></text:p>
          </table:table-cell>
          <table:table-cell table:style-name="Tabelle3.B3" office:value-type="string">
            <text:p text:style-name="P28"><text:span text:style-name="Absatz-Standardschriftart"><text:span text:style-name="T94">0.13</text:span></text:span></text:p>
          </table:table-cell>
          <table:table-cell table:style-name="Tabelle3.B3" office:value-type="string">
            <text:p text:style-name="P28"><text:span text:style-name="Absatz-Standardschriftart"><text:span text:style-name="T94">0.11</text:span></text:span></text:p>
          </table:table-cell>
          <table:table-cell table:style-name="Tabelle3.B3" office:value-type="string">
            <text:p text:style-name="P28"><text:span text:style-name="Absatz-Standardschriftart"><text:span text:style-name="T94">0.07</text:span></text:span></text:p>
          </table:table-cell>
        </table:table-row>
        <table:table-row>
          <table:table-cell table:style-name="Tabelle3.A1" office:value-type="string">
            <text:p text:style-name="P26"><text:span text:style-name="Absatz-Standardschriftart"><text:span text:style-name="T94">TLI</text:span></text:span></text:p>
          </table:table-cell>
          <table:table-cell table:style-name="Tabelle3.B3" office:value-type="string">
            <text:p text:style-name="P28"><text:span text:style-name="Absatz-Standardschriftart"><text:span text:style-name="T94">0.81</text:span></text:span></text:p>
          </table:table-cell>
          <table:table-cell table:style-name="Tabelle3.B3" office:value-type="string">
            <text:p text:style-name="P28"><text:span text:style-name="Absatz-Standardschriftart"><text:span text:style-name="T94">0.85</text:span></text:span></text:p>
          </table:table-cell>
          <table:table-cell table:style-name="Tabelle3.B3" office:value-type="string">
            <text:p text:style-name="P28"><text:span text:style-name="Absatz-Standardschriftart"><text:span text:style-name="T94">0.94</text:span></text:span></text:p>
          </table:table-cell>
        </table:table-row>
        <table:table-row>
          <table:table-cell table:style-name="Tabelle3.A5" office:value-type="string">
            <text:p text:style-name="P26"><text:span text:style-name="Absatz-Standardschriftart"><text:span text:style-name="T94">BIC</text:span></text:span></text:p>
          </table:table-cell>
          <table:table-cell table:style-name="Tabelle3.B5" office:value-type="string">
            <text:p text:style-name="P28"><text:span text:style-name="Absatz-Standardschriftart"><text:span text:style-name="T94"><text:s text:c="5"/>5329.11</text:span></text:span></text:p>
          </table:table-cell>
          <table:table-cell table:style-name="Tabelle3.B5" office:value-type="string">
            <text:p text:style-name="P28"><text:span text:style-name="Absatz-Standardschriftart"><text:span text:style-name="T94"><text:s text:c="4"/>3251.8</text:span></text:span></text:p>
          </table:table-cell>
          <table:table-cell table:style-name="Tabelle3.B5" office:value-type="string">
            <text:p text:style-name="P28"><text:span text:style-name="Absatz-Standardschriftart"><text:span text:style-name="T94"><text:s text:c="4"/>470.78</text:span></text:span></text:p>
          </table:table-cell>
        </table:table-row>
      </table:table>
      <text:p text:style-name="P95"><text:span text:style-name="Absatz-Standardschriftart"><text:span text:style-name="T95">Anmerkungen. </text:span></text:span><text:bookmark-start text:name="__DdeLink__47525_855133781"/><text:span text:style-name="Absatz-Standardschriftart"><text:span text:style-name="T93">χ</text:span></text:span><text:bookmark-end text:name="__DdeLink__47525_855133781"/><text:span text:style-name="Absatz-Standardschriftart"><text:span text:style-name="T96">²-Anpassungstest; RMSEA: Root Mean Square Error of Approximation, TLI: Tucker-Lewis-Index; BIC: Bayesian Information Criterion.</text:span></text:span></text:p>
      <text:p text:style-name="P48"/>
      <text:p text:style-name="P26"><text:span text:style-name="Absatz-Standardschriftart"><text:span text:style-name="T1">Die Analyse hat also ergeben, dass das Vier-Faktor-Modell die Datenstruktur am besten repräsentiert. Dennoch ist es bei dieser Anzahl von Items wenig sinnvoll, sich für eine vierfaktorielle Lösung zu entscheiden, da bei diesem Modell Skalen mit nur drei oder weniger Items entstehen. Das ist unter dem Gesichtspunkt der Reliabilität, selbst bei Items mit hohen Faktorladungen, zu wenig, um eine Skala gut abbilden zu können (Bühner, 2006, S. 228). Außerdem zeigen die Eigenwerte der extrahierten Faktoren, dass der erste Faktor den größten Eigenwert von 10.15 hat, der zweite von 1.35 – <text:s/>der dritte und der vierte Faktoren weisen nur noch einen Eigenwert von 1.00 und 0.90 auf. Auch die Varianz der Faktoren spricht gegen ein vierfaktorielles Modell. Im Folge der Analysen ergab sich ein varianzstarker (53%) erster Faktor, dem mit deutlichem Abstand die anderen Faktoren folgten: durch den zweiten Faktor werden 7%, durch den dritten und vierten jeweils nur 5% der Varianz erklärt. Somit fällt das Varianzaufklärungspotenzial von den drei anderen Faktoren im Vergleich zu dem ersten Faktor sehr gering aus. Zudem besteht im vierfaktoriellen Modell eine hohe Korrelation zwischen den Faktoren. <text:s/>Die Korrelationen reichen von .54 bis .68. In </text:span></text:span><text:soft-page-break/><text:span text:style-name="Absatz-Standardschriftart"><text:span text:style-name="T1">Anbetracht der angeführten Argumente kann auf das Vier-Faktor-Modell verzichtet werden, obwohl die Modellgütekriterien die akzeptable Anpassung gezeigt haben. Das bedeutet, im Weiteren muss entschieden werden, welches von </text:span></text:span><text:span text:style-name="Absatz-Standardschriftart"><text:span text:style-name="T1">den übrigen Modellen (das ein- und zweifaktorielle Modell) am besten die vorliegenden Daten repräsentiert.</text:span></text:span></text:p>
      <text:p text:style-name="P26"><text:span text:style-name="Absatz-Standardschriftart"><text:span text:style-name="T1"><text:tab/>Oben wurde bereits ermittelt, dass der Alpha-Koeffizient der Gesamtitemskala bei </text:span></text:span><text:span text:style-name="Absatz-Standardschriftart"><text:span text:style-name="T44">α </text:span></text:span><text:span text:style-name="Absatz-Standardschriftart"><text:span text:style-name="T1">= </text:span></text:span><text:span text:style-name="Absatz-Standardschriftart"><text:span text:style-name="T44">.899 </text:span></text:span><text:span text:style-name="Absatz-Standardschriftart"><text:span text:style-name="T1">liegt</text:span></text:span><text:span text:style-name="Absatz-Standardschriftart"><text:span text:style-name="T44">. </text:span></text:span><text:span text:style-name="Absatz-Standardschriftart"><text:span text:style-name="T1">Dieser Wert deutet ganz explizit auf eine einfaktorielle Struktur des Fragebogens hin. Genauso zeigt die starke Korrelation der Variablen, dass wenige Faktoren notwendig sind, um den ursprünglichen Informationsgehalt des Fragebogens zu erhalten. Außerdem sollte nach Bühner (2006) unabhängig von den ausgewählten Extraktionskriterien eine Anzahl von Faktoren extrahiert werden, die sich inhaltlich verständlich interpretieren lässt (Bühner, 2006, S. 202). Zudem besteht in dem Zwei- Faktor-Modell wie auch im vierfaktoriellen Modell eine hohe Korrelation zwischen den Faktoren. Die Faktoren des Zwei-Faktor-Modells korrelieren mit r = .73 stark miteinander.</text:span></text:span><text:span text:style-name="Absatz-Standardschriftart"><text:span text:style-name="T59"> </text:span></text:span><text:span text:style-name="Absatz-Standardschriftart"><text:span text:style-name="T1">Das bedeutet, dass sie zu einem Faktor zusammengefasst werden können. Demzufolge und unter der Berücksichtigung des Grundprinzips der Hauptkomponentenanalyse und des Reliabilität-Gesichtspunktes sowie der gleichmäßig hoch untereinander korrelierenden Faktoren, wird schließlich ein Ein-Faktor-Modell gewählt.</text:span></text:span></text:p>
      <text:p text:style-name="P26"/>
      <text:p text:style-name="P26"><text:span text:style-name="Absatz-Standardschriftart"><text:span text:style-name="T44">7.2.4 Faktorladungen</text:span></text:span></text:p>
      <text:p text:style-name="P26"><text:span text:style-name="Absatz-Standardschriftart"><text:span text:style-name="T1">Nachdem die Entscheidung über die Anzahl der zu extrahierenden Faktoren gefallen ist und schließlich ein Faktor extrahiert wurde, werden im weiteren Schritt die Ladungen auf dem Faktor analysiert. Die einfaktorielle Lösung ist in der Abbildung 4 dargestellt.</text:span></text:span></text:p>
      <text:p text:style-name="P43"/>
      <text:p text:style-name="Standard"><text:span text:style-name="Absatz-Standardschriftart"><text:span text:style-name="T63">Abbildung 4. </text:span></text:span><text:span text:style-name="Absatz-Standardschriftart"><text:span text:style-name="T59">Faktorstruktur der Einschätzung der Zusammenarbeit zwischen den pädagogischen Fachkräften und Familien in den FRÖBEL-Kindertageseinrichtungen durch die Eltern.</text:span></text:span></text:p>
      <text:p text:style-name="Standard"><draw:custom-shape text:anchor-type="paragraph" draw:z-index="3" draw:name="Ellipse 7" draw:style-name="gr1" draw:text-style-name="P130" svg:width="4.179cm" svg:height="4.022cm" svg:x="13.818cm" svg:y="4.027cm"><text:p text:style-name="P129"><text:span text:style-name="T149">Zusammen-arbeit mit Familien</text:span></text:p><draw:enhanced-geometry svg:viewBox="0 0 1504440 1447560" draw:text-areas="?f48 ?f50 ?f49 ?f51" draw:glue-points="?f30 ?f31 ?f32 ?f33 ?f30 ?f34 ?f35 ?f33 ?f36 ?f31 ?f37 ?f38 ?f36 ?f39 ?f35 ?f38 ?f40 ?f31 ?f41 ?f42 ?f40 ?f43 ?f35 ?f42 ?f40 ?f31 ?f41 ?f42 ?f40 ?f43 ?f35 ?f42 ?f44 ?f45 ?f44 ?f46 ?f47 ?f46 ?f47 ?f45" draw:type="non-primitive" draw:enhanced-path="M 0 723780 L 0 723780 C 0 723780 0 723780 0 723780 0 1123513 336780 1447561 752220 1447561 1167659 1447561 1504440 1123513 1504440 723781 1504440 324048 1167659 1 752220 1 336780 0 0 324047 0 72378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04440"/><draw:equation draw:name="f7" draw:formula="?f4 / 1447560"/><draw:equation draw:name="f8" draw:formula="752220 * ?f5 / 1504440"/><draw:equation draw:name="f9" draw:formula="0 * ?f4 / 1447560"/><draw:equation draw:name="f10" draw:formula="1504440 * ?f5 / 1504440"/><draw:equation draw:name="f11" draw:formula="723960 * ?f4 / 1447560"/><draw:equation draw:name="f12" draw:formula="1447919 * ?f4 / 1447560"/><draw:equation draw:name="f13" draw:formula="0 * ?f5 / 1504440"/><draw:equation draw:name="f14" draw:formula="752158 * ?f5 / 1504440"/><draw:equation draw:name="f15" draw:formula="1504316 * ?f5 / 1504440"/><draw:equation draw:name="f16" draw:formula="724078 * ?f4 / 1447560"/><draw:equation draw:name="f17" draw:formula="1448155 * ?f4 / 1447560"/><draw:equation draw:name="f18" draw:formula="752096 * ?f5 / 1504440"/><draw:equation draw:name="f19" draw:formula="1504192 * ?f5 / 1504440"/><draw:equation draw:name="f20" draw:formula="724196 * ?f4 / 1447560"/><draw:equation draw:name="f21" draw:formula="1448391 * ?f4 / 1447560"/><draw:equation draw:name="f22" draw:formula="220284 * ?f5 / 1504440"/><draw:equation draw:name="f23" draw:formula="212113 * ?f4 / 1447560"/><draw:equation draw:name="f24" draw:formula="1236281 * ?f4 / 1447560"/><draw:equation draw:name="f25" draw:formula="1283908 * ?f5 / 1504440"/><draw:equation draw:name="f26" draw:formula="220320 * ?f5 / 1504440"/><draw:equation draw:name="f27" draw:formula="211990 * ?f4 / 1447560"/><draw:equation draw:name="f28" draw:formula="1284120 * ?f5 / 1504440"/><draw:equation draw:name="f29" draw:formula="1235572 * ?f4 / 1447560"/><draw:equation draw:name="f30" draw:formula="?f8 / ?f6"/><draw:equation draw:name="f31" draw:formula="?f9 / ?f7"/><draw:equation draw:name="f32" draw:formula="?f10 / ?f6"/><draw:equation draw:name="f33" draw:formula="?f11 / ?f7"/><draw:equation draw:name="f34" draw:formula="?f12 / ?f7"/><draw:equation draw:name="f35" draw:formula="?f13 / ?f6"/><draw:equation draw:name="f36" draw:formula="?f14 / ?f6"/><draw:equation draw:name="f37" draw:formula="?f15 / ?f6"/><draw:equation draw:name="f38" draw:formula="?f16 / ?f7"/><draw:equation draw:name="f39" draw:formula="?f17 / ?f7"/><draw:equation draw:name="f40" draw:formula="?f18 / ?f6"/><draw:equation draw:name="f41" draw:formula="?f19 / ?f6"/><draw:equation draw:name="f42" draw:formula="?f20 / ?f7"/><draw:equation draw:name="f43" draw:formula="?f21 / ?f7"/><draw:equation draw:name="f44" draw:formula="?f22 / ?f6"/><draw:equation draw:name="f45" draw:formula="?f23 / ?f7"/><draw:equation draw:name="f46" draw:formula="?f24 / ?f7"/><draw:equation draw:name="f47" draw:formula="?f25 / ?f6"/><draw:equation draw:name="f48" draw:formula="?f26 / ?f6"/><draw:equation draw:name="f49" draw:formula="?f28 / ?f6"/><draw:equation draw:name="f50" draw:formula="?f27 / ?f7"/><draw:equation draw:name="f51" draw:formula="?f29 / ?f7"/></draw:enhanced-geometry></draw:custom-shape><draw:connector text:anchor-type="paragraph" draw:z-index="4" draw:name="Gerade Verbindung mit Pfeil 8" draw:style-name="gr2" draw:text-style-name="P130" draw:type="line" svg:x1="14.199cm" svg:y1="4.658cm" svg:x2="11.818cm" svg:y2="3.313cm" svg:d="m14199 4658-2381-1345" svg:viewBox="0 0 2383 1348"><text:p/></draw:connector><draw:connector text:anchor-type="paragraph" draw:z-index="6" draw:name="Gerade Verbindung mit Pfeil 11" draw:style-name="gr4" draw:text-style-name="P130" draw:type="line" svg:x1="13.947cm" svg:y1="5.727cm" svg:x2="11.566cm" svg:y2="5.36cm" svg:d="m13947 5727-2381-367" svg:viewBox="0 0 2383 369"><text:p/></draw:connector><draw:connector text:anchor-type="paragraph" draw:z-index="5" draw:name="Gerade Verbindung mit Pfeil 10" draw:style-name="gr3" draw:text-style-name="P130" draw:type="line" svg:x1="13.818cm" svg:y1="6.789cm" svg:x2="11.437cm" svg:y2="7.475cm" svg:d="m13818 6789-2381 686" svg:viewBox="0 0 2383 688"><text:p/></draw:connector><draw:connector text:anchor-type="paragraph" draw:z-index="7" draw:name="Gerade Verbindung mit Pfeil 14" draw:style-name="gr5" draw:text-style-name="P130" draw:type="line" svg:x1="14.342cm" svg:y1="7.475cm" svg:x2="11.592cm" svg:y2="9.035cm" svg:d="m14342 7475-2750 1560" svg:viewBox="0 0 2752 1561"><text:p/></draw:connector></text:p>
      <table:table table:name="Tabelle4" table:style-name="Tabelle4">
        <table:table-column table:style-name="Tabelle4.A"/>
        <table:table-row table:style-name="Tabelle4.1">
          <table:table-cell table:style-name="Tabelle4.A1" office:value-type="string">
            <text:p text:style-name="P40">8.14 Die ErzieherInnen interessieren sich für meine Einschätzung</text:p>
            <text:p text:style-name="P25"><text:span text:style-name="Absatz-Standardschriftart"><text:span text:style-name="T61"><text:s text:c="8"/>ihrer Arbeit <text:s text:c="91"/></text:span></text:span><text:span text:style-name="Absatz-Standardschriftart"><text:span text:style-name="T64">0.82</text:span></text:span></text:p>
            <text:p text:style-name="P40">8.8 Ich merke, dass den ErzieherInnen der Austausch mit mir zu</text:p>
            <text:p text:style-name="P25"><text:soft-page-break/><text:span text:style-name="Absatz-Standardschriftart"><text:span text:style-name="T61"><text:s text:c="6"/>Erziehungsfragen wichtig ist <text:s text:c="66"/></text:span></text:span><text:span text:style-name="Absatz-Standardschriftart"><text:span text:style-name="T64">0.81</text:span></text:span><text:span text:style-name="Absatz-Standardschriftart"><text:span text:style-name="T61"> <text:s text:c="2"/></text:span></text:span></text:p>
            <text:p text:style-name="Standard"><text:span text:style-name="Absatz-Standardschriftart"><text:span text:style-name="T61">8.4 Ich kann mich über die Entwicklung und das Verhalten</text:span></text:span></text:p>
            <text:p text:style-name="P25"><text:span text:style-name="Absatz-Standardschriftart"><text:span text:style-name="T61"><text:s text:c="6"/>meines Kindes mit den ErzieherInnen austauschen <text:s text:c="31"/></text:span></text:span><text:span text:style-name="Absatz-Standardschriftart"><text:span text:style-name="T64">0.79</text:span></text:span></text:p>
            <text:p text:style-name="P40">8.13 Die ErzieherInnen machen ihre pädagogische Arbeit gegenüber</text:p>
            <text:p text:style-name="P25"><text:span text:style-name="Absatz-Standardschriftart"><text:span text:style-name="T61"><text:s text:c="8"/>den Eltern transparent <text:s text:c="75"/></text:span></text:span><text:span text:style-name="Absatz-Standardschriftart"><text:span text:style-name="T64">0.78</text:span></text:span></text:p>
            <text:p text:style-name="P40">8.5 Die ErzieherInnen informieren mich von sich aus über Erlebnisse</text:p>
            <text:p text:style-name="P25"><text:span text:style-name="Absatz-Standardschriftart"><text:span text:style-name="T61"><text:s text:c="6"/>und Entwicklung meines Kindes <text:s text:c="60"/></text:span></text:span><text:span text:style-name="Absatz-Standardschriftart"><text:span text:style-name="T64">0.77</text:span></text:span></text:p>
            <text:p text:style-name="P25"><text:span text:style-name="Absatz-Standardschriftart"><text:span text:style-name="T61">8.15 Die MitarbeiterInen nehmen meine Beschwerden ernst <text:s text:c="23"/></text:span></text:span><text:span text:style-name="Absatz-Standardschriftart"><text:span text:style-name="T64">0.77</text:span></text:span></text:p>
            <text:p text:style-name="P40">8.1 Ich bin zufrieden mit der Gesprächen mit den ErzieherInnen</text:p>
            <text:p text:style-name="P25"><text:span text:style-name="Absatz-Standardschriftart"><text:span text:style-name="T61"><text:s text:c="6"/>beim Bringen und Abholen</text:span></text:span><text:span text:style-name="Absatz-Standardschriftart"><text:span text:style-name="T61"><text:tab/> <text:s text:c="62"/></text:span></text:span><text:span text:style-name="Absatz-Standardschriftart"><text:span text:style-name="T64">0.76</text:span></text:span></text:p>
            <text:p text:style-name="P25"><text:span text:style-name="Absatz-Standardschriftart"><text:span text:style-name="T61">8.2 Die MitarbeiterInen sind immer ansprechbar für meine Anliegen <text:s text:c="10"/></text:span></text:span><text:span text:style-name="Absatz-Standardschriftart"><text:span text:style-name="T64">0.75</text:span></text:span></text:p>
            <text:p text:style-name="Standard"><text:span text:style-name="Absatz-Standardschriftart"><text:span text:style-name="T61">8.16 Wichtige Entscheidungen werden zusammen mit Eltern</text:span></text:span></text:p>
            <text:p text:style-name="P25"><text:span text:style-name="Absatz-Standardschriftart"><text:span text:style-name="T61"><text:s text:c="8"/>getroffen <text:s text:c="97"/></text:span></text:span><text:span text:style-name="Absatz-Standardschriftart"><text:span text:style-name="T64">0.75</text:span></text:span></text:p>
            <text:p text:style-name="P25"><text:span text:style-name="Absatz-Standardschriftart"><text:span text:style-name="T61">8.17 Ich bin mit den Elternabenden zufrieden <text:s text:c="47"/></text:span></text:span><text:span text:style-name="Absatz-Standardschriftart"><text:span text:style-name="T64">0.75</text:span></text:span></text:p>
            <text:p text:style-name="P25"><text:span text:style-name="Absatz-Standardschriftart"><text:span text:style-name="T61">8.6 Ich bin mit den Entwicklungsgesprächen zufrieden <text:s text:c="32"/></text:span></text:span><text:span text:style-name="Absatz-Standardschriftart"><text:span text:style-name="T64">0.73</text:span></text:span><text:span text:style-name="Absatz-Standardschriftart"><text:span text:style-name="T61"> <text:s/></text:span></text:span></text:p>
            <text:p text:style-name="P40">8.7 Die MitarbeiterInnen sind für mich AnsprechpartnerInnen in <text:s text:c="12"/></text:p>
            <text:p text:style-name="P25"><text:span text:style-name="Absatz-Standardschriftart"><text:span text:style-name="T61"><text:s text:c="6"/>Erziehungsfragen <text:s text:c="82"/></text:span></text:span><text:span text:style-name="Absatz-Standardschriftart"><text:span text:style-name="T64"><text:s text:c="4"/>0.73</text:span></text:span></text:p>
            <text:p text:style-name="P40">8.18 Im Rahmen der Elternabende erhalte ich wichtige Informationen</text:p>
            <text:p text:style-name="P25"><text:span text:style-name="Absatz-Standardschriftart"><text:span text:style-name="T61"><text:s text:c="8"/>zu pädagogischen Themen <text:s text:c="69"/></text:span></text:span><text:span text:style-name="Absatz-Standardschriftart"><text:span text:style-name="T64">0.73</text:span></text:span></text:p>
            <text:p text:style-name="P25"><text:span text:style-name="Absatz-Standardschriftart"><text:span text:style-name="T61">8.10 Als Eltern haben wir ausreichend Möglichkeiten mitzuwirken <text:s text:c="13"/></text:span></text:span><text:span text:style-name="Absatz-Standardschriftart"><text:span text:style-name="T64">0.71</text:span></text:span></text:p>
            <text:p text:style-name="P25"><text:span text:style-name="Absatz-Standardschriftart"><text:span text:style-name="T61">8.12 Ich fühle mich willkommen, in der Einrichtung zu hospitieren <text:s text:c="13"/></text:span></text:span><text:span text:style-name="Absatz-Standardschriftart"><text:span text:style-name="T64">0.71</text:span></text:span></text:p>
            <text:p text:style-name="P40">8.19 Bei Elternabenden habe ich ausreichend Möglichkeiten</text:p>
            <text:p text:style-name="P77"><text:span text:style-name="Absatz-Standardschriftart"><text:span text:style-name="T61"><text:s text:c="8"/>mich zu beteiligen <text:s text:c="82"/></text:span></text:span><text:span text:style-name="Absatz-Standardschriftart"><text:span text:style-name="T64">0.70</text:span></text:span></text:p>
            <text:p text:style-name="P25"><text:span text:style-name="Absatz-Standardschriftart"><text:span text:style-name="T61">8.3 Die Einrichtungsleitung hat für mich immer ein offenes Ohr <text:s text:c="18"/></text:span></text:span><text:span text:style-name="Absatz-Standardschriftart"><text:span text:style-name="T64">0.66</text:span></text:span><text:span text:style-name="Absatz-Standardschriftart"><text:span text:style-name="T61"> <text:s text:c="8"/></text:span></text:span></text:p>
            <text:p text:style-name="P40">8.11 Eltern können sich durch ehrenamtliche Tätigkeiten in die</text:p>
            <text:p text:style-name="P25"><text:span text:style-name="Absatz-Standardschriftart"><text:span text:style-name="T61"><text:s text:c="8"/>pädagogische Arbeit einbringen <text:s text:c="61"/></text:span></text:span><text:span text:style-name="Absatz-Standardschriftart"><text:span text:style-name="T64">0.55</text:span></text:span></text:p>
            <text:p text:style-name="P40">8.9 Wenn es meine Zeit erlaubt, halte ich mich gerne für eine</text:p>
            <text:p text:style-name="P25"><text:span text:style-name="Absatz-Standardschriftart"><text:span text:style-name="T61"><text:s text:c="6"/>gewisse Zeit in der Einrichtung auf <text:s text:c="57"/></text:span></text:span><text:span text:style-name="Absatz-Standardschriftart"><text:span text:style-name="T64">0.52</text:span></text:span></text:p>
          </table:table-cell>
        </table:table-row>
      </table:table>
      <text:p text:style-name="P42"/>
      <text:p text:style-name="P26"><text:span text:style-name="Absatz-Standardschriftart"><text:span text:style-name="T1">Im Prozess der Modellbildung wurden keine Items ausgeschlossen. Die Analyse der internen Konsistenz hat nicht bestätigt, dass der Ausschluss eines ltems zu einer starken Erhöhung des Chronbachs-Alpha-Wertes führen würde.</text:span></text:span><text:span text:style-name="Absatz-Standardschriftart"><text:span text:style-name="T82"> </text:span></text:span><text:span text:style-name="Absatz-Standardschriftart"><text:span text:style-name="T1">Dies zeigt, dass alle Items für die Repräsentation der Information, die in den Daten vorhanden ist, wichtig sind.</text:span></text:span></text:p>
      <text:p text:style-name="P26"><text:span text:style-name="Absatz-Standardschriftart"><text:span text:style-name="T1"><text:tab/>Alle Ladungen laden überwiegend gleichmäßig hoch sowie positiv auf dem Faktor. Die meisten Ladungen liegen im Bereich a &gt;.70 und unterscheiden sich nur marginal voneinander. Daher kann von einer stabilen Lösung </text:span></text:span><text:soft-page-break/><text:span text:style-name="Absatz-Standardschriftart"><text:span text:style-name="T1">ausgegangen werden.</text:span></text:span></text:p>
      <text:p text:style-name="P26"><text:span text:style-name="Absatz-Standardschriftart"><text:span text:style-name="T1"><text:tab/>Besonders hohes Gewicht auf dem Faktor weist das Item 8.14 </text:span></text:span><text:span text:style-name="Absatz-Standardschriftart"><text:span text:style-name="T44">„Die Erzieher/-innen interessieren sich für meine Einschätzung ihrer Arbeit“</text:span></text:span><text:span text:style-name="Absatz-Standardschriftart"><text:span text:style-name="T1"> mit a = </text:span></text:span><text:span text:style-name="Absatz-Standardschriftart"><text:span text:style-name="T1">.82 auf. Dieses zeigt die höchste Ladung, gefolgt vom Item 8.8 </text:span></text:span><text:span text:style-name="Absatz-Standardschriftart"><text:span text:style-name="T44">„Ich merke, dass den ErzieherInnen der Austausch mit mir zu Erziehungsfragen wichtig ist“, </text:span></text:span><text:span text:style-name="Absatz-Standardschriftart"><text:span text:style-name="T1">welches mit a = .81 auf dem Faktor lädt.</text:span></text:span></text:p>
      <text:p text:style-name="P26"><text:span text:style-name="Absatz-Standardschriftart"><text:span text:style-name="T1"><text:tab/>Die geringsten Ladungen weisen drei folgende Items auf: das Item 8.9 </text:span></text:span><text:span text:style-name="Absatz-Standardschriftart"><text:span text:style-name="T44">„Wenn es meine Zeit erlaubt, halte ich mich gerne für eine gewisse Zeit in der Einrichtung auf“ </text:span></text:span><text:span text:style-name="Absatz-Standardschriftart"><text:span text:style-name="T1">mit a = .52, das Item 8.11 </text:span></text:span><text:span text:style-name="Absatz-Standardschriftart"><text:span text:style-name="T44">„Eltern können sich durch ehrenamtliche Tätigkeiten in die pädagogische Arbeit einbringen“ </text:span></text:span><text:span text:style-name="Absatz-Standardschriftart"><text:span text:style-name="T1">mit</text:span></text:span><text:span text:style-name="Absatz-Standardschriftart"><text:span text:style-name="T44"> </text:span></text:span><text:span text:style-name="Absatz-Standardschriftart"><text:span text:style-name="T1">a = .55</text:span></text:span><text:span text:style-name="Absatz-Standardschriftart"><text:span text:style-name="T44"> </text:span></text:span><text:span text:style-name="Absatz-Standardschriftart"><text:span text:style-name="T1">und das Item</text:span></text:span><text:span text:style-name="Absatz-Standardschriftart"><text:span text:style-name="T44"> </text:span></text:span><text:span text:style-name="Absatz-Standardschriftart"><text:span text:style-name="T1">8.3 </text:span></text:span><text:span text:style-name="Absatz-Standardschriftart"><text:span text:style-name="T44">„Die Einrichtungsleitung hat für mich immer ein offenes Ohr“ </text:span></text:span><text:span text:style-name="Absatz-Standardschriftart"><text:span text:style-name="T1">mit a = .66. </text:span></text:span><text:span text:style-name="Absatz-Standardschriftart"><text:span text:style-name="T77"><text:s text:c="2"/></text:span></text:span></text:p>
      <text:p text:style-name="P26"><text:span text:style-name="Absatz-Standardschriftart"><text:span text:style-name="T1"><text:tab/></text:span></text:span><text:span text:style-name="Absatz-Standardschriftart"><text:span text:style-name="T7">Abschließend lässt sich zusammenfassen, dass die Eltern ihre Einschätzung der Zusammenarbeit zwischen den Familien und den pädagogischen Fachkräften in den FRÖBEL-Einrichtungen auf einer Dimension vornahmen. Diese bildet verschiedene Facetten der Zusammenarbeit mit Familien ab: die Kommunikation, den Informationsaustausch über das Kind sowie die Beteiligungs- und Mitwirkungsmöglichkeiten der Eltern in den FRÖBEL-Kindertageseinrichtungen. Der gewonnene Faktor lässt sich inhaltlich am besten genauso wie die analysierte Subskala des Elternfragebogens als </text:span></text:span><text:span text:style-name="Absatz-Standardschriftart"><text:span text:style-name="T10">„Zusammenarbeit mit Familien“</text:span></text:span><text:span text:style-name="Absatz-Standardschriftart"><text:span text:style-name="T7"> bezeichnen und erklärt </text:span></text:span><text:span text:style-name="Absatz-Standardschriftart"><text:span text:style-name="T10">53% </text:span></text:span><text:span text:style-name="Absatz-Standardschriftart"><text:span text:style-name="T7">der Gesamtvarianz der untersuchten Subskala. Der Eigenwert des Faktors beträgt dabei 10.15.</text:span></text:span></text:p>
      <text:p text:style-name="P26"><text:span text:style-name="Absatz-Standardschriftart"><text:span text:style-name="T7"><text:tab/>Anschließend wurde aus den jeweiligen Items der Subskala durch Mittelwertbildung der</text:span></text:span><text:span text:style-name="Absatz-Standardschriftart"><text:span text:style-name="T86"> </text:span></text:span><text:span text:style-name="Absatz-Standardschriftart"><text:span text:style-name="T7">Gesamtskalenwert gebildet. Dieser beläuft</text:span></text:span><text:span text:style-name="Absatz-Standardschriftart"><text:span text:style-name="T24"> sich auf <text:s/>M = 3.2 mit</text:span></text:span><text:span text:style-name="Absatz-Standardschriftart"><text:span text:style-name="T25"> einer Standardabweichung von SD </text:span></text:span><text:span text:style-name="Absatz-Standardschriftart"><text:span text:style-name="T24">= .49 und weist mit dem </text:span></text:span><text:span text:style-name="Absatz-Standardschriftart"><text:span text:style-name="T7">hohen Chronbachs-Alpha-Wert von </text:span></text:span><text:span text:style-name="Absatz-Standardschriftart"><text:span text:style-name="T32">α </text:span></text:span><text:span text:style-name="Absatz-Standardschriftart"><text:span text:style-name="T7">= .899 auf eine sehr gute Reliabilität der Skala hin.</text:span></text:span></text:p>
      <text:p text:style-name="P26"><text:span text:style-name="Absatz-Standardschriftart"><text:span text:style-name="T7"><text:tab/></text:span></text:span><text:span text:style-name="Absatz-Standardschriftart"><text:span text:style-name="T37">Das Ergebnis der Hauptkomponentenanalyse kann als Basis für weiterführende Analysen dienen, beispielsweise für eine Regressionsanalyse.</text:span></text:span></text:p>
      <text:p text:style-name="P26"><text:span text:style-name="Absatz-Standardschriftart"><text:span text:style-name="T24">An dieser Stelle soll allerdings angemerkt werden,</text:span></text:span><text:span text:style-name="Absatz-Standardschriftart"><text:span text:style-name="T104"> </text:span></text:span><text:span text:style-name="Absatz-Standardschriftart"><text:span text:style-name="T98">dass </text:span></text:span><text:span text:style-name="Absatz-Standardschriftart"><text:span text:style-name="T98">in der Praxis </text:span></text:span><text:span text:style-name="Absatz-Standardschriftart"><text:span text:style-name="T98">nur selten</text:span></text:span><text:span text:style-name="Absatz-Standardschriftart"><text:span text:style-name="T98"> </text:span></text:span><text:span text:style-name="Absatz-Standardschriftart"><text:span text:style-name="T98">mehrere </text:span></text:span><text:span text:style-name="Absatz-Standardschriftart"><text:span text:style-name="T98">Methoden, die in dieser Arbeit zur Bestimmung der optimalen Anzahl der </text:span></text:span><text:soft-page-break/><text:span text:style-name="Absatz-Standardschriftart"><text:span text:style-name="T98">Faktoren </text:span></text:span><text:span text:style-name="Absatz-Standardschriftart"><text:span text:style-name="T98">zum Einsatz gekommen sind</text:span></text:span><text:span text:style-name="Absatz-Standardschriftart"><text:span text:style-name="T98">,</text:span></text:span><text:span text:style-name="Absatz-Standardschriftart"><text:span text:style-name="T98"> angewandt werden</text:span></text:span><text:span text:style-name="Absatz-Standardschriftart"><text:span text:style-name="T98">.</text:span></text:span><text:span text:style-name="Absatz-Standardschriftart"><text:span text:style-name="T98"> Man </text:span></text:span><text:span text:style-name="Absatz-Standardschriftart"><text:span text:style-name="T98">verwendet</text:span></text:span><text:span text:style-name="Absatz-Standardschriftart"><text:span text:style-name="T98"> meist eine,</text:span></text:span><text:span text:style-name="Absatz-Standardschriftart"><text:span text:style-name="T98"> höchstens </text:span></text:span><text:span text:style-name="Absatz-Standardschriftart"><text:span text:style-name="T98">zwei Methoden.</text:span></text:span><text:span text:style-name="Absatz-Standardschriftart"><text:span text:style-name="T98"> In der Regel orientiert man sich bei der Entscheidung wie viele Faktoren zu extrahieren sind, zum einen an den Scree-</text:span></text:span><text:span text:style-name="Absatz-Standardschriftart"><text:span text:style-name="T98">Testergebnissen bzw. an dem oft kritisierten Kaiser-K</text:span></text:span><text:span text:style-name="Absatz-Standardschriftart"><text:span text:style-name="T98">riterium (Eigenwerte &gt;1), indem </text:span></text:span><text:span text:style-name="Absatz-Standardschriftart"><text:span text:style-name="T98">die Eigenwerte der Faktoren angeschaut werden</text:span></text:span><text:span text:style-name="Absatz-Standardschriftart"><text:span text:style-name="T98">.</text:span></text:span><text:span text:style-name="Absatz-Standardschriftart"><text:span text:style-name="T98"> Das Ziel der vo</text:span></text:span><text:span text:style-name="Absatz-Standardschriftart"><text:span text:style-name="T98">rliegenden Untersuchung bestand</text:span></text:span><text:span text:style-name="Absatz-Standardschriftart"><text:span text:style-name="T98"> neben der Beantwortung der im Kapitel</text:span></text:span><text:span text:style-name="Absatz-Standardschriftart"><text:span text:style-name="T98"> 5 formulierten Fragestellungen</text:span></text:span><text:span text:style-name="Absatz-Standardschriftart"><text:span text:style-name="T98"> auch darin, die unterschiedlichen Methoden der Faktorenextraktion sowie die möglichen Vorgehensweisen aufzuzeigen, wenn die Ergebnisse bei der Bestimmung der optimalen Anzahl der Faktoren nicht wunschgemäß bzw. nicht eindeutig ausfallen.</text:span></text:span></text:p>
      <text:p text:style-name="P26"><text:span text:style-name="Absatz-Standardschriftart"><text:span text:style-name="T7"><text:tab/>Im folgenden Kapitel werden die wichtigsten Ergebnisse der vorliegenden Untersuchung zusammengefasst und diskutiert sowie in Verbindung mit den Befunden der bisherigen Studien zu der Thematik „Bildungs- und Erziehungspartnerschaft zwischen den Eltern und pädagogischen Fachkräften in den Kindertageseinrichtungen“ gesetzt.</text:span></text:span></text:p>
      <text:p text:style-name="P16"/>
      <text:p text:style-name="P51">8. Diskussion der Ergebnisse</text:p>
      <text:p text:style-name="P26"><text:span text:style-name="Absatz-Standardschriftart"><text:span text:style-name="T1">Neben der Aufgabe, den Lesern die Relevanz und Notwendigkeit der Erziehungs- und Bildungspartnerschaft zwischen den Familien und pädagogischen Fachkräften aufzuzeigen sowie einen Einblick in die Forschungsbefundlage zu diesem Thema zu geben, bestand das Ziel der vorliegenden Untersuchung darin, </text:span></text:span>mithilfe der empirischen Analysen <text:span text:style-name="Absatz-Standardschriftart"><text:span text:style-name="T5">zu veranschaulichen, wie</text:span></text:span> die Zusammenarbeit zwischen den Familien und pädagogischen Fachkräften in den FRÖBEL-Kindertageseinrichtungen <text:span text:style-name="Absatz-Standardschriftart"><text:span text:style-name="T1">aus der Perspektive</text:span></text:span><text:span text:style-name="Absatz-Standardschriftart"><text:span text:style-name="T1"> der Eltern beurteilt wird</text:span></text:span><text:span text:style-name="Absatz-Standardschriftart"><text:span text:style-name="T1">. <text:s/>Weiterhin wurde</text:span></text:span><text:span text:style-name="Absatz-Standardschriftart"><text:span text:style-name="T77"> </text:span></text:span><text:span text:style-name="Absatz-Standardschriftart"><text:span text:style-name="T7">anhand der exploratorischen Faktorenanalyse untersucht, welche homogenen Bereiche sich in der Itemskala „Zusammenarbeit mit Familien“ herausbilden <text:s/>lassen.</text:span></text:span></text:p>
      <text:p text:style-name="P26"><text:span text:style-name="Absatz-Standardschriftart"><text:span text:style-name="T41"><text:tab/>Die Ergebnisse der durchgeführten Analyse veranschaulichen, dass die meisten Eltern die Zusammenarbeit zwischen Familien und pädagogischen </text:span></text:span><text:soft-page-break/><text:span text:style-name="Absatz-Standardschriftart"><text:span text:style-name="T41">Fachkräften in den FRÖBEL-Kindergärten gr</text:span></text:span><text:span text:style-name="Absatz-Standardschriftart"><text:span text:style-name="T41">undsätzlich positiv einschätzen</text:span></text:span><text:span text:style-name="Absatz-Standardschriftart"><text:span text:style-name="T41">. Daraus wird deutlich, dass viele Aspekte der Itemskala „Zusammenarbeit mit Familien“ in den FRÖBEL-Einrichtungen weitgehend umgesetzt werden.</text:span></text:span></text:p>
      <text:p text:style-name="P85"><text:span text:style-name="Absatz-Standardschriftart"><text:span text:style-name="T41"><text:tab/>Insbesondere erfährt der Aspekt </text:span></text:span><text:span text:style-name="Absatz-Standardschriftart"><text:span text:style-name="T41">„</text:span></text:span><text:span text:style-name="Absatz-Standardschriftart"><text:span text:style-name="T49">Austausch und Kommunikation“</text:span></text:span><text:span text:style-name="Absatz-Standardschriftart"><text:span text:style-name="T41"> </text:span></text:span><text:span text:style-name="Absatz-Standardschriftart"><text:span text:style-name="T41">zwischen den</text:span></text:span><text:span text:style-name="Absatz-Standardschriftart"><text:span text:style-name="T41"> pädagogischen Fachkräfte</text:span></text:span><text:span text:style-name="Absatz-Standardschriftart"><text:span text:style-name="T41">n</text:span></text:span><text:span text:style-name="Absatz-Standardschriftart"><text:span text:style-name="T41"> </text:span></text:span><text:span text:style-name="Absatz-Standardschriftart"><text:span text:style-name="T41">und</text:span></text:span><text:span text:style-name="Absatz-Standardschriftart"><text:span text:style-name="T41"> Familien</text:span></text:span><text:span text:style-name="Absatz-Standardschriftart"><text:span text:style-name="T41">, welcher</text:span></text:span><text:span text:style-name="Absatz-Standardschriftart"><text:span text:style-name="T41"> auch in der Rahmenkonzeption des FRÖBEL-Trägers stark betont wird, eine große Zustimmung der Eltern</text:span></text:span><text:span text:style-name="Absatz-Standardschriftart"><text:span text:style-name="T32">. </text:span></text:span></text:p>
      <text:p text:style-name="P65"><text:span text:style-name="Absatz-Standardschriftart"><text:span text:style-name="T32">Rund 90% der befragten Eltern haben dem Item 8.4 </text:span></text:span><text:span text:style-name="Absatz-Standardschriftart"><text:span text:style-name="T12">„Ich kann mich über die Entwicklung und das Verhalten meines Kindes mit den Erzieher/-innen austauschen“ </text:span></text:span><text:span text:style-name="Absatz-Standardschriftart"><text:span text:style-name="T32">zugestimmt. Mit 90% erreicht dieses Item den höchsten Prozentwert in der Itemskala „Zusammenarbeit mit Familien“. </text:span></text:span></text:p>
      <text:p text:style-name="P85"><text:span text:style-name="Absatz-Standardschriftart"><text:span text:style-name="T42"><text:tab/>Ebenso positiv wurden auch Entwicklungsgespräche von den Eltern bewertet: die große Mehrheit der Eltern (72.5%) gab an, mit den Entwicklungsgesprächen zufrieden zu sein </text:span></text:span><text:span text:style-name="Absatz-Standardschriftart"><text:span text:style-name="T32">(Item 8.6)</text:span></text:span><text:span text:style-name="Absatz-Standardschriftart"><text:span text:style-name="T42">. Somit deutet dieses Item darauf hin, dass</text:span></text:span><text:span text:style-name="Absatz-Standardschriftart"><text:span text:style-name="T79"> </text:span></text:span><text:span text:style-name="Absatz-Standardschriftart"><text:span text:style-name="T32">Entwicklungsgespräche zwischen Erzieher/-innen und Eltern zu einem großen Teil in den FRÖBEL-Einrichtungen praktiziert werden. Allerdings gab es Eltern, die Entwicklungsgespräche weniger positiv bewerteten. Fast 15% der Befragten gaben an, dass sie mit Entwicklungsgesprächen unzufrieden sind und knapp 13% beantworteten das Item mit „weiß nicht“. </text:span></text:span><text:span text:style-name="Absatz-Standardschriftart"><text:span text:style-name="T30">Die Antwortvergabe</text:span></text:span><text:span text:style-name="Absatz-Standardschriftart"><text:span text:style-name="T32"> „weiß nicht“ könnte einerseits damit zusammenhängen, dass aufgrund der kurzen Besuchsdauer noch keine Entwicklungsgespräche zum Zeitpunkt der Befragung stattgefunden haben. Andererseits könnte es darauf hindeuten, dass Entwicklungsgespräche (z.B. aufgrund der ungünstigen Strukturbedingungen) in einigen Einrichtungen nur selten oder überhaupt nicht durchgeführt werden. Ein weiterer Grund dafür könnte darin liegen, dass seitens der Eltern Entwicklungsgespräche nicht wahrgenommen bzw. als unwichtig betrachtet werden. In diesem Fall </text:span></text:span><text:span text:style-name="Absatz-Standardschriftart"><text:span text:style-name="T106">sollten/könnten</text:span></text:span><text:span text:style-name="Absatz-Standardschriftart"><text:span text:style-name="T32"> die Eltern durch die Erzieher/-innen für dieses Thema stärker sensibilisiert werden. Denn zu einer gelingenden Erziehungs- und Bildungspartnerschaft gehören der intensive Austausch und die Abstimmung über die weiteren Erziehungs- und Bildungsziele. Allerdings sollten <text:s text:c="3"/></text:span></text:span><text:soft-page-break/><text:span text:style-name="Absatz-Standardschriftart"><text:span text:style-name="T32">pädagogische Fachkräfte, insbesondere wenn es darum geht die kritischen Einschätzungen bezüglich des Entwicklungsstandes des Kindes an die Eltern zurückzumelden, vorsichtig sein. Laut der Ergebnissen der Studie von Gabriele Peitz (2004) charakterisieren Mütter die Erzieher/-innen oft als inkompetent, wenn sie Verhaltensauffälligkeiten bei ihrem Kind feststellen und diesbezüglich vorschnell und ungebeten Ratschläge geben (Peitz, 2004, S. 265-270).</text:span></text:span></text:p>
      <text:p text:style-name="P26"><text:span text:style-name="Absatz-Standardschriftart"><text:span text:style-name="T42"><text:tab/>Des Weiteren berichteten 81.3% der Eltern, dass sie mit den </text:span></text:span><text:span text:style-name="Absatz-Standardschriftart"><text:span text:style-name="T41">Gesprächen zwischen den Eltern und Erzieher/-innen beim Bringen und Abholen zufrieden sind (Item 8.1). Die restlichen fast 19% äußerten Kritik </text:span></text:span><text:span text:style-name="Absatz-Standardschriftart"><text:span text:style-name="T73">hierzu</text:span></text:span><text:span text:style-name="Absatz-Standardschriftart"><text:span text:style-name="T41">.</text:span></text:span><text:span text:style-name="Absatz-Standardschriftart"><text:span text:style-name="T42"> Vor dem Hintergrund der </text:span></text:span><text:span text:style-name="Absatz-Standardschriftart"><text:span text:style-name="T73">Ergebnisse </text:span></text:span><text:span text:style-name="Absatz-Standardschriftart"><text:span text:style-name="T42">d</text:span></text:span><text:span text:style-name="Absatz-Standardschriftart"><text:span text:style-name="T41">er</text:span></text:span><text:span text:style-name="Absatz-Standardschriftart"><text:span text:style-name="T32"> bisherigen Untersuchungen, die deutlich machen, dass den Tür- und Angelgesprächen </text:span></text:span><text:span text:style-name="Absatz-Standardschriftart"><text:span text:style-name="T34">in der Zusammenarbeit mit Familien ein hohes Gewicht zu</text:span></text:span><text:span text:style-name="Absatz-Standardschriftart"><text:span text:style-name="T32">kommt (</text:span></text:span><text:span text:style-name="Absatz-Standardschriftart"><text:span text:style-name="T34">vor allem beim Kontaktaufbau mit den</text:span></text:span><text:span text:style-name="Absatz-Standardschriftart"><text:span text:style-name="T32"> benachteiligten Familien), erscheint dieser Prozentsatz recht hoch zu sein</text:span></text:span><text:span text:style-name="Absatz-Standardschriftart"><text:span text:style-name="T41">. </text:span></text:span><text:span text:style-name="Absatz-Standardschriftart"><text:span text:style-name="T38">Ein möglicher Grund für die Unzufriedenheit der Eltern könnte sein, dass die Tür- und Angelgespräche nicht entsprechend ihren Wünschen und Vorstellungen verlaufen. An dieser Stelle wäre empfehlenswert, die individuellen Bedürfnisse und Erwartungen der Eltern bei den Tür- und Angelgesprächen noch stärker zu berücksichtigen.</text:span></text:span><text:span text:style-name="Absatz-Standardschriftart"><text:span text:style-name="T36"> </text:span></text:span><text:span text:style-name="Absatz-Standardschriftart"><text:span text:style-name="T38">Da die regelmäßigen Gespräche</text:span></text:span><text:span text:style-name="Absatz-Standardschriftart"><text:span text:style-name="T39"> eine Vertrauensbasis schaffen und somit die Grundlage für die gute Erziehungs- und Bildungspartnerschaft bilden.</text:span></text:span></text:p>
      <text:p text:style-name="P65"><text:span text:style-name="Absatz-Standardschriftart"><text:span text:style-name="T32">Mit deutlichem Abstand zu den oben vorgestellten Items, aber bei immer noch relativ hohem Zustimmungsgrad, sehen 55% </text:span></text:span><text:span text:style-name="Absatz-Standardschriftart"><text:span text:style-name="T1">der Eltern die Erzieher/-innen als Ansprechpartner/-innen in Erziehungsfragen:</text:span></text:span><text:span text:style-name="Absatz-Standardschriftart"><text:span text:style-name="T41"> </text:span></text:span><text:span text:style-name="Absatz-Standardschriftart"><text:span text:style-name="T49">„Die MitarbeiterInnen sind für mich AnsprechpartnerInnen in Erziehungsfragen“</text:span></text:span><text:span text:style-name="Absatz-Standardschriftart"><text:span text:style-name="T44">.</text:span></text:span><text:span text:style-name="Absatz-Standardschriftart"><text:span text:style-name="T1"> Jedoch </text:span></text:span><text:span text:style-name="Absatz-Standardschriftart"><text:span text:style-name="T41">sieht </text:span></text:span><text:span text:style-name="Absatz-Standardschriftart"><text:span text:style-name="T1">immerhin </text:span></text:span><text:span text:style-name="Absatz-Standardschriftart"><text:span text:style-name="T41">fast die Hälfte der Eltern (40%) das anders und schätzt diese Aussage eher als nicht zutreffend ein. Dieses Ergebnis unterscheidet sich deutlich von den bereits erwähnten Befunden der Untersuchung von Fröhlich-Gildhoff et al. (2006). Laut dieser Studie sind für 80% der befragten Eltern die Erzieher/-innen nach den (Ehe-) Partner/-innen die wichtigsten Ansprechpersonen für Erziehungsfragen (Fröhlich-Gildhoff et al., 2006, S. 10). <text:s/></text:span></text:span></text:p>
      <text:p text:style-name="P65"><text:span text:style-name="Absatz-Standardschriftart"><text:span text:style-name="T106"/></text:span></text:p>
      <text:p text:style-name="P65"><text:soft-page-break/><text:span text:style-name="Absatz-Standardschriftart"><text:span text:style-name="T41">Dass der ziemlich hohe Anteil der Eltern (40%) die Erzieher/-innen nicht als Ansprechpartner/-innen in Erziehungsfragen sehen, könnte einerseits damit zusammenhängen, dass </text:span></text:span><text:span text:style-name="Absatz-Standardschriftart"><text:span text:style-name="T32">der Erzieherberuf in unserer Gesellschaft nach wie vor, trotz einer gewissen gesellschaftlichen Tendenz zur Aufwertung, ein geringes Ansehen erfährt. Erzieher/-innen werden oft lediglich als Betreuer/-innen bzw. Aufpasser/-innen gesehen, aber wenig als professionelle pädagogische Fachkräfte anerkannt. Die fachlichen Kompetenzen der Erzieher/-innen werden immer noch von vielen in Frage gestellt. Dies ist nicht zuletzt</text:span></text:span><text:span text:style-name="Absatz-Standardschriftart"><text:span text:style-name="T106"> der eigenen Haltung der Erzieher/-innen zu verdanken. Sie ist in hohem Maße dafür entscheidend, in welcher Rolle - lediglich als Aufpasser/innen und Betreuer/-innen oder als kompetente Fachkräfte und Erziehungspartner/-innen - sie von den Eltern gesehen werden. Erzieher/-innen müssen sich </text:span></text:span><text:span text:style-name="Absatz-Standardschriftart"><text:span text:style-name="T128">vermehrt</text:span></text:span><text:span text:style-name="Absatz-Standardschriftart"><text:span text:style-name="T106"> ihrer eigenen Kompetenz und pädagogischen Stärken bewusst werden und davon überzeugt sein, dass ihr Handeln sinnvoll und wirksam ist und als Professionelle auf die Eltern zugehen. <text:s/></text:span></text:span></text:p>
      <text:p text:style-name="P65"><text:span text:style-name="Absatz-Standardschriftart"><text:span text:style-name="T106">Ein weiterer Erklärungsansatz ist auf die Studie von Sturzbecher &amp; Bredow (1998) zurückzuführen. Sie konnten feststellen, dass die häufigen Ursachen für die Hemmungen der Eltern die Erzieher/-innen bei bestimmten Problemen bzw. Fragen anzusprechen, oft an dem Fremdheitsgefühl gegenüber den Erzieher/-innen, Fehlen von günstigen Zeitpunkten, an der Befürchtung vor negativen Folgen für das Kind sowie vor dem Einmischen der Erzieher/-innen in Familienangelegenheiten liegen (Sturzbecher &amp; Bredow, 1998, S. 193-233). </text:span></text:span></text:p>
      <text:p text:style-name="P26"><text:span text:style-name="Absatz-Standardschriftart"><text:span text:style-name="T32"><text:tab/>Ähnlich wie beim vorausgehenden Item schätzten fast 53% der Eltern das Item 8.8. </text:span></text:span><text:span text:style-name="Absatz-Standardschriftart"><text:span text:style-name="T12">„Ich merke, dass den Erzieher/-innen der Austausch mit mir zu Erziehungsfragen wichtig ist“ </text:span></text:span><text:span text:style-name="Absatz-Standardschriftart"><text:span text:style-name="T33">positiv ein</text:span></text:span><text:span text:style-name="Absatz-Standardschriftart"><text:span text:style-name="T12">. </text:span></text:span><text:span text:style-name="Absatz-Standardschriftart"><text:span text:style-name="T32">Weitere 36% der Befragten äußerten Kritik zu dieser Aussage und 11% entschieden sich für die Antwort „weiß nicht“. </text:span></text:span><text:span text:style-name="Absatz-Standardschriftart"><text:span text:style-name="T41">An dieser Stelle sei angemerkt, dass diese beiden Items 8.7 und 8.8 die höchste Korrelation (r = .80) untereinander aufgewiesen haben. Daher ist es nicht erstaunlich, dass die Bewertung der Eltern ähnlich ausfällt. Inhaltlich bedeutet das, je</text:span></text:span><text:span text:style-name="Absatz-Standardschriftart"><text:span text:style-name="T106"> </text:span></text:span><text:span text:style-name="Absatz-Standardschriftart"><text:span text:style-name="T41">häufiger die Eltern merken, dass den Erzieher/-innen der Austausch mit ihnen zu Erziehungsfragen wichtig ist, desto stärker nehmen sie die Erzieher/-</text:span></text:span><text:soft-page-break/><text:span text:style-name="Absatz-Standardschriftart"><text:span text:style-name="T41">innen als Ansprechpartner/-innen wahr. Aus diesem Grund ist es wichtig, dass die Erzieher/-innen, ihr Interesse an dem Austausch mit den Eltern verstärkt signalisieren bzw. sich um einen regelmäßigen Kontakt bemühen, wenn sie von den Eltern als Erziehungspartner/-innen in Erziehungsfragen gesehen werden wollen.</text:span></text:span><text:span text:style-name="Absatz-Standardschriftart"><text:span text:style-name="T106"> Insbesondere, wenn die Erzieher/-innen auf die Eltern zugehen und den ersten Schritt machen, gewinnen diese den Eindruck, dass die Fachkräfte wirklich an einer Erziehungs- und Bildungspartnerschaft interessiert sind. Dies ist besonders bei den Eltern wichtig, wie die bisherigen Ausführungen gezeigt haben, die sich aufgrund der vielfältigen gesellschaftlichen Veränderungen und deren Auswirkungen auf das Familienleben zunehmend belastet und hinsichtlich ihrer Erziehungskompetenzen verunsichert fühlen.</text:span></text:span></text:p>
      <text:p text:style-name="P26"><text:span text:style-name="Absatz-Standardschriftart"><text:span text:style-name="T32"><text:tab/>Die vorliegenden Befunde haben veranschaulicht, dass d</text:span></text:span><text:span text:style-name="Absatz-Standardschriftart"><text:span text:style-name="T32">er Aspekt </text:span></text:span><text:span text:style-name="Absatz-Standardschriftart"><text:span text:style-name="T12">„Austausch und Kommunikation“</text:span></text:span><text:span text:style-name="Absatz-Standardschriftart"><text:span text:style-name="T32"> von den meisten Eltern positiv eingeschätzt wurde. Insbesondere dem individuellen Austausch über das einzelne Kind wurde ein hoher Stellenwert seitens der Eltern eingeräumt. Damit </text:span></text:span><text:span text:style-name="Absatz-Standardschriftart"><text:span text:style-name="T32">kann die Umsetzung</text:span></text:span><text:span text:style-name="Absatz-Standardschriftart"><text:span text:style-name="T32"> </text:span></text:span><text:span text:style-name="Absatz-Standardschriftart"><text:span text:style-name="T32">der</text:span></text:span><text:span text:style-name="Absatz-Standardschriftart"><text:span text:style-name="T32"> Leitlinien der Zusammenarbeit mit Familien</text:span></text:span><text:span text:style-name="Absatz-Standardschriftart"><text:span text:style-name="T32"> bestätigt werden</text:span></text:span><text:span text:style-name="Absatz-Standardschriftart"><text:span text:style-name="T32">, deren zufolge </text:span></text:span><text:span text:style-name="Absatz-Standardschriftart"><text:span text:style-name="T34">d</text:span></text:span><text:span text:style-name="Absatz-Standardschriftart"><text:span text:style-name="T32">er regelmäßige Dialog über die Entwicklung und die Bildungsinteressen der Kinder zu den Grundlagen der Zusammenarbeit in </text:span></text:span><text:span text:style-name="Absatz-Standardschriftart"><text:span text:style-name="T32">den FRÖBEL-Einrichtungen gehört.</text:span></text:span><text:span text:style-name="Absatz-Standardschriftart"><text:span text:style-name="T32"> Allerdings </text:span></text:span><text:span text:style-name="Absatz-Standardschriftart"><text:span text:style-name="T32">gab es neben den</text:span></text:span><text:span text:style-name="Absatz-Standardschriftart"><text:span text:style-name="T32"> </text:span></text:span><text:span text:style-name="Absatz-Standardschriftart"><text:span text:style-name="T32">überwiegend</text:span></text:span><text:span text:style-name="Absatz-Standardschriftart"><text:span text:style-name="T32"> </text:span></text:span><text:span text:style-name="Absatz-Standardschriftart"><text:span text:style-name="T32">positiv eingeschätzten Aussagen</text:span></text:span><text:span text:style-name="Absatz-Standardschriftart"><text:span text:style-name="T32"> einige Diskrepanzen in den Antworten der Eltern zu diesen Items. Dies </text:span></text:span><text:span text:style-name="Absatz-Standardschriftart"><text:span text:style-name="T32">weist darauf hin</text:span></text:span><text:span text:style-name="Absatz-Standardschriftart"><text:span text:style-name="T32">, dass im Bereich </text:span></text:span><text:span text:style-name="Absatz-Standardschriftart"><text:span text:style-name="T12">„Austausch und Kommunikation“</text:span></text:span><text:span text:style-name="Absatz-Standardschriftart"><text:span text:style-name="T32"> noch ein gewisses Entwicklungs</text:span></text:span><text:span text:style-name="Absatz-Standardschriftart"><text:span text:style-name="T32">potenzial besteht.</text:span></text:span></text:p>
      <text:p text:style-name="P26"><text:span text:style-name="Absatz-Standardschriftart"><text:span text:style-name="T32"><text:tab/>Ein weiterer wichtiger Aspekt für eine gelungene Erziehungs- und Bildungspartnerschaft zwischen pädagogischen Fachkräften und Eltern, welches auch in der Forschungs- sowie Praxisliteratur immer wieder betont wird, ist „</text:span></text:span><text:span text:style-name="Absatz-Standardschriftart"><text:span text:style-name="T1"> </text:span></text:span><text:span text:style-name="Absatz-Standardschriftart"><text:span text:style-name="T44">Beteiligung“ </text:span></text:span><text:span text:style-name="Absatz-Standardschriftart"><text:span text:style-name="T1">der Eltern am Kindergartengeschehen. Die Ergebnisse der FRÖBEL-Elternbefragung zeigen, dass die Mehrheit der Eltern (76.3%) die Möglichkeiten zur Mitwirkung in den FRÖBEL-Einrichtungen positiv einschätzte (Item 8.10). Ferner zeigte sich ein positives Bild zu der Aussage 8.11 </text:span></text:span><text:span text:style-name="Absatz-Standardschriftart"><text:span text:style-name="T44">„Eltern können sich durch ehrenamtliche Tätigkeiten in die pädagogische Arbeit einbringen“.</text:span></text:span><text:span text:style-name="Absatz-Standardschriftart"><text:span text:style-name="T1"> 71% der </text:span></text:span><text:soft-page-break/><text:span text:style-name="Absatz-Standardschriftart"><text:span text:style-name="T1">Eltern stimmten</text:span></text:span><text:span text:style-name="Absatz-Standardschriftart"><text:span text:style-name="T44"> </text:span></text:span><text:span text:style-name="Absatz-Standardschriftart"><text:span text:style-name="T1">dieser Aussage</text:span></text:span><text:span text:style-name="Absatz-Standardschriftart"><text:span text:style-name="T44"> </text:span></text:span><text:span text:style-name="Absatz-Standardschriftart"><text:span text:style-name="T1">zu. 16% der Eltern wissen hingegen nicht, ob sie die Möglichkeit zur ehrenamtlichen Beteiligung an der pädagogischen Arbeit haben. </text:span></text:span><text:span text:style-name="Absatz-Standardschriftart"><text:span text:style-name="T7">Dies lässt zum einen die Vermutung zu, dass </text:span></text:span><text:span text:style-name="Absatz-Standardschriftart"><text:span text:style-name="T1">Eltern wenig oder gar kein Interesse an der ehrenamtlichen Tätigkeit in der Kindertageseinrichtung ihres Kindes haben und deswegen informieren sich darüber nicht. Hier darf zudem nicht </text:span></text:span><text:span text:style-name="Absatz-Standardschriftart"><text:span text:style-name="T7">außer Acht gelassen</text:span></text:span><text:span text:style-name="Absatz-Standardschriftart"><text:span text:style-name="T108"> </text:span></text:span><text:span text:style-name="Absatz-Standardschriftart"><text:span text:style-name="T1">werden, dass der Zeitumfang, den die Eltern in der Kindertageseinrichtung ihres Kindes verbringen wollen und können, häufig begrenzt ist, was die Teilnahme an der ehrenamtlichen Tätigkeit nur bedingt möglich macht. In diesem Fall</text:span></text:span><text:span text:style-name="Absatz-Standardschriftart"><text:span text:style-name="T108"> bleibt den pädagogischen Fachkräften dieses wenige Interesse der Eltern an der ehrenamtlichen Tätigkeit mit möglichst wertschätzender Haltung zu akzeptieren.</text:span></text:span></text:p>
      <text:p text:style-name="P65"><text:span text:style-name="Absatz-Standardschriftart"><text:span text:style-name="T1">Zum anderen könnte der hohe Prozentsatz von „weiß nicht“ Antworten darauf hindeuten, dass von der Einrichtung solche Möglichkeiten nicht angeboten werden bzw. die Eltern werden nicht ausreichend darüber informiert. Dies würde jedoch den in der FRÖBEL-Rahmenkonzeption gestellten Anforderungen an die Kindertageseinrichtungen widersprechen: „Die Förderung ehrenamtlichen Engagements gehört [...] zum </text:span></text:span>Selbstverständnis jeder FRÖBEL-Einrichtung […]“ (Kieschnick et al., 2014, S. 28). Hier gilt es ebenso wie im Falle der Entwicklungsgespräche, den Eltern aufzuzeigen und bewusst zu machen, wie wichtig es für die weitere erfolgreiche Entwicklung der Zusammenarbeit ist, sich am Bildungsort ihres Kindes zu beteiligen. Deshalb sollten Eltern zur ehrenamtlichen Mitwirkung ermutigt und unterstützt werden. Dies kann gefördert werden, indem man ihnen zum Beispiel angemessene Aufgaben zutraut und explizit anbietet. </text:p>
      <text:p text:style-name="P26"><text:span text:style-name="Absatz-Standardschriftart"><text:span text:style-name="T1"><text:tab/>Was die Hospitation anbelangt, wird in der Rahmenkonzeption des Trägers (siehe Kapitel 3) betont, dass die Eltern immer willkommen sind, in der Einrichtung zu hospitieren. Dieser Aussage stimmte über die Hälfte der Eltern (58%) zu. 17% gaben an, sie fühlen sich eher nicht oder gar nicht willkommen, in der Einrichtung zu hospitieren. Ein Viertel der Eltern bewertete dieses Item mit „weiß nicht“. In der Antwortskala „weiß nicht“ hebt sich dieses Item mit dem </text:span></text:span><text:soft-page-break/><text:span text:style-name="Absatz-Standardschriftart"><text:span text:style-name="T1">größten Prozentwert von den anderen Items ab. Diese Befunde legen mehrere Erklärungsannahmen nahe. Zum einen ist es denkbar, dass die Eltern über die Möglichkeit zur Hospitation in den Einrichtungen nicht ausreichend informiert sind. Dies kann einerseits daran liegen, dass die Eltern selbst an einer Hospitation kein Interesse haben, andererseits die Hospitation ist möglicherweise seitens des pädagogischen Personals nicht wirklich erwünscht, </text:span></text:span><text:span text:style-name="Absatz-Standardschriftart"><text:span text:style-name="T7">denn nicht jede/-r Erzieher/-in ist bereit, sich von den Eltern bei ihrer Arbeit beobachten zu lassen. </text:span></text:span><text:span text:style-name="Absatz-Standardschriftart"><text:span text:style-name="T1">Um dem Desinteresse, Informationsmangel aber auch eventueller Unsicherheit der Eltern entgegen zu wirken, sollte</text:span></text:span><text:span text:style-name="Absatz-Standardschriftart"><text:span text:style-name="T108"> </text:span></text:span><text:span text:style-name="Absatz-Standardschriftart"><text:span text:style-name="T1">den Eltern verstärkt das Willkommensgefühl zur Hospitation vermittelt werden. Dadurch erhalten sie </text:span></text:span><text:span text:style-name="Absatz-Standardschriftart"><text:span text:style-name="T82">die</text:span></text:span><text:span text:style-name="Absatz-Standardschriftart"><text:span text:style-name="T1"> Möglichkeit, den Alltag des eigenen Kindes mitzuerleben und aktiv zu bereichern. Damit wird Transparenz des erzieherischen Handelns geschaffen und infolgedessen die angestrebte, gesellschaftliche Anerkennung und Wertschätzung des Erzieherberufs erhöht. Dies bestätigt auch die Untersuchung von </text:span></text:span><text:span text:style-name="Absatz-Standardschriftart"><text:span text:style-name="T32">Fröhlich-Gildhoff et al.</text:span></text:span><text:span text:style-name="Absatz-Standardschriftart"><text:span text:style-name="T1"> (2006). Laut den Ergebnissen dieser Studie bekamen die Eltern durch den Einbezug</text:span></text:span><text:span text:style-name="Absatz-Standardschriftart"><text:span text:style-name="T53"> </text:span></text:span><text:span text:style-name="Absatz-Standardschriftart"><text:span text:style-name="T1">in die pädagogische Arbeit eine genauere Vorstellung und ein besseres Verständnis vom Kindergartenablauf. Aufgrund dessen sind der Respekt gegenüber den Erzieher/-innen sowie die eigene Beteiligung und Bereitschaft zur Unterstützung gestiegen (</text:span></text:span><text:span text:style-name="Absatz-Standardschriftart"><text:span text:style-name="T32">Fröhlich-Gildhoff et al., </text:span></text:span><text:span text:style-name="Absatz-Standardschriftart"><text:span text:style-name="T1">2006, S. 10).</text:span></text:span></text:p>
      <text:p text:style-name="P26"><text:span text:style-name="Absatz-Standardschriftart"><text:span text:style-name="T1"><text:tab/>Ferner </text:span></text:span><text:span text:style-name="Absatz-Standardschriftart"><text:span text:style-name="T1">gaben</text:span></text:span><text:span text:style-name="Absatz-Standardschriftart"><text:span text:style-name="T1"> 68% der Eltern</text:span></text:span><text:span text:style-name="Absatz-Standardschriftart"><text:span text:style-name="T1"> an</text:span></text:span><text:span text:style-name="Absatz-Standardschriftart"><text:span text:style-name="T1">, dass die wichtigen Entscheidungen gemeinsam mit den Eltern getroffen werden (Item 8.16). 20% der Eltern, die zu dieser Aussage Stellung bezogen haben, stimmte</text:span></text:span><text:span text:style-name="Absatz-Standardschriftart"><text:span text:style-name="T1">n dem nicht zu. </text:span></text:span><text:span text:style-name="Absatz-Standardschriftart"><text:span text:style-name="T1">12% </text:span></text:span><text:span text:style-name="Absatz-Standardschriftart"><text:span text:style-name="T1">der Eltern konnten dieses Item weder positiv noch negativ bewerten und wählten die Antwort </text:span></text:span><text:span text:style-name="Absatz-Standardschriftart"><text:span text:style-name="T1">„weiß nicht“. Dies könnte eventuell damit zusammenhängen, dass der Fragebogen von einem Elternteil ausgefüllt wurde, der sich eher wenig im Kindergarten seines Kindes beteiligt und deswegen nicht weiß, ob die wichtigen Entscheidungen zusammen </text:span></text:span><text:span text:style-name="Absatz-Standardschriftart"><text:span text:style-name="T1">mit den Eltern getroffen werden</text:span></text:span><text:span text:style-name="Absatz-Standardschriftart"><text:span text:style-name="T1"> bzw. </text:span></text:span><text:span text:style-name="Absatz-Standardschriftart"><text:span text:style-name="T1">erachten </text:span></text:span><text:span text:style-name="Absatz-Standardschriftart"><text:span text:style-name="T1">die Eltern selbst </text:span></text:span><text:span text:style-name="Absatz-Standardschriftart"><text:span text:style-name="T1">es </text:span></text:span><text:span text:style-name="Absatz-Standardschriftart"><text:span text:style-name="T1">nicht für notwendig, sich an den Entscheidungen der Einrichtung zu beteiligen. Was die anderen 20%</text:span></text:span><text:span text:style-name="Absatz-Standardschriftart"><text:span text:style-name="T1"> </text:span></text:span><text:span text:style-name="Absatz-Standardschriftart"><text:span text:style-name="T1">an</text:span></text:span><text:span text:style-name="Absatz-Standardschriftart"><text:span text:style-name="T1">betrifft</text:span></text:span><text:span text:style-name="Absatz-Standardschriftart"><text:span text:style-name="T1">, die dieser Aussage n</text:span></text:span><text:span text:style-name="Absatz-Standardschriftart"><text:span text:style-name="T1">icht zustimmten</text:span></text:span><text:span text:style-name="Absatz-Standardschriftart"><text:span text:style-name="T1">,</text:span></text:span><text:span text:style-name="Absatz-Standardschriftart"><text:span text:style-name="T1"> könnte dies darauf hindeute</text:span></text:span><text:span text:style-name="Absatz-Standardschriftart"><text:span text:style-name="T1">n, dass sie möglicherweise bei wichtigen </text:span></text:span><text:soft-page-break/><text:span text:style-name="Absatz-Standardschriftart"><text:span text:style-name="T1">Entscheidungen seitens </text:span></text:span><text:span text:style-name="Absatz-Standardschriftart"><text:span text:style-name="T1">der Einrichtung nicht gerne </text:span></text:span><text:span text:style-name="Absatz-Standardschriftart"><text:span text:style-name="T1">einbezogen </text:span></text:span><text:span text:style-name="Absatz-Standardschriftart"><text:span text:style-name="T1">werden oder die </text:span></text:span><text:span text:style-name="Absatz-Standardschriftart"><text:span text:style-name="T1">Beteiligung</text:span></text:span><text:span text:style-name="Absatz-Standardschriftart"><text:span text:style-name="T1"> nicht ganz ihren Wünschen und Vorstellungen</text:span></text:span><text:span text:style-name="Absatz-Standardschriftart"><text:span text:style-name="T1"> entspricht</text:span></text:span><text:span text:style-name="Absatz-Standardschriftart"><text:span text:style-name="T1">. </text:span></text:span><text:span text:style-name="Absatz-Standardschriftart"><text:span text:style-name="T1">Die festgestellte Unzufriedenheit von einem Fünftel der befragten Eltern kann man als </text:span></text:span><text:span text:style-name="Absatz-Standardschriftart"><text:span text:style-name="T1">einen Indikator betrachten,</text:span></text:span><text:span text:style-name="Absatz-Standardschriftart"><text:span text:style-name="T1"> dass die im Kinder- und Jugendhilfegesetz sowie in den Bildungsplänen und in der FRÖ</text:span></text:span><text:span text:style-name="Absatz-Standardschriftart"><text:span text:style-name="T1">BEL-Rahmenkonzeption geforderte</text:span></text:span><text:span text:style-name="Absatz-Standardschriftart"><text:span text:style-name="T1"> elterliche Beteiligung an Entscheidungsprozessen in Kindertageseinrichtungen noch weiter ausgebaut werden könnte, falls </text:span></text:span><text:span text:style-name="Absatz-Standardschriftart"><text:span text:style-name="T1">seitens der</text:span></text:span><text:span text:style-name="Absatz-Standardschriftart"><text:span text:style-name="T1"> Eltern </text:span></text:span><text:span text:style-name="Absatz-Standardschriftart"><text:span text:style-name="T1">diesbezüglich Interesse und Wunsch bestehen</text:span></text:span><text:span text:style-name="Absatz-Standardschriftart"><text:span text:style-name="T1">.</text:span></text:span></text:p>
      <text:p text:style-name="P26"><text:tab/>Mit deutlichem Abstand zu den anderen Items zeichnet sich das Item 8.14 <text:span text:style-name="Absatz-Standardschriftart"><text:span text:style-name="T46">„Die Erzieher/-innen interessieren sich für meine Einschätzung ihrer Arbeit“ </text:span></text:span>ab<text:span text:style-name="Absatz-Standardschriftart"><text:span text:style-name="T46">. </text:span></text:span><text:span text:style-name="Absatz-Standardschriftart"><text:span text:style-name="T24">B</text:span></text:span><text:span text:style-name="Absatz-Standardschriftart"><text:span text:style-name="T24">ei diesem Aspekt</text:span></text:span><text:span text:style-name="Absatz-Standardschriftart"><text:span text:style-name="T24"> ergaben sich zudem die größten Diskrepanzen in der Bewertung der Eltern</text:span></text:span><text:span text:style-name="Absatz-Standardschriftart"><text:span text:style-name="T24">.</text:span></text:span><text:span text:style-name="Absatz-Standardschriftart"><text:span text:style-name="T51"> </text:span></text:span><text:span text:style-name="Absatz-Standardschriftart"><text:span text:style-name="T83">Nur</text:span></text:span><text:span text:style-name="Absatz-Standardschriftart"><text:span text:style-name="T51"> </text:span></text:span>knapp die Hälfte der Eltern (49%) stimmte der Aussage zu. Ein Drittel der Eltern behauptete, dass die pädagogischen Fachkräfte an einer Rückmeldung in Bezug auf ihre Arbeit kein Interesse zeigen und 21% wussten nicht, ob das Interesse seitens der Erzieher/-innen bezüglich der Einschätzung ihrer Arbeit durch die Eltern besteht. </text:p>
      <text:p text:style-name="P65">Die Gründe für die sehr unterschiedliche Bewertung der Eltern können sehr vielfältig sein. Zum einen hängt das möglicherweise mit der Haltung der Erzieher/-innen zusammen: sie sind davon überzeugt, sie würden ihre Arbeit gut machen und brauchen daher kein Feedback. Zum anderen gibt es auch heute noch Fachkräfte, die die Eltern nicht als Experten ihrer Kinder anerkennen und der Auffassung sind, dass sie besser als die Eltern wissen, was das Beste für das Kind ist. Weiterhin wäre denkbar, dass die Eltern aufgrund einer geringen Beteiligung in der Einrichtung häufig nicht in der Lage sind, eine offene und konstruktive Rückmeldung über die Arbeit der Erzieher/-innen zu geben. Das könnte der Grund sein, warum die Erzieher/-innen es für weniger sinnvoll bzw. hilfreich erachten, nach ihrem Feedback zu fragen. Ein weiterer Erklärungsansatz wäre, dass die Erzieher/-innen, wie auch viele andere Berufsgruppen, aus ihrer historischen Entwicklung heraus nicht gewohnt sind, sich Feedback einzuholen. Allerdings geht aus dem Fragebogen nicht hervor, inwieweit es für die Eltern wichtig ist, <text:soft-page-break/>dass Erzieher/-innen sie nach dem Feedback über ihre Arbeit fragen.<text:span text:style-name="Absatz-Standardschriftart"><text:span text:style-name="T5"> Dies sollte zuerst geklärt werden, um mögliche Verbesserungen in diesem Bereich vornehmen zu können.</text:span></text:span></text:p>
      <text:p text:style-name="P26"><text:span text:style-name="Absatz-Standardschriftart"><text:span text:style-name="T1"><text:tab/>Einen weiteren wichtigen Aspekt in der Zusammenarbeit mit Familien stellt das Beschwerdemanagement dar (Item 8.15). </text:span></text:span><text:span text:style-name="Absatz-Standardschriftart"><text:span text:style-name="T1">E</text:span></text:span><text:span text:style-name="Absatz-Standardschriftart"><text:span text:style-name="T1">inerseits </text:span></text:span><text:span text:style-name="Absatz-Standardschriftart"><text:span text:style-name="T1">liegt eine große Zustimmung der Eltern</text:span></text:span><text:span text:style-name="Absatz-Standardschriftart"><text:span text:style-name="T1"> </text:span></text:span><text:span text:style-name="Absatz-Standardschriftart"><text:span text:style-name="T1">vor.</text:span></text:span><text:span text:style-name="Absatz-Standardschriftart"><text:span text:style-name="T1"> </text:span></text:span><text:span text:style-name="Absatz-Standardschriftart"><text:span text:style-name="T1">Laut 74% der Befragten werden ihre </text:span></text:span><text:span text:style-name="Absatz-Standardschriftart"><text:span text:style-name="T1">Beschwerden </text:span></text:span><text:span text:style-name="Absatz-Standardschriftart"><text:span text:style-name="T1">von den Mitarbeiter/-innen der FRÖBEL-Kindertageseinrichtungen ernst genommen</text:span></text:span><text:span text:style-name="Absatz-Standardschriftart"><text:span text:style-name="T1">. Allerdings</text:span></text:span><text:span text:style-name="Absatz-Standardschriftart"><text:span text:style-name="T1"> stimmten </text:span></text:span><text:span text:style-name="Absatz-Standardschriftart"><text:span text:style-name="T1">12% </text:span></text:span><text:span text:style-name="Absatz-Standardschriftart"><text:span text:style-name="T1">diesem Aspekt nicht zu und fast 14% </text:span></text:span><text:span text:style-name="Absatz-Standardschriftart"><text:span text:style-name="T1">waren sich diesbezüglich nicht sicher und wählten daher die Antwortmöglichkeit „weiß nicht“</text:span></text:span><text:span text:style-name="Absatz-Standardschriftart"><text:span text:style-name="T1"> aus. Zum einen impliziert die</text:span></text:span><text:span text:style-name="Absatz-Standardschriftart"><text:span text:style-name="T1"> Einschätzung</text:span></text:span><text:span text:style-name="Absatz-Standardschriftart"><text:span text:style-name="T1"> mit „weiß nicht“</text:span></text:span><text:span text:style-name="Absatz-Standardschriftart"><text:span text:style-name="T1">, dass </text:span></text:span><text:span text:style-name="Absatz-Standardschriftart"><text:span text:style-name="T1">die </text:span></text:span><text:span text:style-name="Absatz-Standardschriftart"><text:span text:style-name="T1">Eltern bis zu dem Zeitpunkt der Befragung vermutlich noch keine</text:span></text:span><text:span text:style-name="Absatz-Standardschriftart"><text:span text:style-name="T1"> Beschwerden eingereicht haben. Folglich</text:span></text:span><text:span text:style-name="Absatz-Standardschriftart"><text:span text:style-name="T1"> wissen sie auch nicht, ob diese von den pädagogischen Fachkräften ernst genommen würden. Zum anderen könnte hier die Annahme getroffen werden, dass in der Einrichtung das Beschwerdemanagement nicht oder wenig praktiziert wird und </text:span></text:span><text:span text:style-name="Absatz-Standardschriftart"><text:span text:style-name="T1">somit </text:span></text:span><text:span text:style-name="Absatz-Standardschriftart"><text:span text:style-name="T1">als verbesserungswürdig betrachtet werden sollte. </text:span></text:span><text:span text:style-name="Absatz-Standardschriftart"><text:span text:style-name="T1">Durch ein angemessenes familienfreundliches Beschwerdemanagement </text:span></text:span><text:span text:style-name="Absatz-Standardschriftart"><text:span text:style-name="T1">erfahren die Eltern Anerkennung, Ermutigun</text:span></text:span><text:span text:style-name="Absatz-Standardschriftart"><text:span text:style-name="T1">g und Wertschätzung. Dabei</text:span></text:span><text:span text:style-name="Absatz-Standardschriftart"><text:span text:style-name="T1"> wird </text:span></text:span><text:span text:style-name="Absatz-Standardschriftart"><text:span text:style-name="T1">zugleich</text:span></text:span><text:span text:style-name="Absatz-Standardschriftart"><text:span text:style-name="T1"> die „Erziehungs- und Bildungspartnerschaft“ zwischen den beiden Akteuren bekräftigt</text:span></text:span><text:span text:style-name="Absatz-Standardschriftart"><text:span text:style-name="T1"> und gefördert</text:span></text:span><text:span text:style-name="Absatz-Standardschriftart"><text:span text:style-name="T1">.</text:span></text:span></text:p>
      <text:p text:style-name="P26"><text:span text:style-name="Absatz-Standardschriftart"><text:span text:style-name="T1"><text:tab/>Aufgrund der dargestellten Ergebnisse lässt sich schlussfolgern, dass viele Aspekte der Skala „Zusammenarbeit mit Familien“ weitgehend in den FRÖBEL-Einrichtungen umgesetzt werden. </text:span></text:span><text:span text:style-name="Absatz-Standardschriftart"><text:span text:style-name="T32">Insgesamt veranschaulichen </text:span></text:span><text:span text:style-name="Absatz-Standardschriftart"><text:span text:style-name="T7">die Untersuchungsergebnisse</text:span></text:span><text:span text:style-name="Absatz-Standardschriftart"><text:span text:style-name="T32">, dass die Kommunikation und der Austausch zwischen Erzieher/-innen und Eltern sowie der Einbezug der Eltern ins Kindergartengeschehen weitestgehend </text:span></text:span><text:span text:style-name="Absatz-Standardschriftart"><text:span text:style-name="T7">zur Zufriedenheit der Mehrheit der Eltern verlaufen. Das Item 8.20 </text:span></text:span><text:span text:style-name="Absatz-Standardschriftart"><text:span text:style-name="T10">„Alles in allem bin ich mit der Zusammenarbeit zwischen Kindergarten und Eltern zufrieden“ </text:span></text:span><text:span text:style-name="Absatz-Standardschriftart"><text:span text:style-name="T7">untermauert noch mal deutlich die gewonnen Ergebnisse. Fast 85% der Eltern stimmten der Aussage zu. Damit dürfte in den FRÖBEL-Einrichtungen eine wichtige Voraussetzung für die Erziehungs- und Bildungspartnerschaft gegeben sein.</text:span></text:span></text:p>
      <text:p text:style-name="P26"><text:soft-page-break/><text:span text:style-name="Absatz-Standardschriftart"><text:span text:style-name="T1"><text:tab/></text:span></text:span><text:span text:style-name="Absatz-Standardschriftart"><text:span text:style-name="T1">Neben</text:span></text:span><text:span text:style-name="Absatz-Standardschriftart"><text:span text:style-name="T1"> </text:span></text:span><text:span text:style-name="Absatz-Standardschriftart"><text:span text:style-name="T1">überwiegend</text:span></text:span><text:span text:style-name="Absatz-Standardschriftart"><text:span text:style-name="T1"> positiven Bewertungen gab es jedoch </text:span></text:span><text:span text:style-name="Absatz-Standardschriftart"><text:span text:style-name="T32">einige Aspekte</text:span></text:span><text:span text:style-name="Absatz-Standardschriftart"><text:span text:style-name="T32">,</text:span></text:span><text:span text:style-name="Absatz-Standardschriftart"><text:span text:style-name="T32"> die von </text:span></text:span><text:span text:style-name="Absatz-Standardschriftart"><text:span text:style-name="T32">einigen Eltern als unzureichend eingeschätzt wurden. Dazu gehören zum Beispiel</text:span></text:span><text:span text:style-name="Absatz-Standardschriftart"><text:span text:style-name="T32"> das Interesse der Erzieher/-innen an der Einschätzung ihrer Arbeit seitens der Eltern, die Relevanz des Austausches der Erzieher/-innen mit den Eltern zu Erziehungsfragen, die Möglichkeiten zur Hospitation, Beschwerdemanagement etc. </text:span></text:span><text:span text:style-name="Absatz-Standardschriftart"><text:span text:style-name="T34">Für die praktische Arbeit in den Kindertageseinrichtungen bedeutet das,</text:span></text:span><text:span text:style-name="Absatz-Standardschriftart"><text:span text:style-name="T32"> dass es</text:span></text:span><text:span text:style-name="Absatz-Standardschriftart"><text:span text:style-name="T1"> weiterhin ein </text:span></text:span><text:span text:style-name="Absatz-Standardschriftart"><text:span text:style-name="T1">gewisses (in Bezug auf einzelne Aspekte hohes) </text:span></text:span><text:span text:style-name="Absatz-Standardschriftart"><text:span text:style-name="T1">Potenzial zum Ausbau der Zusammenarbeit zwischen den Einrichtungen und den Familien </text:span></text:span><text:span text:style-name="Absatz-Standardschriftart"><text:span text:style-name="T1">vorhanden ist. </text:span></text:span><text:span text:style-name="Absatz-Standardschriftart"><text:span text:style-name="T7">Diese Aspekte scheinen noch nicht erschöpfend genutzt zu werden und sollten</text:span></text:span><text:span text:style-name="Absatz-Standardschriftart"><text:span text:style-name="T24"> stärker</text:span></text:span><text:span text:style-name="Absatz-Standardschriftart"><text:span text:style-name="T7"> in die alltägliche Praxis der Zusammenarbeit mit Familien integriert werden.</text:span></text:span></text:p>
      <text:p text:style-name="P26"><text:span text:style-name="Absatz-Standardschriftart"><text:span text:style-name="T82"><text:tab/>Neben der Auswertung der Einschätzung der </text:span></text:span><text:span text:style-name="Absatz-Standardschriftart"><text:span text:style-name="T1">Zusammenarbeit zwischen den Familien und pädagogischen Fachkräften in den FRÖBEL-Kindertageseinrichtungen seitens der Eltern, ging der zweite Untersuchungsbereich </text:span></text:span><text:span text:style-name="Absatz-Standardschriftart"><text:span text:style-name="T82">der Frage nach: </text:span></text:span><text:span text:style-name="Absatz-Standardschriftart"><text:span text:style-name="T10">„Welche homogenen Bereiche lassen sich in der Itemskala „Zusammenarbeit mit Familien“ herausbilden“.</text:span></text:span><text:span text:style-name="Absatz-Standardschriftart"><text:span text:style-name="T82"> Die Methode der exploratorischen Faktorenanalyse ermöglichte die Analyse der vorliegenden Daten und hat eine eindimensionale Struktur des Fragebogens aufgezeigt. Das bedeutet, dass Eltern ihre Einschätzungen bezüglich der Zusammenarbeit mit Familien in FRÖBEL-Einrichtungen auf einer Dimension vornahmen.</text:span></text:span><text:span text:style-name="Absatz-Standardschriftart"><text:span text:style-name="T7"> …............................</text:span></text:span></text:p>
      <text:p text:style-name="P96"><text:span text:style-name="Absatz-Standardschriftart"><text:span text:style-name="T80"><text:tab/></text:span></text:span></text:p>
      <text:p text:style-name="P26"/>
      <text:p text:style-name="P26"/>
      <text:p text:style-name="P26"><text:span text:style-name="Absatz-Standardschriftart"><text:span text:style-name="T131">8. Abschluss und Ausblick</text:span></text:span></text:p>
      <text:p text:style-name="P26"><text:span text:style-name="Absatz-Standardschriftart"><text:span text:style-name="T1">Der geschichtliche Rückblick auf die Entwicklung der Zusammenarbeit mit Familien in den Kindertageseinrichtungen hat veranschaulicht, dass die Zusammenarbeit mit Familien in den letzten Jahren eine grundlegende Wandlung erfahren hat und ein unabdingbarer Bestandteil der Arbeit in der heutigen </text:span></text:span><text:soft-page-break/><text:span text:style-name="Absatz-Standardschriftart"><text:span text:style-name="T1">Kindertageseinrichtung geworden ist. Außerdem ist die Zusammenarbeit zwischen den Eltern und den frühpädagogischen Bildungsinstitutionen seit 1990 ausdrücklich gesetzlich geregelt. Dieses Thema ist zudem in fast allen Bildungs- und Erziehungsplänen der Bundesländer (teils sehr umfangreich) beschrieben. Die Gründe für die Notwendigkeit der Bildungs- und Erziehungspartnerschaften in den Kindertageseinrichtungen sind vielfältig. Insbesondere ersichtlich wird die Wichtigkeit der Zusammenarbeit mit Familien aus dem</text:span></text:span> sozial-ökologischen Ansatz von Bronfenbrenner. Der Ansatz betont ausdrücklich die Notwendigkeit einer engen Kooperation zwischen den beiden Lebensbereichen der Kinder (Familie und Kindertageseinrichtung), um die bestmögliche Entwicklung und Förderung des Kindes zu gewährleisten. Eine besonders hohe Relevanz hat die enge Kooperation zwischen den Eltern und pädagogischen Fachkräften, wenn es darum geht, durch die Kindertagesbetreuung die benachteiligten Familien zu fördern und zu unterstützen. <text:span text:style-name="Absatz-Standardschriftart"><text:span text:style-name="T7">Allgemein gilt in der fachlichen und wissenschaftlichen Diskussion ein “gutes Verhältnis” zwischen Kindergarten und Elternhaus als fördernd für das Aufwachsen der Kinder und als Qualitätskriterium für deren Betreuung (Fthenakis &amp; Textor, 1998).</text:span></text:span></text:p>
      <text:p text:style-name="P26"><text:span text:style-name="Absatz-Standardschriftart"><text:span text:style-name="T40"><text:tab/></text:span></text:span><text:span text:style-name="Absatz-Standardschriftart"><text:span text:style-name="T31"> </text:span></text:span><text:span text:style-name="Absatz-Standardschriftart"><text:span text:style-name="T71">Aus</text:span></text:span><text:span text:style-name="Absatz-Standardschriftart"><text:span text:style-name="T71">/Aufgrund</text:span></text:span><text:span text:style-name="Absatz-Standardschriftart"><text:span text:style-name="T40"> den vorangegangenen Ausführungen und Untersuchungsergebnissen </text:span></text:span><text:span text:style-name="Absatz-Standardschriftart"><text:span text:style-name="T105">lassen</text:span></text:span><text:span text:style-name="Absatz-Standardschriftart"><text:span text:style-name="T40"> sich einige Schlussfolgerungen für die </text:span></text:span><text:span text:style-name="Absatz-Standardschriftart"><text:span text:style-name="T40">weitere Entwicklung der </text:span></text:span><text:span text:style-name="Absatz-Standardschriftart"><text:span text:style-name="T40">Zusammenarbeit mit den Eltern in den FRÖBEL-Kindertageseinrichtungen ableiten. Zum einen geben d</text:span></text:span><text:span text:style-name="Absatz-Standardschriftart"><text:span text:style-name="T31">ie empirischen Befunde den Eltern Auskunft darüber, ob und inwieweit </text:span></text:span><text:span text:style-name="Absatz-Standardschriftart"><text:span text:style-name="T31">eine FRÖBEL-Einrichtung</text:span></text:span><text:span text:style-name="Absatz-Standardschriftart"><text:span text:style-name="T31"> im Bereich „Erziehungs- und Bildungspartnerschaft“ </text:span></text:span><text:span text:style-name="Absatz-Standardschriftart"><text:span text:style-name="T31">für sie </text:span></text:span><text:span text:style-name="Absatz-Standardschriftart"><text:span text:style-name="T31">einen att</text:span></text:span><text:span text:style-name="Absatz-Standardschriftart"><text:span text:style-name="T31">raktiven Kindergarten darstellt</text:span></text:span><text:span text:style-name="Absatz-Standardschriftart"><text:span text:style-name="T31"> </text:span></text:span><text:span text:style-name="Absatz-Standardschriftart"><text:span text:style-name="T31">sowie</text:span></text:span><text:span text:style-name="Absatz-Standardschriftart"><text:span text:style-name="T31"> </text:span></text:span><text:span text:style-name="Absatz-Standardschriftart"><text:span text:style-name="T31">allgemein </text:span></text:span><text:span text:style-name="Absatz-Standardschriftart"><text:span text:style-name="T40">ihren Bedürfniss</text:span></text:span><text:span text:style-name="Absatz-Standardschriftart"><text:span text:style-name="T40">en und Erwartungen entspricht</text:span></text:span><text:span text:style-name="Absatz-Standardschriftart"><text:span text:style-name="T40">. </text:span></text:span><text:span text:style-name="Absatz-Standardschriftart"><text:span text:style-name="T31">Weiterhin informieren die Ergebnisse </text:span></text:span><text:span text:style-name="Absatz-Standardschriftart"><text:span text:style-name="T31">der vorliegenden Untersuchung </text:span></text:span><text:span text:style-name="Absatz-Standardschriftart"><text:span text:style-name="T31">den Träger und die pädagogischen Fachkräfte über die Verbess</text:span></text:span><text:span text:style-name="Absatz-Standardschriftart"><text:span text:style-name="T31">erungsmöglichkeiten/-bedarfe im Bereich „</text:span></text:span><text:span text:style-name="Absatz-Standardschriftart"><text:span text:style-name="T31">Zusammenarbeit mit Familien</text:span></text:span><text:span text:style-name="Absatz-Standardschriftart"><text:span text:style-name="T31">“</text:span></text:span><text:span text:style-name="Absatz-Standardschriftart"><text:span text:style-name="T31"> in ihren Kindertageseinrichtungen sowie über die bereits erzielten Erfolge in der Erziehungs- <text:s/>und Bildungspartnerschaft zwischen den pädagogischen Fachkräften und Eltern.</text:span></text:span></text:p>
      <text:p text:style-name="P26"><text:soft-page-break/><text:span text:style-name="Absatz-Standardschriftart"><text:span text:style-name="T108"><text:tab/></text:span></text:span><text:span text:style-name="Absatz-Standardschriftart"><text:span text:style-name="T7">Es sei </text:span></text:span><text:span text:style-name="Absatz-Standardschriftart"><text:span text:style-name="T7">abschließend</text:span></text:span><text:span text:style-name="Absatz-Standardschriftart"><text:span text:style-name="T7"> darauf</text:span></text:span><text:span text:style-name="Absatz-Standardschriftart"><text:span text:style-name="T108"> </text:span></text:span><text:span text:style-name="Absatz-Standardschriftart"><text:span text:style-name="T7">hingewiesen, dass </text:span></text:span><text:span text:style-name="Absatz-Standardschriftart"><text:span text:style-name="T7">für die Beurteilung </text:span></text:span><text:span text:style-name="Absatz-Standardschriftart"><text:span text:style-name="T7">der Zusammenarbeit mit Familien</text:span></text:span><text:span text:style-name="Absatz-Standardschriftart"><text:span text:style-name="T7"> die </text:span></text:span><text:span text:style-name="Absatz-Standardschriftart"><text:span text:style-name="T7">analysierte </text:span></text:span><text:span text:style-name="Absatz-Standardschriftart"><text:span text:style-name="T7">Skala aus 20 Items</text:span></text:span><text:span text:style-name="Absatz-Standardschriftart"><text:span text:style-name="T7"> aus wissenschaftlicher Sicht</text:span></text:span><text:span text:style-name="Absatz-Standardschriftart"><text:span text:style-name="T7"> nicht ausreichend ist, um ein vollständiges Bild von der Zusa</text:span></text:span><text:span text:style-name="Absatz-Standardschriftart"><text:span text:style-name="T1">mmenarbeit mit Familien erfassen zu können. </text:span></text:span><text:span text:style-name="Absatz-Standardschriftart"><text:span text:style-name="T1">Es </text:span></text:span><text:span text:style-name="Absatz-Standardschriftart"><text:span text:style-name="T1">bedarf noch weiterer umfassender Untersuchungen </text:span></text:span><text:span text:style-name="Absatz-Standardschriftart"><text:span text:style-name="T82">mit einem größeren Spektrum an differenzierten </text:span></text:span><text:span text:style-name="Absatz-Standardschriftart"><text:span text:style-name="T82">Fragen</text:span></text:span><text:span text:style-name="Absatz-Standardschriftart"><text:span text:style-name="T82"> sowie Durchführung von </text:span></text:span><text:span text:style-name="Absatz-Standardschriftart"><text:span text:style-name="T1">Evaluationen (z.B.</text:span></text:span><text:span text:style-name="Absatz-Standardschriftart"><text:span text:style-name="T34"> teilnehmende Beobachtung und Interviews mit den Eltern</text:span></text:span><text:span text:style-name="Absatz-Standardschriftart"><text:span text:style-name="T34">)</text:span></text:span><text:span text:style-name="Absatz-Standardschriftart"><text:span text:style-name="T1">, um eindeutige </text:span></text:span><text:span text:style-name="Absatz-Standardschriftart"><text:span text:style-name="T1">und aussagekräftige Schlüsse</text:span></text:span><text:span text:style-name="Absatz-Standardschriftart"><text:span text:style-name="T1"> </text:span></text:span><text:span text:style-name="Absatz-Standardschriftart"><text:span text:style-name="T82">über die elterlichen Erwartungen, Bedürfnisse und Anforderungen in Bezug auf die </text:span></text:span><text:span text:style-name="Absatz-Standardschriftart"><text:span text:style-name="T82">Zusammenarbeit mit Familien in den FRÖBEL-Kindertageseinrichtungen sowie über die Qualität der Zusammenarbeit mit Eltern </text:span></text:span><text:span text:style-name="Absatz-Standardschriftart"><text:span text:style-name="T1">ziehen</text:span></text:span><text:span text:style-name="Absatz-Standardschriftart"><text:span text:style-name="T1"> zu können.</text:span></text:span></text:p>
      <text:p text:style-name="P26"><text:span text:style-name="Absatz-Standardschriftart"><text:span text:style-name="T1"><text:tab/>Außerdem stellen d</text:span></text:span><text:span text:style-name="Absatz-Standardschriftart"><text:span text:style-name="T41">ie Items der Subskala “Zusammenarbeit mit Familien” diejenigen Aspekte dar, die für die gelungene Zusammenarbeit aus </text:span></text:span><text:span text:style-name="Absatz-Standardschriftart"><text:span text:style-name="T41">der </text:span></text:span><text:span text:style-name="Absatz-Standardschriftart"><text:span text:style-name="T41">Sich</text:span></text:span><text:span text:style-name="Absatz-Standardschriftart"><text:span text:style-name="T41">t des</text:span></text:span><text:span text:style-name="Absatz-Standardschriftart"><text:span text:style-name="T41"> Träger</text:span></text:span><text:span text:style-name="Absatz-Standardschriftart"><text:span text:style-name="T41">s</text:span></text:span><text:span text:style-name="Absatz-Standardschriftart"><text:span text:style-name="T41"> relevant sind</text:span></text:span><text:span text:style-name="Absatz-Standardschriftart"><text:span text:style-name="T41">.</text:span></text:span><text:span text:style-name="Absatz-Standardschriftart"><text:span text:style-name="T41"> </text:span></text:span><text:span text:style-name="Absatz-Standardschriftart"><text:span text:style-name="T41">Nicht immer sind diese</text:span></text:span><text:span text:style-name="Absatz-Standardschriftart"><text:span text:style-name="T41"> Aspekte für die Eltern von </text:span></text:span><text:span text:style-name="Absatz-Standardschriftart"><text:span text:style-name="T41">gleich großer </text:span></text:span><text:span text:style-name="Absatz-Standardschriftart"><text:span text:style-name="T41">Bedeutung. </text:span></text:span></text:p>
      <text:p text:style-name="P26"><text:span text:style-name="Absatz-Standardschriftart"><text:span text:style-name="T41">Ferner</text:span></text:span><text:span text:style-name="Absatz-Standardschriftart"><text:span text:style-name="T21"> lassen sich leider keine Rückschlüsse auf den Bildungsstand der Eltern, den sozialökonomischen Status oder den Migrationshintergrund ziehen, da diese Aspekte nicht erfasst wurden.</text:span></text:span><text:span text:style-name="Absatz-Standardschriftart"><text:span text:style-name="T23"> </text:span></text:span><text:span text:style-name="Absatz-Standardschriftart"><text:span text:style-name="T21">Dies </text:span></text:span><text:span text:style-name="Absatz-Standardschriftart"><text:span text:style-name="T132">erlaubt nur begrenzte Analysemöglichkeiten und Aussagen. </text:span></text:span><text:span text:style-name="Absatz-Standardschriftart"><text:span text:style-name="T21">Somit </text:span></text:span><text:span text:style-name="Absatz-Standardschriftart"><text:span text:style-name="T22">kann an</text:span></text:span><text:span text:style-name="Absatz-Standardschriftart"><text:span text:style-name="T21"> dieser Stelle </text:span></text:span><text:span text:style-name="Absatz-Standardschriftart"><text:span text:style-name="T22">über mögliche Faktoren, die bei der Einschätzung der Zusammenarbeit durch die Eltern in den FRÖBEL-Kindertageseinrichtungen von Bedeutung sind, lediglich spekuliert werden</text:span></text:span><text:span text:style-name="Absatz-Standardschriftart"><text:span text:style-name="T21">. Um das heraus zu finden, bedarf es ebenfalls noch weiterer wissenschaftlicher Untersuchungen.</text:span></text:span></text:p>
      <text:p text:style-name="P26"><text:span text:style-name="Absatz-Standardschriftart"><text:span text:style-name="T1"><text:tab/>In zukünftigen Befragungen</text:span></text:span><text:span text:style-name="Absatz-Standardschriftart"><text:span text:style-name="T21"> </text:span></text:span><text:span text:style-name="Absatz-Standardschriftart"><text:span text:style-name="T21">könnten</text:span></text:span><text:span text:style-name="Absatz-Standardschriftart"><text:span text:style-name="T21"> solche </text:span></text:span><text:span text:style-name="Absatz-Standardschriftart"><text:span text:style-name="T22">Aspekte wie Lebenssituation, <text:s/>Bildungs- und Familienstand sowie Migrationshintergrund </text:span></text:span><text:span text:style-name="Absatz-Standardschriftart"><text:span text:style-name="T21">berücksichtigt werden, </text:span></text:span><text:span text:style-name="Absatz-Standardschriftart"><text:span text:style-name="T22">um somit die Urteil</text:span></text:span><text:span text:style-name="Absatz-Standardschriftart"><text:span text:style-name="T22">e besser relativieren zu können,</text:span></text:span><text:span text:style-name="Absatz-Standardschriftart"><text:span text:style-name="T21"> weil</text:span></text:span><text:span text:style-name="Absatz-Standardschriftart"><text:span text:style-name="T21"> diese Aspekte f</text:span></text:span><text:span text:style-name="Absatz-Standardschriftart"><text:span text:style-name="T23">ür die Einrichtungen </text:span></text:span><text:span text:style-name="Absatz-Standardschriftart"><text:span text:style-name="T21">eine große Rolle </text:span></text:span><text:span text:style-name="Absatz-Standardschriftart"><text:span text:style-name="T23">bei der Planung, Gestaltung und Durchführung der Zusammenarbeit mit Familien </text:span></text:span><text:span text:style-name="Absatz-Standardschriftart"><text:span text:style-name="T21">spielen</text:span></text:span><text:span text:style-name="Absatz-Standardschriftart"><text:span text:style-name="T23">.</text:span></text:span></text:p>
      <text:p text:style-name="P26"><text:span text:style-name="Absatz-Standardschriftart"><text:span text:style-name="T1"><text:tab/></text:span></text:span><text:span text:style-name="Absatz-Standardschriftart"><text:span text:style-name="T108">Für die weitere Forschung</text:span></text:span><text:span text:style-name="Absatz-Standardschriftart"><text:span text:style-name="T1"> wäre</text:span></text:span><text:span text:style-name="Absatz-Standardschriftart"><text:span text:style-name="T1"> ferner</text:span></text:span><text:span text:style-name="Absatz-Standardschriftart"><text:span text:style-name="T1"> interessant zu schauen, ob es Unterschiede in <text:s/>der Zusammenarbeit zwischen Eltern mit und ohne Migrationshintergrund gibt? Inwieweit zeigen sich die Unterschiede bzw. die </text:span></text:span><text:soft-page-break/><text:span text:style-name="Absatz-Standardschriftart"><text:span text:style-name="T1">Zusammenhänge in der Beurteilung der Zusammenarbeit mit Familien durch die Eltern in verschiedenen Bundesländer</text:span></text:span><text:span text:style-name="Absatz-Standardschriftart"><text:span text:style-name="T1">n? <text:s/>D</text:span></text:span><text:span text:style-name="Absatz-Standardschriftart"><text:span text:style-name="T1">ie aktuellste Studie, die sich mit der Zufriedenheit der Eltern mit der Zusammenarbeit zwischen Familien und Kindertageseinrichtungen nach den östlichen und westlichen Bundesländern befasst hat, </text:span></text:span><text:span text:style-name="Absatz-Standardschriftart"><text:span text:style-name="T1">wurde im Jahr </text:span></text:span><text:span text:style-name="Absatz-Standardschriftart"><text:span text:style-name="T1">2002 durchgefüh</text:span></text:span><text:span text:style-name="Absatz-Standardschriftart"><text:span text:style-name="T1">rt und ist somit schon recht veraltet. </text:span></text:span><text:span text:style-name="Absatz-Standardschriftart"><text:span text:style-name="T1">Außerdem</text:span></text:span><text:span text:style-name="Absatz-Standardschriftart"><text:span text:style-name="T7"> wäre </text:span></text:span><text:span text:style-name="Absatz-Standardschriftart"><text:span text:style-name="T7">es </text:span></text:span><text:span text:style-name="Absatz-Standardschriftart"><text:span text:style-name="T7">wichtig zu untersuchen, welche Faktoren für die Einschätzung der Zusammenarbeit mit Familien eine signifikante Rolle spielen. Auch weitere Studien zu den Effekten der </text:span></text:span><text:span text:style-name="Absatz-Standardschriftart"><text:span text:style-name="T7">engen </text:span></text:span><text:span text:style-name="Absatz-Standardschriftart"><text:span text:style-name="T7">Zusammenarbeit </text:span></text:span><text:span text:style-name="Absatz-Standardschriftart"><text:span text:style-name="T7">auf die Entwicklung der </text:span></text:span><text:span text:style-name="Absatz-Standardschriftart"><text:span text:style-name="T7">Kinder </text:span></text:span><text:span text:style-name="Absatz-Standardschriftart"><text:span text:style-name="T7">wären notwendig.</text:span></text:span></text:p>
      <text:p text:style-name="P26"><text:span text:style-name="Absatz-Standardschriftart"><text:span text:style-name="T7"><text:tab/>Abschließend soll festgehalten werden, dass die vorwiegend positive Bewertung der Zusammenarb</text:span></text:span><text:span text:style-name="Absatz-Standardschriftart"><text:span text:style-name="T7">eit innerhalb der Befragung eine Bestätigung der</text:span></text:span><text:span text:style-name="Absatz-Standardschriftart"><text:span text:style-name="T7"> </text:span></text:span><text:span text:style-name="Absatz-Standardschriftart"><text:span text:style-name="T7">erfolgreichen</text:span></text:span><text:span text:style-name="Absatz-Standardschriftart"><text:span text:style-name="T7"> Arbeit der FRÖBEL-Einrichtungen im Bereich der Bildungs- und Erziehungspartnerschaft mit den Eltern gibt. </text:span></text:span><text:span text:style-name="Absatz-Standardschriftart"><text:span text:style-name="T7">Die durchgeführte Befragung des</text:span></text:span><text:span text:style-name="Absatz-Standardschriftart"><text:span text:style-name="T7"> Träger</text:span></text:span><text:span text:style-name="Absatz-Standardschriftart"><text:span text:style-name="T7">s zeigt seine </text:span></text:span><text:span text:style-name="Absatz-Standardschriftart"><text:span text:style-name="T7">Bereitschaft, Feedback anzunehmen und sich stetig weiter zu entwickeln. Diese Bereitschaft sollte unterstützt und wissenschaftlic</text:span></text:span><text:span text:style-name="Absatz-Standardschriftart"><text:span text:style-name="T7">h weiter begleitet werden. Denn</text:span></text:span><text:span text:style-name="Absatz-Standardschriftart"><text:span text:style-name="T7"> </text:span></text:span><text:span text:style-name="Absatz-Standardschriftart"><text:span text:style-name="T7">obschon das Thema</text:span></text:span><text:span text:style-name="Absatz-Standardschriftart"><text:span text:style-name="T7"> „Erziehungs- und Bildungspartnerschaft“ zwischen Familien und Kindertageseinrichtungen inzwischen öffentlich diskutiert wird, gibt es nach wie vor viele Einrichtungen, die den Eltern in ihrer Mitbestimmung wenig Bedeutung und Raum zugestehen. Dabei sollte man nicht aus den Augen verlieren, dass die Eltern die Experten ihrer Kinder und gerade in den ersten Lebensjahren des Kindes seine engsten Bezugspersonen sind. Ein solches Umfrageergebnis ist ein erster Schritt hin zu einer objektiven Bewertung durch die Eltern, aber auch für die Eltern.</text:span></text:span></text:p>
      <text:p text:style-name="P16"><text:tab/></text:p>
      <text:p text:style-name="P16"/>
      <text:p text:style-name="P16"/>
      <text:p text:style-name="P16"/>
      <text:p text:style-name="P15"/>
      <text:p text:style-name="P15"/>
      <text:p text:style-name="P19"/>
      <text:p text:style-name="P97"><text:soft-page-break/></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8"><text:span text:style-name="Absatz-Standardschriftart"><text:span text:style-name="T56">Literaturverzeichnis</text:span></text:span></text:p>
      <text:p text:style-name="P14"/>
      <text:p text:style-name="P98"><text:span text:style-name="Absatz-Standardschriftart"><text:span text:style-name="T130">Achtes Buch Sozialgesetzbuch - Kinder- und Jugendhilfe (SGB VIII). Zuletzt abgerufen am 15.05.2014 unter </text:span></text:span><text:a xlink:type="simple" xlink:href="http://www.sozialgesetzbuch-sgb.de/sgbviii/1.html"><text:span text:style-name="Absatz-Standardschriftart">http://www.sozialgesetzbuch-sgb.de/sgbviii/1.html</text:span></text:a></text:p>
      <text:p text:style-name="P98"><text:span text:style-name="Absatz-Standardschriftart"><text:span text:style-name="T130"/></text:span></text:p>
      <text:p text:style-name="P98"><text:span text:style-name="Absatz-Standardschriftart"><text:span text:style-name="T108">Aichinger, A. (2011). </text:span></text:span><text:span text:style-name="Absatz-Standardschriftart"><text:span text:style-name="T110">Resilienzförderung mit Kindern</text:span></text:span><text:span text:style-name="Absatz-Standardschriftart"><text:span text:style-name="T108">.</text:span></text:span><text:span text:style-name="Absatz-Standardschriftart"><text:span text:style-name="T109"> </text:span></text:span><text:span text:style-name="Absatz-Standardschriftart"><text:span text:style-name="T108">Wiesbaden:</text:span></text:span><text:span text:style-name="Absatz-Standardschriftart"><text:span text:style-name="T109"> </text:span></text:span><text:span text:style-name="Absatz-Standardschriftart"><text:span text:style-name="T103">Verlag für Sozialwissenschaften.</text:span></text:span></text:p>
      <text:p text:style-name="P30"/>
      <text:p text:style-name="P30"><text:span text:style-name="Absatz-Standardschriftart"><text:span text:style-name="T108">Ahnert, L. (2010). </text:span></text:span><text:bookmark text:name="title"/><text:bookmark text:name="productTitle"/><text:span text:style-name="Absatz-Standardschriftart"><text:span text:style-name="T110">Wieviel Mutter braucht ein Kind? Bindung - Bildung - Betreuung: öffentlich und privat. </text:span></text:span><text:span text:style-name="Absatz-Standardschriftart"><text:span text:style-name="T108">Heidelberg: Spektrum Akademischer Verlag.</text:span></text:span></text:p>
      <text:p text:style-name="P17"/>
      <text:p text:style-name="Standard"><text:span text:style-name="Absatz-Standardschriftart"><text:span text:style-name="T108">Becker-Textor, I. (1992). Elternarbeit in Kindergarten und Hort. In M. R. Textor (Hrsg.), </text:span></text:span><text:span text:style-name="Absatz-Standardschriftart"><text:span text:style-name="T110">Hilfen für Familien. Ein Handbuch für psychosoziale Berufe (S. 238-253). </text:span></text:span><text:span text:style-name="Absatz-Standardschriftart"><text:span text:style-name="T108">Frankfurt am Main: Fischer.</text:span></text:span></text:p>
      <text:p text:style-name="P53"/>
      <text:p text:style-name="P100"><text:span text:style-name="Absatz-Standardschriftart"><text:span text:style-name="T108">Fthenakis. W. E. &amp; Textor, M. R. (Hrsg.) (1998). Qualität von Kinderbetreuung. Konzepte, Forschungsergebnisse, internationaler Vergleich. Weinheim, Basel: Beltz.</text:span></text:span></text:p>
      <text:p text:style-name="P101"><text:soft-page-break/></text:p>
      <text:p text:style-name="Standard"><text:span text:style-name="Absatz-Standardschriftart"><text:span text:style-name="T108">Beher, K. &amp;</text:span></text:span><text:span text:style-name="Absatz-Standardschriftart"><text:span text:style-name="T103"> Walter, M. (2010). </text:span></text:span><text:span text:style-name="Absatz-Standardschriftart"><text:span text:style-name="T111">Zehn Fragen – Zehn Antworten zur Fort- und Weiterbildungslandschaft für frühpädagogische Fachkräfte. Werkstattbericht aus einer bundesweiten Befragung von Weiterbildungsanbietern</text:span></text:span><text:span text:style-name="Absatz-Standardschriftart"><text:span text:style-name="T116">. Zuletzt abgerufen am</text:span></text:span><text:span text:style-name="Absatz-Standardschriftart"><text:span text:style-name="T111"> </text:span></text:span><text:span text:style-name="Absatz-Standardschriftart"><text:span text:style-name="T116">13.03.2014 unter</text:span></text:span> <text:span text:style-name="Absatz-Standardschriftart"><text:span text:style-name="T116">http://www.weiterbildungsinitiative.de/uploads/media/WiFF_Studie_6_Walter_Beher_Internet.pdf</text:span></text:span></text:p>
      <text:p text:style-name="P55"/>
      <text:p text:style-name="P30"><text:span text:style-name="Absatz-Standardschriftart"><text:span text:style-name="T103">Bensel, J., Aselmeier, M., Agache, A., haug-Schnabel, G., Kalicki, B., Leyendecker, B. et al. (2013). Betreungsgeschichte und aktuelle Betreuungssituation. In </text:span></text:span><text:span text:style-name="Absatz-Standardschriftart"><text:span text:style-name="T108">W. Tietze, F. Becker-Stoll, J. Bensel, A. G. Eckhardt, G. Haug-Schnabel, B. Kalicki, B. et al. (Hrsg.), <text:s/></text:span></text:span><text:span text:style-name="Absatz-Standardschriftart"><text:span text:style-name="T110">NUBBEK –</text:span></text:span><text:span text:style-name="Absatz-Standardschriftart"><text:span text:style-name="T111">Nationale Untersuchung zur Bildung, Betreuung und Erziehung in der frühen Kindheit (S.61-67).</text:span></text:span> <text:span text:style-name="Absatz-Standardschriftart"><text:span text:style-name="T108">Weimar, Berlin: verlag das netz.</text:span></text:span></text:p>
      <text:p text:style-name="P56"/>
      <text:p text:style-name="Standard"><text:span text:style-name="Absatz-Standardschriftart"><text:span text:style-name="T108">Berger, M. (2000). Friedrich Fröbels Konzeption einer Pädagogik der frühen Kindheit . In W. E. Fthenakis &amp; M. R. Textor (Hrsg.), </text:span></text:span><text:span text:style-name="Absatz-Standardschriftart"><text:span text:style-name="T110">Pädagogische Ansätze im Kindergarten </text:span></text:span><text:span text:style-name="Absatz-Standardschriftart"><text:span text:style-name="T108">(S. 10-22 ). Weinheim, Basel: Beltz.</text:span></text:span></text:p>
      <text:p text:style-name="P18"/>
      <text:p text:style-name="Standard"><text:span text:style-name="Absatz-Standardschriftart"><text:span text:style-name="T108">Bronfenbrenner, U. (1981). </text:span></text:span><text:span text:style-name="Absatz-Standardschriftart"><text:span text:style-name="T110">Die Ökologie der menschlichen Entwicklung.</text:span></text:span><text:span text:style-name="Absatz-Standardschriftart"><text:span text:style-name="T108"> </text:span></text:span><text:span text:style-name="Absatz-Standardschriftart"><text:span text:style-name="T118">Stuttgart: Klett-Cotta.</text:span></text:span></text:p>
      <text:p text:style-name="P47"/>
      <text:p text:style-name="Standard"><text:span text:style-name="Absatz-Standardschriftart"><text:span text:style-name="T118">Bruce, T. (1977). Early Childhood Education. Hodder, Stoughton: London.</text:span></text:span></text:p>
      <text:p text:style-name="P49"/>
      <text:p text:style-name="P98"><text:span text:style-name="Absatz-Standardschriftart"><text:span text:style-name="T108">Bühner, M. (2006). </text:span></text:span><text:span text:style-name="Absatz-Standardschriftart"><text:span text:style-name="T109">Einführung in Test- und Fragebogenkonstruktion</text:span></text:span><text:span text:style-name="Absatz-Standardschriftart"><text:span text:style-name="T108">.</text:span></text:span><text:span text:style-name="Absatz-Standardschriftart"><text:span text:style-name="T1"> </text:span></text:span><text:span text:style-name="Absatz-Standardschriftart"><text:span text:style-name="T134">München</text:span></text:span><text:bookmark text:name="title1"/><text:bookmark text:name="productTitle1"/><text:span text:style-name="Absatz-Standardschriftart"><text:span text:style-name="T134">: </text:span></text:span><text:span text:style-name="Absatz-Standardschriftart"><text:span text:style-name="T133">P</text:span></text:span><text:span text:style-name="Absatz-Standardschriftart"><text:span text:style-name="T103">earson Studium.</text:span></text:span></text:p>
      <text:p text:style-name="P102"/>
      <text:p text:style-name="P98"><text:span text:style-name="Absatz-Standardschriftart"><text:span text:style-name="T108">Dippelhofer-Stiem, B. &amp; Kahle, I. (1995). </text:span></text:span><text:span text:style-name="Absatz-Standardschriftart"><text:span text:style-name="T111">Die Erzieherin im evangelischen Kindergarten. Empirische Analysen zum professionellen Selbstbild des pädagogischen Personals, zur Sicht der Kirche und zu den Erwartungen der Eltern.</text:span></text:span><text:span text:style-name="Absatz-Standardschriftart"><text:span text:style-name="T103"> Bielefeld: Kleine.</text:span></text:span></text:p>
      <text:p text:style-name="P99"/>
      <text:p text:style-name="P72"><text:span text:style-name="Absatz-Standardschriftart"><text:span text:style-name="T103">Eid, M. Gollwitzer, M. &amp; Schmitt, M. (2013). </text:span></text:span><text:span text:style-name="Absatz-Standardschriftart"><text:span text:style-name="T111">Statistik und Forschungsmethoden.</text:span></text:span><text:span text:style-name="Absatz-Standardschriftart"><text:span text:style-name="T103"> Weinheim, Basel: Beltz.</text:span></text:span></text:p>
      <text:p text:style-name="P52"/>
      <text:p text:style-name="Standard"><text:span text:style-name="Absatz-Standardschriftart"><text:span text:style-name="T108">Fröhlich-Gildhoff, K., Kraus, G. &amp; Rönnau, M. (2006). Gemeinsam auf dem Weg. Eltern und Erzieher/-innen gestalten Erziehungspartnerschaft. </text:span></text:span><text:span text:style-name="Absatz-Standardschriftart"><text:span text:style-name="T110">Kindergarten heute,</text:span></text:span><text:span text:style-name="Absatz-Standardschriftart"><text:span text:style-name="T108">10, 6-15.</text:span></text:span></text:p>
      <text:p text:style-name="P18"/>
      <text:p text:style-name="Standard"><text:span text:style-name="Absatz-Standardschriftart"><text:span text:style-name="T136">Fröhlich-Gildhoff, K. (2013). </text:span></text:span><text:span text:style-name="Absatz-Standardschriftart"><text:span text:style-name="T137">Angewandte Entwicklungspsychologie der Kindheit. Begleiten, Unterstützen und Fördern in Familie, Kita und Grundschule</text:span></text:span><text:span text:style-name="Absatz-Standardschriftart"><text:span text:style-name="T136">. Stuttgart: Kohlhammer.</text:span></text:span></text:p>
      <text:p text:style-name="P18"><text:tab/></text:p>
      <text:p text:style-name="P30"><text:soft-page-break/><text:span text:style-name="Absatz-Standardschriftart"><text:span text:style-name="T108">Griebel, W. (2010). </text:span></text:span><text:span text:style-name="Absatz-Standardschriftart"><text:span text:style-name="T110">Der Übergang von der Kita in die Grundschule - Die Erziehungspartnerschaft in Transitionsphasen.</text:span></text:span><text:span text:style-name="Absatz-Standardschriftart"><text:span text:style-name="T108"> Zuletzt abgerufen am 28.02.2014 unter</text:span></text:span></text:p>
      <text:p text:style-name="P57">http://www.kitaelementar.de/data/files/HerrGriebelDieErziehungspartnerschaftinTransitionsphasen.pdf</text:p>
      <text:p text:style-name="Heading_20_1"><text:bookmark text:name="ctl00_ContentPlaceHolder1_titel"/><text:span text:style-name="Absatz-Standardschriftart"><text:span text:style-name="T122">Grundmann, M. &amp; Lüscher, K. (2000).</text:span></text:span><text:span text:style-name="Absatz-Standardschriftart"><text:span text:style-name="T124"> </text:span></text:span><text:span text:style-name="Absatz-Standardschriftart"><text:span text:style-name="T123">Sozialökologische Sozialisationsforschung. </text:span></text:span><text:span text:style-name="Absatz-Standardschriftart"><text:span text:style-name="T122">Konstanz: UVK.</text:span></text:span></text:p>
      <text:p text:style-name="Standard"><text:span text:style-name="Absatz-Standardschriftart"><text:span text:style-name="T139">Henry-Huthmacher, C. (2008). </text:span></text:span><text:span text:style-name="Absatz-Standardschriftart"><text:span text:style-name="T140">Eltern unter Druck. Zus</text:span></text:span><text:span text:style-name="Absatz-Standardschriftart"><text:span text:style-name="T141">ammenfassung der wichtigsten Ergebnisse der Studie. </text:span></text:span><text:span text:style-name="Absatz-Standardschriftart"><text:span text:style-name="T138">Zuletzt abgerufen am 14.06.2014 unter </text:span></text:span><text:span text:style-name="Absatz-Standardschriftart"><text:span text:style-name="T139">http://www.kas.de/upload/dokumente/2008/02/080227_henry.pdf.</text:span></text:span></text:p>
      <text:p text:style-name="P53"/>
      <text:p text:style-name="P30"><text:span text:style-name="Absatz-Standardschriftart"><text:span text:style-name="T108">Hense, M. (2001). </text:span></text:span><text:span text:style-name="Absatz-Standardschriftart"><text:span text:style-name="T110">Eltern engagieren sich. Zusammenarbeit mit Elternbeiräten, Elternräten oder <text:s text:c="3"/>Elternvertretungen</text:span></text:span><text:span text:style-name="Absatz-Standardschriftart"><text:span text:style-name="T108">. München: Don Bosco.</text:span></text:span></text:p>
      <text:p text:style-name="P103"/>
      <text:p text:style-name="Standard"><text:span text:style-name="Absatz-Standardschriftart"><text:span text:style-name="T108">Herrmann, I. (2007). </text:span></text:span><text:span text:style-name="Absatz-Standardschriftart"><text:span text:style-name="T110">Der Kindergarten aus der Sicht der Eltern. Eine empirische Fragebogenstudie zu parentalen Orientierungen gegenüber Einrichtungen des Elementarbereiches in Ost- und Westdeutschland</text:span></text:span><text:span text:style-name="Absatz-Standardschriftart"><text:span text:style-name="T108">. Aachen: Shaker.</text:span></text:span></text:p>
      <text:p text:style-name="P14"/>
      <text:p text:style-name="P30"><text:span text:style-name="Absatz-Standardschriftart"><text:span text:style-name="T108">Hildenbrand, C. &amp; Köhler, H. (2010). Kooperation mit den Eltern als Bestandteil der Sprachförderung in Kindertageseinrichtungen. In K. Fröhlich-Gildhoff, I. Netwig-Gesemann &amp; P. Strehmel (Hrsg.), </text:span></text:span><text:span text:style-name="Absatz-Standardschriftart"><text:span text:style-name="T110">Forschung in der Frühpädagogik III. Schwerpunkt: Sprachentwicklung &amp; Sprachförderung </text:span></text:span><text:span text:style-name="Absatz-Standardschriftart"><text:span text:style-name="T108">(S. 193-214)</text:span></text:span><text:span text:style-name="Absatz-Standardschriftart"><text:span text:style-name="T110">. </text:span></text:span><text:span text:style-name="Absatz-Standardschriftart"><text:span text:style-name="T108">Freiburg: </text:span></text:span><text:span text:style-name="Absatz-Standardschriftart"><text:span text:style-name="T103">FEL Forschung-Entwicklung-Lehre</text:span></text:span><text:span text:style-name="Absatz-Standardschriftart"><text:span text:style-name="T108">.</text:span></text:span></text:p>
      <text:p text:style-name="P18"/>
      <text:p text:style-name="P30"><text:span text:style-name="Absatz-Standardschriftart"><text:span text:style-name="T108">Jeske, K. (1997). </text:span></text:span><text:span text:style-name="Absatz-Standardschriftart"><text:span text:style-name="T110">Mit den Eltern und nicht für die Eltern. Zusammenarbeit von Eltern und Erzieher/-innen in Kindertageseinrichtungen</text:span></text:span><text:span text:style-name="Absatz-Standardschriftart"><text:span text:style-name="T108">. Grafschaft: Vektor.</text:span></text:span></text:p>
      <text:p text:style-name="P18"/>
      <text:p text:style-name="P30"><text:span text:style-name="Absatz-Standardschriftart"><text:span text:style-name="T108">Katz, L. (1996). Qualität der Früherziehung in Betreuungseinrichtungen: Fünf Perspektiven. In W. Tietze (Hrsg.), </text:span></text:span><text:span text:style-name="Hervorhebung"><text:span text:style-name="T103">Früherziehung. Trends, internationale Forschungsergebnisse, Praxisorientierungen </text:span></text:span><text:span text:style-name="Absatz-Standardschriftart"><text:span text:style-name="T108">(S. 226-239). Neuwied: Luchterhand.</text:span></text:span></text:p>
      <text:p text:style-name="P122"><text:span text:style-name="Absatz-Standardschriftart"><text:span text:style-name="T105"/></text:span></text:p>
      <text:p text:style-name="P127"><text:span text:style-name="Absatz-Standardschriftart"><text:span text:style-name="T105"/></text:span></text:p>
      <text:p text:style-name="P104"><text:span text:style-name="Absatz-Standardschriftart"><text:span text:style-name="T103"><text:s/>Kasüschke, D. &amp; Fröhlich-Gildhoff, K. (2008). </text:span></text:span><text:span text:style-name="Absatz-Standardschriftart"><text:span text:style-name="T111">Frühpädagogik heute. <text:s text:c="2"/>Herausforderungen an Disziplin und Profession</text:span></text:span><text:span text:style-name="Absatz-Standardschriftart"><text:span text:style-name="T103">. Köln: Carl Link.</text:span></text:span></text:p>
      <text:p text:style-name="P104"/>
      <text:p text:style-name="P104"><text:span text:style-name="Absatz-Standardschriftart"><text:span text:style-name="T103">Kieschnick, A., Marx, J. &amp; Steinfeldt, E. (2014). </text:span></text:span><text:span text:style-name="Absatz-Standardschriftart"><text:span text:style-name="T111">FRÖBEL-Rahmenkonzeption.</text:span></text:span><text:span text:style-name="Absatz-Standardschriftart"><text:span text:style-name="T103"> Zuletzt abgerufen am 27.07.2014 unter </text:span></text:span><text:a xlink:type="simple" xlink:href="http://www.froebelgruppe.de/fileadmin/user/Dokumente/Broschueren/" office:target-frame-name="_top" xlink:show="replace">http://www.froebelgruppe.de/fileadmin/user/Dokumente/Broschueren/</text:a></text:p>
      <text:p text:style-name="P104"><text:a xlink:type="simple" xlink:href="http://www.froebel-gruppe.de/fileadmin/user/Dokumente/Broschueren/FROEBEL_Rahmenkonzeption" office:target-frame-name="_top" xlink:show="replace"><text:span text:style-name="Absatz-Standardschriftart"><text:span text:style-name="T42">FROEBEL_Rahmenkonzeption</text:span></text:span></text:a><text:span text:style-name="Absatz-Standardschriftart"><text:span text:style-name="T107">_</text:span></text:span><text:span text:style-name="Absatz-Standardschriftart"><text:span text:style-name="T104">Mai_2014_A4_RZ_140620.pdf.</text:span></text:span></text:p>
      <text:p text:style-name="P105"/>
      <text:p text:style-name="P106"><text:span text:style-name="Absatz-Standardschriftart"><text:span text:style-name="T108">Klein, L. &amp; Vogt, H. (2008). </text:span></text:span><text:span text:style-name="Absatz-Standardschriftart"><text:span text:style-name="T110">Eltern in der Kita. Schwierigkeiten meistern - Kommunikation entwickeln.</text:span></text:span><text:span text:style-name="Absatz-Standardschriftart"><text:span text:style-name="T108"> Seelze-Velber: Klett/Kallmeyer.</text:span></text:span></text:p>
      <text:p text:style-name="P107"><text:soft-page-break/></text:p>
      <text:p text:style-name="Standard"><text:span text:style-name="Absatz-Standardschriftart"><text:span text:style-name="T108">König, L. (2012). Bindung und Interaktion. In S. Hess (Hrsg.), </text:span></text:span><text:span text:style-name="Absatz-Standardschriftart"><text:span text:style-name="T110">Grundwissen Zusammenarbeit mit Eltern in Kindertageseinrichtungen und Familienzentren </text:span></text:span><text:span text:style-name="Absatz-Standardschriftart"><text:span text:style-name="T108">(S. 45)</text:span></text:span><text:span text:style-name="Absatz-Standardschriftart"><text:span text:style-name="T110">. </text:span></text:span><text:span text:style-name="Absatz-Standardschriftart"><text:span text:style-name="T108">Berlin: Cornelsen.</text:span></text:span></text:p>
      <text:p text:style-name="P26"/>
      <text:p text:style-name="Standard"><text:span text:style-name="Absatz-Standardschriftart"><text:span text:style-name="T108">Luhmann, M. (2010). </text:span></text:span><text:bookmark text:name="title2"/><text:bookmark text:name="productTitle2"/><text:span text:style-name="Absatz-Standardschriftart"><text:span text:style-name="T110">R für Einsteiger: Einführung in die Statistiksoftware für die Sozialwissenschaften.</text:span></text:span><text:span text:style-name="Strong_20_Emphasis"><text:span text:style-name="T125">Weinheim</text:span></text:span><text:span text:style-name="Absatz-Standardschriftart"><text:span text:style-name="T108">:</text:span></text:span><text:span text:style-name="Absatz-Standardschriftart"><text:span text:style-name="T110"> </text:span></text:span><text:span text:style-name="Absatz-Standardschriftart"><text:span text:style-name="T108">Beltz.</text:span></text:span></text:p>
      <text:p text:style-name="P25"/>
      <text:p text:style-name="P30"><text:span text:style-name="Absatz-Standardschriftart"><text:span text:style-name="T108">Mühling, T. &amp; Smolka, A. (2007). </text:span></text:span><text:span text:style-name="Absatz-Standardschriftart"><text:span text:style-name="T110">Wie informieren sich bayerische Eltern über erziehungs- und familienbezogene Themen? Ergebnisse der ifb-Elternbefragung zur Familienbildung 2006. </text:span></text:span><text:span text:style-name="Absatz-Standardschriftart"><text:span text:style-name="T108">Zuletzt abgerufen am <text:s/>28.07.2014 unter </text:span></text:span><text:a xlink:type="simple" xlink:href="http://www.ifb.bayern.de/imperia/md/content/stmas/ifb/materialien/mat_2007_5.pdf" office:target-frame-name="_top" xlink:show="replace"><text:span text:style-name="Absatz-Standardschriftart"><text:span text:style-name="T103">http://www.ifb.bayern.de/imperia/md/content/stmas/ifb/materialien/mat_2007_5.pdf</text:span></text:span></text:a><text:span text:style-name="Absatz-Standardschriftart"><text:span text:style-name="T126">.</text:span></text:span></text:p>
      <text:p text:style-name="P18"/>
      <text:p text:style-name="Standard"><text:span text:style-name="Absatz-Standardschriftart"><text:span text:style-name="T118">OECD (2000). Early Childhood Education and Care Policy in Finnland. </text:span></text:span><text:span text:style-name="Absatz-Standardschriftart"><text:span text:style-name="T117">Background report prepared for the OECD Thematic Review of Early Childhood</text:span></text:span><text:span text:style-name="Absatz-Standardschriftart"><text:span text:style-name="T99"> </text:span></text:span><text:span text:style-name="Absatz-Standardschriftart"><text:span text:style-name="T117">Education and Care Policy. </text:span></text:span><text:span text:style-name="Absatz-Standardschriftart"><text:span text:style-name="T103">Zuletzt abgerufen am</text:span></text:span> <text:span text:style-name="Absatz-Standardschriftart"><text:span text:style-name="T103">6.08.2014 unter <text:s/>http://www.oecd.org/finland/2476019.pdf</text:span></text:span></text:p>
      <text:p text:style-name="P18"/>
      <text:p text:style-name="P18"/>
      <text:p text:style-name="P30"><text:span text:style-name="Absatz-Standardschriftart"><text:span text:style-name="T142">Owen, M.T., Ware, A.M. &amp; Barfoot, B. (2000). </text:span></text:span><text:span text:style-name="Absatz-Standardschriftart"><text:span text:style-name="T143">Caregiver-mother partnership behaviour and the quality of caregiver-child and mother-child interactions. </text:span></text:span><text:span text:style-name="Absatz-Standardschriftart"><text:span text:style-name="T144">Early Childhood Research Quarterly</text:span></text:span><text:span text:style-name="Absatz-Standardschriftart"><text:span text:style-name="T143">, 15, 413-428. doi:10.1016/S0885-2006(00)00073-9</text:span></text:span></text:p>
      <text:p text:style-name="P30"><text:span text:style-name="Absatz-Standardschriftart"><text:span text:style-name="T143"/></text:span></text:p>
      <text:p text:style-name="P30"><text:span text:style-name="Absatz-Standardschriftart"><text:span text:style-name="T143">Peitz, G. (2004). Wenn bei Kindern Verhaltensauffälligkeiten diagnostiziert werden. Risiken für die Erziehungspartnerschaft von Familie und Kindergarten. </text:span></text:span><text:span text:style-name="Absatz-Standardschriftart"><text:span text:style-name="T145">Psychologie in Erziehung und Unterricht</text:span></text:span><text:span text:style-name="Absatz-Standardschriftart"><text:span text:style-name="T143">, 51, 258-272.</text:span></text:span></text:p>
      <text:p text:style-name="P50"/>
      <text:p text:style-name="Standard"><text:span text:style-name="Absatz-Standardschriftart"><text:span text:style-name="T119">Pietsch, S., Ziesemer, S. &amp; Fröhlich-Gildhoff, K. (2010). </text:span></text:span><text:span text:style-name="Absatz-Standardschriftart"><text:span text:style-name="T112">Zusammenarbeit mit Eltern in Kindertageseinrichtungen - Internationale Perspektive. Ein Überblick: Studien und Forschungsergebnisse. Expertise für das Projekt Weiterbildungsinitiative Frühpädagogische Fachkräfte (WiFF). Zuletzt abgerufen unter </text:span></text:span><text:a xlink:type="simple" xlink:href="http://www.weiterbildungsinitiative.de/uploads/media/WiFF_Expertise_7_Froehlich-Gildhoff.pdf" office:target-frame-name="_top" xlink:show="replace"><text:span text:style-name="Hyperlink"><text:span text:style-name="T50">http://www.weiterbildungsinitiative.de/uploads/media/WiFF_Expertise_7_Froehlich-Gildhoff.pdf</text:span></text:span></text:a></text:p>
      <text:p text:style-name="P37"><text:s/></text:p>
      <text:p text:style-name="Standard"><text:span text:style-name="Absatz-Standardschriftart"><text:span text:style-name="T104">Plattform Ernährung und Bewegung e. V. (Hrsg.). (2007). </text:span></text:span><text:span text:style-name="Absatz-Standardschriftart"><text:span text:style-name="T113">G</text:span></text:span><text:span text:style-name="Absatz-Standardschriftart"><text:span text:style-name="T111">esunde kitas · starke kinder. Ganzheitliche Gesundheits- und Bildungsförderung in KiTas</text:span></text:span><text:span text:style-name="Absatz-Standardschriftart"><text:span text:style-name="T103">. Zuletzt abgerufen am 6.08.2014 unter </text:span></text:span><text:a xlink:type="simple" xlink:href="http://peb.hehosting.de/uploads/tx_ernaehrungundbewegung/peb_KiTa_Arbeitshilfe_Screenversion.pdf" office:target-frame-name="_top" xlink:show="replace">http://peb.hehosting.de/uploads/tx_ernaehrungundbewegung/peb_KiTa_Arbeitshilfe_Screenversion.pdf</text:a></text:p>
      <text:p text:style-name="P14"/>
      <text:p text:style-name="Standard"><text:soft-page-break/><text:span text:style-name="Absatz-Standardschriftart"><text:span text:style-name="T108">Sachverständigenrat deutscher Stiftungen für Integration und Migration (Hrsg.). (2013). </text:span></text:span><text:span text:style-name="Absatz-Standardschriftart"><text:span text:style-name="T110">Hürdenlauf zur Kita: Warum Eltern mit Migrationshintergrund ihr Kind seltener in die frühkindliche Tagesbetreuung schicken</text:span></text:span><text:span text:style-name="Absatz-Standardschriftart"><text:span text:style-name="T108">. Zuletzt abgerufen am 13.08.2014 unter http://www.svr-migration.de/content/wp-content/uploads/2013/06/SVR_FB_Kita_Web.pdf</text:span></text:span></text:p>
      <text:p text:style-name="P14"/>
      <text:p text:style-name="P30"><text:span text:style-name="Absatz-Standardschriftart"><text:span text:style-name="T104">Sacher, W. (2012). Erziehungs- und Bildungspartnerschaften in der Schule: zum Forschungsstand. In W. Stange, R. Krüger, A. Henschel &amp; Ch. Schmitt (Hrsg.), </text:span></text:span><text:span text:style-name="Absatz-Standardschriftart"><text:span text:style-name="T113">Erziehungs- und Bildungspartnerschaften </text:span></text:span><text:span text:style-name="Absatz-Standardschriftart"><text:span text:style-name="T104">(S. 232-241). Wiesbaden: Verlag für Sozialwissenschaften.</text:span></text:span></text:p>
      <text:p text:style-name="P20"/>
      <text:p text:style-name="P30"><text:span text:style-name="Absatz-Standardschriftart"><text:span text:style-name="T127">Sandberg, A. &amp; Vuorinen, T. (2008). Preschool-</text:span></text:span><text:span text:style-name="Absatz-Standardschriftart"><text:span text:style-name="T104">home cooperation in change. </text:span></text:span><text:span text:style-name="Absatz-Standardschriftart"><text:span text:style-name="T113">International Journal of Early Years Education</text:span></text:span><text:span text:style-name="Absatz-Standardschriftart"><text:span text:style-name="T104">, 16, 151–161. doi: </text:span></text:span><text:span text:style-name="Absatz-Standardschriftart"><text:span text:style-name="T103">10.1080/09669760802025165</text:span></text:span></text:p>
      <text:p text:style-name="P20"/>
      <text:p text:style-name="Standard"><text:span text:style-name="Absatz-Standardschriftart"><text:span text:style-name="T108">Senger, J. (2010). Erziehungspartnerschaft in Kindertageseinrichtungen. In W. Weegmann &amp; C. Kammerlander (Hrsg.). </text:span></text:span><text:span text:style-name="Absatz-Standardschriftart"><text:span text:style-name="T110">Die Jüngsten in der Kita. Ein Handbuch zur Krippenpädagogik </text:span></text:span><text:span text:style-name="Absatz-Standardschriftart"><text:span text:style-name="T108">(S. 281-291). Stuttgart: Kohlhammer.</text:span></text:span></text:p>
      <text:p text:style-name="P108"/>
      <text:p text:style-name="Standard"><text:span text:style-name="Absatz-Standardschriftart"><text:span text:style-name="T103">Schweinhart, L. J., Montie, J., Xiang, Z., Barnett, W. S., Belfield, C. R., &amp; Nores, M. (2011). </text:span></text:span><text:span text:style-name="Absatz-Standardschriftart"><text:span text:style-name="T120">The High/Scope Perry Preschool study through age 40.</text:span></text:span><text:span text:style-name="Absatz-Standardschriftart"><text:span text:style-name="T117"> Summary, Conclusions, and Frequently Asked Questions. </text:span></text:span><text:span text:style-name="Absatz-Standardschriftart"><text:span text:style-name="T103">Ypsilanti, MI: HighScope. </text:span></text:span><text:span text:style-name="Absatz-Standardschriftart"><text:span text:style-name="T108">Zuletzt abgerufen am 18.08.2014 unter </text:span></text:span><text:a xlink:type="simple" xlink:href="http://www.highscope.org/file/Research/PerryProject/specialsummary_rev2011_02_2.pdf" office:target-frame-name="_top" xlink:show="replace">http://www.highscope.org/file/Research/PerryProject/specialsummary_rev2011_0</text:a><text:a xlink:type="simple" xlink:href="http://www.highscope.org/file/Research/PerryProject/specialsummary_rev2011_02_2.pdf" office:target-frame-name="_top" xlink:show="replace">2_2.pdf</text:a></text:p>
      <text:p text:style-name="P52"/>
      <text:p text:style-name="Standard"><text:span text:style-name="Absatz-Standardschriftart"><text:span text:style-name="T103">Stange, W. (2012). Erziehungs- und Bildungspartnerschaften – Grundlagen, Strukturen, Begründungen . In W. Stange, R. Krüger, A. Henschel &amp; Ch.Schmitt (Hrsg.), </text:span></text:span><text:span text:style-name="Absatz-Standardschriftart"><text:span text:style-name="T111">Erziehungs- und Bildungspartnerschaften </text:span></text:span><text:span text:style-name="Absatz-Standardschriftart"><text:span text:style-name="T103">(S. 12-39). Wiesbaden: Verlag für Sozialwissenschaften.</text:span></text:span></text:p>
      <text:p text:style-name="P53"/>
      <text:p text:style-name="Standard"><text:span text:style-name="Absatz-Standardschriftart"><text:span text:style-name="T108">Stöbe-Blossey, S., Mierau, S. &amp; Tietze, W. (2008). Von der Kindertageseinrichtung zum Familienzentrum – Konzeption, Entwicklungen und Erprobung des Gütesiegels „Familienzentrum NRW“</text:span></text:span><text:span text:style-name="Absatz-Standardschriftart"><text:span text:style-name="T110">. Zeitschrift für Erziehungswissenschaft,</text:span></text:span><text:span text:style-name="Absatz-Standardschriftart"><text:span text:style-name="T108"> Sonderheft 11, 105-122.</text:span></text:span></text:p>
      <text:p text:style-name="P127"><text:span text:style-name="Absatz-Standardschriftart"><text:span text:style-name="T105"/></text:span></text:p>
      <text:p text:style-name="P127"><text:span text:style-name="Absatz-Standardschriftart"><text:span text:style-name="T105">Sturzbecher, D. &amp; Bredow, C. (1998). Das Zusammenwirken von Familie und Kita. Voraussetzungen und Erfahrungen aus der Perspektive von drei Bundesländern. In D. Sturzbecher (Hrsg.), </text:span></text:span><text:span text:style-name="Absatz-Standardschriftart"><text:span text:style-name="T115">Kindertagesbetreuung in Deutschland. Bilanzen und Perspektiven </text:span></text:span><text:span text:style-name="Absatz-Standardschriftart"><text:span text:style-name="T129">(S. 193-233)</text:span></text:span><text:span text:style-name="Absatz-Standardschriftart"><text:span text:style-name="T115">.</text:span></text:span><text:span text:style-name="Absatz-Standardschriftart"><text:span text:style-name="T105"> Freiburg im Breisgau: Lambertus.</text:span></text:span></text:p>
      <text:p text:style-name="Standard"><text:span text:style-name="Absatz-Standardschriftart"><text:span text:style-name="T108"/></text:span></text:p>
      <text:p text:style-name="Standard"><text:span text:style-name="Absatz-Standardschriftart"><text:span text:style-name="T108">Sylva, K., Melhuish, E., Sammons, P., Siraj-Blatchford, I. &amp; Taggart, B. (2004). </text:span></text:span><text:span text:style-name="Absatz-Standardschriftart"><text:span text:style-name="T121">The Effective Provision of Pre-School Education (EPPE) project: Final Report. </text:span></text:span><text:span text:style-name="Absatz-Standardschriftart"><text:span text:style-name="T120">A Longitudinal Study funded by the DfES 1997-2004.</text:span></text:span><text:span text:style-name="Absatz-Standardschriftart"><text:span text:style-name="T121"> </text:span></text:span><text:span text:style-name="Absatz-Standardschriftart"><text:span text:style-name="T118">Zuletzt abgerufen am </text:span></text:span><text:soft-page-break/><text:span text:style-name="Absatz-Standardschriftart"><text:span text:style-name="T118">28.07.2014 unter <text:s/></text:span></text:span><text:a xlink:type="simple" xlink:href="http://eprints.ioe.ac.uk/5309/1/sylva2004EPPEfinal.pdf" office:target-frame-name="_top" xlink:show="replace"><text:span text:style-name="Absatz-Standardschriftart"><text:span text:style-name="T119">http://eprints.ioe.ac.uk/5309/1/sylva2004EPPEfinal.pdf</text:span></text:span></text:a></text:p>
      <text:p text:style-name="P48"/>
      <text:p text:style-name="Standard"><text:span text:style-name="Absatz-Standardschriftart"><text:span text:style-name="T117">Textor M. R. (1992). </text:span></text:span><text:span text:style-name="Absatz-Standardschriftart"><text:span text:style-name="T111">Familienunterstützende Maßnahmen im Kontext des Kindergartens. Bericht über einen Modellversuch in Passau. </text:span></text:span><text:span text:style-name="Absatz-Standardschriftart"><text:span text:style-name="T103">Zuletzt abgerufen am 04.08.2014 unter </text:span></text:span><text:a xlink:type="simple" xlink:href="http://www.kindergartenpaedagogik.de/1327.pdf" office:target-frame-name="_top" xlink:show="replace">http://www.kindergartenpaedagogik.de/1327.pdf</text:a></text:p>
      <text:p text:style-name="P14"/>
      <text:p text:style-name="Standard"><text:span text:style-name="Absatz-Standardschriftart"><text:span text:style-name="T103">Textor, M. R. (2010). </text:span></text:span><text:span text:style-name="Absatz-Standardschriftart"><text:span text:style-name="T111">Erziehungspartnerschaft mit Eltern unter Dreijähriger. </text:span></text:span><text:span text:style-name="Absatz-Standardschriftart"><text:span text:style-name="T103">Zuletzt abgerufen am 24.08.2014 unter </text:span></text:span><text:a xlink:type="simple" xlink:href="http://www.kindergartenpaedagogik.de/2084.html" office:target-frame-name="_top" xlink:show="replace">http://www.kindergartenpaedagogik.de/2084.html</text:a></text:p>
      <text:p text:style-name="P14"/>
      <text:p text:style-name="Standard"><text:span text:style-name="Absatz-Standardschriftart"><text:span text:style-name="T135">Textor, M. R. (2013). Elternarbeit im Kindergarten. Ziele, Formen, Methoden. 2. Aufl., Norderstedt: Books on Demand.</text:span></text:span></text:p>
      <text:p text:style-name="P30"/>
      <text:p text:style-name="P30"><text:span text:style-name="Absatz-Standardschriftart"><text:span text:style-name="T108">Thiersch, R. (2006). Familie und Kindertageseinrichtungen. In P. Bauer &amp; E. J. Brunner (Hrsg.), </text:span></text:span><text:span text:style-name="Absatz-Standardschriftart"><text:span text:style-name="T110">Elternpädagogik – Von der Elternarbeit zur Erziehungspartnerschaft </text:span></text:span><text:span text:style-name="Absatz-Standardschriftart"><text:span text:style-name="T108">(S. 80-106)</text:span></text:span><text:span text:style-name="Absatz-Standardschriftart"><text:span text:style-name="T110">.</text:span></text:span><text:span text:style-name="Absatz-Standardschriftart"><text:span text:style-name="T108"> Freiburg: Lambertus.</text:span></text:span></text:p>
      <text:p text:style-name="P18"/>
      <text:p text:style-name="P30"><text:span text:style-name="Absatz-Standardschriftart"><text:span text:style-name="T108">Tietze, W., Rossbach H.-G., &amp; Grenner, K. (2005). </text:span></text:span><text:span text:style-name="Absatz-Standardschriftart"><text:span text:style-name="T110">Kinder von 4 bis 8 Jahren. Zur Qualität der Erziehung und Bildung in Kindergarten, Grundschule und Familie</text:span></text:span><text:span text:style-name="Absatz-Standardschriftart"><text:span text:style-name="T108">. Weinheim und Basel: Beltz.</text:span></text:span></text:p>
      <text:p text:style-name="Standard"/>
      <text:p text:style-name="P30"><text:span text:style-name="Absatz-Standardschriftart"><text:span text:style-name="T108">Tietze, W., Becker-Stoll, F., Bensel, J., Eckhardt, A. G., Haug-Schnabel, G. &amp; Kalicki, B. et al. (Hrsg.). <text:s/>(2013). </text:span></text:span><text:span text:style-name="Absatz-Standardschriftart"><text:span text:style-name="T110">NUBBEK –</text:span></text:span><text:span text:style-name="Absatz-Standardschriftart"><text:span text:style-name="T111">Nationale Untersuchung zur Bildung, Betreuung und Erziehung in der frühen Kindheit.</text:span></text:span> <text:span text:style-name="Absatz-Standardschriftart"><text:span text:style-name="T108">Weimar, Berlin: verlag das netz.</text:span></text:span></text:p>
      <text:p text:style-name="P58"/>
      <text:p text:style-name="Standard"><text:span text:style-name="Absatz-Standardschriftart"><text:span text:style-name="T146">Viernickel, S. &amp; Simoni, H. (2008). </text:span></text:span><text:span text:style-name="Absatz-Standardschriftart"><text:span text:style-name="T148">Frühkindliche Erziehung und Bildung.</text:span></text:span><text:span text:style-name="Absatz-Standardschriftart"><text:span text:style-name="T147"> </text:span></text:span><text:span text:style-name="Absatz-Standardschriftart"><text:span text:style-name="T146">Zuletzt abgerufen am 13.03.2014 unter </text:span></text:span><text:a xlink:type="simple" xlink:href="http://www.ekff.admin.ch/c_data/d_Pub_Erziehung_08.pdf" office:target-frame-name="_top" xlink:show="replace">h</text:a><text:bookmark-start text:name="_Hlt404697678"/><text:bookmark-start text:name="_Hlt404697679"/><text:a xlink:type="simple" xlink:href="http://www.ekff.admin.ch/c_data/d_Pub_Erziehung_08.pdf" office:target-frame-name="_top" xlink:show="replace">t</text:a><text:bookmark-end text:name="_Hlt404697678"/><text:bookmark-end text:name="_Hlt404697679"/><text:a xlink:type="simple" xlink:href="http://www.ekff.admin.ch/c_data/d_Pub_Erziehung_08.pdf" office:target-frame-name="_top" xlink:show="replace">tp://www.ekff.admin.ch/c_data/d_Pub_Erziehung_08.pdf</text:a><text:span text:style-name="Absatz-Standardschriftart"><text:span text:style-name="T146">.</text:span></text:span></text:p>
      <text:p text:style-name="P59"/>
      <text:p text:style-name="Standard"><text:span text:style-name="Absatz-Standardschriftart"><text:span text:style-name="T108">Viernickel, S. &amp; Schwarz, S. (2009). </text:span></text:span><text:span text:style-name="Absatz-Standardschriftart"><text:span text:style-name="T110">Schlüssel zu guter Bildung, Erziehung und Betreuung </text:span></text:span><text:span text:style-name="Absatz-Standardschriftart"><text:span text:style-name="T111">– <text:s/>Wissenschaftliche Parameter zur Bestimmung der <text:s/>pädagogischen Fachkraft-Kind-Relation</text:span></text:span><text:span text:style-name="Absatz-Standardschriftart"><text:span text:style-name="T103">. Zuletzt abgerufen am 22.07.2014 unter </text:span></text:span><text:a xlink:type="simple" xlink:href="http://www.gew.de/Binaries/Binary47887/expertise_gute_betreuung_web.pdf" office:target-frame-name="_top" xlink:show="replace">http://www.gew.de/Binaries/Binary47887/expertise_gute_betreuung_web.pdf</text:a><text:span text:style-name="Absatz-Standardschriftart"><text:span text:style-name="T103">.</text:span></text:span></text:p>
      <text:p text:style-name="P54"/>
      <text:p text:style-name="Standard"><text:span text:style-name="Absatz-Standardschriftart"><text:span text:style-name="T108">Viernickel, S., Nentwig-Gesemann, I., Nicolai, K.,</text:span></text:span><text:span text:style-name="Absatz-Standardschriftart"><text:span text:style-name="T103"> Schwarz, S. &amp; Zenker, L. (2013). </text:span></text:span><text:span text:style-name="Absatz-Standardschriftart"><text:span text:style-name="T111">Schlüssel zu guter Bildung, Erziehung und Betreuung. Bildungsaufgaben, Zeitkontingente und strukturelle Rahmen-bedingungen in Kindertageseinrichtungen. </text:span></text:span><text:span text:style-name="Absatz-Standardschriftart"><text:span text:style-name="T103">Zuletzt abgerufen am 22.07.2014 unter </text:span></text:span><text:a xlink:type="simple" xlink:href="http://www.gew.de/Binaries/Binary96129/Expertise_Gute_Bildung_2013.pdf" office:target-frame-name="_top" xlink:show="replace">http://www.gew.de/Binaries/Binary96129/Expertise_Gute_Bildung_2013.pdf</text:a></text:p>
      <text:p text:style-name="P53"/>
      <text:p text:style-name="Standard"><text:span text:style-name="Absatz-Standardschriftart"><text:span text:style-name="T108">Wiezorek, C. (2006). Elternpädagogik jenseits der Pädagogisierung – Überlegungen zum pädagogischen Elternbezug aus anerkennungstheoretischer Perspektive. In P. Bauer &amp; E. J. Brunner (Hrsg.), </text:span></text:span><text:span text:style-name="Absatz-Standardschriftart"><text:span text:style-name="T110">Elternpädagogik. Von der </text:span></text:span><text:soft-page-break/><text:span text:style-name="Absatz-Standardschriftart"><text:span text:style-name="T110">Elternarbeit zur Erziehungspartnerschaft </text:span></text:span><text:span text:style-name="Absatz-Standardschriftart"><text:span text:style-name="T108">(S. 42-60). Freiburg im Breisgau: Lambertus.</text:span></text:span></text:p>
      <text:p text:style-name="P18"/>
      <text:p text:style-name="P30"><text:span text:style-name="Absatz-Standardschriftart"><text:span text:style-name="T103">Westphal, M. &amp; Kämpfe, K. (2012). Elternarbeit im Bereich Kita: empirische Forschungsergebnisse . </text:span></text:span><text:span text:style-name="Absatz-Standardschriftart"><text:span text:style-name="T104">In W. Stange, R. Krüger, A. Henschel &amp; Ch.Schmitt (Hrsg.), </text:span></text:span><text:span text:style-name="Absatz-Standardschriftart"><text:span text:style-name="T113">Erziehungs- und Bildungspartnerschaften </text:span></text:span><text:span text:style-name="Absatz-Standardschriftart"><text:span text:style-name="T104">(S. 244-255). Wiesbaden: Verlag für Sozialwissenschaften.</text:span></text:span></text:p>
      <text:p text:style-name="P18"/>
      <text:p text:style-name="P30"><text:span text:style-name="Absatz-Standardschriftart"><text:span text:style-name="T103">Weegmann, W. (2010). Ausbau der Krippenbetreuung – politische, wirtschaftliche und rechtliche Rahmenbedingungen. In W. Weegmann &amp; C. Kammerlander (Hrsg.), </text:span></text:span><text:span text:style-name="Absatz-Standardschriftart"><text:span text:style-name="T111">Die Jüngsten in der Kita. Ein Handbuch zur Krippenpädagogik </text:span></text:span><text:span text:style-name="Absatz-Standardschriftart"><text:span text:style-name="T103">(S. 36-47). Stuttgart: Kohlhammer.</text:span></text:span></text:p>
      <text:p text:style-name="P18"/>
      <text:p text:style-name="Standard"><text:span text:style-name="Absatz-Standardschriftart"><text:span text:style-name="T108">Wolf, B. (2002).</text:span></text:span><text:span text:style-name="Absatz-Standardschriftart"><text:span text:style-name="T103"> </text:span></text:span><text:a xlink:type="simple" xlink:href="http://www.fachportal-paedagogik.de/fis_bildung/suche/fis_set.html?FId=675843&amp;mstn=12&amp;ckd=yes&amp;mtz=200&amp;facets=y&amp;maxg=5&amp;ohneSynon" office:target-frame-name="_top" xlink:show="replace"><text:span text:style-name="Absatz-Standardschriftart"><text:span text:style-name="T111">Elternhaus und Kindergarten.</text:span></text:span></text:a><text:a xlink:type="simple" xlink:href="http://www.fachportal-paedagogik.de/fis_bildung/suche/fis_set.html?FId=675843&amp;mstn=12&amp;ckd=yes&amp;mtz=200&amp;facets=y&amp;maxg=5&amp;ohneSynon" office:target-frame-name="_top" xlink:show="replace"><text:span text:style-name="Absatz-Standardschriftart"><text:span text:style-name="T46"> </text:span></text:span></text:a><text:a xlink:type="simple" xlink:href="http://www.fachportal-paedagogik.de/fis_bildung/suche/fis_set.html?FId=675843&amp;mstn=12&amp;ckd=yes&amp;mtz=200&amp;facets=y&amp;maxg=5&amp;ohneSynon" office:target-frame-name="_top" xlink:show="replace"><text:span text:style-name="Absatz-Standardschriftart"><text:span text:style-name="T111">Einschaetzungen aus zwei Perspektiven.</text:span></text:span></text:a> <text:span text:style-name="Absatz-Standardschriftart"><text:span text:style-name="T103">Aachen: Shaker.</text:span></text:span></text:p>
      <text:p text:style-name="P30"/>
      <text:p text:style-name="P30"><text:span text:style-name="Absatz-Standardschriftart"><text:span text:style-name="T108">Wünsche, M. (2012). Resilienzförderliche Zusammenarbeit mit Eltern. In K. Fröhlich-Gildhoff, <text:s/>J. Becker &amp; S. Fischer (Hrsg.), </text:span></text:span><text:span text:style-name="Absatz-Standardschriftart"><text:span text:style-name="T110">Gestärkt von Anfang an. Resilienzförderung in der Kita </text:span></text:span><text:span text:style-name="Absatz-Standardschriftart"><text:span text:style-name="T108">(S. 126-140)</text:span></text:span><text:span text:style-name="Absatz-Standardschriftart"><text:span text:style-name="T110">.</text:span></text:span><text:span text:style-name="Absatz-Standardschriftart"><text:span text:style-name="T108"> Weinheim, Basel: Beltz.</text:span></text:span></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erif1" svg:font-family="serif"/>
    <style:font-face style:name="Lohit Hindi" svg:font-family="'Lohit Hindi'" style:font-family-generic="roman"/>
    <style:font-face style:name="WenQuanYi Micro Hei" svg:font-family="'WenQuanYi Micro Hei'" style:font-family-generic="roman"/>
    <style:font-face style:name="Ubuntu" svg:font-family="Ubuntu" style:font-family-generic="swiss"/>
    <style:font-face style:name="CenturyGothicPro" svg:font-family="CenturyGothicPro" style:font-family-generic="system"/>
    <style:font-face style:name="NeueDemos" svg:font-family="NeueDemos" style:font-family-generic="system"/>
    <style:font-face style:name="TimesNewRoman" svg:font-family="TimesNewRoman" style:font-family-generic="system"/>
    <style:font-face style:name="sans-serif" svg:font-family="sans-serif" style:font-family-generic="system"/>
    <style:font-face style:name="serif" svg:font-family="serif"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Tlwg Typist" svg:font-family="'Tlwg Typist'" style:font-family-generic="system" style:font-pitch="variable"/>
  </office:font-face-decls>
  <office:styles>
    <draw:marker draw:name="a11" svg:viewBox="0 0 20 30" svg:d="m10 0-10 30h20z"/>
    <draw:marker draw:name="a5" svg:viewBox="0 0 20 30" svg:d="m10 0-10 30h20z"/>
    <draw:marker draw:name="a7" svg:viewBox="0 0 20 30" svg:d="m10 0-10 30h20z"/>
    <draw:marker draw:name="a9" svg:viewBox="0 0 20 30" svg:d="m10 0-10 30h20z"/>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fo:text-shadow="none"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Times New Roman" fo:font-size="24pt" fo:font-weight="bold" style:font-size-asian="24pt" style:font-weight-asian="bold" style:font-size-complex="24pt" style:font-weight-complex="bold"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note" style:family="paragraph" style:parent-style-name="Standard" style:class="extra">
      <style:paragraph-properties fo:margin="100%"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Listenabsatz" style:family="paragraph" style:parent-style-name="Standard" style:next-style-name="Standard">
      <style:paragraph-properties fo:hyphenation-ladder-count="no-limit"/>
      <style:text-properties fo:hyphenate="false"/>
    </style:style>
    <style:style style:name="Table_20_Paragraph" style:display-name="Table Paragraph" style:family="paragraph" style:parent-style-name="Standard" style:next-style-name="Standard">
      <style:paragraph-properties fo:hyphenation-ladder-count="no-limit"/>
      <style:text-properties fo:hyphenate="fals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Sprechblasentext" style:family="paragraph" style:parent-style-name="Standard">
      <style:paragraph-properties fo:hyphenation-ladder-count="no-limit"/>
      <style:text-properties style:font-name="Tahoma" fo:font-size="8pt" style:font-size-asian="8pt" style:font-name-complex="Mangal" style:font-size-complex="7pt" fo:hyphenate="false"/>
    </style:style>
    <style:style style:name="Kommentartext" style:family="paragraph" style:parent-style-name="Standard">
      <style:paragraph-properties fo:hyphenation-ladder-count="no-limit"/>
      <style:text-properties fo:font-size="10pt" style:font-size-asian="10pt" style:font-name-complex="Mangal" style:font-size-complex="9pt" fo:hyphenate="false"/>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orizontal_20_Line" style:display-name="Horizontal Line" style:family="paragraph" style:parent-style-name="Standard" style:next-style-name="Text_20_body" style:class="html">
      <style:paragraph-properties fo:margin-top="0cm" fo:margin-bottom="0.499cm" fo:hyphenation-ladder-count="no-limit" style:border-line-width-bottom="0.009cm 0.035cm 0.009cm" fo:padding="0cm" fo:border-left="none" fo:border-right="none" fo:border-top="none" fo:border-bottom="0.26pt double #808080" style:shadow="none" text:number-lines="false" text:line-number="0"/>
      <style:text-properties fo:font-size="6pt" style:font-size-asian="6pt" style:font-size-complex="6pt"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Absatz-Standardschriftart" style:family="text"/>
    <style:style style:name="Sprechblasentext_20_Zchn" style:display-name="Sprechblasentext Zchn" style:family="text" style:parent-style-name="Absatz-Standardschriftart">
      <style:text-properties style:font-name="Tahoma" fo:font-size="8pt" style:font-size-asian="8pt" style:font-name-complex="Mangal" style:font-size-complex="7pt"/>
    </style:style>
    <style:style style:name="Kommentarzeichen" style:family="text" style:parent-style-name="Absatz-Standardschriftart">
      <style:text-properties fo:font-size="8pt" style:font-size-asian="8pt" style:font-size-complex="8pt"/>
    </style:style>
    <style:style style:name="Footnote_20_Symbol" style:display-name="Footnote Symbol" style:family="text" style:parent-style-name="Absatz-Standardschriftart">
      <style:text-properties style:text-position="super 67%"/>
    </style:style>
    <style:style style:name="Footnote_20_anchor" style:display-name="Footnote anchor" style:family="text">
      <style:text-properties style:text-position="super 67%"/>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rvorhebung"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Kommentartext_20_Zchn" style:display-name="Kommentartext Zchn" style:family="text" style:parent-style-name="Absatz-Standardschriftart">
      <style:text-properties fo:font-size="10pt" style:font-size-asian="10pt" style:font-name-complex="Mangal" style:font-size-complex="9pt"/>
    </style:style>
    <style:style style:name="Kommentartext_20_Zchn1" style:display-name="Kommentartext Zchn1" style:family="text" style:parent-style-name="Absatz-Standardschriftart">
      <style:text-properties fo:font-size="10pt" style:font-size-asian="10pt" style:font-name-complex="Mangal" style:font-size-complex="9pt"/>
    </style:style>
    <style:style style:name="Kommentarthema_20_Zchn" style:display-name="Kommentarthema Zchn" style:family="text" style:parent-style-name="Kommentartext_20_Zchn1">
      <style:text-properties fo:font-size="10pt" fo:font-weight="bold" style:font-size-asian="10pt" style:font-weight-asian="bold" style:font-name-complex="Mangal" style:font-size-complex="9pt" style:font-weight-complex="bold"/>
    </style:style>
    <style:style style:name="Strong_20_Emphasis" style:display-name="Strong Emphasis" style:family="text">
      <style:text-properties fo:font-weight="bold" style:font-weight-asian="bold" style:font-weight-complex="bold"/>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Kopfzeile_20_Zchn" style:display-name="Kopfzeile Zchn" style:family="text" style:parent-style-name="Absatz-Standardschriftart">
      <style:text-properties style:font-name-complex="Mangal" style:font-size-complex="10.5pt"/>
    </style:style>
    <style:style style:name="Fußzeile_20_Zchn" style:display-name="Fußzeile Zchn" style:family="text" style:parent-style-name="Absatz-Standardschriftart">
      <style:text-properties style:font-name-complex="Mangal" style:font-size-complex="10.5pt"/>
    </style:style>
    <style:style style:name="Kopfzeile_20_Zchn1" style:display-name="Kopfzeile Zchn1" style:family="text" style:parent-style-name="Absatz-Standardschriftart">
      <style:text-properties style:font-name-complex="Mangal" style:font-size-complex="10.5pt"/>
    </style:style>
    <style:style style:name="Fußzeile_20_Zchn1" style:display-name="Fußzeile Zchn1" style:family="text" style:parent-style-name="Absatz-Standardschriftart">
      <style:text-properties style:font-name-complex="Mangal" style:font-size-complex="10.5pt"/>
    </style:style>
    <style:style style:name="WW_5f_CharLFO1LVL1" style:display-name="WW_CharLFO1LVL1" style:family="text">
      <style:text-properties style:font-name="Symbol"/>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3cm" fo:margin-right="4.001cm" style:writing-mode="lr-tb" style:footnote-max-height="0cm">
        <style:footnote-sep style:width="0.018cm" style:line-style="solid" style:adjustment="left" style:rel-width="33%" style:color="#000000"/>
      </style:page-layout-properties>
      <style:header-style>
        <style:header-footer-properties fo:min-height="0.1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MP1"><text:page-number text:select-page="current">54</text:page-number></text:p>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iryna</meta:initial-creator>
    <dc:creator>iryna </dc:creator>
    <meta:creation-date>2014-09-04T21:24:00Z</meta:creation-date>
    <dc:date>2015-02-01T13:02:36</dc:date>
    <meta:print-date>2014-12-04T17:02:00Z</meta:print-date>
    <meta:editing-cycles>38</meta:editing-cycles>
    <meta:editing-duration>P4DT19H21M28S</meta:editing-duration>
    <meta:document-statistic meta:table-count="4" meta:image-count="3" meta:object-count="0" meta:page-count="73" meta:paragraph-count="476" meta:word-count="17695" meta:character-count="140133" meta:non-whitespace-character-count="118782"/>
    <meta:template xlink:type="simple" xlink:actuate="onRequest" xlink:title="" xlink:href="../../../Downloads/Freie%20Universitt%20Berlin.odt/Normal"/>
  </office:meta>
</office:document-meta>
</file>